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宋体" svg:font-family="宋体"/>
    <style:font-face style:name="Script" svg:font-family="Scrip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Script" style:font-name-asian="Script" style:font-name-complex="Scrip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Aircraft Reference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reference data commonly reported for aircraft. <text:s/>Fill in the values for the specific aircraft mode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you are creating a flight model for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ymbol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Unit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</text:p>
          </table:table-cell>
          <table:table-cell office:value-type="string" table:style-name="ce1">
            <text:p>Wing area</text:p>
          </table:table-cell>
          <table:table-cell office:value-type="float" office:value="196.1" table:style-name="ce1">
            <text:p>196.1</text:p>
          </table:table-cell>
          <table:table-cell office:value-type="string" table:style-name="ce1">
            <text:p>sq. 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Wing span</text:p>
          </table:table-cell>
          <table:table-cell office:value-type="float" office:value="21.94" table:style-name="ce1">
            <text:p>21.94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oot</text:p>
          </table:table-cell>
          <table:table-cell office:value-type="string" table:style-name="ce1">
            <text:p>Chord at wing root</text:p>
          </table:table-cell>
          <table:table-cell office:value-type="float" office:value="10.25" table:style-name="ce1">
            <text:p>10.25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tip</text:p>
          </table:table-cell>
          <table:table-cell office:value-type="string" table:style-name="ce1">
            <text:p>Chord at wing tip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Mean aerodynamic chord</text:p>
          </table:table-cell>
          <table:table-cell office:value-type="float" office:value="9.5500000000000007" table:style-name="ce1">
            <text:p>9.55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/c</text:p>
          </table:table-cell>
          <table:table-cell office:value-type="string" table:style-name="ce1">
            <text:p>Wing thickness ratio</text:p>
          </table:table-cell>
          <table:table-cell office:value-type="float" office:value="3.36" table:style-name="ce1">
            <text:p>3.36</text:p>
          </table:table-cell>
          <table:table-cell office:value-type="string" table:style-name="ce1">
            <text:p>%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Body diamet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ΔLE</text:p>
          </table:table-cell>
          <table:table-cell office:value-type="string" table:style-name="ce1">
            <text:p>Leading edge sweep ang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gre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Δ ¼</text:p>
          </table:table-cell>
          <table:table-cell office:value-type="string" table:style-name="ce1">
            <text:p>¼ chord sweep ang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grees</text:p>
          </table:table-cell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Aerodynamic_Coefficients" table:style-name="ta1">
        <table:table-column table:style-name="co1" table:number-columns-repeated="38" table:default-cell-style-name="ce1"/>
        <table:table-column table:style-name="co4" table:number-columns-repeated="16346" table:default-cell-style-name="ce1"/>
        <table:table-row table:style-name="ro1">
          <table:table-cell office:value-type="string" table:style-name="ce2">
            <text:p>Aerodynamic Coefficien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data capture of aerodynamic coefficients. <text:s/>Generally this requires a bit of intuitive filling i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f missing data by mapping from coefficient graphs in some report to data values in the spreadsheet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Coefficient of Lift (C<text:span text:style-name="T3">L</text:span><text:span text:style-name="T4">α</text:span><text:span text:style-name="T1">) / radian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/>
          <table:table-cell table:style-name="ce1">
            <draw:frame draw:z-index="1" draw:id="id0" draw:style-name="a0" draw:name="图表 1" svg:x="0.0689in" svg:y="0.0465in" svg:width="6.3102in" svg:height="3.5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5" table:style-name="ce1">
            <text:p>1.5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5" table:style-name="ce1">
            <text:p>2.5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.5" table:style-name="ce1">
            <text:p>3.5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3.9" table:style-name="ce1">
            <text:p>3.9</text:p>
          </table:table-cell>
          <table:table-cell office:value-type="float" office:value="3.4" table:style-name="ce1">
            <text:p>3.4</text:p>
          </table:table-cell>
          <table:table-cell table:number-columns-repeated="16381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2.8" table:style-name="ce1">
            <text:p>2.8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3.8" table:style-name="ce1">
            <text:p>3.8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table:number-columns-repeated="16379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750000000000002" table:formula="of:=[.B19]-(([.B$19]-[.B$27])/8)" table:style-name="ce1">
            <text:p>4.575</text:p>
          </table:table-cell>
          <table:table-cell office:value-type="float" office:value="4.5750000000000002" table:formula="of:=[.C19]-(([.C$19]-[.C$27])/8)" table:style-name="ce1">
            <text:p>4.575</text:p>
          </table:table-cell>
          <table:table-cell office:value-type="float" office:value="4.5750000000000002" table:formula="of:=[.D19]-(([.D$19]-[.D$27])/8)" table:style-name="ce1">
            <text:p>4.575</text:p>
          </table:table-cell>
          <table:table-cell office:value-type="float" office:value="4.5750000000000002" table:style-name="ce1">
            <text:p>4.575</text:p>
          </table:table-cell>
          <table:table-cell office:value-type="float" office:value="4.5750000000000002" table:style-name="ce1">
            <text:p>4.575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4.25" table:formula="of:=[.B20]-(([.B$19]-[.B$27])/8)" table:style-name="ce1">
            <text:p>4.25</text:p>
          </table:table-cell>
          <table:table-cell office:value-type="float" office:value="4.25" table:formula="of:=[.C20]-(([.C$19]-[.C$27])/8)" table:style-name="ce1">
            <text:p>4.25</text:p>
          </table:table-cell>
          <table:table-cell office:value-type="float" office:value="4.25" table:formula="of:=[.D20]-(([.D$19]-[.D$27])/8)" table:style-name="ce1">
            <text:p>4.25</text:p>
          </table:table-cell>
          <table:table-cell office:value-type="float" office:value="4.25" table:style-name="ce1">
            <text:p>4.25</text:p>
          </table:table-cell>
          <table:table-cell office:value-type="float" office:value="4.25" table:style-name="ce1">
            <text:p>4.25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3.9249999999999998" table:formula="of:=[.B21]-(([.B$19]-[.B$27])/8)" table:style-name="ce1">
            <text:p>3.925</text:p>
          </table:table-cell>
          <table:table-cell office:value-type="float" office:value="3.9249999999999998" table:formula="of:=[.C21]-(([.C$19]-[.C$27])/8)" table:style-name="ce1">
            <text:p>3.925</text:p>
          </table:table-cell>
          <table:table-cell office:value-type="float" office:value="3.9249999999999998" table:formula="of:=[.D21]-(([.D$19]-[.D$27])/8)" table:style-name="ce1">
            <text:p>3.925</text:p>
          </table:table-cell>
          <table:table-cell office:value-type="float" office:value="3.9249999999999998" table:style-name="ce1">
            <text:p>3.925</text:p>
          </table:table-cell>
          <table:table-cell office:value-type="float" office:value="3.9249999999999998" table:style-name="ce1">
            <text:p>3.925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.5999999999999996" table:formula="of:=[.B22]-(([.B$19]-[.B$27])/8)" table:style-name="ce1">
            <text:p>3.6</text:p>
          </table:table-cell>
          <table:table-cell office:value-type="float" office:value="3.5999999999999996" table:formula="of:=[.C22]-(([.C$19]-[.C$27])/8)" table:style-name="ce1">
            <text:p>3.6</text:p>
          </table:table-cell>
          <table:table-cell office:value-type="float" office:value="3.5999999999999996" table:formula="of:=[.D22]-(([.D$19]-[.D$27])/8)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.2749999999999995" table:formula="of:=[.B23]-(([.B$19]-[.B$27])/8)" table:style-name="ce1">
            <text:p>3.275</text:p>
          </table:table-cell>
          <table:table-cell office:value-type="float" office:value="3.2749999999999995" table:formula="of:=[.C23]-(([.C$19]-[.C$27])/8)" table:style-name="ce1">
            <text:p>3.275</text:p>
          </table:table-cell>
          <table:table-cell office:value-type="float" office:value="3.2749999999999995" table:formula="of:=[.D23]-(([.D$19]-[.D$27])/8)" table:style-name="ce1">
            <text:p>3.275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3.2749999999999999" table:style-name="ce1">
            <text:p>3.275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.9499999999999993" table:formula="of:=[.B24]-(([.B$19]-[.B$27])/8)" table:style-name="ce1">
            <text:p>2.95</text:p>
          </table:table-cell>
          <table:table-cell office:value-type="float" office:value="2.9499999999999993" table:formula="of:=[.C24]-(([.C$19]-[.C$27])/8)" table:style-name="ce1">
            <text:p>2.95</text:p>
          </table:table-cell>
          <table:table-cell office:value-type="float" office:value="2.9499999999999993" table:formula="of:=[.D24]-(([.D$19]-[.D$27])/8)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6249999999999991" table:formula="of:=[.B25]-(([.B$19]-[.B$27])/8)" table:style-name="ce1">
            <text:p>2.625</text:p>
          </table:table-cell>
          <table:table-cell office:value-type="float" office:value="2.6249999999999991" table:formula="of:=[.C25]-(([.C$19]-[.C$27])/8)" table:style-name="ce1">
            <text:p>2.625</text:p>
          </table:table-cell>
          <table:table-cell office:value-type="float" office:value="2.6249999999999991" table:formula="of:=[.D25]-(([.D$19]-[.D$27])/8)" table:style-name="ce1">
            <text:p>2.625</text:p>
          </table:table-cell>
          <table:table-cell office:value-type="float" office:value="2.625" table:style-name="ce1">
            <text:p>2.625</text:p>
          </table:table-cell>
          <table:table-cell office:value-type="float" office:value="2.625" table:style-name="ce1">
            <text:p>2.625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.9750000000000005" table:formula="of:=[.D27]-([.D26]-[.D27])" table:style-name="ce1">
            <text:p>1.975</text:p>
          </table:table-cell>
          <table:table-cell office:value-type="float" office:value="1.9750000000000001" table:style-name="ce1">
            <text:p>1.975</text:p>
          </table:table-cell>
          <table:table-cell table:number-columns-repeated="16379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1.6500000000000012" table:formula="of:=[.D28]-([.D27]-[.D28])" table:style-name="ce1">
            <text:p>1.65</text:p>
          </table:table-cell>
          <table:table-cell office:value-type="float" office:value="1.6500000000000004" table:formula="of:=[.E28]-([.E27]-[.E28])" table:style-name="ce1">
            <text:p>1.65</text:p>
          </table:table-cell>
          <table:table-cell table:number-columns-repeated="16379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3" table:style-name="ce1"/>
          <table:table-cell office:value-type="float" office:value="1.3250000000000006" table:formula="of:=[.E29]-([.E28]-[.E29])" table:style-name="ce1">
            <text:p>1.32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Maximum Coefficient of Lift (C<text:span text:style-name="T3">L</text:span><text:span text:style-name="T3">max</text:span><text:span text:style-name="T1">)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C<text:span text:style-name="T3">L</text:span><text:span text:style-name="T3">max</text:span></text:p>
          </table:table-cell>
          <table:table-cell/>
          <table:table-cell table:style-name="ce1">
            <draw:frame draw:z-index="2" draw:id="id1" draw:style-name="a1" draw:name="图表 2" svg:x="0.0469in" svg:y="0.0846in" svg:width="6.3102in" svg:height="3.552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78" table:style-name="ce1">
            <text:p>0.78</text:p>
          </table:table-cell>
          <table:table-cell table:number-columns-repeated="4" table:style-name="ce1"/>
          <table:table-cell office:value-type="float" office:value="0.78" table:style-name="ce1">
            <text:p>0.78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748" table:style-name="ce1">
            <text:p>0.748</text:p>
          </table:table-cell>
          <table:table-cell table:number-columns-repeated="3" table:style-name="ce1"/>
          <table:table-cell office:value-type="float" office:value="0.75" table:style-name="ce1">
            <text:p>0.75</text:p>
          </table:table-cell>
          <table:table-cell table:number-columns-repeated="16377"/>
        </table:table-row>
        <table:table-row table:style-name="ro2">
          <table:table-cell office:value-type="float" office:value="0.5" table:style-name="ce1">
            <text:p>0.5</text:p>
          </table:table-cell>
          <table:table-cell table:number-columns-repeated="5" table:style-name="ce1"/>
          <table:table-cell office:value-type="float" office:value="0.72" table:style-name="ce1">
            <text:p>0.72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5" table:style-name="ce1"/>
          <table:table-cell office:value-type="float" office:value="0.69" table:style-name="ce1">
            <text:p>0.69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5" table:style-name="ce1"/>
          <table:table-cell office:value-type="float" office:value="0.66" table:style-name="ce1">
            <text:p>0.66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5" table:style-name="ce1"/>
          <table:table-cell office:value-type="float" office:value="0.68" table:style-name="ce1">
            <text:p>0.68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999999999999999E-2" table:style-name="ce1">
            <text:p>0.04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Minimum Coefficient of Drag (C<text:span text:style-name="T4">D</text:span><text:span text:style-name="T3">min</text:span><text:span text:style-name="T5"><text:s/>or C</text:span><text:span text:style-name="T3">D</text:span><text:span text:style-name="T3">0</text:span><text:span text:style-name="T1">)</text:span></text:p>
          </table:table-cell>
          <table:table-cell table:number-columns-repeated="16" table:style-name="ce1"/>
          <table:table-cell office:value-type="string" table:style-name="ce3">
            <text:p>Lift to Drag Ratio (computed)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C<text:span text:style-name="T4">D</text:span><text:span text:style-name="T3">min</text:span></text:p>
          </table:table-cell>
          <table:table-cell table:style-name="ce1"/>
          <table:table-cell table:style-name="ce1">
            <draw:frame draw:z-index="3" draw:id="id2" draw:style-name="a2" draw:name="图表 3" svg:x="0.0579in" svg:y="0.0606in" svg:width="6.3102in" svg:height="3.55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6" draw:id="id5" draw:style-name="a5" draw:name="图表 4" svg:x="0.5409in" svg:y="0.0803in" svg:width="6.3209in" svg:height="3.5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.4999999999999999E-2" table:formula="of:=[.G63]" table:style-name="ce1">
            <text:p>0.015</text:p>
          </table:table-cell>
          <table:table-cell table:number-columns-repeated="10" table:style-name="ce1"/>
          <table:table-cell office:value-type="float" office:value="0" table:style-name="ce1">
            <text:p>0</text:p>
          </table:table-cell>
          <table:table-cell office:value-type="float" office:value="0" table:formula="of:=[.B8]/[.B62]" table:style-name="ce1">
            <text:p>#DIV/0!</text:p>
          </table:table-cell>
          <table:table-cell office:value-type="float" office:value="0" table:formula="of:=[.C8]/[.C62]" table:style-name="ce1">
            <text:p>#DIV/0!</text:p>
          </table:table-cell>
          <table:table-cell office:value-type="float" office:value="0" table:formula="of:=[.D8]/[.D62]" table:style-name="ce1">
            <text:p>#DIV/0!</text:p>
          </table:table-cell>
          <table:table-cell office:value-type="float" office:value="0" table:formula="of:=[.E8]/[.E62]" table:style-name="ce1">
            <text:p>#DIV/0!</text:p>
          </table:table-cell>
          <table:table-cell office:value-type="float" office:value="0" table:formula="of:=[.F8]/[.F62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5" table:style-name="ce1"/>
          <table:table-cell office:value-type="float" office:value="1.4999999999999999E-2" table:formula="of:=[.G64]" table:style-name="ce1">
            <text:p>0.015</text:p>
          </table:table-cell>
          <table:table-cell table:number-columns-repeated="10" table:style-name="ce1"/>
          <table:table-cell office:value-type="float" office:value="0.1" table:style-name="ce1">
            <text:p>0.1</text:p>
          </table:table-cell>
          <table:table-cell office:value-type="float" office:value="0" table:formula="of:=[.B9]/[.B63]" table:style-name="ce1">
            <text:p>#DIV/0!</text:p>
          </table:table-cell>
          <table:table-cell office:value-type="float" office:value="0" table:formula="of:=[.C9]/[.C63]" table:style-name="ce1">
            <text:p>#DIV/0!</text:p>
          </table:table-cell>
          <table:table-cell office:value-type="float" office:value="0" table:formula="of:=[.D9]/[.D63]" table:style-name="ce1">
            <text:p>#DIV/0!</text:p>
          </table:table-cell>
          <table:table-cell office:value-type="float" office:value="0" table:formula="of:=[.E9]/[.E63]" table:style-name="ce1">
            <text:p>#DIV/0!</text:p>
          </table:table-cell>
          <table:table-cell office:value-type="float" office:value="0" table:formula="of:=[.F9]/[.F63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table:number-columns-repeated="4" table:style-name="ce1"/>
          <table:table-cell office:value-type="float" office:value="1.4999999999999999E-2" table:formula="of:=[.G65]" table:style-name="ce1">
            <text:p>0.015</text:p>
          </table:table-cell>
          <table:table-cell table:number-columns-repeated="10" table:style-name="ce1"/>
          <table:table-cell office:value-type="float" office:value="0.2" table:style-name="ce1">
            <text:p>0.2</text:p>
          </table:table-cell>
          <table:table-cell office:value-type="float" office:value="5" table:formula="of:=[.B10]/[.B64]" table:style-name="ce1">
            <text:p>5</text:p>
          </table:table-cell>
          <table:table-cell office:value-type="float" office:value="0" table:formula="of:=[.C10]/[.C64]" table:style-name="ce1">
            <text:p>#DIV/0!</text:p>
          </table:table-cell>
          <table:table-cell office:value-type="float" office:value="0" table:formula="of:=[.D10]/[.D64]" table:style-name="ce1">
            <text:p>#DIV/0!</text:p>
          </table:table-cell>
          <table:table-cell office:value-type="float" office:value="0" table:formula="of:=[.E10]/[.E64]" table:style-name="ce1">
            <text:p>#DIV/0!</text:p>
          </table:table-cell>
          <table:table-cell office:value-type="float" office:value="0" table:formula="of:=[.F10]/[.F64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09" table:style-name="ce1">
            <text:p>0.09</text:p>
          </table:table-cell>
          <table:table-cell table:number-columns-repeated="4" table:style-name="ce1"/>
          <table:table-cell office:value-type="float" office:value="1.4999999999999999E-2" table:formula="of:=[.G66]" table:style-name="ce1">
            <text:p>0.015</text:p>
          </table:table-cell>
          <table:table-cell table:number-columns-repeated="10" table:style-name="ce1"/>
          <table:table-cell office:value-type="float" office:value="0.3" table:style-name="ce1">
            <text:p>0.3</text:p>
          </table:table-cell>
          <table:table-cell office:value-type="float" office:value="38.888888888888893" table:formula="of:=[.B11]/[.B65]" table:style-name="ce1">
            <text:p>38.88888889</text:p>
          </table:table-cell>
          <table:table-cell office:value-type="float" office:value="0" table:formula="of:=[.C11]/[.C65]" table:style-name="ce1">
            <text:p>#DIV/0!</text:p>
          </table:table-cell>
          <table:table-cell office:value-type="float" office:value="0" table:formula="of:=[.D11]/[.D65]" table:style-name="ce1">
            <text:p>#DIV/0!</text:p>
          </table:table-cell>
          <table:table-cell office:value-type="float" office:value="0" table:formula="of:=[.E11]/[.E65]" table:style-name="ce1">
            <text:p>#DIV/0!</text:p>
          </table:table-cell>
          <table:table-cell office:value-type="float" office:value="0" table:formula="of:=[.F11]/[.F65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04" table:style-name="ce1">
            <text:p>0.04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1.4999999999999999E-2" table:formula="of:=[.G67]" table:style-name="ce1">
            <text:p>0.015</text:p>
          </table:table-cell>
          <table:table-cell table:number-columns-repeated="10" table:style-name="ce1"/>
          <table:table-cell office:value-type="float" office:value="0.4" table:style-name="ce1">
            <text:p>0.4</text:p>
          </table:table-cell>
          <table:table-cell office:value-type="float" office:value="97.5" table:formula="of:=[.B12]/[.B66]" table:style-name="ce1">
            <text:p>97.5</text:p>
          </table:table-cell>
          <table:table-cell office:value-type="float" office:value="34" table:formula="of:=[.C12]/[.C66]" table:style-name="ce1">
            <text:p>34</text:p>
          </table:table-cell>
          <table:table-cell office:value-type="float" office:value="0" table:formula="of:=[.D12]/[.D66]" table:style-name="ce1">
            <text:p>#DIV/0!</text:p>
          </table:table-cell>
          <table:table-cell office:value-type="float" office:value="0" table:formula="of:=[.E12]/[.E66]" table:style-name="ce1">
            <text:p>#DIV/0!</text:p>
          </table:table-cell>
          <table:table-cell office:value-type="float" office:value="0" table:formula="of:=[.F12]/[.F66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4999999999999998E-2" table:style-name="ce1">
            <text:p>0.045</text:p>
          </table:table-cell>
          <table:table-cell table:number-columns-repeated="3" table:style-name="ce1"/>
          <table:table-cell office:value-type="float" office:value="1.4999999999999999E-2" table:formula="of:=[.G68]" table:style-name="ce1">
            <text:p>0.015</text:p>
          </table:table-cell>
          <table:table-cell table:number-columns-repeated="10" table:style-name="ce1"/>
          <table:table-cell office:value-type="float" office:value="0.5" table:style-name="ce1">
            <text:p>0.5</text:p>
          </table:table-cell>
          <table:table-cell office:value-type="float" office:value="185.71428571428569" table:formula="of:=[.B13]/[.B67]" table:style-name="ce1">
            <text:p>185.7142857</text:p>
          </table:table-cell>
          <table:table-cell office:value-type="float" office:value="86.666666666666671" table:formula="of:=[.C13]/[.C67]" table:style-name="ce1">
            <text:p>86.66666667</text:p>
          </table:table-cell>
          <table:table-cell office:value-type="float" office:value="0" table:formula="of:=[.D13]/[.D67]" table:style-name="ce1">
            <text:p>#DIV/0!</text:p>
          </table:table-cell>
          <table:table-cell office:value-type="float" office:value="0" table:formula="of:=[.E13]/[.E67]" table:style-name="ce1">
            <text:p>#DIV/0!</text:p>
          </table:table-cell>
          <table:table-cell office:value-type="float" office:value="0" table:formula="of:=[.F13]/[.F67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9E-2" table:style-name="ce1">
            <text:p>0.019</text:p>
          </table:table-cell>
          <table:table-cell office:value-type="float" office:value="2.7E-2" table:style-name="ce1">
            <text:p>0.027</text:p>
          </table:table-cell>
          <table:table-cell office:value-type="float" office:value="0.12" table:style-name="ce1">
            <text:p>0.12</text:p>
          </table:table-cell>
          <table:table-cell table:number-columns-repeated="2" table:style-name="ce1"/>
          <table:table-cell office:value-type="float" office:value="1.4999999999999999E-2" table:formula="of:=[.G69]" table:style-name="ce1">
            <text:p>0.015</text:p>
          </table:table-cell>
          <table:table-cell table:number-columns-repeated="10" table:style-name="ce1"/>
          <table:table-cell office:value-type="float" office:value="0.6" table:style-name="ce1">
            <text:p>0.6</text:p>
          </table:table-cell>
          <table:table-cell office:value-type="float" office:value="221.05263157894737" table:formula="of:=[.B14]/[.B68]" table:style-name="ce1">
            <text:p>221.0526316</text:p>
          </table:table-cell>
          <table:table-cell office:value-type="float" office:value="155.55555555555557" table:formula="of:=[.C14]/[.C68]" table:style-name="ce1">
            <text:p>155.5555556</text:p>
          </table:table-cell>
          <table:table-cell office:value-type="float" office:value="23.333333333333332" table:formula="of:=[.D14]/[.D68]" table:style-name="ce1">
            <text:p>23.33333333</text:p>
          </table:table-cell>
          <table:table-cell office:value-type="float" office:value="0" table:formula="of:=[.E14]/[.E68]" table:style-name="ce1">
            <text:p>#DIV/0!</text:p>
          </table:table-cell>
          <table:table-cell office:value-type="float" office:value="0" table:formula="of:=[.F14]/[.F68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0.08" table:style-name="ce1">
            <text:p>0.08</text:p>
          </table:table-cell>
          <table:table-cell table:number-columns-repeated="2" table:style-name="ce1"/>
          <table:table-cell office:value-type="float" office:value="1.4999999999999999E-2" table:formula="of:=[.G70]" table:style-name="ce1">
            <text:p>0.015</text:p>
          </table:table-cell>
          <table:table-cell table:number-columns-repeated="10" table:style-name="ce1"/>
          <table:table-cell office:value-type="float" office:value="0.7" table:style-name="ce1">
            <text:p>0.7</text:p>
          </table:table-cell>
          <table:table-cell office:value-type="float" office:value="233.33333333333337" table:formula="of:=[.B15]/[.B69]" table:style-name="ce1">
            <text:p>233.3333333</text:p>
          </table:table-cell>
          <table:table-cell office:value-type="float" office:value="210" table:formula="of:=[.C15]/[.C69]" table:style-name="ce1">
            <text:p>210</text:p>
          </table:table-cell>
          <table:table-cell office:value-type="float" office:value="47.5" table:formula="of:=[.D15]/[.D69]" table:style-name="ce1">
            <text:p>47.5</text:p>
          </table:table-cell>
          <table:table-cell office:value-type="float" office:value="0" table:formula="of:=[.E15]/[.E69]" table:style-name="ce1">
            <text:p>#DIV/0!</text:p>
          </table:table-cell>
          <table:table-cell office:value-type="float" office:value="0" table:formula="of:=[.F15]/[.F69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0.04" table:style-name="ce1">
            <text:p>0.04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1.4999999999999999E-2" table:formula="of:=MIN([.B70:.F70])" table:style-name="ce1">
            <text:p>0.015</text:p>
          </table:table-cell>
          <table:table-cell table:number-columns-repeated="10" table:style-name="ce1"/>
          <table:table-cell office:value-type="float" office:value="0.8" table:style-name="ce1">
            <text:p>0.8</text:p>
          </table:table-cell>
          <table:table-cell office:value-type="float" office:value="266.66666666666669" table:formula="of:=[.B16]/[.B70]" table:style-name="ce1">
            <text:p>266.6666667</text:p>
          </table:table-cell>
          <table:table-cell office:value-type="float" office:value="210.5263157894737" table:formula="of:=[.C16]/[.C70]" table:style-name="ce1">
            <text:p>210.5263158</text:p>
          </table:table-cell>
          <table:table-cell office:value-type="float" office:value="110" table:formula="of:=[.D16]/[.D70]" table:style-name="ce1">
            <text:p>110</text:p>
          </table:table-cell>
          <table:table-cell office:value-type="float" office:value="0" table:formula="of:=[.E16]/[.E70]" table:style-name="ce1">
            <text:p>0</text:p>
          </table:table-cell>
          <table:table-cell office:value-type="float" office:value="0" table:formula="of:=[.F16]/[.F70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1.7999999999999999E-2" table:formula="of:=MIN([.B71:.F71])" table:style-name="ce1">
            <text:p>0.018</text:p>
          </table:table-cell>
          <table:table-cell table:number-columns-repeated="10" table:style-name="ce1"/>
          <table:table-cell office:value-type="float" office:value="0.9" table:style-name="ce1">
            <text:p>0.9</text:p>
          </table:table-cell>
          <table:table-cell office:value-type="float" office:value="222.22222222222223" table:formula="of:=[.B17]/[.B71]" table:style-name="ce1">
            <text:p>222.2222222</text:p>
          </table:table-cell>
          <table:table-cell office:value-type="float" office:value="220" table:formula="of:=[.C17]/[.C71]" table:style-name="ce1">
            <text:p>220</text:p>
          </table:table-cell>
          <table:table-cell office:value-type="float" office:value="142.85714285714283" table:formula="of:=[.D17]/[.D71]" table:style-name="ce1">
            <text:p>142.8571429</text:p>
          </table:table-cell>
          <table:table-cell office:value-type="float" office:value="0" table:formula="of:=[.E17]/[.E71]" table:style-name="ce1">
            <text:p>0</text:p>
          </table:table-cell>
          <table:table-cell office:value-type="float" office:value="0" table:formula="of:=[.F17]/[.F71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4999999999999998E-2" table:formula="of:=MIN([.B72:.F72])" table:style-name="ce1">
            <text:p>0.045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13.33333333333333" table:formula="of:=[.B18]/[.B72]" table:style-name="ce1">
            <text:p>113.3333333</text:p>
          </table:table-cell>
          <table:table-cell office:value-type="float" office:value="113.33333333333333" table:formula="of:=[.C18]/[.C72]" table:style-name="ce1">
            <text:p>113.3333333</text:p>
          </table:table-cell>
          <table:table-cell office:value-type="float" office:value="101.99999999999999" table:formula="of:=[.D18]/[.D72]" table:style-name="ce1">
            <text:p>102</text:p>
          </table:table-cell>
          <table:table-cell office:value-type="float" office:value="68" table:formula="of:=[.E18]/[.E72]" table:style-name="ce1">
            <text:p>68</text:p>
          </table:table-cell>
          <table:table-cell office:value-type="float" office:value="0" table:formula="of:=[.F18]/[.F72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office:value-type="float" office:value="0.08" table:style-name="ce1">
            <text:p>0.08</text:p>
          </table:table-cell>
          <table:table-cell office:value-type="float" office:value="0.12" table:style-name="ce1">
            <text:p>0.12</text:p>
          </table:table-cell>
          <table:table-cell office:value-type="float" office:value="0.05" table:formula="of:=MIN([.B73:.F73])" table:style-name="ce1">
            <text:p>0.05</text:p>
          </table:table-cell>
          <table:table-cell table:number-columns-repeated="10" table:style-name="ce1"/>
          <table:table-cell office:value-type="float" office:value="1.1000000000000001" table:style-name="ce1">
            <text:p>1.1</text:p>
          </table:table-cell>
          <table:table-cell office:value-type="float" office:value="98" table:formula="of:=[.B19]/[.B73]" table:style-name="ce1">
            <text:p>98</text:p>
          </table:table-cell>
          <table:table-cell office:value-type="float" office:value="98" table:formula="of:=[.C19]/[.C73]" table:style-name="ce1">
            <text:p>98</text:p>
          </table:table-cell>
          <table:table-cell office:value-type="float" office:value="81.666666666666671" table:formula="of:=[.D19]/[.D73]" table:style-name="ce1">
            <text:p>81.66666667</text:p>
          </table:table-cell>
          <table:table-cell office:value-type="float" office:value="61.25" table:formula="of:=[.E19]/[.E73]" table:style-name="ce1">
            <text:p>61.25</text:p>
          </table:table-cell>
          <table:table-cell office:value-type="float" office:value="40.833333333333336" table:formula="of:=[.F19]/[.F73]" table:style-name="ce1">
            <text:p>40.83333333</text:p>
          </table:table-cell>
          <table:table-cell table:number-columns-repeated="1636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" table:style-name="ce1">
            <text:p>0.1</text:p>
          </table:table-cell>
          <table:table-cell office:value-type="float" office:value="4.8000000000000001E-2" table:formula="of:=MIN([.B74:.F74])" table:style-name="ce1">
            <text:p>0.048</text:p>
          </table:table-cell>
          <table:table-cell table:number-columns-repeated="10" table:style-name="ce1"/>
          <table:table-cell office:value-type="float" office:value="1.2" table:style-name="ce1">
            <text:p>1.2</text:p>
          </table:table-cell>
          <table:table-cell office:value-type="float" office:value="95.3125" table:formula="of:=[.B20]/[.B74]" table:style-name="ce1">
            <text:p>95.3125</text:p>
          </table:table-cell>
          <table:table-cell office:value-type="float" office:value="95.3125" table:formula="of:=[.C20]/[.C74]" table:style-name="ce1">
            <text:p>95.3125</text:p>
          </table:table-cell>
          <table:table-cell office:value-type="float" office:value="70.384615384615387" table:formula="of:=[.D20]/[.D74]" table:style-name="ce1">
            <text:p>70.38461538</text:p>
          </table:table-cell>
          <table:table-cell office:value-type="float" office:value="61.000000000000007" table:formula="of:=[.E20]/[.E74]" table:style-name="ce1">
            <text:p>61</text:p>
          </table:table-cell>
          <table:table-cell office:value-type="float" office:value="45.75" table:formula="of:=[.F20]/[.F74]" table:style-name="ce1">
            <text:p>45.75</text:p>
          </table:table-cell>
          <table:table-cell table:number-columns-repeated="1636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9" table:style-name="ce1">
            <text:p>0.09</text:p>
          </table:table-cell>
          <table:table-cell office:value-type="float" office:value="0.06" table:formula="of:=MIN([.B75:.F75])" table:style-name="ce1">
            <text:p>0.06</text:p>
          </table:table-cell>
          <table:table-cell table:number-columns-repeated="10" table:style-name="ce1"/>
          <table:table-cell office:value-type="float" office:value="1.3" table:style-name="ce1">
            <text:p>1.3</text:p>
          </table:table-cell>
          <table:table-cell office:value-type="float" office:value="0" table:formula="of:=[.B21]/[.B75]" table:style-name="ce1">
            <text:p>#DIV/0!</text:p>
          </table:table-cell>
          <table:table-cell office:value-type="float" office:value="0" table:formula="of:=[.C21]/[.C75]" table:style-name="ce1">
            <text:p>#DIV/0!</text:p>
          </table:table-cell>
          <table:table-cell office:value-type="float" office:value="70.833333333333343" table:formula="of:=[.D21]/[.D75]" table:style-name="ce1">
            <text:p>70.83333333</text:p>
          </table:table-cell>
          <table:table-cell office:value-type="float" office:value="60.714285714285708" table:formula="of:=[.E21]/[.E75]" table:style-name="ce1">
            <text:p>60.71428571</text:p>
          </table:table-cell>
          <table:table-cell office:value-type="float" office:value="47.222222222222221" table:formula="of:=[.F21]/[.F75]" table:style-name="ce1">
            <text:p>47.22222222</text:p>
          </table:table-cell>
          <table:table-cell table:number-columns-repeated="1636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5.5E-2" table:style-name="ce1">
            <text:p>0.05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.08" table:style-name="ce1">
            <text:p>0.08</text:p>
          </table:table-cell>
          <table:table-cell office:value-type="float" office:value="5.5E-2" table:formula="of:=MIN([.B76:.F76])" table:style-name="ce1">
            <text:p>0.055</text:p>
          </table:table-cell>
          <table:table-cell table:number-columns-repeated="10" table:style-name="ce1"/>
          <table:table-cell office:value-type="float" office:value="1.4" table:style-name="ce1">
            <text:p>1.4</text:p>
          </table:table-cell>
          <table:table-cell office:value-type="float" office:value="0" table:formula="of:=[.B22]/[.B76]" table:style-name="ce1">
            <text:p>#DIV/0!</text:p>
          </table:table-cell>
          <table:table-cell office:value-type="float" office:value="0" table:formula="of:=[.C22]/[.C76]" table:style-name="ce1">
            <text:p>#DIV/0!</text:p>
          </table:table-cell>
          <table:table-cell office:value-type="float" office:value="71.36363636363636" table:formula="of:=[.D22]/[.D76]" table:style-name="ce1">
            <text:p>71.36363636</text:p>
          </table:table-cell>
          <table:table-cell office:value-type="float" office:value="60.38461538461538" table:formula="of:=[.E22]/[.E76]" table:style-name="ce1">
            <text:p>60.38461538</text:p>
          </table:table-cell>
          <table:table-cell office:value-type="float" office:value="49.0625" table:formula="of:=[.F22]/[.F76]" table:style-name="ce1">
            <text:p>49.0625</text:p>
          </table:table-cell>
          <table:table-cell table:number-columns-repeated="1636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05" table:style-name="ce1">
            <text:p>0.05</text:p>
          </table:table-cell>
          <table:table-cell office:value-type="float" office:value="5.5E-2" table:style-name="ce1">
            <text:p>0.05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5" table:formula="of:=MIN([.B77:.F77])" table:style-name="ce1">
            <text:p>0.05</text:p>
          </table:table-cell>
          <table:table-cell table:number-columns-repeated="10" table:style-name="ce1"/>
          <table:table-cell office:value-type="float" office:value="1.5" table:style-name="ce1">
            <text:p>1.5</text:p>
          </table:table-cell>
          <table:table-cell office:value-type="float" office:value="0" table:formula="of:=[.B23]/[.B77]" table:style-name="ce1">
            <text:p>#DIV/0!</text:p>
          </table:table-cell>
          <table:table-cell office:value-type="float" office:value="0" table:formula="of:=[.C23]/[.C77]" table:style-name="ce1">
            <text:p>#DIV/0!</text:p>
          </table:table-cell>
          <table:table-cell office:value-type="float" office:value="71.999999999999986" table:formula="of:=[.D23]/[.D77]" table:style-name="ce1">
            <text:p>72</text:p>
          </table:table-cell>
          <table:table-cell office:value-type="float" office:value="65.454545454545453" table:formula="of:=[.E23]/[.E77]" table:style-name="ce1">
            <text:p>65.45454545</text:p>
          </table:table-cell>
          <table:table-cell office:value-type="float" office:value="51.428571428571423" table:formula="of:=[.F23]/[.F77]" table:style-name="ce1">
            <text:p>51.42857143</text:p>
          </table:table-cell>
          <table:table-cell table:number-columns-repeated="1636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4.4999999999999998E-2" table:style-name="ce1">
            <text:p>0.04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4.4999999999999998E-2" table:formula="of:=MIN([.B78:.F78])" table:style-name="ce1">
            <text:p>0.045</text:p>
          </table:table-cell>
          <table:table-cell table:number-columns-repeated="10" table:style-name="ce1"/>
          <table:table-cell office:value-type="float" office:value="1.6" table:style-name="ce1">
            <text:p>1.6</text:p>
          </table:table-cell>
          <table:table-cell office:value-type="float" office:value="0" table:formula="of:=[.B24]/[.B78]" table:style-name="ce1">
            <text:p>#DIV/0!</text:p>
          </table:table-cell>
          <table:table-cell office:value-type="float" office:value="0" table:formula="of:=[.C24]/[.C78]" table:style-name="ce1">
            <text:p>#DIV/0!</text:p>
          </table:table-cell>
          <table:table-cell office:value-type="float" office:value="72.777777777777771" table:formula="of:=[.D24]/[.D78]" table:style-name="ce1">
            <text:p>72.77777778</text:p>
          </table:table-cell>
          <table:table-cell office:value-type="float" office:value="64.215686274509807" table:formula="of:=[.E24]/[.E78]" table:style-name="ce1">
            <text:p>64.21568627</text:p>
          </table:table-cell>
          <table:table-cell office:value-type="float" office:value="50.38461538461538" table:formula="of:=[.F24]/[.F78]" table:style-name="ce1">
            <text:p>50.38461538</text:p>
          </table:table-cell>
          <table:table-cell table:number-columns-repeated="1636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office:value-type="float" office:value="0.04" table:formula="of:=MIN([.B79:.F79])" table:style-name="ce1">
            <text:p>0.04</text:p>
          </table:table-cell>
          <table:table-cell table:number-columns-repeated="10" table:style-name="ce1"/>
          <table:table-cell office:value-type="float" office:value="1.7" table:style-name="ce1">
            <text:p>1.7</text:p>
          </table:table-cell>
          <table:table-cell office:value-type="float" office:value="0" table:formula="of:=[.B25]/[.B79]" table:style-name="ce1">
            <text:p>#DIV/0!</text:p>
          </table:table-cell>
          <table:table-cell office:value-type="float" office:value="0" table:formula="of:=[.C25]/[.C79]" table:style-name="ce1">
            <text:p>#DIV/0!</text:p>
          </table:table-cell>
          <table:table-cell office:value-type="float" office:value="73.749999999999986" table:formula="of:=[.D25]/[.D79]" table:style-name="ce1">
            <text:p>73.75</text:p>
          </table:table-cell>
          <table:table-cell office:value-type="float" office:value="59" table:formula="of:=[.E25]/[.E79]" table:style-name="ce1">
            <text:p>59</text:p>
          </table:table-cell>
          <table:table-cell office:value-type="float" office:value="49.166666666666671" table:formula="of:=[.F25]/[.F79]" table:style-name="ce1">
            <text:p>49.16666667</text:p>
          </table:table-cell>
          <table:table-cell table:number-columns-repeated="1636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3.5000000000000003E-2" table:style-name="ce1">
            <text:p>0.035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5E-2" table:style-name="ce1">
            <text:p>0.055</text:p>
          </table:table-cell>
          <table:table-cell office:value-type="float" office:value="3.5000000000000003E-2" table:formula="of:=MIN([.B80:.F80])" table:style-name="ce1">
            <text:p>0.035</text:p>
          </table:table-cell>
          <table:table-cell table:number-columns-repeated="10" table:style-name="ce1"/>
          <table:table-cell office:value-type="float" office:value="1.8" table:style-name="ce1">
            <text:p>1.8</text:p>
          </table:table-cell>
          <table:table-cell office:value-type="float" office:value="0" table:formula="of:=[.B26]/[.B80]" table:style-name="ce1">
            <text:p>#DIV/0!</text:p>
          </table:table-cell>
          <table:table-cell office:value-type="float" office:value="0" table:formula="of:=[.C26]/[.C80]" table:style-name="ce1">
            <text:p>#DIV/0!</text:p>
          </table:table-cell>
          <table:table-cell office:value-type="float" office:value="74.999999999999972" table:formula="of:=[.D26]/[.D80]" table:style-name="ce1">
            <text:p>75</text:p>
          </table:table-cell>
          <table:table-cell office:value-type="float" office:value="53.571428571428569" table:formula="of:=[.E26]/[.E80]" table:style-name="ce1">
            <text:p>53.57142857</text:p>
          </table:table-cell>
          <table:table-cell office:value-type="float" office:value="47.727272727272727" table:formula="of:=[.F26]/[.F80]" table:style-name="ce1">
            <text:p>47.72727273</text:p>
          </table:table-cell>
          <table:table-cell table:number-columns-repeated="1636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0.03" table:style-name="ce1">
            <text:p>0.0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03" table:formula="of:=MIN([.B81:.F81])" table:style-name="ce1">
            <text:p>0.03</text:p>
          </table:table-cell>
          <table:table-cell table:number-columns-repeated="10" table:style-name="ce1"/>
          <table:table-cell office:value-type="float" office:value="1.9" table:style-name="ce1">
            <text:p>1.9</text:p>
          </table:table-cell>
          <table:table-cell office:value-type="float" office:value="0" table:formula="of:=[.B27]/[.B81]" table:style-name="ce1">
            <text:p>#DIV/0!</text:p>
          </table:table-cell>
          <table:table-cell office:value-type="float" office:value="0" table:formula="of:=[.C27]/[.C81]" table:style-name="ce1">
            <text:p>#DIV/0!</text:p>
          </table:table-cell>
          <table:table-cell office:value-type="float" office:value="76.666666666666657" table:formula="of:=[.D27]/[.D81]" table:style-name="ce1">
            <text:p>76.66666667</text:p>
          </table:table-cell>
          <table:table-cell office:value-type="float" office:value="47.916666666666664" table:formula="of:=[.E27]/[.E81]" table:style-name="ce1">
            <text:p>47.91666667</text:p>
          </table:table-cell>
          <table:table-cell office:value-type="float" office:value="0" table:formula="of:=[.F27]/[.F81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.5000000000000001E-2" table:style-name="ce1">
            <text:p>0.02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0.05" table:style-name="ce1">
            <text:p>0.05</text:p>
          </table:table-cell>
          <table:table-cell office:value-type="float" office:value="2.5000000000000001E-2" table:formula="of:=MIN([.B82:.F82])" table:style-name="ce1">
            <text:p>0.02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0" table:formula="of:=[.B28]/[.B82]" table:style-name="ce1">
            <text:p>#DIV/0!</text:p>
          </table:table-cell>
          <table:table-cell office:value-type="float" office:value="0" table:formula="of:=[.C28]/[.C82]" table:style-name="ce1">
            <text:p>#DIV/0!</text:p>
          </table:table-cell>
          <table:table-cell office:value-type="float" office:value="79.000000000000014" table:formula="of:=[.D28]/[.D82]" table:style-name="ce1">
            <text:p>79</text:p>
          </table:table-cell>
          <table:table-cell office:value-type="float" office:value="41.578947368421055" table:formula="of:=[.E28]/[.E82]" table:style-name="ce1">
            <text:p>41.57894737</text:p>
          </table:table-cell>
          <table:table-cell office:value-type="float" office:value="0" table:formula="of:=[.F28]/[.F82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.02" table:style-name="ce1">
            <text:p>0.02</text:p>
          </table:table-cell>
          <table:table-cell table:number-columns-repeated="2" table:style-name="ce1"/>
          <table:table-cell office:value-type="float" office:value="0.02" table:formula="of:=MIN([.B83:.F83])" table:style-name="ce1">
            <text:p>0.02</text:p>
          </table:table-cell>
          <table:table-cell table:number-columns-repeated="10" table:style-name="ce1"/>
          <table:table-cell office:value-type="float" office:value="2.1" table:style-name="ce1">
            <text:p>2.1</text:p>
          </table:table-cell>
          <table:table-cell office:value-type="float" office:value="0" table:formula="of:=[.B29]/[.B83]" table:style-name="ce1">
            <text:p>#DIV/0!</text:p>
          </table:table-cell>
          <table:table-cell office:value-type="float" office:value="0" table:formula="of:=[.C29]/[.C83]" table:style-name="ce1">
            <text:p>#DIV/0!</text:p>
          </table:table-cell>
          <table:table-cell office:value-type="float" office:value="82.500000000000057" table:formula="of:=[.D29]/[.D83]" table:style-name="ce1">
            <text:p>82.5</text:p>
          </table:table-cell>
          <table:table-cell office:value-type="float" office:value="0" table:formula="of:=[.E29]/[.E83]" table:style-name="ce1">
            <text:p>#DIV/0!</text:p>
          </table:table-cell>
          <table:table-cell office:value-type="float" office:value="0" table:formula="of:=[.F29]/[.F83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1.4999999999999999E-2" table:style-name="ce1">
            <text:p>0.015</text:p>
          </table:table-cell>
          <table:table-cell table:number-columns-repeated="2" table:style-name="ce1"/>
          <table:table-cell office:value-type="float" office:value="1.4999999999999999E-2" table:formula="of:=MIN([.B84:.F84])" table:style-name="ce1">
            <text:p>0.015</text:p>
          </table:table-cell>
          <table:table-cell table:number-columns-repeated="10" table:style-name="ce1"/>
          <table:table-cell office:value-type="float" office:value="2.2000000000000002" table:style-name="ce1">
            <text:p>2.2</text:p>
          </table:table-cell>
          <table:table-cell office:value-type="float" office:value="0" table:formula="of:=[.B30]/[.B84]" table:style-name="ce1">
            <text:p>#DIV/0!</text:p>
          </table:table-cell>
          <table:table-cell office:value-type="float" office:value="0" table:formula="of:=[.C30]/[.C84]" table:style-name="ce1">
            <text:p>#DIV/0!</text:p>
          </table:table-cell>
          <table:table-cell office:value-type="float" office:value="0" table:formula="of:=[.D30]/[.D84]" table:style-name="ce1">
            <text:p>0</text:p>
          </table:table-cell>
          <table:table-cell office:value-type="float" office:value="0" table:formula="of:=[.E30]/[.E84]" table:style-name="ce1">
            <text:p>#DIV/0!</text:p>
          </table:table-cell>
          <table:table-cell office:value-type="float" office:value="0" table:formula="of:=[.F30]/[.F84]" table:style-name="ce1">
            <text:p>#DIV/0!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Aileron Control Power (roll) Coefficient (<text:span text:style-name="T1">C</text:span><text:span text:style-name="T6">l</text:span><text:span text:style-name="T4">δ</text:span><text:span text:style-name="T4">a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 table:style-name="ce1"/>
          <table:table-cell table:style-name="ce1">
            <draw:frame draw:z-index="4" draw:id="id3" draw:style-name="a3" draw:name="图表 5" svg:x="0.0579in" svg:y="0.0268in" svg:width="6.3102in" svg:height="3.55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4.7E-2" table:style-name="ce1">
            <text:p>0.047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table:number-columns-repeated="16378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8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78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Roll Damping Coefficient (<text:span text:style-name="T1">C</text:span><text:span text:style-name="T6">l</text:span><text:span text:style-name="T4">p</text:span>)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/>
          <table:table-cell table:style-name="ce1">
            <draw:frame draw:z-index="5" draw:id="id4" draw:style-name="a4" draw:name="图表 6" svg:x="0.0689in" svg:y="0.0374in" svg:width="6.3102in" svg:height="3.555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0.08" table:style-name="ce1">
            <text:p>-0.08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0.1" table:style-name="ce1">
            <text:p>-0.1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0.12" table:style-name="ce1">
            <text:p>-0.12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-0.15" table:style-name="ce1">
            <text:p>-0.15</text:p>
          </table:table-cell>
          <table:table-cell table:number-columns-repeated="16381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0.34" table:style-name="ce1">
            <text:p>-0.34</text:p>
          </table:table-cell>
          <table:table-cell office:value-type="float" office:value="-0.28999999999999998" table:style-name="ce1">
            <text:p>-0.2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0.33" table:style-name="ce1">
            <text:p>-0.33</text:p>
          </table:table-cell>
          <table:table-cell office:value-type="float" office:value="-0.35" table:style-name="ce1">
            <text:p>-0.35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0.31" table:style-name="ce1">
            <text:p>-0.31</text:p>
          </table:table-cell>
          <table:table-cell office:value-type="float" office:value="-0.35" table:style-name="ce1">
            <text:p>-0.35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31" table:style-name="ce1">
            <text:p>-0.31</text:p>
          </table:table-cell>
          <table:table-cell office:value-type="float" office:value="-0.35" table:style-name="ce1">
            <text:p>-0.35</text:p>
          </table:table-cell>
          <table:table-cell office:value-type="float" office:value="-0.36" table:style-name="ce1">
            <text:p>-0.36</text:p>
          </table:table-cell>
          <table:table-cell office:value-type="float" office:value="-0.36" table:style-name="ce1">
            <text:p>-0.36</text:p>
          </table:table-cell>
          <table:table-cell office:value-type="float" office:value="-0.36" table:style-name="ce1">
            <text:p>-0.36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33" table:style-name="ce1">
            <text:p>-0.33</text:p>
          </table:table-cell>
          <table:table-cell office:value-type="float" office:value="-0.35" table:style-name="ce1">
            <text:p>-0.35</text:p>
          </table:table-cell>
          <table:table-cell office:value-type="float" office:value="-0.4" table:style-name="ce1">
            <text:p>-0.4</text:p>
          </table:table-cell>
          <table:table-cell office:value-type="float" office:value="-0.4" table:style-name="ce1">
            <text:p>-0.4</text:p>
          </table:table-cell>
          <table:table-cell office:value-type="float" office:value="-0.4" table:style-name="ce1">
            <text:p>-0.4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office:value-type="float" office:value="-0.42" table:style-name="ce1">
            <text:p>-0.42</text:p>
          </table:table-cell>
          <table:table-cell office:value-type="float" office:value="-0.42" table:style-name="ce1">
            <text:p>-0.42</text:p>
          </table:table-cell>
          <table:table-cell office:value-type="float" office:value="-0.42" table:style-name="ce1">
            <text:p>-0.42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0.38" table:style-name="ce1">
            <text:p>-0.38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-0.35" table:style-name="ce1">
            <text:p>-0.35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-0.35" table:style-name="ce1">
            <text:p>-0.35</text:p>
          </table:table-cell>
          <table:table-cell office:value-type="float" office:value="-0.35" table:style-name="ce1">
            <text:p>-0.35</text:p>
          </table:table-cell>
          <table:table-cell office:value-type="float" office:value="-0.35" table:style-name="ce1">
            <text:p>-0.35</text:p>
          </table:table-cell>
          <table:table-cell table:number-columns-repeated="16378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-0.32" table:style-name="ce1">
            <text:p>-0.32</text:p>
          </table:table-cell>
          <table:table-cell office:value-type="float" office:value="-0.32" table:style-name="ce1">
            <text:p>-0.32</text:p>
          </table:table-cell>
          <table:table-cell office:value-type="float" office:value="-0.32" table:style-name="ce1">
            <text:p>-0.32</text:p>
          </table:table-cell>
          <table:table-cell table:number-columns-repeated="16378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0.31" table:style-name="ce1">
            <text:p>-0.31</text:p>
          </table:table-cell>
          <table:table-cell office:value-type="float" office:value="-0.31" table:style-name="ce1">
            <text:p>-0.31</text:p>
          </table:table-cell>
          <table:table-cell office:value-type="float" office:value="-0.31" table:style-name="ce1">
            <text:p>-0.31</text:p>
          </table:table-cell>
          <table:table-cell table:number-columns-repeated="16378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0.3" table:style-name="ce1">
            <text:p>-0.3</text:p>
          </table:table-cell>
          <table:table-cell office:value-type="float" office:value="-0.3" table:style-name="ce1">
            <text:p>-0.3</text:p>
          </table:table-cell>
          <table:table-cell office:value-type="float" office:value="-0.3" table:style-name="ce1">
            <text:p>-0.3</text:p>
          </table:table-cell>
          <table:table-cell table:number-columns-repeated="16378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0.28999999999999998" table:style-name="ce1">
            <text:p>-0.29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-0.28999999999999998" table:style-name="ce1">
            <text:p>-0.29</text:p>
          </table:table-cell>
          <table:table-cell table:number-columns-repeated="16378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0.28000000000000003" table:style-name="ce1">
            <text:p>-0.28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-0.28000000000000003" table:style-name="ce1">
            <text:p>-0.28</text:p>
          </table:table-cell>
          <table:table-cell table:number-columns-repeated="16378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27" table:style-name="ce1">
            <text:p>-0.27</text:p>
          </table:table-cell>
          <table:table-cell office:value-type="float" office:value="-0.27" table:style-name="ce1">
            <text:p>-0.27</text:p>
          </table:table-cell>
          <table:table-cell office:value-type="float" office:value="-0.27" table:style-name="ce1">
            <text:p>-0.27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26" table:style-name="ce1">
            <text:p>-0.26</text:p>
          </table:table-cell>
          <table:table-cell office:value-type="float" office:value="-0.26" table:style-name="ce1">
            <text:p>-0.26</text:p>
          </table:table-cell>
          <table:table-cell office:value-type="float" office:value="-0.26" table:style-name="ce1">
            <text:p>-0.26</text:p>
          </table:table-cell>
          <table:table-cell table:number-columns-repeated="16378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-0.25" table:style-name="ce1">
            <text:p>-0.25</text:p>
          </table:table-cell>
          <table:table-cell office:value-type="float" office:value="-0.25" table:style-name="ce1">
            <text:p>-0.25</text:p>
          </table:table-cell>
          <table:table-cell office:value-type="float" office:value="-0.25" table:style-name="ce1">
            <text:p>-0.25</text:p>
          </table:table-cell>
          <table:table-cell table:number-columns-repeated="16378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Wing Pitch Coefficient (<text:span text:style-name="T1">C</text:span><text:span text:style-name="T3">m</text:span><text:span text:style-name="T4">α</text:span>)</text:p>
          </table:table-cell>
          <table:table-cell table:number-columns-repeated="17" table:style-name="ce1"/>
          <table:table-cell table:style-name="ce3"/>
          <table:table-cell table:number-columns-repeated="13" table:style-name="ce1"/>
          <table:table-cell table:style-name="ce3"/>
          <table:table-cell table:number-columns-repeated="16351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/>
          <table:table-cell table:style-name="ce1">
            <draw:frame draw:z-index="7" draw:id="id6" draw:style-name="a6" draw:name="图表 7" svg:x="0.5602in" svg:y="0.0303in" svg:width="8.174in" svg:height="3.866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number-columns-repeated="6" table:style-name="ce3"/>
          <table:table-cell table:number-columns-repeated="8" table:style-name="ce1"/>
          <table:table-cell table:number-columns-repeated="6" table:style-name="ce3"/>
          <table:table-cell table:number-columns-repeated="16346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16383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table:number-columns-repeated="16383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table:number-columns-repeated="16383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table:number-columns-repeated="16383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2" table:style-name="ce1">
            <text:p>-1.2</text:p>
          </table:table-cell>
          <table:table-cell office:value-type="float" office:value="-0.8" table:style-name="ce1">
            <text:p>-0.8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3" table:style-name="ce1">
            <text:p>-1.3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office:value-type="float" office:value="-1.25" table:style-name="ce1">
            <text:p>-1.2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6" table:style-name="ce1">
            <text:p>-0.6</text:p>
          </table:table-cell>
          <table:table-cell office:value-type="float" office:value="-0.8" table:style-name="ce1">
            <text:p>-0.8</text:p>
          </table:table-cell>
          <table:table-cell office:value-type="float" office:value="-1.2" table:style-name="ce1">
            <text:p>-1.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.35" table:style-name="ce1">
            <text:p>-1.35</text:p>
          </table:table-cell>
          <table:table-cell office:value-type="float" office:value="-1.45" table:style-name="ce1">
            <text:p>-1.45</text:p>
          </table:table-cell>
          <table:table-cell office:value-type="float" office:value="-1.7" table:style-name="ce1">
            <text:p>-1.7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1.7" table:style-name="ce1">
            <text:p>-1.7</text:p>
          </table:table-cell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-1.9" table:style-name="ce1">
            <text:p>-1.9</text:p>
          </table:table-cell>
          <table:table-cell office:value-type="float" office:value="-2" table:style-name="ce1">
            <text:p>-2</text:p>
          </table:table-cell>
          <table:table-cell office:value-type="float" office:value="-2.2000000000000002" table:style-name="ce1">
            <text:p>-2.2</text:p>
          </table:table-cell>
          <table:table-cell table:number-columns-repeated="16379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office:value-type="float" office:value="-2.1" table:style-name="ce1">
            <text:p>-2.1</text:p>
          </table:table-cell>
          <table:table-cell table:number-columns-repeated="16379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style-name="ce1"/>
          <table:table-cell office:value-type="float" office:value="-1.7" table:style-name="ce1">
            <text:p>-1.7</text:p>
          </table:table-cell>
          <table:table-cell office:value-type="float" office:value="-1.8" table:style-name="ce1">
            <text:p>-1.8</text:p>
          </table:table-cell>
          <table:table-cell office:value-type="float" office:value="-1.95" table:style-name="ce1">
            <text:p>-1.95</text:p>
          </table:table-cell>
          <table:table-cell office:value-type="float" office:value="-2.1" table:style-name="ce1">
            <text:p>-2.1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1.65" table:style-name="ce1">
            <text:p>-1.65</text:p>
          </table:table-cell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1.5" table:style-name="ce1">
            <text:p>-1.5</text:p>
          </table:table-cell>
          <table:table-cell office:value-type="float" office:value="-1.6" table:style-name="ce1">
            <text:p>-1.6</text:p>
          </table:table-cell>
          <table:table-cell office:value-type="float" office:value="-1.7" table:style-name="ce1">
            <text:p>-1.7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1.3" table:style-name="ce1">
            <text:p>-1.3</text:p>
          </table:table-cell>
          <table:table-cell office:value-type="float" office:value="-1.4" table:style-name="ce1">
            <text:p>-1.4</text:p>
          </table:table-cell>
          <table:table-cell office:value-type="float" office:value="-1.5" table:style-name="ce1">
            <text:p>-1.5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1.1000000000000001" table:style-name="ce1">
            <text:p>-1.1</text:p>
          </table:table-cell>
          <table:table-cell office:value-type="float" office:value="-1.2" table:style-name="ce1">
            <text:p>-1.2</text:p>
          </table:table-cell>
          <table:table-cell office:value-type="float" office:value="-1.3" table:style-name="ce1">
            <text:p>-1.3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85" table:style-name="ce1">
            <text:p>-0.85</text:p>
          </table:table-cell>
          <table:table-cell office:value-type="float" office:value="-0.95" table:style-name="ce1">
            <text:p>-0.95</text:p>
          </table:table-cell>
          <table:table-cell office:value-type="float" office:value="-1.05" table:style-name="ce1">
            <text:p>-1.05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7" table:style-name="ce1">
            <text:p>-0.7</text:p>
          </table:table-cell>
          <table:table-cell office:value-type="float" office:value="-0.75" table:style-name="ce1">
            <text:p>-0.75</text:p>
          </table:table-cell>
          <table:table-cell office:value-type="float" office:value="-0.8" table:style-name="ce1">
            <text:p>-0.8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Horizontal Tail Pitch Coefficient (<text:span text:style-name="T1">C</text:span><text:span text:style-name="T3">m</text:span><text:span text:style-name="T3">δ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/>
          <table:table-cell table:style-name="ce1">
            <draw:frame draw:z-index="8" draw:id="id7" draw:style-name="a7" draw:name="图表 8" svg:x="0.5819in" svg:y="0.1035in" svg:width="6.3122in" svg:height="3.554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16383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46" table:style-name="ce1">
            <text:p>-1.46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1.35" table:style-name="ce1">
            <text:p>-1.35</text:p>
          </table:table-cell>
          <table:table-cell table:number-columns-repeated="16382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1.3" table:style-name="ce1">
            <text:p>-1.3</text:p>
          </table:table-cell>
          <table:table-cell table:style-name="ce1"/>
          <table:table-cell office:value-type="float" office:value="-1.45" table:style-name="ce1">
            <text:p>-1.4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55" table:style-name="ce1">
            <text:p>-1.5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65" table:style-name="ce1">
            <text:p>-1.6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float" office:value="-1.8" table:style-name="ce1">
            <text:p>-1.8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7" table:style-name="ce1">
            <text:p>-1.7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-1.4" table:style-name="ce1">
            <text:p>-1.4</text:p>
          </table:table-cell>
          <table:table-cell table:number-columns-repeated="16380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-1.2" table:style-name="ce1">
            <text:p>-1.2</text:p>
          </table:table-cell>
          <table:table-cell table:number-columns-repeated="16380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-1.1000000000000001" table:style-name="ce1">
            <text:p>-1.1</text:p>
          </table:table-cell>
          <table:table-cell office:value-type="float" office:value="-1.4" table:style-name="ce1">
            <text:p>-1.4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office:value-type="float" office:value="-1.3" table:style-name="ce1">
            <text:p>-1.3</text:p>
          </table:table-cell>
          <table:table-cell table:number-columns-repeated="16379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0.9" table:style-name="ce1">
            <text:p>-0.9</text:p>
          </table:table-cell>
          <table:table-cell office:value-type="float" office:value="-1.1000000000000001" table:style-name="ce1">
            <text:p>-1.1</text:p>
          </table:table-cell>
          <table:table-cell table:number-columns-repeated="16379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0.7" table:style-name="ce1">
            <text:p>-0.7</text:p>
          </table:table-cell>
          <table:table-cell office:value-type="float" office:value="-0.9" table:style-name="ce1">
            <text:p>-0.9</text:p>
          </table:table-cell>
          <table:table-cell table:number-columns-repeated="16379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6" table:style-name="ce1">
            <text:p>-0.6</text:p>
          </table:table-cell>
          <table:table-cell office:value-type="float" office:value="-0.8" table:style-name="ce1">
            <text:p>-0.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55000000000000004" table:style-name="ce1">
            <text:p>-0.55</text:p>
          </table:table-cell>
          <table:table-cell office:value-type="float" office:value="-0.7" table:style-name="ce1">
            <text:p>-0.7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Directional Stability Coefficient (<text:span text:style-name="T1">C</text:span><text:span text:style-name="T4">n</text:span><text:span text:style-name="T3">β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9" draw:id="id8" draw:style-name="a8" draw:name="图表 9" svg:x="0.0429in" svg:y="0.0394in" svg:width="6.3197in" svg:height="3.5571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34" table:style-name="ce1">
            <text:p>0.34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38" table:style-name="ce1">
            <text:p>0.38</text:p>
          </table:table-cell>
          <table:table-cell table:number-columns-repeated="16382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34" table:style-name="ce1">
            <text:p>0.34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28000000000000003" table:style-name="ce1">
            <text:p>0.28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36" table:style-name="ce1">
            <text:p>0.36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39" table:style-name="ce1">
            <text:p>0.39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44" table:style-name="ce1">
            <text:p>0.44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45" table:style-name="ce1">
            <text:p>0.45</text:p>
          </table:table-cell>
          <table:table-cell table:style-name="ce1"/>
          <table:table-cell office:value-type="float" office:value="0.54" table:style-name="ce1">
            <text:p>0.54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0.43" table:style-name="ce1">
            <text:p>0.43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37" table:style-name="ce1">
            <text:p>0.37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0.24" table:style-name="ce1">
            <text:p>0.24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0.22" table:style-name="ce1">
            <text:p>0.22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0.19" table:style-name="ce1">
            <text:p>0.19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7" table:style-name="ce1">
            <text:p>0.17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1048357" table:style-name="ro2">
          <table:table-cell table:number-columns-repeated="16384"/>
        </table:table-row>
      </table:table>
      <table:table table:name="Engine_Simulation_Data" table:style-name="ta1">
        <table:table-column table:style-name="co1" table:number-columns-repeated="9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Engine Simulation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data from the NASA jet engine simulator and may be used for recording your results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imulation Parameters (dry thrus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iameter</text:p>
          </table:table-cell>
          <table:table-cell table:style-name="ce1"/>
          <table:table-cell office:value-type="float" office:value="2.4329999999999998" table:style-name="ce1">
            <text:p>2.4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nl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ressure Recovery</text:p>
          </table:table-cell>
          <table:table-cell table:style-name="ce1"/>
          <table:table-cell office:value-type="string" table:style-name="ce1">
            <text:p>Mil Spe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presso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18.492999999999999" table:style-name="ce1">
            <text:p>18.493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68799999999999994" table:style-name="ce1">
            <text:p>0.68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Stainless Ste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rne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Tmax-R</text:p>
          </table:table-cell>
          <table:table-cell table:style-name="ce1"/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0.92100000000000004" table:style-name="ce1">
            <text:p>0.92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2600000000000005" table:style-name="ce1">
            <text:p>0.92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urbin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0900000000000003" table:style-name="ce1">
            <text:p>0.90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zzl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8/A2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Tmax -R</text:p>
          </table:table-cell>
          <table:table-cell table:style-name="ce1"/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1900000000000004" table:style-name="ce1">
            <text:p>0.91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Passively Cooled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1">
            <draw:frame draw:z-index="4" draw:id="id12" draw:style-name="a12" draw:name="图表 1" svg:x="0.0469in" svg:y="0.0504in" svg:width="6.289in" svg:height="3.220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Net Thrust (dry lbs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office:value-type="string" table:style-name="ce1">
            <text:p>20000 Ft.</text:p>
          </table:table-cell>
          <table:table-cell office:value-type="string" table:style-name="ce1">
            <text:p>30000 Ft.</text:p>
          </table:table-cell>
          <table:table-cell office:value-type="string" table:style-name="ce1">
            <text:p>40000 Ft.</text:p>
          </table:table-cell>
          <table:table-cell office:value-type="string" table:style-name="ce1">
            <text:p>50000 Ft.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0868" table:style-name="ce1">
            <text:p>10868</text:p>
          </table:table-cell>
          <table:table-cell office:value-type="float" office:value="9152" table:style-name="ce1">
            <text:p>9152</text:p>
          </table:table-cell>
          <table:table-cell office:value-type="float" office:value="7576" table:style-name="ce1">
            <text:p>7576</text:p>
          </table:table-cell>
          <table:table-cell office:value-type="float" office:value="6156" table:style-name="ce1">
            <text:p>6156</text:p>
          </table:table-cell>
          <table:table-cell office:value-type="float" office:value="4429" table:style-name="ce1">
            <text:p>4429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9884" table:style-name="ce1">
            <text:p>9884</text:p>
          </table:table-cell>
          <table:table-cell office:value-type="float" office:value="8404" table:style-name="ce1">
            <text:p>8404</text:p>
          </table:table-cell>
          <table:table-cell office:value-type="float" office:value="7017" table:style-name="ce1">
            <text:p>7017</text:p>
          </table:table-cell>
          <table:table-cell office:value-type="float" office:value="5746" table:style-name="ce1">
            <text:p>5746</text:p>
          </table:table-cell>
          <table:table-cell office:value-type="float" office:value="4152" table:style-name="ce1">
            <text:p>4152</text:p>
          </table:table-cell>
          <table:table-cell office:value-type="float" office:value="2567" table:style-name="ce1">
            <text:p>2567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9233" table:style-name="ce1">
            <text:p>9233</text:p>
          </table:table-cell>
          <table:table-cell office:value-type="float" office:value="7916" table:style-name="ce1">
            <text:p>7916</text:p>
          </table:table-cell>
          <table:table-cell office:value-type="float" office:value="6658" table:style-name="ce1">
            <text:p>6658</text:p>
          </table:table-cell>
          <table:table-cell office:value-type="float" office:value="5487" table:style-name="ce1">
            <text:p>5487</text:p>
          </table:table-cell>
          <table:table-cell office:value-type="float" office:value="3980" table:style-name="ce1">
            <text:p>3980</text:p>
          </table:table-cell>
          <table:table-cell office:value-type="float" office:value="2461" table:style-name="ce1">
            <text:p>2461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8854" table:style-name="ce1">
            <text:p>8854</text:p>
          </table:table-cell>
          <table:table-cell office:value-type="float" office:value="7645" table:style-name="ce1">
            <text:p>7645</text:p>
          </table:table-cell>
          <table:table-cell office:value-type="float" office:value="6468" table:style-name="ce1">
            <text:p>6468</text:p>
          </table:table-cell>
          <table:table-cell office:value-type="float" office:value="5359" table:style-name="ce1">
            <text:p>5359</text:p>
          </table:table-cell>
          <table:table-cell office:value-type="float" office:value="3897" table:style-name="ce1">
            <text:p>3897</text:p>
          </table:table-cell>
          <table:table-cell office:value-type="float" office:value="2410" table:style-name="ce1">
            <text:p>2410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8750" table:style-name="ce1">
            <text:p>8750</text:p>
          </table:table-cell>
          <table:table-cell office:value-type="float" office:value="7578" table:style-name="ce1">
            <text:p>7578</text:p>
          </table:table-cell>
          <table:table-cell office:value-type="float" office:value="6429" table:style-name="ce1">
            <text:p>6429</text:p>
          </table:table-cell>
          <table:table-cell office:value-type="float" office:value="5338" table:style-name="ce1">
            <text:p>5338</text:p>
          </table:table-cell>
          <table:table-cell office:value-type="float" office:value="3887" table:style-name="ce1">
            <text:p>3887</text:p>
          </table:table-cell>
          <table:table-cell office:value-type="float" office:value="2403" table:style-name="ce1">
            <text:p>2403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8696" table:style-name="ce1">
            <text:p>8696</text:p>
          </table:table-cell>
          <table:table-cell office:value-type="float" office:value="7553" table:style-name="ce1">
            <text:p>7553</text:p>
          </table:table-cell>
          <table:table-cell office:value-type="float" office:value="6422" table:style-name="ce1">
            <text:p>6422</text:p>
          </table:table-cell>
          <table:table-cell office:value-type="float" office:value="5343" table:style-name="ce1">
            <text:p>5343</text:p>
          </table:table-cell>
          <table:table-cell office:value-type="float" office:value="3894" table:style-name="ce1">
            <text:p>3894</text:p>
          </table:table-cell>
          <table:table-cell office:value-type="float" office:value="2408" table:style-name="ce1">
            <text:p>2408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8686" table:style-name="ce1">
            <text:p>8686</text:p>
          </table:table-cell>
          <table:table-cell office:value-type="float" office:value="7565" table:style-name="ce1">
            <text:p>7565</text:p>
          </table:table-cell>
          <table:table-cell office:value-type="float" office:value="6447" table:style-name="ce1">
            <text:p>6447</text:p>
          </table:table-cell>
          <table:table-cell office:value-type="float" office:value="5373" table:style-name="ce1">
            <text:p>5373</text:p>
          </table:table-cell>
          <table:table-cell office:value-type="float" office:value="3920" table:style-name="ce1">
            <text:p>3920</text:p>
          </table:table-cell>
          <table:table-cell office:value-type="float" office:value="2424" table:style-name="ce1">
            <text:p>2424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8716" table:style-name="ce1">
            <text:p>8716</text:p>
          </table:table-cell>
          <table:table-cell office:value-type="float" office:value="7611" table:style-name="ce1">
            <text:p>7611</text:p>
          </table:table-cell>
          <table:table-cell office:value-type="float" office:value="6500" table:style-name="ce1">
            <text:p>6500</text:p>
          </table:table-cell>
          <table:table-cell office:value-type="float" office:value="5426" table:style-name="ce1">
            <text:p>5426</text:p>
          </table:table-cell>
          <table:table-cell office:value-type="float" office:value="3962" table:style-name="ce1">
            <text:p>3962</text:p>
          </table:table-cell>
          <table:table-cell office:value-type="float" office:value="2450" table:style-name="ce1">
            <text:p>2450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8729" table:style-name="ce1">
            <text:p>8729</text:p>
          </table:table-cell>
          <table:table-cell office:value-type="float" office:value="7647" table:style-name="ce1">
            <text:p>7647</text:p>
          </table:table-cell>
          <table:table-cell office:value-type="float" office:value="6547" table:style-name="ce1">
            <text:p>6547</text:p>
          </table:table-cell>
          <table:table-cell office:value-type="float" office:value="5475" table:style-name="ce1">
            <text:p>5475</text:p>
          </table:table-cell>
          <table:table-cell office:value-type="float" office:value="4001" table:style-name="ce1">
            <text:p>4001</text:p>
          </table:table-cell>
          <table:table-cell office:value-type="float" office:value="2474" table:style-name="ce1">
            <text:p>2474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8741" table:style-name="ce1">
            <text:p>8741</text:p>
          </table:table-cell>
          <table:table-cell office:value-type="float" office:value="7686" table:style-name="ce1">
            <text:p>7686</text:p>
          </table:table-cell>
          <table:table-cell office:value-type="float" office:value="6598" table:style-name="ce1">
            <text:p>6598</text:p>
          </table:table-cell>
          <table:table-cell office:value-type="float" office:value="5530" table:style-name="ce1">
            <text:p>5530</text:p>
          </table:table-cell>
          <table:table-cell office:value-type="float" office:value="4045" table:style-name="ce1">
            <text:p>4045</text:p>
          </table:table-cell>
          <table:table-cell office:value-type="float" office:value="2501" table:style-name="ce1">
            <text:p>2501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8755" table:style-name="ce1">
            <text:p>8755</text:p>
          </table:table-cell>
          <table:table-cell office:value-type="float" office:value="7731" table:style-name="ce1">
            <text:p>7731</text:p>
          </table:table-cell>
          <table:table-cell office:value-type="float" office:value="6658" table:style-name="ce1">
            <text:p>6658</text:p>
          </table:table-cell>
          <table:table-cell office:value-type="float" office:value="5592" table:style-name="ce1">
            <text:p>5592</text:p>
          </table:table-cell>
          <table:table-cell office:value-type="float" office:value="4095" table:style-name="ce1">
            <text:p>4095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8771" table:style-name="ce1">
            <text:p>8771</text:p>
          </table:table-cell>
          <table:table-cell office:value-type="float" office:value="7828" table:style-name="ce1">
            <text:p>7828</text:p>
          </table:table-cell>
          <table:table-cell office:value-type="float" office:value="6795" table:style-name="ce1">
            <text:p>6795</text:p>
          </table:table-cell>
          <table:table-cell office:value-type="float" office:value="5740" table:style-name="ce1">
            <text:p>5740</text:p>
          </table:table-cell>
          <table:table-cell office:value-type="float" office:value="4214" table:style-name="ce1">
            <text:p>4214</text:p>
          </table:table-cell>
          <table:table-cell office:value-type="float" office:value="2606" table:style-name="ce1">
            <text:p>2606</text:p>
          </table:table-cell>
          <table:table-cell table:number-columns-repeated="16377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8626" table:style-name="ce1">
            <text:p>8626</text:p>
          </table:table-cell>
          <table:table-cell office:value-type="float" office:value="7903" table:style-name="ce1">
            <text:p>7903</text:p>
          </table:table-cell>
          <table:table-cell office:value-type="float" office:value="6989" table:style-name="ce1">
            <text:p>6989</text:p>
          </table:table-cell>
          <table:table-cell office:value-type="float" office:value="5982" table:style-name="ce1">
            <text:p>5982</text:p>
          </table:table-cell>
          <table:table-cell office:value-type="float" office:value="4418" table:style-name="ce1">
            <text:p>4418</text:p>
          </table:table-cell>
          <table:table-cell office:value-type="float" office:value="2732" table:style-name="ce1">
            <text:p>2732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8267" table:style-name="ce1">
            <text:p>8267</text:p>
          </table:table-cell>
          <table:table-cell office:value-type="float" office:value="7806" table:style-name="ce1">
            <text:p>7806</text:p>
          </table:table-cell>
          <table:table-cell office:value-type="float" office:value="7046" table:style-name="ce1">
            <text:p>7046</text:p>
          </table:table-cell>
          <table:table-cell office:value-type="float" office:value="6117" table:style-name="ce1">
            <text:p>6117</text:p>
          </table:table-cell>
          <table:table-cell office:value-type="float" office:value="4547" table:style-name="ce1">
            <text:p>4547</text:p>
          </table:table-cell>
          <table:table-cell office:value-type="float" office:value="2812" table:style-name="ce1">
            <text:p>2812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Gross Thrust (dry lbs)</text:p>
          </table:table-cell>
          <table:table-cell table:number-columns-repeated="7" table:style-name="ce1"/>
          <table:table-cell table:style-name="ce1">
            <draw:frame draw:z-index="5" draw:id="id13" draw:style-name="a13" draw:name="图表 2" svg:x="0.0366in" svg:y="0.0295in" svg:width="6.2886in" svg:height="3.557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office:value-type="string" table:style-name="ce1">
            <text:p>20000 Ft.</text:p>
          </table:table-cell>
          <table:table-cell office:value-type="string" table:style-name="ce1">
            <text:p>30000 Ft.</text:p>
          </table:table-cell>
          <table:table-cell office:value-type="string" table:style-name="ce1">
            <text:p>40000 Ft.</text:p>
          </table:table-cell>
          <table:table-cell office:value-type="string" table:style-name="ce1">
            <text:p>50000 Ft.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0868" table:style-name="ce1">
            <text:p>10868</text:p>
          </table:table-cell>
          <table:table-cell office:value-type="float" office:value="9152" table:style-name="ce1">
            <text:p>9152</text:p>
          </table:table-cell>
          <table:table-cell office:value-type="float" office:value="7576" table:style-name="ce1">
            <text:p>7576</text:p>
          </table:table-cell>
          <table:table-cell office:value-type="float" office:value="6156" table:style-name="ce1">
            <text:p>6156</text:p>
          </table:table-cell>
          <table:table-cell office:value-type="float" office:value="4429" table:style-name="ce1">
            <text:p>4429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1074" table:style-name="ce1">
            <text:p>11074</text:p>
          </table:table-cell>
          <table:table-cell office:value-type="float" office:value="9312" table:style-name="ce1">
            <text:p>9312</text:p>
          </table:table-cell>
          <table:table-cell office:value-type="float" office:value="7697" table:style-name="ce1">
            <text:p>7697</text:p>
          </table:table-cell>
          <table:table-cell office:value-type="float" office:value="6247" table:style-name="ce1">
            <text:p>6247</text:p>
          </table:table-cell>
          <table:table-cell office:value-type="float" office:value="4491" table:style-name="ce1">
            <text:p>4491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1704" table:style-name="ce1">
            <text:p>11704</text:p>
          </table:table-cell>
          <table:table-cell office:value-type="float" office:value="9798" table:style-name="ce1">
            <text:p>9798</text:p>
          </table:table-cell>
          <table:table-cell office:value-type="float" office:value="8067" table:style-name="ce1">
            <text:p>8067</text:p>
          </table:table-cell>
          <table:table-cell office:value-type="float" office:value="6523" table:style-name="ce1">
            <text:p>6523</text:p>
          </table:table-cell>
          <table:table-cell office:value-type="float" office:value="4680" table:style-name="ce1">
            <text:p>4680</text:p>
          </table:table-cell>
          <table:table-cell office:value-type="float" office:value="2894" table:style-name="ce1">
            <text:p>2894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2795" table:style-name="ce1">
            <text:p>12795</text:p>
          </table:table-cell>
          <table:table-cell office:value-type="float" office:value="10640" table:style-name="ce1">
            <text:p>10640</text:p>
          </table:table-cell>
          <table:table-cell office:value-type="float" office:value="8707" table:style-name="ce1">
            <text:p>8707</text:p>
          </table:table-cell>
          <table:table-cell office:value-type="float" office:value="7000" table:style-name="ce1">
            <text:p>7000</text:p>
          </table:table-cell>
          <table:table-cell office:value-type="float" office:value="5006" table:style-name="ce1">
            <text:p>5006</text:p>
          </table:table-cell>
          <table:table-cell office:value-type="float" office:value="3095" table:style-name="ce1">
            <text:p>3095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3533" table:style-name="ce1">
            <text:p>13533</text:p>
          </table:table-cell>
          <table:table-cell office:value-type="float" office:value="11208" table:style-name="ce1">
            <text:p>11208</text:p>
          </table:table-cell>
          <table:table-cell office:value-type="float" office:value="9138" table:style-name="ce1">
            <text:p>9138</text:p>
          </table:table-cell>
          <table:table-cell office:value-type="float" office:value="7321" table:style-name="ce1">
            <text:p>7321</text:p>
          </table:table-cell>
          <table:table-cell office:value-type="float" office:value="5224" table:style-name="ce1">
            <text:p>5224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4412" table:style-name="ce1">
            <text:p>14412</text:p>
          </table:table-cell>
          <table:table-cell office:value-type="float" office:value="11885" table:style-name="ce1">
            <text:p>11885</text:p>
          </table:table-cell>
          <table:table-cell office:value-type="float" office:value="9650" table:style-name="ce1">
            <text:p>9650</text:p>
          </table:table-cell>
          <table:table-cell office:value-type="float" office:value="7702" table:style-name="ce1">
            <text:p>7702</text:p>
          </table:table-cell>
          <table:table-cell office:value-type="float" office:value="5484" table:style-name="ce1">
            <text:p>5484</text:p>
          </table:table-cell>
          <table:table-cell office:value-type="float" office:value="3391" table:style-name="ce1">
            <text:p>3391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5447" table:style-name="ce1">
            <text:p>15447</text:p>
          </table:table-cell>
          <table:table-cell office:value-type="float" office:value="12680" table:style-name="ce1">
            <text:p>12680</text:p>
          </table:table-cell>
          <table:table-cell office:value-type="float" office:value="10251" table:style-name="ce1">
            <text:p>10251</text:p>
          </table:table-cell>
          <table:table-cell office:value-type="float" office:value="8148" table:style-name="ce1">
            <text:p>8148</text:p>
          </table:table-cell>
          <table:table-cell office:value-type="float" office:value="5787" table:style-name="ce1">
            <text:p>5787</text:p>
          </table:table-cell>
          <table:table-cell office:value-type="float" office:value="3579" table:style-name="ce1">
            <text:p>3579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6651" table:style-name="ce1">
            <text:p>16651</text:p>
          </table:table-cell>
          <table:table-cell office:value-type="float" office:value="13604" table:style-name="ce1">
            <text:p>13604</text:p>
          </table:table-cell>
          <table:table-cell office:value-type="float" office:value="10949" table:style-name="ce1">
            <text:p>10949</text:p>
          </table:table-cell>
          <table:table-cell office:value-type="float" office:value="8665" table:style-name="ce1">
            <text:p>8665</text:p>
          </table:table-cell>
          <table:table-cell office:value-type="float" office:value="6138" table:style-name="ce1">
            <text:p>6138</text:p>
          </table:table-cell>
          <table:table-cell office:value-type="float" office:value="3796" table:style-name="ce1">
            <text:p>3796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7964" table:style-name="ce1">
            <text:p>17964</text:p>
          </table:table-cell>
          <table:table-cell office:value-type="float" office:value="14608" table:style-name="ce1">
            <text:p>14608</text:p>
          </table:table-cell>
          <table:table-cell office:value-type="float" office:value="11704" table:style-name="ce1">
            <text:p>11704</text:p>
          </table:table-cell>
          <table:table-cell office:value-type="float" office:value="9221" table:style-name="ce1">
            <text:p>9221</text:p>
          </table:table-cell>
          <table:table-cell office:value-type="float" office:value="6515" table:style-name="ce1">
            <text:p>6515</text:p>
          </table:table-cell>
          <table:table-cell office:value-type="float" office:value="4029" table:style-name="ce1">
            <text:p>4029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9427" table:style-name="ce1">
            <text:p>19427</text:p>
          </table:table-cell>
          <table:table-cell office:value-type="float" office:value="15723" table:style-name="ce1">
            <text:p>15723</text:p>
          </table:table-cell>
          <table:table-cell office:value-type="float" office:value="12539" table:style-name="ce1">
            <text:p>12539</text:p>
          </table:table-cell>
          <table:table-cell office:value-type="float" office:value="9835" table:style-name="ce1">
            <text:p>9835</text:p>
          </table:table-cell>
          <table:table-cell office:value-type="float" office:value="6930" table:style-name="ce1">
            <text:p>6930</text:p>
          </table:table-cell>
          <table:table-cell office:value-type="float" office:value="4285" table:style-name="ce1">
            <text:p>4285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1072" table:style-name="ce1">
            <text:p>21072</text:p>
          </table:table-cell>
          <table:table-cell office:value-type="float" office:value="16974" table:style-name="ce1">
            <text:p>16974</text:p>
          </table:table-cell>
          <table:table-cell office:value-type="float" office:value="13475" table:style-name="ce1">
            <text:p>13475</text:p>
          </table:table-cell>
          <table:table-cell office:value-type="float" office:value="10521" table:style-name="ce1">
            <text:p>10521</text:p>
          </table:table-cell>
          <table:table-cell office:value-type="float" office:value="7392" table:style-name="ce1">
            <text:p>7392</text:p>
          </table:table-cell>
          <table:table-cell office:value-type="float" office:value="4571" table:style-name="ce1">
            <text:p>4571</text:p>
          </table:table-cell>
          <table:table-cell table:number-columns-repeated="1637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5004" table:style-name="ce1">
            <text:p>25004</text:p>
          </table:table-cell>
          <table:table-cell office:value-type="float" office:value="19955" table:style-name="ce1">
            <text:p>19955</text:p>
          </table:table-cell>
          <table:table-cell office:value-type="float" office:value="15694" table:style-name="ce1">
            <text:p>15694</text:p>
          </table:table-cell>
          <table:table-cell office:value-type="float" office:value="12139" table:style-name="ce1">
            <text:p>12139</text:p>
          </table:table-cell>
          <table:table-cell office:value-type="float" office:value="8480" table:style-name="ce1">
            <text:p>8480</text:p>
          </table:table-cell>
          <table:table-cell office:value-type="float" office:value="5244" table:style-name="ce1">
            <text:p>5244</text:p>
          </table:table-cell>
          <table:table-cell table:number-columns-repeated="16377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2877" table:style-name="ce1">
            <text:p>32877</text:p>
          </table:table-cell>
          <table:table-cell office:value-type="float" office:value="25888" table:style-name="ce1">
            <text:p>25888</text:p>
          </table:table-cell>
          <table:table-cell office:value-type="float" office:value="20084" table:style-name="ce1">
            <text:p>20084</text:p>
          </table:table-cell>
          <table:table-cell office:value-type="float" office:value="15319" table:style-name="ce1">
            <text:p>15319</text:p>
          </table:table-cell>
          <table:table-cell office:value-type="float" office:value="10607" table:style-name="ce1">
            <text:p>10607</text:p>
          </table:table-cell>
          <table:table-cell office:value-type="float" office:value="6559" table:style-name="ce1">
            <text:p>6559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9779" table:style-name="ce1">
            <text:p>39779</text:p>
          </table:table-cell>
          <table:table-cell office:value-type="float" office:value="31059" table:style-name="ce1">
            <text:p>31059</text:p>
          </table:table-cell>
          <table:table-cell office:value-type="float" office:value="23885" table:style-name="ce1">
            <text:p>23885</text:p>
          </table:table-cell>
          <table:table-cell office:value-type="float" office:value="18053" table:style-name="ce1">
            <text:p>18053</text:p>
          </table:table-cell>
          <table:table-cell office:value-type="float" office:value="12429" table:style-name="ce1">
            <text:p>12429</text:p>
          </table:table-cell>
          <table:table-cell office:value-type="float" office:value="7686" table:style-name="ce1">
            <text:p>7686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3">
            <text:p>Thrust Specific Fuel Consumption (dry thrust)</text:p>
          </table:table-cell>
          <table:table-cell table:number-columns-repeated="5" table:style-name="ce1"/>
          <table:table-cell table:style-name="ce1">
            <draw:frame draw:z-index="1" draw:id="id9" draw:style-name="a9" draw:name="图表 3" svg:x="0.0256in" svg:y="0.1587in" svg:width="6.2953in" svg:height="3.551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table:number-columns-repeated="16381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0.85699999999999998" table:style-name="ce1">
            <text:p>0.857</text:p>
          </table:table-cell>
          <table:table-cell table:number-columns-repeated="16381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0.95" table:style-name="ce1">
            <text:p>0.95</text:p>
          </table:table-cell>
          <table:table-cell table:number-columns-repeated="16381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96" table:style-name="ce1">
            <text:p>0.996</text:p>
          </table:table-cell>
          <table:table-cell office:value-type="float" office:value="1.0389999999999999" table:style-name="ce1">
            <text:p>1.03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05" table:style-name="ce1">
            <text:p>1.05</text:p>
          </table:table-cell>
          <table:table-cell office:value-type="float" office:value="1.131" table:style-name="ce1">
            <text:p>1.131</text:p>
          </table:table-cell>
          <table:table-cell table:number-columns-repeated="16381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0589999999999999" table:style-name="ce1">
            <text:p>1.059</text:p>
          </table:table-cell>
          <table:table-cell office:value-type="float" office:value="1.1759999999999999" table:style-name="ce1">
            <text:p>1.176</text:p>
          </table:table-cell>
          <table:table-cell table:number-columns-repeated="16381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649999999999999" table:style-name="ce1">
            <text:p>1.065</text:p>
          </table:table-cell>
          <table:table-cell office:value-type="float" office:value="1.151" table:style-name="ce1">
            <text:p>1.151</text:p>
          </table:table-cell>
          <table:table-cell table:number-columns-repeated="16381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069" table:style-name="ce1">
            <text:p>1.069</text:p>
          </table:table-cell>
          <table:table-cell office:value-type="float" office:value="1.02" table:style-name="ce1">
            <text:p>1.02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69" table:style-name="ce1">
            <text:p>1.069</text:p>
          </table:table-cell>
          <table:table-cell table:number-columns-repeated="16382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73" table:style-name="ce1">
            <text:p>1.073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101" table:style-name="ce1">
            <text:p>1.101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imulation Parameters afterburne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iameter</text:p>
          </table:table-cell>
          <table:table-cell table:style-name="ce1"/>
          <table:table-cell office:value-type="float" office:value="2.4329999999999998" table:style-name="ce1">
            <text:p>2.4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nl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ressure Recovery</text:p>
          </table:table-cell>
          <table:table-cell table:style-name="ce1"/>
          <table:table-cell office:value-type="string" table:style-name="ce1">
            <text:p>Mil Spe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presso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18.738" table:style-name="ce1">
            <text:p>18.73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95" table:style-name="ce1">
            <text:p>0.995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Stainless Ste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rne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Tmax-R</text:p>
          </table:table-cell>
          <table:table-cell table:style-name="ce1"/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0.92600000000000005" table:style-name="ce1">
            <text:p>0.92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78400000000000003" table:style-name="ce1">
            <text:p>0.78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urbin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74099999999999999" table:style-name="ce1">
            <text:p>0.74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zzl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8/A2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Tmax -R</text:p>
          </table:table-cell>
          <table:table-cell table:style-name="ce1"/>
          <table:table-cell office:value-type="float" office:value="2497" table:style-name="ce1">
            <text:p>2497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1900000000000004" table:style-name="ce1">
            <text:p>0.919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Passively Cooled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Net Thrust (afterburner lbs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5,000 ft</text:p>
          </table:table-cell>
          <table:table-cell office:value-type="string" table:style-name="ce1">
            <text:p>35,000 ft</text:p>
          </table:table-cell>
          <table:table-cell office:value-type="string" table:style-name="ce1">
            <text:p>45,000 ft</text:p>
          </table:table-cell>
          <table:table-cell office:value-type="string" table:style-name="ce1">
            <text:p>55,000 ft</text:p>
          </table:table-cell>
          <table:table-cell/>
          <table:table-cell table:style-name="ce1">
            <draw:frame draw:z-index="2" draw:id="id10" draw:style-name="a10" draw:name="图表 4" svg:x="0.472in" svg:y="0.0772in" svg:width="6.2949in" svg:height="3.546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5663" table:style-name="ce1">
            <text:p>15663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4986" table:style-name="ce1">
            <text:p>14986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5134" table:style-name="ce1">
            <text:p>15134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6068" table:style-name="ce1">
            <text:p>16068</text:p>
          </table:table-cell>
          <table:table-cell table:number-columns-repeated="16382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6836" table:style-name="ce1">
            <text:p>16836</text:p>
          </table:table-cell>
          <table:table-cell table:number-columns-repeated="16382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7812" table:style-name="ce1">
            <text:p>17812</text:p>
          </table:table-cell>
          <table:table-cell table:number-columns-repeated="16382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9008" table:style-name="ce1">
            <text:p>19008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434" table:style-name="ce1">
            <text:p>20434</text:p>
          </table:table-cell>
          <table:table-cell table:number-columns-repeated="16382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2009" table:style-name="ce1">
            <text:p>22009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3768" table:style-name="ce1">
            <text:p>23768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732" table:style-name="ce1">
            <text:p>25732</text:p>
          </table:table-cell>
          <table:table-cell table:number-columns-repeated="16382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0293" table:style-name="ce1">
            <text:p>30293</text:p>
          </table:table-cell>
          <table:table-cell table:number-columns-repeated="16382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8578" table:style-name="ce1">
            <text:p>38578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4728" table:style-name="ce1">
            <text:p>44728</text:p>
          </table:table-cell>
          <table:table-cell table:number-columns-repeated="16382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Thrust Specific Fuel Consumption (afterburne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5,000 ft</text:p>
          </table:table-cell>
          <table:table-cell office:value-type="string" table:style-name="ce1">
            <text:p>35,000 ft</text:p>
          </table:table-cell>
          <table:table-cell office:value-type="string" table:style-name="ce1">
            <text:p>45,000 ft</text:p>
          </table:table-cell>
          <table:table-cell office:value-type="string" table:style-name="ce1">
            <text:p>55,000 ft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208" table:style-name="ce1">
            <text:p>1.208</text:p>
          </table:table-cell>
          <table:table-cell table:number-columns-repeated="5" table:style-name="ce1"/>
          <table:table-cell table:style-name="ce1">
            <draw:frame draw:z-index="3" draw:id="id11" draw:style-name="a11" draw:name="图表 5" svg:x="0.5598in" svg:y="0.1622in" svg:width="6.2949in" svg:height="3.544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2909999999999999" table:style-name="ce1">
            <text:p>1.291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63" table:style-name="ce1">
            <text:p>1.363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23" table:style-name="ce1">
            <text:p>1.423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490000000000001" table:style-name="ce1">
            <text:p>1.449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72" table:style-name="ce1">
            <text:p>1.472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4930000000000001" table:style-name="ce1">
            <text:p>1.493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5129999999999999" table:style-name="ce1">
            <text:p>1.513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532" table:style-name="ce1">
            <text:p>1.532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552" table:style-name="ce1">
            <text:p>1.552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.571" table:style-name="ce1">
            <text:p>1.571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61" table:style-name="ce1">
            <text:p>1.61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75" table:style-name="ce1">
            <text:p>1.675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270000000000001" table:style-name="ce1">
            <text:p>1.727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418" table:style-name="ro2">
          <table:table-cell table:number-columns-repeated="16384"/>
        </table:table-row>
      </table:table>
      <table:table table:name="Computed_Data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Computed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is used to compute missing data or compute summarized data where there is too much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or example, The Coefficient of Lift has different values for Mach and altitude, but DCS World SF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nly varies by Mach. <text:s/>Another example is computing the proper induced drag factors, which a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ypically not provided by NASA reports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Coefficient of Lift (C<text:span text:style-name="T3">L</text:span><text:span text:style-name="T4">α</text:span><text:span text:style-name="T1">) Consolidation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CL alpha min</text:p>
          </table:table-cell>
          <table:table-cell office:value-type="string" table:style-name="ce3">
            <text:p>CL alpha max</text:p>
          </table:table-cell>
          <table:table-cell office:value-type="string" table:style-name="ce3">
            <text:p>CL alpha avg</text:p>
          </table:table-cell>
          <table:table-cell table:number-columns-repeated="2"/>
          <table:table-cell table:style-name="ce1">
            <draw:frame draw:z-index="1" draw:id="id14" draw:style-name="a14" draw:name="图表 1" svg:x="0.0213in" svg:y="0.0295in" svg:width="6.6417in" svg:height="3.561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5" table:formula="of:=MIN([Aerodynamic_Coefficients.B8:.F8])" table:style-name="ce1">
            <text:p>0.5</text:p>
          </table:table-cell>
          <table:table-cell office:value-type="float" office:value="0.5" table:formula="of:=MAX([Aerodynamic_Coefficients.B8:.F8])" table:style-name="ce1">
            <text:p>0.5</text:p>
          </table:table-cell>
          <table:table-cell office:value-type="float" office:value="0.5" table:formula="of:=AVERAGE([Aerodynamic_Coefficients.B8:.F8])" table:style-name="ce1">
            <text:p>0.5</text:p>
          </table:table-cell>
          <table:table-cell table:number-columns-repeated="16380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5" table:formula="of:=MIN([Aerodynamic_Coefficients.B9:.F9])" table:style-name="ce1">
            <text:p>1.5</text:p>
          </table:table-cell>
          <table:table-cell office:value-type="float" office:value="1.5" table:formula="of:=MAX([Aerodynamic_Coefficients.B9:.F9])" table:style-name="ce1">
            <text:p>1.5</text:p>
          </table:table-cell>
          <table:table-cell office:value-type="float" office:value="1.5" table:formula="of:=AVERAGE([Aerodynamic_Coefficients.B9:.F9])" table:style-name="ce1">
            <text:p>1.5</text:p>
          </table:table-cell>
          <table:table-cell table:number-columns-repeated="16380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5" table:formula="of:=MIN([Aerodynamic_Coefficients.B10:.F10])" table:style-name="ce1">
            <text:p>2.5</text:p>
          </table:table-cell>
          <table:table-cell office:value-type="float" office:value="2.5" table:formula="of:=MAX([Aerodynamic_Coefficients.B10:.F10])" table:style-name="ce1">
            <text:p>2.5</text:p>
          </table:table-cell>
          <table:table-cell office:value-type="float" office:value="2.5" table:formula="of:=AVERAGE([Aerodynamic_Coefficients.B10:.F10])" table:style-name="ce1">
            <text:p>2.5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.5" table:formula="of:=MIN([Aerodynamic_Coefficients.B11:.F11])" table:style-name="ce1">
            <text:p>3.5</text:p>
          </table:table-cell>
          <table:table-cell office:value-type="float" office:value="3.5" table:formula="of:=MAX([Aerodynamic_Coefficients.B11:.F11])" table:style-name="ce1">
            <text:p>3.5</text:p>
          </table:table-cell>
          <table:table-cell office:value-type="float" office:value="3.5" table:formula="of:=AVERAGE([Aerodynamic_Coefficients.B11:.F11])" table:style-name="ce1">
            <text:p>3.5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3.4" table:formula="of:=MIN([Aerodynamic_Coefficients.B12:.F12])" table:style-name="ce1">
            <text:p>3.4</text:p>
          </table:table-cell>
          <table:table-cell office:value-type="float" office:value="3.9" table:formula="of:=MAX([Aerodynamic_Coefficients.B12:.F12])" table:style-name="ce1">
            <text:p>3.9</text:p>
          </table:table-cell>
          <table:table-cell office:value-type="float" office:value="3.65" table:formula="of:=AVERAGE([Aerodynamic_Coefficients.B12:.F12])" table:style-name="ce1">
            <text:p>3.65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3.9" table:formula="of:=MIN([Aerodynamic_Coefficients.B13:.F13])" table:style-name="ce1">
            <text:p>3.9</text:p>
          </table:table-cell>
          <table:table-cell office:value-type="float" office:value="3.9" table:formula="of:=MAX([Aerodynamic_Coefficients.B13:.F13])" table:style-name="ce1">
            <text:p>3.9</text:p>
          </table:table-cell>
          <table:table-cell office:value-type="float" office:value="3.9" table:formula="of:=AVERAGE([Aerodynamic_Coefficients.B13:.F13])" table:style-name="ce1">
            <text:p>3.9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8" table:formula="of:=MIN([Aerodynamic_Coefficients.B14:.F14])" table:style-name="ce1">
            <text:p>2.8</text:p>
          </table:table-cell>
          <table:table-cell office:value-type="float" office:value="4.2" table:formula="of:=MAX([Aerodynamic_Coefficients.B14:.F14])" table:style-name="ce1">
            <text:p>4.2</text:p>
          </table:table-cell>
          <table:table-cell office:value-type="float" office:value="3.7333333333333329" table:formula="of:=AVERAGE([Aerodynamic_Coefficients.B14:.F14])" table:style-name="ce1">
            <text:p>3.733333333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8" table:formula="of:=MIN([Aerodynamic_Coefficients.B15:.F15])" table:style-name="ce1">
            <text:p>3.8</text:p>
          </table:table-cell>
          <table:table-cell office:value-type="float" office:value="4.2" table:formula="of:=MAX([Aerodynamic_Coefficients.B15:.F15])" table:style-name="ce1">
            <text:p>4.2</text:p>
          </table:table-cell>
          <table:table-cell office:value-type="float" office:value="4.0666666666666664" table:formula="of:=AVERAGE([Aerodynamic_Coefficients.B15:.F15])" table:style-name="ce1">
            <text:p>4.066666667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" table:formula="of:=MIN([Aerodynamic_Coefficients.B16:.F16])" table:style-name="ce1">
            <text:p>4</text:p>
          </table:table-cell>
          <table:table-cell office:value-type="float" office:value="4.4000000000000004" table:formula="of:=MAX([Aerodynamic_Coefficients.B16:.F16])" table:style-name="ce1">
            <text:p>4.4</text:p>
          </table:table-cell>
          <table:table-cell office:value-type="float" office:value="4.1333333333333337" table:formula="of:=AVERAGE([Aerodynamic_Coefficients.B16:.F16])" table:style-name="ce1">
            <text:p>4.133333333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" table:formula="of:=MIN([Aerodynamic_Coefficients.B17:.F17])" table:style-name="ce1">
            <text:p>4</text:p>
          </table:table-cell>
          <table:table-cell office:value-type="float" office:value="5" table:formula="of:=MAX([Aerodynamic_Coefficients.B17:.F17])" table:style-name="ce1">
            <text:p>5</text:p>
          </table:table-cell>
          <table:table-cell office:value-type="float" office:value="4.4666666666666668" table:formula="of:=AVERAGE([Aerodynamic_Coefficients.B17:.F17])" table:style-name="ce1">
            <text:p>4.466666667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9000000000000004" table:formula="of:=MIN([Aerodynamic_Coefficients.B19:.F19])" table:style-name="ce1">
            <text:p>4.9</text:p>
          </table:table-cell>
          <table:table-cell office:value-type="float" office:value="4.9000000000000004" table:formula="of:=MAX([Aerodynamic_Coefficients.B19:.F19])" table:style-name="ce1">
            <text:p>4.9</text:p>
          </table:table-cell>
          <table:table-cell office:value-type="float" office:value="4.9000000000000004" table:formula="of:=AVERAGE([Aerodynamic_Coefficients.B19:.F19])" table:style-name="ce1">
            <text:p>4.9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750000000000002" table:formula="of:=MIN([Aerodynamic_Coefficients.B20:.F20])" table:style-name="ce1">
            <text:p>4.575</text:p>
          </table:table-cell>
          <table:table-cell office:value-type="float" office:value="4.5750000000000002" table:formula="of:=MAX([Aerodynamic_Coefficients.B20:.F20])" table:style-name="ce1">
            <text:p>4.575</text:p>
          </table:table-cell>
          <table:table-cell office:value-type="float" office:value="4.5750000000000002" table:formula="of:=AVERAGE([Aerodynamic_Coefficients.B20:.F20])" table:style-name="ce1">
            <text:p>4.575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4.25" table:formula="of:=MIN([Aerodynamic_Coefficients.B21:.F21])" table:style-name="ce1">
            <text:p>4.25</text:p>
          </table:table-cell>
          <table:table-cell office:value-type="float" office:value="4.25" table:formula="of:=MAX([Aerodynamic_Coefficients.B21:.F21])" table:style-name="ce1">
            <text:p>4.25</text:p>
          </table:table-cell>
          <table:table-cell office:value-type="float" office:value="4.25" table:formula="of:=AVERAGE([Aerodynamic_Coefficients.B21:.F21])" table:style-name="ce1">
            <text:p>4.25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3.9249999999999998" table:formula="of:=MIN([Aerodynamic_Coefficients.B22:.F22])" table:style-name="ce1">
            <text:p>3.925</text:p>
          </table:table-cell>
          <table:table-cell office:value-type="float" office:value="3.9249999999999998" table:formula="of:=MAX([Aerodynamic_Coefficients.B22:.F22])" table:style-name="ce1">
            <text:p>3.925</text:p>
          </table:table-cell>
          <table:table-cell office:value-type="float" office:value="3.9249999999999998" table:formula="of:=AVERAGE([Aerodynamic_Coefficients.B22:.F22])" table:style-name="ce1">
            <text:p>3.925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.5999999999999996" table:formula="of:=MIN([Aerodynamic_Coefficients.B23:.F23])" table:style-name="ce1">
            <text:p>3.6</text:p>
          </table:table-cell>
          <table:table-cell office:value-type="float" office:value="3.6" table:formula="of:=MAX([Aerodynamic_Coefficients.B23:.F23])" table:style-name="ce1">
            <text:p>3.6</text:p>
          </table:table-cell>
          <table:table-cell office:value-type="float" office:value="3.6" table:formula="of:=AVERAGE([Aerodynamic_Coefficients.B23:.F23])" table:style-name="ce1">
            <text:p>3.6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.2749999999999995" table:formula="of:=MIN([Aerodynamic_Coefficients.B24:.F24])" table:style-name="ce1">
            <text:p>3.275</text:p>
          </table:table-cell>
          <table:table-cell office:value-type="float" office:value="3.2749999999999999" table:formula="of:=MAX([Aerodynamic_Coefficients.B24:.F24])" table:style-name="ce1">
            <text:p>3.275</text:p>
          </table:table-cell>
          <table:table-cell office:value-type="float" office:value="3.2749999999999999" table:formula="of:=AVERAGE([Aerodynamic_Coefficients.B24:.F24])" table:style-name="ce1">
            <text:p>3.275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.9499999999999993" table:formula="of:=MIN([Aerodynamic_Coefficients.B25:.F25])" table:style-name="ce1">
            <text:p>2.95</text:p>
          </table:table-cell>
          <table:table-cell office:value-type="float" office:value="2.95" table:formula="of:=MAX([Aerodynamic_Coefficients.B25:.F25])" table:style-name="ce1">
            <text:p>2.95</text:p>
          </table:table-cell>
          <table:table-cell office:value-type="float" office:value="2.9499999999999993" table:formula="of:=AVERAGE([Aerodynamic_Coefficients.B25:.F25])" table:style-name="ce1">
            <text:p>2.95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6249999999999991" table:formula="of:=MIN([Aerodynamic_Coefficients.B26:.F26])" table:style-name="ce1">
            <text:p>2.625</text:p>
          </table:table-cell>
          <table:table-cell office:value-type="float" office:value="2.625" table:formula="of:=MAX([Aerodynamic_Coefficients.B26:.F26])" table:style-name="ce1">
            <text:p>2.625</text:p>
          </table:table-cell>
          <table:table-cell office:value-type="float" office:value="2.6249999999999991" table:formula="of:=AVERAGE([Aerodynamic_Coefficients.B26:.F26])" table:style-name="ce1">
            <text:p>2.625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2.2999999999999998" table:formula="of:=MIN([Aerodynamic_Coefficients.B27:.F27])" table:style-name="ce1">
            <text:p>2.3</text:p>
          </table:table-cell>
          <table:table-cell office:value-type="float" office:value="2.2999999999999998" table:formula="of:=MAX([Aerodynamic_Coefficients.B27:.F27])" table:style-name="ce1">
            <text:p>2.3</text:p>
          </table:table-cell>
          <table:table-cell office:value-type="float" office:value="2.2999999999999998" table:formula="of:=AVERAGE([Aerodynamic_Coefficients.B27:.F27])" table:style-name="ce1">
            <text:p>2.3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9750000000000001" table:formula="of:=MIN([Aerodynamic_Coefficients.B28:.F28])" table:style-name="ce1">
            <text:p>1.975</text:p>
          </table:table-cell>
          <table:table-cell office:value-type="float" office:value="1.9750000000000005" table:formula="of:=MAX([Aerodynamic_Coefficients.B28:.F28])" table:style-name="ce1">
            <text:p>1.975</text:p>
          </table:table-cell>
          <table:table-cell office:value-type="float" office:value="1.9750000000000003" table:formula="of:=AVERAGE([Aerodynamic_Coefficients.B28:.F28])" table:style-name="ce1">
            <text:p>1.975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6500000000000004" table:formula="of:=MIN([Aerodynamic_Coefficients.B29:.F29])" table:style-name="ce1">
            <text:p>1.65</text:p>
          </table:table-cell>
          <table:table-cell office:value-type="float" office:value="1.6500000000000012" table:formula="of:=MAX([Aerodynamic_Coefficients.B29:.F29])" table:style-name="ce1">
            <text:p>1.65</text:p>
          </table:table-cell>
          <table:table-cell office:value-type="float" office:value="1.6500000000000008" table:formula="of:=AVERAGE([Aerodynamic_Coefficients.B29:.F29])" table:style-name="ce1">
            <text:p>1.65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3250000000000006" table:formula="of:=MIN([Aerodynamic_Coefficients.B30:.F30])" table:style-name="ce1">
            <text:p>1.325</text:p>
          </table:table-cell>
          <table:table-cell office:value-type="float" office:value="1.3250000000000006" table:formula="of:=MAX([Aerodynamic_Coefficients.B30:.F30])" table:style-name="ce1">
            <text:p>1.325</text:p>
          </table:table-cell>
          <table:table-cell office:value-type="float" office:value="1.3250000000000006" table:formula="of:=AVERAGE([Aerodynamic_Coefficients.B30:.F30])" table:style-name="ce1">
            <text:p>1.325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Minimum Drag Coefficient (CD<text:span text:style-name="T3">min</text:span>) Consolid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CD<text:span text:style-name="T3">min</text:span></text:p>
          </table:table-cell>
          <table:table-cell table:number-columns-repeated="4"/>
          <table:table-cell table:style-name="ce1">
            <draw:frame draw:z-index="9" draw:id="id22" draw:style-name="a22" draw:name="图表 2" svg:x="0.0413in" svg:y="0.089in" svg:width="6.3457in" svg:height="3.5492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4999999999999999E-2" table:formula="of:=[Aerodynamic_Coefficients.G62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4999999999999999E-2" table:formula="of:=[Aerodynamic_Coefficients.G63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4999999999999999E-2" table:formula="of:=[Aerodynamic_Coefficients.G64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.4999999999999999E-2" table:formula="of:=[Aerodynamic_Coefficients.G65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999999999999999E-2" table:formula="of:=[Aerodynamic_Coefficients.G66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4999999999999999E-2" table:formula="of:=[Aerodynamic_Coefficients.G67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999999999999999E-2" table:formula="of:=[Aerodynamic_Coefficients.G68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999999999999999E-2" table:formula="of:=[Aerodynamic_Coefficients.G69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formula="of:=[Aerodynamic_Coefficients.G70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formula="of:=[Aerodynamic_Coefficients.G71]" table:style-name="ce1">
            <text:p>0.018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formula="of:=[Aerodynamic_Coefficients.G72]" table:style-name="ce1">
            <text:p>0.045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8000000000000001E-2" table:formula="of:=0.048" table:style-name="ce1">
            <text:p>0.048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5.0999999999999997E-2" table:style-name="ce1">
            <text:p>0.051</text:p>
          </table:table-cell>
          <table:table-cell table:number-columns-repeated="16382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05" table:formula="of:=[Aerodynamic_Coefficients.G77]" table:style-name="ce1">
            <text:p>0.05</text:p>
          </table:table-cell>
          <table:table-cell table:number-columns-repeated="16382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4.4999999999999998E-2" table:formula="of:=[Aerodynamic_Coefficients.G78]" table:style-name="ce1">
            <text:p>0.045</text:p>
          </table:table-cell>
          <table:table-cell table:number-columns-repeated="16382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04" table:formula="of:=[Aerodynamic_Coefficients.G79]" table:style-name="ce1">
            <text:p>0.04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.5000000000000003E-2" table:formula="of:=[Aerodynamic_Coefficients.G80]" table:style-name="ce1">
            <text:p>0.035</text:p>
          </table:table-cell>
          <table:table-cell table:number-columns-repeated="16382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03" table:formula="of:=[Aerodynamic_Coefficients.G81]" table:style-name="ce1">
            <text:p>0.03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5000000000000001E-2" table:formula="of:=[Aerodynamic_Coefficients.G82]" table:style-name="ce1">
            <text:p>0.025</text:p>
          </table:table-cell>
          <table:table-cell table:number-columns-repeated="16382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02" table:formula="of:=[Aerodynamic_Coefficients.G83]" table:style-name="ce1">
            <text:p>0.02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4999999999999999E-2" table:formula="of:=[Aerodynamic_Coefficients.G84]" table:style-name="ce1">
            <text:p>0.015</text:p>
          </table:table-cell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3">
            <text:p>Aileron Control Power (roll) Coefficient (<text:span text:style-name="T1">C</text:span><text:span text:style-name="T6">l</text:span><text:span text:style-name="T4">δ</text:span><text:span text:style-name="T4">a</text:span>) Consolid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min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max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avg</text:p>
          </table:table-cell>
          <table:table-cell table:number-columns-repeated="2"/>
          <table:table-cell table:style-name="ce1">
            <draw:frame draw:z-index="4" draw:id="id17" draw:style-name="a17" draw:name="图表 3" svg:x="0.0516in" svg:y="0.0319in" svg:width="6.3524in" svg:height="3.5539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9000000000000002E-2" table:formula="of:=MIN([Aerodynamic_Coefficients.B89:.F89])" table:style-name="ce1">
            <text:p>0.049</text:p>
          </table:table-cell>
          <table:table-cell office:value-type="float" office:value="4.9000000000000002E-2" table:formula="of:=MAX([Aerodynamic_Coefficients.B89:.F89])" table:style-name="ce1">
            <text:p>0.049</text:p>
          </table:table-cell>
          <table:table-cell office:value-type="float" office:value="4.9000000000000002E-2" table:formula="of:=AVERAGE([Aerodynamic_Coefficients.B89:.F89])" table:style-name="ce1">
            <text:p>0.049</text:p>
          </table:table-cell>
          <table:table-cell table:number-columns-repeated="16380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4.7E-2" table:formula="of:=MIN([Aerodynamic_Coefficients.B90:.F90])" table:style-name="ce1">
            <text:p>0.047</text:p>
          </table:table-cell>
          <table:table-cell office:value-type="float" office:value="4.7E-2" table:formula="of:=MAX([Aerodynamic_Coefficients.B90:.F90])" table:style-name="ce1">
            <text:p>0.047</text:p>
          </table:table-cell>
          <table:table-cell office:value-type="float" office:value="4.7E-2" table:formula="of:=AVERAGE([Aerodynamic_Coefficients.B90:.F90])" table:style-name="ce1">
            <text:p>0.047</text:p>
          </table:table-cell>
          <table:table-cell table:number-columns-repeated="16380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4999999999999998E-2" table:formula="of:=MIN([Aerodynamic_Coefficients.B91:.F91])" table:style-name="ce1">
            <text:p>0.045</text:p>
          </table:table-cell>
          <table:table-cell office:value-type="float" office:value="4.4999999999999998E-2" table:formula="of:=MAX([Aerodynamic_Coefficients.B91:.F91])" table:style-name="ce1">
            <text:p>0.045</text:p>
          </table:table-cell>
          <table:table-cell office:value-type="float" office:value="4.4999999999999998E-2" table:formula="of:=AVERAGE([Aerodynamic_Coefficients.B91:.F91])" table:style-name="ce1">
            <text:p>0.045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4.2999999999999997E-2" table:formula="of:=MIN([Aerodynamic_Coefficients.B92:.F92])" table:style-name="ce1">
            <text:p>0.043</text:p>
          </table:table-cell>
          <table:table-cell office:value-type="float" office:value="4.2999999999999997E-2" table:formula="of:=MAX([Aerodynamic_Coefficients.B92:.F92])" table:style-name="ce1">
            <text:p>0.043</text:p>
          </table:table-cell>
          <table:table-cell office:value-type="float" office:value="4.2999999999999997E-2" table:formula="of:=AVERAGE([Aerodynamic_Coefficients.B92:.F92])" table:style-name="ce1">
            <text:p>0.043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.2000000000000003E-2" table:formula="of:=MIN([Aerodynamic_Coefficients.B93:.F93])" table:style-name="ce1">
            <text:p>0.042</text:p>
          </table:table-cell>
          <table:table-cell office:value-type="float" office:value="4.2000000000000003E-2" table:formula="of:=MAX([Aerodynamic_Coefficients.B93:.F93])" table:style-name="ce1">
            <text:p>0.042</text:p>
          </table:table-cell>
          <table:table-cell office:value-type="float" office:value="4.2000000000000003E-2" table:formula="of:=AVERAGE([Aerodynamic_Coefficients.B93:.F93])" table:style-name="ce1">
            <text:p>0.042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4.1500000000000002E-2" table:formula="of:=MIN([Aerodynamic_Coefficients.B94:.F94])" table:style-name="ce1">
            <text:p>0.0415</text:p>
          </table:table-cell>
          <table:table-cell office:value-type="float" office:value="4.1500000000000002E-2" table:formula="of:=MAX([Aerodynamic_Coefficients.B94:.F94])" table:style-name="ce1">
            <text:p>0.0415</text:p>
          </table:table-cell>
          <table:table-cell office:value-type="float" office:value="4.1500000000000002E-2" table:formula="of:=AVERAGE([Aerodynamic_Coefficients.B94:.F94])" table:style-name="ce1">
            <text:p>0.0415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1000000000000002E-2" table:formula="of:=MIN([Aerodynamic_Coefficients.B95:.F95])" table:style-name="ce1">
            <text:p>0.041</text:p>
          </table:table-cell>
          <table:table-cell office:value-type="float" office:value="4.1000000000000002E-2" table:formula="of:=MAX([Aerodynamic_Coefficients.B95:.F95])" table:style-name="ce1">
            <text:p>0.041</text:p>
          </table:table-cell>
          <table:table-cell office:value-type="float" office:value="4.1000000000000002E-2" table:formula="of:=AVERAGE([Aerodynamic_Coefficients.B95:.F95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1000000000000002E-2" table:formula="of:=MIN([Aerodynamic_Coefficients.B96:.F96])" table:style-name="ce1">
            <text:p>0.041</text:p>
          </table:table-cell>
          <table:table-cell office:value-type="float" office:value="4.1000000000000002E-2" table:formula="of:=MAX([Aerodynamic_Coefficients.B96:.F96])" table:style-name="ce1">
            <text:p>0.041</text:p>
          </table:table-cell>
          <table:table-cell office:value-type="float" office:value="4.1000000000000002E-2" table:formula="of:=AVERAGE([Aerodynamic_Coefficients.B96:.F96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.1000000000000002E-2" table:formula="of:=MIN([Aerodynamic_Coefficients.B97:.F97])" table:style-name="ce1">
            <text:p>0.041</text:p>
          </table:table-cell>
          <table:table-cell office:value-type="float" office:value="4.1000000000000002E-2" table:formula="of:=MAX([Aerodynamic_Coefficients.B97:.F97])" table:style-name="ce1">
            <text:p>0.041</text:p>
          </table:table-cell>
          <table:table-cell office:value-type="float" office:value="4.1000000000000002E-2" table:formula="of:=AVERAGE([Aerodynamic_Coefficients.B97:.F97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.1000000000000002E-2" table:formula="of:=MIN([Aerodynamic_Coefficients.B98:.F98])" table:style-name="ce1">
            <text:p>0.041</text:p>
          </table:table-cell>
          <table:table-cell office:value-type="float" office:value="4.1000000000000002E-2" table:formula="of:=MAX([Aerodynamic_Coefficients.B98:.F98])" table:style-name="ce1">
            <text:p>0.041</text:p>
          </table:table-cell>
          <table:table-cell office:value-type="float" office:value="4.1000000000000002E-2" table:formula="of:=AVERAGE([Aerodynamic_Coefficients.B98:.F98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2999999999999997E-2" table:formula="of:=MIN([Aerodynamic_Coefficients.B99:.F99])" table:style-name="ce1">
            <text:p>0.043</text:p>
          </table:table-cell>
          <table:table-cell office:value-type="float" office:value="4.2999999999999997E-2" table:formula="of:=MAX([Aerodynamic_Coefficients.B99:.F99])" table:style-name="ce1">
            <text:p>0.043</text:p>
          </table:table-cell>
          <table:table-cell office:value-type="float" office:value="4.2999999999999997E-2" table:formula="of:=AVERAGE([Aerodynamic_Coefficients.B99:.F99])" table:style-name="ce1">
            <text:p>0.043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.6999999999999998E-2" table:formula="of:=MIN([Aerodynamic_Coefficients.B100:.F100])" table:style-name="ce1">
            <text:p>0.037</text:p>
          </table:table-cell>
          <table:table-cell office:value-type="float" office:value="3.6999999999999998E-2" table:formula="of:=MAX([Aerodynamic_Coefficients.B100:.F100])" table:style-name="ce1">
            <text:p>0.037</text:p>
          </table:table-cell>
          <table:table-cell office:value-type="float" office:value="3.6999999999999998E-2" table:formula="of:=AVERAGE([Aerodynamic_Coefficients.B100:.F100])" table:style-name="ce1">
            <text:p>0.037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3.3000000000000002E-2" table:formula="of:=MIN([Aerodynamic_Coefficients.B101:.F101])" table:style-name="ce1">
            <text:p>0.033</text:p>
          </table:table-cell>
          <table:table-cell office:value-type="float" office:value="3.3000000000000002E-2" table:formula="of:=MAX([Aerodynamic_Coefficients.B101:.F101])" table:style-name="ce1">
            <text:p>0.033</text:p>
          </table:table-cell>
          <table:table-cell office:value-type="float" office:value="3.3000000000000002E-2" table:formula="of:=AVERAGE([Aerodynamic_Coefficients.B101:.F101])" table:style-name="ce1">
            <text:p>0.033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.8000000000000001E-2" table:formula="of:=MIN([Aerodynamic_Coefficients.B102:.F102])" table:style-name="ce1">
            <text:p>0.028</text:p>
          </table:table-cell>
          <table:table-cell office:value-type="float" office:value="2.8000000000000001E-2" table:formula="of:=MAX([Aerodynamic_Coefficients.B102:.F102])" table:style-name="ce1">
            <text:p>0.028</text:p>
          </table:table-cell>
          <table:table-cell office:value-type="float" office:value="2.8000000000000004E-2" table:formula="of:=AVERAGE([Aerodynamic_Coefficients.B102:.F102])" table:style-name="ce1">
            <text:p>0.028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.5000000000000001E-2" table:formula="of:=MIN([Aerodynamic_Coefficients.B103:.F103])" table:style-name="ce1">
            <text:p>0.025</text:p>
          </table:table-cell>
          <table:table-cell office:value-type="float" office:value="2.5000000000000001E-2" table:formula="of:=MAX([Aerodynamic_Coefficients.B103:.F103])" table:style-name="ce1">
            <text:p>0.025</text:p>
          </table:table-cell>
          <table:table-cell office:value-type="float" office:value="2.5000000000000001E-2" table:formula="of:=AVERAGE([Aerodynamic_Coefficients.B103:.F103])" table:style-name="ce1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.1999999999999999E-2" table:formula="of:=MIN([Aerodynamic_Coefficients.B104:.F104])" table:style-name="ce1">
            <text:p>0.022</text:p>
          </table:table-cell>
          <table:table-cell office:value-type="float" office:value="2.1999999999999999E-2" table:formula="of:=MAX([Aerodynamic_Coefficients.B104:.F104])" table:style-name="ce1">
            <text:p>0.022</text:p>
          </table:table-cell>
          <table:table-cell office:value-type="float" office:value="2.1999999999999999E-2" table:formula="of:=AVERAGE([Aerodynamic_Coefficients.B104:.F104])" table:style-name="ce1">
            <text:p>0.022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02" table:formula="of:=MIN([Aerodynamic_Coefficients.B105:.F105])" table:style-name="ce1">
            <text:p>0.02</text:p>
          </table:table-cell>
          <table:table-cell office:value-type="float" office:value="0.02" table:formula="of:=MAX([Aerodynamic_Coefficients.B105:.F105])" table:style-name="ce1">
            <text:p>0.02</text:p>
          </table:table-cell>
          <table:table-cell office:value-type="float" office:value="0.02" table:formula="of:=AVERAGE([Aerodynamic_Coefficients.B105:.F105])" table:style-name="ce1">
            <text:p>0.02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7000000000000001E-2" table:formula="of:=MIN([Aerodynamic_Coefficients.B106:.F106])" table:style-name="ce1">
            <text:p>0.017</text:p>
          </table:table-cell>
          <table:table-cell office:value-type="float" office:value="1.7000000000000001E-2" table:formula="of:=MAX([Aerodynamic_Coefficients.B106:.F106])" table:style-name="ce1">
            <text:p>0.017</text:p>
          </table:table-cell>
          <table:table-cell office:value-type="float" office:value="1.7000000000000001E-2" table:formula="of:=AVERAGE([Aerodynamic_Coefficients.B106:.F106])" table:style-name="ce1">
            <text:p>0.017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E-2" table:formula="of:=MIN([Aerodynamic_Coefficients.B107:.F107])" table:style-name="ce1">
            <text:p>0.016</text:p>
          </table:table-cell>
          <table:table-cell office:value-type="float" office:value="1.6E-2" table:formula="of:=MAX([Aerodynamic_Coefficients.B107:.F107])" table:style-name="ce1">
            <text:p>0.016</text:p>
          </table:table-cell>
          <table:table-cell office:value-type="float" office:value="1.6E-2" table:formula="of:=AVERAGE([Aerodynamic_Coefficients.B107:.F107])" table:style-name="ce1">
            <text:p>0.016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4999999999999999E-2" table:formula="of:=MIN([Aerodynamic_Coefficients.B108:.F108])" table:style-name="ce1">
            <text:p>0.015</text:p>
          </table:table-cell>
          <table:table-cell office:value-type="float" office:value="1.4999999999999999E-2" table:formula="of:=MAX([Aerodynamic_Coefficients.B108:.F108])" table:style-name="ce1">
            <text:p>0.015</text:p>
          </table:table-cell>
          <table:table-cell office:value-type="float" office:value="1.4999999999999999E-2" table:formula="of:=AVERAGE([Aerodynamic_Coefficients.B108:.F108])" table:style-name="ce1">
            <text:p>0.015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E-2" table:formula="of:=MIN([Aerodynamic_Coefficients.B109:.F109])" table:style-name="ce1">
            <text:p>0.014</text:p>
          </table:table-cell>
          <table:table-cell office:value-type="float" office:value="1.4E-2" table:formula="of:=MAX([Aerodynamic_Coefficients.B109:.F109])" table:style-name="ce1">
            <text:p>0.014</text:p>
          </table:table-cell>
          <table:table-cell office:value-type="float" office:value="1.4000000000000002E-2" table:formula="of:=AVERAGE([Aerodynamic_Coefficients.B109:.F109])" table:style-name="ce1">
            <text:p>0.014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2999999999999999E-2" table:formula="of:=MIN([Aerodynamic_Coefficients.B110:.F110])" table:style-name="ce1">
            <text:p>0.013</text:p>
          </table:table-cell>
          <table:table-cell office:value-type="float" office:value="1.2999999999999999E-2" table:formula="of:=MAX([Aerodynamic_Coefficients.B110:.F110])" table:style-name="ce1">
            <text:p>0.013</text:p>
          </table:table-cell>
          <table:table-cell office:value-type="float" office:value="1.3000000000000001E-2" table:formula="of:=AVERAGE([Aerodynamic_Coefficients.B110:.F110])" table:style-name="ce1">
            <text:p>0.013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2E-2" table:formula="of:=MIN([Aerodynamic_Coefficients.B111:.F111])" table:style-name="ce1">
            <text:p>0.012</text:p>
          </table:table-cell>
          <table:table-cell office:value-type="float" office:value="1.2E-2" table:formula="of:=MAX([Aerodynamic_Coefficients.B111:.F111])" table:style-name="ce1">
            <text:p>0.012</text:p>
          </table:table-cell>
          <table:table-cell office:value-type="float" office:value="1.2E-2" table:formula="of:=AVERAGE([Aerodynamic_Coefficients.B111:.F111])" table:style-name="ce1">
            <text:p>0.012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3">
            <text:p>Roll Damping Coefficient (<text:span text:style-name="T1">C</text:span><text:span text:style-name="T6">l</text:span><text:span text:style-name="T4">p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min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max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avg</text:p>
          </table:table-cell>
          <table:table-cell table:number-columns-repeated="2"/>
          <table:table-cell table:style-name="ce1">
            <draw:frame draw:z-index="3" draw:id="id16" draw:style-name="a16" draw:name="图表 4" svg:x="0.0965in" svg:y="0.0622in" svg:width="6.3567in" svg:height="3.5528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0.1" table:formula="of:=MIN([Aerodynamic_Coefficients.B118:.F118])" table:style-name="ce1">
            <text:p>-0.1</text:p>
          </table:table-cell>
          <table:table-cell office:value-type="float" office:value="-0.1" table:formula="of:=MAX([Aerodynamic_Coefficients.B118:.F118])" table:style-name="ce1">
            <text:p>-0.1</text:p>
          </table:table-cell>
          <table:table-cell office:value-type="float" office:value="-0.1" table:formula="of:=AVERAGE([Aerodynamic_Coefficients.B118:.F118])" table:style-name="ce1">
            <text:p>-0.1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0.12" table:formula="of:=MIN([Aerodynamic_Coefficients.B119:.F119])" table:style-name="ce1">
            <text:p>-0.12</text:p>
          </table:table-cell>
          <table:table-cell office:value-type="float" office:value="-0.12" table:formula="of:=MAX([Aerodynamic_Coefficients.B119:.F119])" table:style-name="ce1">
            <text:p>-0.12</text:p>
          </table:table-cell>
          <table:table-cell office:value-type="float" office:value="-0.12" table:formula="of:=AVERAGE([Aerodynamic_Coefficients.B119:.F119])" table:style-name="ce1">
            <text:p>-0.12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0.32" table:formula="of:=MIN([Aerodynamic_Coefficients.B120:.F120])" table:style-name="ce1">
            <text:p>-0.32</text:p>
          </table:table-cell>
          <table:table-cell office:value-type="float" office:value="-0.15" table:formula="of:=MAX([Aerodynamic_Coefficients.B120:.F120])" table:style-name="ce1">
            <text:p>-0.15</text:p>
          </table:table-cell>
          <table:table-cell office:value-type="float" office:value="-0.23499999999999999" table:formula="of:=AVERAGE([Aerodynamic_Coefficients.B120:.F120])" table:style-name="ce1">
            <text:p>-0.235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0.34" table:formula="of:=MIN([Aerodynamic_Coefficients.B121:.F121])" table:style-name="ce1">
            <text:p>-0.34</text:p>
          </table:table-cell>
          <table:table-cell office:value-type="float" office:value="-0.28999999999999998" table:formula="of:=MAX([Aerodynamic_Coefficients.B121:.F121])" table:style-name="ce1">
            <text:p>-0.29</text:p>
          </table:table-cell>
          <table:table-cell office:value-type="float" office:value="-0.315" table:formula="of:=AVERAGE([Aerodynamic_Coefficients.B121:.F121])" table:style-name="ce1">
            <text:p>-0.315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0.35" table:formula="of:=MIN([Aerodynamic_Coefficients.B122:.F122])" table:style-name="ce1">
            <text:p>-0.35</text:p>
          </table:table-cell>
          <table:table-cell office:value-type="float" office:value="-0.1" table:formula="of:=MAX([Aerodynamic_Coefficients.B122:.F122])" table:style-name="ce1">
            <text:p>-0.1</text:p>
          </table:table-cell>
          <table:table-cell office:value-type="float" office:value="-0.19599999999999998" table:formula="of:=AVERAGE([Aerodynamic_Coefficients.B122:.F122])" table:style-name="ce1">
            <text:p>-0.196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0.35" table:formula="of:=MIN([Aerodynamic_Coefficients.B123:.F123])" table:style-name="ce1">
            <text:p>-0.35</text:p>
          </table:table-cell>
          <table:table-cell office:value-type="float" office:value="-0.24" table:formula="of:=MAX([Aerodynamic_Coefficients.B123:.F123])" table:style-name="ce1">
            <text:p>-0.24</text:p>
          </table:table-cell>
          <table:table-cell office:value-type="float" office:value="-0.27599999999999997" table:formula="of:=AVERAGE([Aerodynamic_Coefficients.B123:.F123])" table:style-name="ce1">
            <text:p>-0.276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36" table:formula="of:=MIN([Aerodynamic_Coefficients.B124:.F124])" table:style-name="ce1">
            <text:p>-0.36</text:p>
          </table:table-cell>
          <table:table-cell office:value-type="float" office:value="-0.31" table:formula="of:=MAX([Aerodynamic_Coefficients.B124:.F124])" table:style-name="ce1">
            <text:p>-0.31</text:p>
          </table:table-cell>
          <table:table-cell office:value-type="float" office:value="-0.34799999999999998" table:formula="of:=AVERAGE([Aerodynamic_Coefficients.B124:.F124])" table:style-name="ce1">
            <text:p>-0.348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4" table:formula="of:=MIN([Aerodynamic_Coefficients.B125:.F125])" table:style-name="ce1">
            <text:p>-0.4</text:p>
          </table:table-cell>
          <table:table-cell office:value-type="float" office:value="-0.33" table:formula="of:=MAX([Aerodynamic_Coefficients.B125:.F125])" table:style-name="ce1">
            <text:p>-0.33</text:p>
          </table:table-cell>
          <table:table-cell office:value-type="float" office:value="-0.376" table:formula="of:=AVERAGE([Aerodynamic_Coefficients.B125:.F125])" table:style-name="ce1">
            <text:p>-0.376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42" table:formula="of:=MIN([Aerodynamic_Coefficients.B126:.F126])" table:style-name="ce1">
            <text:p>-0.42</text:p>
          </table:table-cell>
          <table:table-cell office:value-type="float" office:value="-0.38" table:formula="of:=MAX([Aerodynamic_Coefficients.B126:.F126])" table:style-name="ce1">
            <text:p>-0.38</text:p>
          </table:table-cell>
          <table:table-cell office:value-type="float" office:value="-0.40400000000000003" table:formula="of:=AVERAGE([Aerodynamic_Coefficients.B126:.F126])" table:style-name="ce1">
            <text:p>-0.404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0.39" table:formula="of:=MIN([Aerodynamic_Coefficients.B127:.F127])" table:style-name="ce1">
            <text:p>-0.39</text:p>
          </table:table-cell>
          <table:table-cell office:value-type="float" office:value="-0.38" table:formula="of:=MAX([Aerodynamic_Coefficients.B127:.F127])" table:style-name="ce1">
            <text:p>-0.38</text:p>
          </table:table-cell>
          <table:table-cell office:value-type="float" office:value="-0.38800000000000007" table:formula="of:=AVERAGE([Aerodynamic_Coefficients.B127:.F127])" table:style-name="ce1">
            <text:p>-0.388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0.38" table:formula="of:=MIN([Aerodynamic_Coefficients.B128:.F128])" table:style-name="ce1">
            <text:p>-0.38</text:p>
          </table:table-cell>
          <table:table-cell office:value-type="float" office:value="-0.35" table:formula="of:=MAX([Aerodynamic_Coefficients.B128:.F128])" table:style-name="ce1">
            <text:p>-0.35</text:p>
          </table:table-cell>
          <table:table-cell office:value-type="float" office:value="-0.37249999999999994" table:formula="of:=AVERAGE([Aerodynamic_Coefficients.B128:.F128])" table:style-name="ce1">
            <text:p>-0.3725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0.35" table:formula="of:=MIN([Aerodynamic_Coefficients.B129:.F129])" table:style-name="ce1">
            <text:p>-0.35</text:p>
          </table:table-cell>
          <table:table-cell office:value-type="float" office:value="-0.35" table:formula="of:=MAX([Aerodynamic_Coefficients.B129:.F129])" table:style-name="ce1">
            <text:p>-0.35</text:p>
          </table:table-cell>
          <table:table-cell office:value-type="float" office:value="-0.34999999999999992" table:formula="of:=AVERAGE([Aerodynamic_Coefficients.B129:.F129])" table:style-name="ce1">
            <text:p>-0.35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0.32" table:formula="of:=MIN([Aerodynamic_Coefficients.B130:.F130])" table:style-name="ce1">
            <text:p>-0.32</text:p>
          </table:table-cell>
          <table:table-cell office:value-type="float" office:value="-0.32" table:formula="of:=MAX([Aerodynamic_Coefficients.B130:.F130])" table:style-name="ce1">
            <text:p>-0.32</text:p>
          </table:table-cell>
          <table:table-cell office:value-type="float" office:value="-0.32" table:formula="of:=AVERAGE([Aerodynamic_Coefficients.B130:.F130])" table:style-name="ce1">
            <text:p>-0.32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0.31" table:formula="of:=MIN([Aerodynamic_Coefficients.B131:.F131])" table:style-name="ce1">
            <text:p>-0.31</text:p>
          </table:table-cell>
          <table:table-cell office:value-type="float" office:value="-0.31" table:formula="of:=MAX([Aerodynamic_Coefficients.B131:.F131])" table:style-name="ce1">
            <text:p>-0.31</text:p>
          </table:table-cell>
          <table:table-cell office:value-type="float" office:value="-0.31" table:formula="of:=AVERAGE([Aerodynamic_Coefficients.B131:.F131])" table:style-name="ce1">
            <text:p>-0.31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0.3" table:formula="of:=MIN([Aerodynamic_Coefficients.B132:.F132])" table:style-name="ce1">
            <text:p>-0.3</text:p>
          </table:table-cell>
          <table:table-cell office:value-type="float" office:value="-0.3" table:formula="of:=MAX([Aerodynamic_Coefficients.B132:.F132])" table:style-name="ce1">
            <text:p>-0.3</text:p>
          </table:table-cell>
          <table:table-cell office:value-type="float" office:value="-0.3" table:formula="of:=AVERAGE([Aerodynamic_Coefficients.B132:.F132])" table:style-name="ce1">
            <text:p>-0.3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0.28999999999999998" table:formula="of:=MIN([Aerodynamic_Coefficients.B133:.F133])" table:style-name="ce1">
            <text:p>-0.29</text:p>
          </table:table-cell>
          <table:table-cell office:value-type="float" office:value="-0.28999999999999998" table:formula="of:=MAX([Aerodynamic_Coefficients.B133:.F133])" table:style-name="ce1">
            <text:p>-0.29</text:p>
          </table:table-cell>
          <table:table-cell office:value-type="float" office:value="-0.28999999999999998" table:formula="of:=AVERAGE([Aerodynamic_Coefficients.B133:.F133])" table:style-name="ce1">
            <text:p>-0.29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0.28000000000000003" table:formula="of:=MIN([Aerodynamic_Coefficients.B134:.F134])" table:style-name="ce1">
            <text:p>-0.28</text:p>
          </table:table-cell>
          <table:table-cell office:value-type="float" office:value="-0.28000000000000003" table:formula="of:=MAX([Aerodynamic_Coefficients.B134:.F134])" table:style-name="ce1">
            <text:p>-0.28</text:p>
          </table:table-cell>
          <table:table-cell office:value-type="float" office:value="-0.28000000000000003" table:formula="of:=AVERAGE([Aerodynamic_Coefficients.B134:.F134])" table:style-name="ce1">
            <text:p>-0.28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0.27" table:formula="of:=MIN([Aerodynamic_Coefficients.B135:.F135])" table:style-name="ce1">
            <text:p>-0.27</text:p>
          </table:table-cell>
          <table:table-cell office:value-type="float" office:value="-0.27" table:formula="of:=MAX([Aerodynamic_Coefficients.B135:.F135])" table:style-name="ce1">
            <text:p>-0.27</text:p>
          </table:table-cell>
          <table:table-cell office:value-type="float" office:value="-0.27" table:formula="of:=AVERAGE([Aerodynamic_Coefficients.B135:.F135])" table:style-name="ce1">
            <text:p>-0.27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0.26" table:formula="of:=MIN([Aerodynamic_Coefficients.B136:.F136])" table:style-name="ce1">
            <text:p>-0.26</text:p>
          </table:table-cell>
          <table:table-cell office:value-type="float" office:value="-0.26" table:formula="of:=MAX([Aerodynamic_Coefficients.B136:.F136])" table:style-name="ce1">
            <text:p>-0.26</text:p>
          </table:table-cell>
          <table:table-cell office:value-type="float" office:value="-0.26" table:formula="of:=AVERAGE([Aerodynamic_Coefficients.B136:.F136])" table:style-name="ce1">
            <text:p>-0.26</text:p>
          </table:table-cell>
          <table:table-cell table:number-columns-repeated="16380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0.25" table:formula="of:=MIN([Aerodynamic_Coefficients.B137:.F137])" table:style-name="ce1">
            <text:p>-0.25</text:p>
          </table:table-cell>
          <table:table-cell office:value-type="float" office:value="-0.25" table:formula="of:=MAX([Aerodynamic_Coefficients.B137:.F137])" table:style-name="ce1">
            <text:p>-0.25</text:p>
          </table:table-cell>
          <table:table-cell office:value-type="float" office:value="-0.25" table:formula="of:=AVERAGE([Aerodynamic_Coefficients.B137:.F137])" table:style-name="ce1">
            <text:p>-0.25</text:p>
          </table:table-cell>
          <table:table-cell table:number-columns-repeated="16380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0.24" table:formula="of:=MIN([Aerodynamic_Coefficients.B138:.F138])" table:style-name="ce1">
            <text:p>-0.24</text:p>
          </table:table-cell>
          <table:table-cell office:value-type="float" office:value="-0.24" table:formula="of:=MAX([Aerodynamic_Coefficients.B138:.F138])" table:style-name="ce1">
            <text:p>-0.24</text:p>
          </table:table-cell>
          <table:table-cell office:value-type="float" office:value="-0.24" table:formula="of:=AVERAGE([Aerodynamic_Coefficients.B138:.F138])" table:style-name="ce1">
            <text:p>-0.24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Pitch Effectiveness</text:p>
          </table:table-cell>
          <table:table-cell table:style-name="ce1"/>
          <table:table-cell office:value-type="string" table:style-name="ce3">
            <text:p>Required minimum C<text:span text:style-name="T4">m</text:span><text:span text:style-name="T4">δ</text:span></text:p>
          </table:table-cell>
          <table:table-cell table:style-name="ce1"/>
          <table:table-cell office:value-type="float" office:value="-1.46" table:style-name="ce1">
            <text:p>-1.4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10" draw:id="id23" draw:style-name="a23" draw:name="图表 5" svg:x="0.076in" svg:y="0.0181in" svg:width="6.3165in" svg:height="3.5571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office:string-value="" table:formula="of:=IF([Aerodynamic_Coefficients.B170]&lt;=$$RQDCMD;[Aerodynamic_Coefficients.B170]+[Aerodynamic_Coefficients.B143];&quot;&quot;)" table:style-name="ce1"/>
          <table:table-cell office:value-type="string" office:string-value="" table:formula="of:=IF([Aerodynamic_Coefficients.C170]&lt;=$$RQDCMD;[Aerodynamic_Coefficients.C170]+[Aerodynamic_Coefficients.C143];&quot;&quot;)" table:style-name="ce1"/>
          <table:table-cell office:value-type="string" office:string-value="" table:formula="of:=IF([Aerodynamic_Coefficients.D170]&lt;=$$RQDCMD;[Aerodynamic_Coefficients.D170]+[Aerodynamic_Coefficients.D143];&quot;&quot;)" table:style-name="ce1"/>
          <table:table-cell office:value-type="string" office:string-value="" table:formula="of:=IF([Aerodynamic_Coefficients.E170]&lt;=$$RQDCMD;[Aerodynamic_Coefficients.E170]+[Aerodynamic_Coefficients.E143];&quot;&quot;)" table:style-name="ce1"/>
          <table:table-cell office:value-type="string" office:string-value="" table:formula="of:=IF([Aerodynamic_Coefficients.F170]&lt;=$$RQDCMD;[Aerodynamic_Coefficients.F170]+[Aerodynamic_Coefficients.F143];&quot;&quot;)" table:style-name="ce1"/>
          <table:table-cell table:number-columns-repeated="1637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string" office:string-value="" table:formula="of:=IF([Aerodynamic_Coefficients.B171]&lt;=$$RQDCMD;[Aerodynamic_Coefficients.B171]+[Aerodynamic_Coefficients.B144];&quot;&quot;)" table:style-name="ce1"/>
          <table:table-cell office:value-type="string" office:string-value="" table:formula="of:=IF([Aerodynamic_Coefficients.C171]&lt;=$$RQDCMD;[Aerodynamic_Coefficients.C171]+[Aerodynamic_Coefficients.C144];&quot;&quot;)" table:style-name="ce1"/>
          <table:table-cell office:value-type="string" office:string-value="" table:formula="of:=IF([Aerodynamic_Coefficients.D171]&lt;=$$RQDCMD;[Aerodynamic_Coefficients.D171]+[Aerodynamic_Coefficients.D144];&quot;&quot;)" table:style-name="ce1"/>
          <table:table-cell office:value-type="string" office:string-value="" table:formula="of:=IF([Aerodynamic_Coefficients.E171]&lt;=$$RQDCMD;[Aerodynamic_Coefficients.E171]+[Aerodynamic_Coefficients.E144];&quot;&quot;)" table:style-name="ce1"/>
          <table:table-cell office:value-type="string" office:string-value="" table:formula="of:=IF([Aerodynamic_Coefficients.F171]&lt;=$$RQDCMD;[Aerodynamic_Coefficients.F171]+[Aerodynamic_Coefficients.F144];&quot;&quot;)" table:style-name="ce1"/>
          <table:table-cell table:number-columns-repeated="1637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string" office:string-value="" table:formula="of:=IF([Aerodynamic_Coefficients.B172]&lt;=$$RQDCMD;[Aerodynamic_Coefficients.B172]+[Aerodynamic_Coefficients.B145];&quot;&quot;)" table:style-name="ce1"/>
          <table:table-cell office:value-type="string" office:string-value="" table:formula="of:=IF([Aerodynamic_Coefficients.C172]&lt;=$$RQDCMD;[Aerodynamic_Coefficients.C172]+[Aerodynamic_Coefficients.C145];&quot;&quot;)" table:style-name="ce1"/>
          <table:table-cell office:value-type="string" office:string-value="" table:formula="of:=IF([Aerodynamic_Coefficients.D172]&lt;=$$RQDCMD;[Aerodynamic_Coefficients.D172]+[Aerodynamic_Coefficients.D145];&quot;&quot;)" table:style-name="ce1"/>
          <table:table-cell office:value-type="string" office:string-value="" table:formula="of:=IF([Aerodynamic_Coefficients.E172]&lt;=$$RQDCMD;[Aerodynamic_Coefficients.E172]+[Aerodynamic_Coefficients.E145];&quot;&quot;)" table:style-name="ce1"/>
          <table:table-cell office:value-type="string" office:string-value="" table:formula="of:=IF([Aerodynamic_Coefficients.F172]&lt;=$$RQDCMD;[Aerodynamic_Coefficients.F172]+[Aerodynamic_Coefficients.F145];&quot;&quot;)" table:style-name="ce1"/>
          <table:table-cell table:number-columns-repeated="1637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46" table:formula="of:=IF([Aerodynamic_Coefficients.B173]&lt;=$$RQDCMD;[Aerodynamic_Coefficients.B173]+[Aerodynamic_Coefficients.B146];&quot;&quot;)" table:style-name="ce1">
            <text:p>-1.46</text:p>
          </table:table-cell>
          <table:table-cell office:value-type="string" office:string-value="" table:formula="of:=IF([Aerodynamic_Coefficients.C173]&lt;=$$RQDCMD;[Aerodynamic_Coefficients.C173]+[Aerodynamic_Coefficients.C146];&quot;&quot;)" table:style-name="ce1"/>
          <table:table-cell office:value-type="string" office:string-value="" table:formula="of:=IF([Aerodynamic_Coefficients.D173]&lt;=$$RQDCMD;[Aerodynamic_Coefficients.D173]+[Aerodynamic_Coefficients.D146];&quot;&quot;)" table:style-name="ce1"/>
          <table:table-cell office:value-type="string" office:string-value="" table:formula="of:=IF([Aerodynamic_Coefficients.E173]&lt;=$$RQDCMD;[Aerodynamic_Coefficients.E173]+[Aerodynamic_Coefficients.E146];&quot;&quot;)" table:style-name="ce1"/>
          <table:table-cell office:value-type="string" office:string-value="" table:formula="of:=IF([Aerodynamic_Coefficients.F173]&lt;=$$RQDCMD;[Aerodynamic_Coefficients.F173]+[Aerodynamic_Coefficients.F146];&quot;&quot;)" table:style-name="ce1"/>
          <table:table-cell table:number-columns-repeated="1637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string" office:string-value="" table:formula="of:=IF([Aerodynamic_Coefficients.B174]&lt;=$$RQDCMD;[Aerodynamic_Coefficients.B174]+[Aerodynamic_Coefficients.B147];&quot;&quot;)" table:style-name="ce1"/>
          <table:table-cell office:value-type="string" office:string-value="" table:formula="of:=IF([Aerodynamic_Coefficients.C174]&lt;=$$RQDCMD;[Aerodynamic_Coefficients.C174]+[Aerodynamic_Coefficients.C147];&quot;&quot;)" table:style-name="ce1"/>
          <table:table-cell office:value-type="string" office:string-value="" table:formula="of:=IF([Aerodynamic_Coefficients.D174]&lt;=$$RQDCMD;[Aerodynamic_Coefficients.D174]+[Aerodynamic_Coefficients.D147];&quot;&quot;)" table:style-name="ce1"/>
          <table:table-cell office:value-type="string" office:string-value="" table:formula="of:=IF([Aerodynamic_Coefficients.E174]&lt;=$$RQDCMD;[Aerodynamic_Coefficients.E174]+[Aerodynamic_Coefficients.E147];&quot;&quot;)" table:style-name="ce1"/>
          <table:table-cell office:value-type="string" office:string-value="" table:formula="of:=IF([Aerodynamic_Coefficients.F174]&lt;=$$RQDCMD;[Aerodynamic_Coefficients.F174]+[Aerodynamic_Coefficients.F147];&quot;&quot;)" table:style-name="ce1"/>
          <table:table-cell table:number-columns-repeated="1637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string" office:string-value="" table:formula="of:=IF([Aerodynamic_Coefficients.B175]&lt;=$$RQDCMD;[Aerodynamic_Coefficients.B175]+[Aerodynamic_Coefficients.B148];&quot;&quot;)" table:style-name="ce1"/>
          <table:table-cell office:value-type="string" office:string-value="" table:formula="of:=IF([Aerodynamic_Coefficients.C175]&lt;=$$RQDCMD;[Aerodynamic_Coefficients.C175]+[Aerodynamic_Coefficients.C148];&quot;&quot;)" table:style-name="ce1"/>
          <table:table-cell office:value-type="string" office:string-value="" table:formula="of:=IF([Aerodynamic_Coefficients.D175]&lt;=$$RQDCMD;[Aerodynamic_Coefficients.D175]+[Aerodynamic_Coefficients.D148];&quot;&quot;)" table:style-name="ce1"/>
          <table:table-cell office:value-type="string" office:string-value="" table:formula="of:=IF([Aerodynamic_Coefficients.E175]&lt;=$$RQDCMD;[Aerodynamic_Coefficients.E175]+[Aerodynamic_Coefficients.E148];&quot;&quot;)" table:style-name="ce1"/>
          <table:table-cell office:value-type="string" office:string-value="" table:formula="of:=IF([Aerodynamic_Coefficients.F175]&lt;=$$RQDCMD;[Aerodynamic_Coefficients.F175]+[Aerodynamic_Coefficients.F148];&quot;&quot;)" table:style-name="ce1"/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string" office:string-value="" table:formula="of:=IF([Aerodynamic_Coefficients.B176]&lt;=$$RQDCMD;[Aerodynamic_Coefficients.B176]+[Aerodynamic_Coefficients.B149];&quot;&quot;)" table:style-name="ce1"/>
          <table:table-cell office:value-type="string" office:string-value="" table:formula="of:=IF([Aerodynamic_Coefficients.C176]&lt;=$$RQDCMD;[Aerodynamic_Coefficients.C176]+[Aerodynamic_Coefficients.C149];&quot;&quot;)" table:style-name="ce1"/>
          <table:table-cell office:value-type="float" office:value="-2.2999999999999998" table:formula="of:=IF([Aerodynamic_Coefficients.D176]&lt;=$$RQDCMD;[Aerodynamic_Coefficients.D176]+[Aerodynamic_Coefficients.D149];&quot;&quot;)" table:style-name="ce1">
            <text:p>-2.3</text:p>
          </table:table-cell>
          <table:table-cell office:value-type="string" office:string-value="" table:formula="of:=IF([Aerodynamic_Coefficients.E176]&lt;=$$RQDCMD;[Aerodynamic_Coefficients.E176]+[Aerodynamic_Coefficients.E149];&quot;&quot;)" table:style-name="ce1"/>
          <table:table-cell office:value-type="string" office:string-value="" table:formula="of:=IF([Aerodynamic_Coefficients.F176]&lt;=$$RQDCMD;[Aerodynamic_Coefficients.F176]+[Aerodynamic_Coefficients.F149];&quot;&quot;)" table:style-name="ce1"/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string" office:string-value="" table:formula="of:=IF([Aerodynamic_Coefficients.B177]&lt;=$$RQDCMD;[Aerodynamic_Coefficients.B177]+[Aerodynamic_Coefficients.B150];&quot;&quot;)" table:style-name="ce1"/>
          <table:table-cell office:value-type="string" office:string-value="" table:formula="of:=IF([Aerodynamic_Coefficients.C177]&lt;=$$RQDCMD;[Aerodynamic_Coefficients.C177]+[Aerodynamic_Coefficients.C150];&quot;&quot;)" table:style-name="ce1"/>
          <table:table-cell office:value-type="float" office:value="-2.85" table:formula="of:=IF([Aerodynamic_Coefficients.D177]&lt;=$$RQDCMD;[Aerodynamic_Coefficients.D177]+[Aerodynamic_Coefficients.D150];&quot;&quot;)" table:style-name="ce1">
            <text:p>-2.85</text:p>
          </table:table-cell>
          <table:table-cell office:value-type="string" office:string-value="" table:formula="of:=IF([Aerodynamic_Coefficients.E177]&lt;=$$RQDCMD;[Aerodynamic_Coefficients.E177]+[Aerodynamic_Coefficients.E150];&quot;&quot;)" table:style-name="ce1"/>
          <table:table-cell office:value-type="string" office:string-value="" table:formula="of:=IF([Aerodynamic_Coefficients.F177]&lt;=$$RQDCMD;[Aerodynamic_Coefficients.F177]+[Aerodynamic_Coefficients.F150];&quot;&quot;)" table:style-name="ce1"/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string" office:string-value="" table:formula="of:=IF([Aerodynamic_Coefficients.B178]&lt;=$$RQDCMD;[Aerodynamic_Coefficients.B178]+[Aerodynamic_Coefficients.B151];&quot;&quot;)" table:style-name="ce1"/>
          <table:table-cell office:value-type="string" office:string-value="" table:formula="of:=IF([Aerodynamic_Coefficients.C178]&lt;=$$RQDCMD;[Aerodynamic_Coefficients.C178]+[Aerodynamic_Coefficients.C151];&quot;&quot;)" table:style-name="ce1"/>
          <table:table-cell office:value-type="float" office:value="-2.9" table:formula="of:=IF([Aerodynamic_Coefficients.D178]&lt;=$$RQDCMD;[Aerodynamic_Coefficients.D178]+[Aerodynamic_Coefficients.D151];&quot;&quot;)" table:style-name="ce1">
            <text:p>-2.9</text:p>
          </table:table-cell>
          <table:table-cell office:value-type="string" office:string-value="" table:formula="of:=IF([Aerodynamic_Coefficients.E178]&lt;=$$RQDCMD;[Aerodynamic_Coefficients.E178]+[Aerodynamic_Coefficients.E151];&quot;&quot;)" table:style-name="ce1"/>
          <table:table-cell office:value-type="string" office:string-value="" table:formula="of:=IF([Aerodynamic_Coefficients.F178]&lt;=$$RQDCMD;[Aerodynamic_Coefficients.F178]+[Aerodynamic_Coefficients.F151];&quot;&quot;)" table:style-name="ce1"/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string" office:string-value="" table:formula="of:=IF([Aerodynamic_Coefficients.B179]&lt;=$$RQDCMD;[Aerodynamic_Coefficients.B179]+[Aerodynamic_Coefficients.B152];&quot;&quot;)" table:style-name="ce1"/>
          <table:table-cell office:value-type="string" office:string-value="" table:formula="of:=IF([Aerodynamic_Coefficients.C179]&lt;=$$RQDCMD;[Aerodynamic_Coefficients.C179]+[Aerodynamic_Coefficients.C152];&quot;&quot;)" table:style-name="ce1"/>
          <table:table-cell office:value-type="float" office:value="-3" table:formula="of:=IF([Aerodynamic_Coefficients.D179]&lt;=$$RQDCMD;[Aerodynamic_Coefficients.D179]+[Aerodynamic_Coefficients.D152];&quot;&quot;)" table:style-name="ce1">
            <text:p>-3</text:p>
          </table:table-cell>
          <table:table-cell office:value-type="string" office:string-value="" table:formula="of:=IF([Aerodynamic_Coefficients.E179]&lt;=$$RQDCMD;[Aerodynamic_Coefficients.E179]+[Aerodynamic_Coefficients.E152];&quot;&quot;)" table:style-name="ce1"/>
          <table:table-cell office:value-type="string" office:string-value="" table:formula="of:=IF([Aerodynamic_Coefficients.F179]&lt;=$$RQDCMD;[Aerodynamic_Coefficients.F179]+[Aerodynamic_Coefficients.F152];&quot;&quot;)" table:style-name="ce1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office:string-value="" table:formula="of:=IF([Aerodynamic_Coefficients.B180]&lt;=$$RQDCMD;[Aerodynamic_Coefficients.B180]+[Aerodynamic_Coefficients.B153];&quot;&quot;)" table:style-name="ce1"/>
          <table:table-cell office:value-type="string" office:string-value="" table:formula="of:=IF([Aerodynamic_Coefficients.C180]&lt;=$$RQDCMD;[Aerodynamic_Coefficients.C180]+[Aerodynamic_Coefficients.C153];&quot;&quot;)" table:style-name="ce1"/>
          <table:table-cell office:value-type="float" office:value="-3.4" table:formula="of:=IF([Aerodynamic_Coefficients.D180]&lt;=$$RQDCMD;[Aerodynamic_Coefficients.D180]+[Aerodynamic_Coefficients.D153];&quot;&quot;)" table:style-name="ce1">
            <text:p>-3.4</text:p>
          </table:table-cell>
          <table:table-cell office:value-type="string" office:string-value="" table:formula="of:=IF([Aerodynamic_Coefficients.E180]&lt;=$$RQDCMD;[Aerodynamic_Coefficients.E180]+[Aerodynamic_Coefficients.E153];&quot;&quot;)" table:style-name="ce1"/>
          <table:table-cell office:value-type="string" office:string-value="" table:formula="of:=IF([Aerodynamic_Coefficients.F180]&lt;=$$RQDCMD;[Aerodynamic_Coefficients.F180]+[Aerodynamic_Coefficients.F153];&quot;&quot;)" table:style-name="ce1"/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string" office:string-value="" table:formula="of:=IF([Aerodynamic_Coefficients.B181]&lt;=$$RQDCMD;[Aerodynamic_Coefficients.B181]+[Aerodynamic_Coefficients.B154];&quot;&quot;)" table:style-name="ce1"/>
          <table:table-cell office:value-type="string" office:string-value="" table:formula="of:=IF([Aerodynamic_Coefficients.C181]&lt;=$$RQDCMD;[Aerodynamic_Coefficients.C181]+[Aerodynamic_Coefficients.C154];&quot;&quot;)" table:style-name="ce1"/>
          <table:table-cell office:value-type="float" office:value="-3.4" table:formula="of:=IF([Aerodynamic_Coefficients.D181]&lt;=$$RQDCMD;[Aerodynamic_Coefficients.D181]+[Aerodynamic_Coefficients.D154];&quot;&quot;)" table:style-name="ce1">
            <text:p>-3.4</text:p>
          </table:table-cell>
          <table:table-cell office:value-type="string" office:string-value="" table:formula="of:=IF([Aerodynamic_Coefficients.E181]&lt;=$$RQDCMD;[Aerodynamic_Coefficients.E181]+[Aerodynamic_Coefficients.E154];&quot;&quot;)" table:style-name="ce1"/>
          <table:table-cell office:value-type="string" office:string-value="" table:formula="of:=IF([Aerodynamic_Coefficients.F181]&lt;=$$RQDCMD;[Aerodynamic_Coefficients.F181]+[Aerodynamic_Coefficients.F154];&quot;&quot;)" table:style-name="ce1"/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string" office:string-value="" table:formula="of:=IF([Aerodynamic_Coefficients.B182]&lt;=$$RQDCMD;[Aerodynamic_Coefficients.B182]+[Aerodynamic_Coefficients.B155];&quot;&quot;)" table:style-name="ce1"/>
          <table:table-cell office:value-type="string" office:string-value="" table:formula="of:=IF([Aerodynamic_Coefficients.C182]&lt;=$$RQDCMD;[Aerodynamic_Coefficients.C182]+[Aerodynamic_Coefficients.C155];&quot;&quot;)" table:style-name="ce1"/>
          <table:table-cell office:value-type="string" office:string-value="" table:formula="of:=IF([Aerodynamic_Coefficients.D182]&lt;=$$RQDCMD;[Aerodynamic_Coefficients.D182]+[Aerodynamic_Coefficients.D155];&quot;&quot;)" table:style-name="ce1"/>
          <table:table-cell office:value-type="string" office:string-value="" table:formula="of:=IF([Aerodynamic_Coefficients.E182]&lt;=$$RQDCMD;[Aerodynamic_Coefficients.E182]+[Aerodynamic_Coefficients.E155];&quot;&quot;)" table:style-name="ce1"/>
          <table:table-cell office:value-type="string" office:string-value="" table:formula="of:=IF([Aerodynamic_Coefficients.F182]&lt;=$$RQDCMD;[Aerodynamic_Coefficients.F182]+[Aerodynamic_Coefficients.F155];&quot;&quot;)" table:style-name="ce1"/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string" office:string-value="" table:formula="of:=IF([Aerodynamic_Coefficients.B183]&lt;=$$RQDCMD;[Aerodynamic_Coefficients.B183]+[Aerodynamic_Coefficients.B156];&quot;&quot;)" table:style-name="ce1"/>
          <table:table-cell office:value-type="string" office:string-value="" table:formula="of:=IF([Aerodynamic_Coefficients.C183]&lt;=$$RQDCMD;[Aerodynamic_Coefficients.C183]+[Aerodynamic_Coefficients.C156];&quot;&quot;)" table:style-name="ce1"/>
          <table:table-cell office:value-type="string" office:string-value="" table:formula="of:=IF([Aerodynamic_Coefficients.D183]&lt;=$$RQDCMD;[Aerodynamic_Coefficients.D183]+[Aerodynamic_Coefficients.D156];&quot;&quot;)" table:style-name="ce1"/>
          <table:table-cell office:value-type="string" office:string-value="" table:formula="of:=IF([Aerodynamic_Coefficients.E183]&lt;=$$RQDCMD;[Aerodynamic_Coefficients.E183]+[Aerodynamic_Coefficients.E156];&quot;&quot;)" table:style-name="ce1"/>
          <table:table-cell office:value-type="string" office:string-value="" table:formula="of:=IF([Aerodynamic_Coefficients.F183]&lt;=$$RQDCMD;[Aerodynamic_Coefficients.F183]+[Aerodynamic_Coefficients.F156];&quot;&quot;)" table:style-name="ce1"/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string" office:string-value="" table:formula="of:=IF([Aerodynamic_Coefficients.B184]&lt;=$$RQDCMD;[Aerodynamic_Coefficients.B184]+[Aerodynamic_Coefficients.B157];&quot;&quot;)" table:style-name="ce1"/>
          <table:table-cell office:value-type="string" office:string-value="" table:formula="of:=IF([Aerodynamic_Coefficients.C184]&lt;=$$RQDCMD;[Aerodynamic_Coefficients.C184]+[Aerodynamic_Coefficients.C157];&quot;&quot;)" table:style-name="ce1"/>
          <table:table-cell office:value-type="string" office:string-value="" table:formula="of:=IF([Aerodynamic_Coefficients.D184]&lt;=$$RQDCMD;[Aerodynamic_Coefficients.D184]+[Aerodynamic_Coefficients.D157];&quot;&quot;)" table:style-name="ce1"/>
          <table:table-cell office:value-type="string" office:string-value="" table:formula="of:=IF([Aerodynamic_Coefficients.E184]&lt;=$$RQDCMD;[Aerodynamic_Coefficients.E184]+[Aerodynamic_Coefficients.E157];&quot;&quot;)" table:style-name="ce1"/>
          <table:table-cell office:value-type="string" office:string-value="" table:formula="of:=IF([Aerodynamic_Coefficients.F184]&lt;=$$RQDCMD;[Aerodynamic_Coefficients.F184]+[Aerodynamic_Coefficients.F157];&quot;&quot;)" table:style-name="ce1"/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string" office:string-value="" table:formula="of:=IF([Aerodynamic_Coefficients.B185]&lt;=$$RQDCMD;[Aerodynamic_Coefficients.B185]+[Aerodynamic_Coefficients.B158];&quot;&quot;)" table:style-name="ce1"/>
          <table:table-cell office:value-type="string" office:string-value="" table:formula="of:=IF([Aerodynamic_Coefficients.C185]&lt;=$$RQDCMD;[Aerodynamic_Coefficients.C185]+[Aerodynamic_Coefficients.C158];&quot;&quot;)" table:style-name="ce1"/>
          <table:table-cell office:value-type="string" office:string-value="" table:formula="of:=IF([Aerodynamic_Coefficients.D185]&lt;=$$RQDCMD;[Aerodynamic_Coefficients.D185]+[Aerodynamic_Coefficients.D158];&quot;&quot;)" table:style-name="ce1"/>
          <table:table-cell office:value-type="string" office:string-value="" table:formula="of:=IF([Aerodynamic_Coefficients.E185]&lt;=$$RQDCMD;[Aerodynamic_Coefficients.E185]+[Aerodynamic_Coefficients.E158];&quot;&quot;)" table:style-name="ce1"/>
          <table:table-cell office:value-type="string" office:string-value="" table:formula="of:=IF([Aerodynamic_Coefficients.F185]&lt;=$$RQDCMD;[Aerodynamic_Coefficients.F185]+[Aerodynamic_Coefficients.F158];&quot;&quot;)" table:style-name="ce1"/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string" office:string-value="" table:formula="of:=IF([Aerodynamic_Coefficients.B186]&lt;=$$RQDCMD;[Aerodynamic_Coefficients.B186]+[Aerodynamic_Coefficients.B159];&quot;&quot;)" table:style-name="ce1"/>
          <table:table-cell office:value-type="string" office:string-value="" table:formula="of:=IF([Aerodynamic_Coefficients.C186]&lt;=$$RQDCMD;[Aerodynamic_Coefficients.C186]+[Aerodynamic_Coefficients.C159];&quot;&quot;)" table:style-name="ce1"/>
          <table:table-cell office:value-type="string" office:string-value="" table:formula="of:=IF([Aerodynamic_Coefficients.D186]&lt;=$$RQDCMD;[Aerodynamic_Coefficients.D186]+[Aerodynamic_Coefficients.D159];&quot;&quot;)" table:style-name="ce1"/>
          <table:table-cell office:value-type="string" office:string-value="" table:formula="of:=IF([Aerodynamic_Coefficients.E186]&lt;=$$RQDCMD;[Aerodynamic_Coefficients.E186]+[Aerodynamic_Coefficients.E159];&quot;&quot;)" table:style-name="ce1"/>
          <table:table-cell office:value-type="string" office:string-value="" table:formula="of:=IF([Aerodynamic_Coefficients.F186]&lt;=$$RQDCMD;[Aerodynamic_Coefficients.F186]+[Aerodynamic_Coefficients.F159];&quot;&quot;)" table:style-name="ce1"/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string" office:string-value="" table:formula="of:=IF([Aerodynamic_Coefficients.B187]&lt;=$$RQDCMD;[Aerodynamic_Coefficients.B187]+[Aerodynamic_Coefficients.B160];&quot;&quot;)" table:style-name="ce1"/>
          <table:table-cell office:value-type="string" office:string-value="" table:formula="of:=IF([Aerodynamic_Coefficients.C187]&lt;=$$RQDCMD;[Aerodynamic_Coefficients.C187]+[Aerodynamic_Coefficients.C160];&quot;&quot;)" table:style-name="ce1"/>
          <table:table-cell office:value-type="string" office:string-value="" table:formula="of:=IF([Aerodynamic_Coefficients.D187]&lt;=$$RQDCMD;[Aerodynamic_Coefficients.D187]+[Aerodynamic_Coefficients.D160];&quot;&quot;)" table:style-name="ce1"/>
          <table:table-cell office:value-type="string" office:string-value="" table:formula="of:=IF([Aerodynamic_Coefficients.E187]&lt;=$$RQDCMD;[Aerodynamic_Coefficients.E187]+[Aerodynamic_Coefficients.E160];&quot;&quot;)" table:style-name="ce1"/>
          <table:table-cell office:value-type="string" office:string-value="" table:formula="of:=IF([Aerodynamic_Coefficients.F187]&lt;=$$RQDCMD;[Aerodynamic_Coefficients.F187]+[Aerodynamic_Coefficients.F160];&quot;&quot;)" table:style-name="ce1"/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string" office:string-value="" table:formula="of:=IF([Aerodynamic_Coefficients.B188]&lt;=$$RQDCMD;[Aerodynamic_Coefficients.B188]+[Aerodynamic_Coefficients.B161];&quot;&quot;)" table:style-name="ce1"/>
          <table:table-cell office:value-type="string" office:string-value="" table:formula="of:=IF([Aerodynamic_Coefficients.C188]&lt;=$$RQDCMD;[Aerodynamic_Coefficients.C188]+[Aerodynamic_Coefficients.C161];&quot;&quot;)" table:style-name="ce1"/>
          <table:table-cell office:value-type="string" office:string-value="" table:formula="of:=IF([Aerodynamic_Coefficients.D188]&lt;=$$RQDCMD;[Aerodynamic_Coefficients.D188]+[Aerodynamic_Coefficients.D161];&quot;&quot;)" table:style-name="ce1"/>
          <table:table-cell office:value-type="string" office:string-value="" table:formula="of:=IF([Aerodynamic_Coefficients.E188]&lt;=$$RQDCMD;[Aerodynamic_Coefficients.E188]+[Aerodynamic_Coefficients.E161];&quot;&quot;)" table:style-name="ce1"/>
          <table:table-cell office:value-type="string" office:string-value="" table:formula="of:=IF([Aerodynamic_Coefficients.F188]&lt;=$$RQDCMD;[Aerodynamic_Coefficients.F188]+[Aerodynamic_Coefficients.F161];&quot;&quot;)" table:style-name="ce1"/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string" office:string-value="" table:formula="of:=IF([Aerodynamic_Coefficients.B189]&lt;=$$RQDCMD;[Aerodynamic_Coefficients.B189]+[Aerodynamic_Coefficients.B162];&quot;&quot;)" table:style-name="ce1"/>
          <table:table-cell office:value-type="string" office:string-value="" table:formula="of:=IF([Aerodynamic_Coefficients.C189]&lt;=$$RQDCMD;[Aerodynamic_Coefficients.C189]+[Aerodynamic_Coefficients.C162];&quot;&quot;)" table:style-name="ce1"/>
          <table:table-cell office:value-type="string" office:string-value="" table:formula="of:=IF([Aerodynamic_Coefficients.D189]&lt;=$$RQDCMD;[Aerodynamic_Coefficients.D189]+[Aerodynamic_Coefficients.D162];&quot;&quot;)" table:style-name="ce1"/>
          <table:table-cell office:value-type="string" office:string-value="" table:formula="of:=IF([Aerodynamic_Coefficients.E189]&lt;=$$RQDCMD;[Aerodynamic_Coefficients.E189]+[Aerodynamic_Coefficients.E162];&quot;&quot;)" table:style-name="ce1"/>
          <table:table-cell office:value-type="string" office:string-value="" table:formula="of:=IF([Aerodynamic_Coefficients.F189]&lt;=$$RQDCMD;[Aerodynamic_Coefficients.F189]+[Aerodynamic_Coefficients.F162];&quot;&quot;)" table:style-name="ce1"/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office:string-value="" table:formula="of:=IF([Aerodynamic_Coefficients.B190]&lt;=$$RQDCMD;[Aerodynamic_Coefficients.B190]+[Aerodynamic_Coefficients.B163];&quot;&quot;)" table:style-name="ce1"/>
          <table:table-cell office:value-type="string" office:string-value="" table:formula="of:=IF([Aerodynamic_Coefficients.C190]&lt;=$$RQDCMD;[Aerodynamic_Coefficients.C190]+[Aerodynamic_Coefficients.C163];&quot;&quot;)" table:style-name="ce1"/>
          <table:table-cell office:value-type="string" office:string-value="" table:formula="of:=IF([Aerodynamic_Coefficients.D190]&lt;=$$RQDCMD;[Aerodynamic_Coefficients.D190]+[Aerodynamic_Coefficients.D163];&quot;&quot;)" table:style-name="ce1"/>
          <table:table-cell office:value-type="string" office:string-value="" table:formula="of:=IF([Aerodynamic_Coefficients.E190]&lt;=$$RQDCMD;[Aerodynamic_Coefficients.E190]+[Aerodynamic_Coefficients.E163];&quot;&quot;)" table:style-name="ce1"/>
          <table:table-cell office:value-type="string" office:string-value="" table:formula="of:=IF([Aerodynamic_Coefficients.F190]&lt;=$$RQDCMD;[Aerodynamic_Coefficients.F190]+[Aerodynamic_Coefficients.F163];&quot;&quot;)" table:style-name="ce1"/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string" office:string-value="" table:formula="of:=IF([Aerodynamic_Coefficients.B191]&lt;=$$RQDCMD;[Aerodynamic_Coefficients.B191]+[Aerodynamic_Coefficients.B164];&quot;&quot;)" table:style-name="ce1"/>
          <table:table-cell office:value-type="string" office:string-value="" table:formula="of:=IF([Aerodynamic_Coefficients.C191]&lt;=$$RQDCMD;[Aerodynamic_Coefficients.C191]+[Aerodynamic_Coefficients.C164];&quot;&quot;)" table:style-name="ce1"/>
          <table:table-cell office:value-type="string" office:string-value="" table:formula="of:=IF([Aerodynamic_Coefficients.D191]&lt;=$$RQDCMD;[Aerodynamic_Coefficients.D191]+[Aerodynamic_Coefficients.D164];&quot;&quot;)" table:style-name="ce1"/>
          <table:table-cell office:value-type="string" office:string-value="" table:formula="of:=IF([Aerodynamic_Coefficients.E191]&lt;=$$RQDCMD;[Aerodynamic_Coefficients.E191]+[Aerodynamic_Coefficients.E164];&quot;&quot;)" table:style-name="ce1"/>
          <table:table-cell office:value-type="string" office:string-value="" table:formula="of:=IF([Aerodynamic_Coefficients.F191]&lt;=$$RQDCMD;[Aerodynamic_Coefficients.F191]+[Aerodynamic_Coefficients.F164];&quot;&quot;)" table:style-name="ce1"/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string" office:string-value="" table:formula="of:=IF([Aerodynamic_Coefficients.B192]&lt;=$$RQDCMD;[Aerodynamic_Coefficients.B192]+[Aerodynamic_Coefficients.B165];&quot;&quot;)" table:style-name="ce1"/>
          <table:table-cell office:value-type="string" office:string-value="" table:formula="of:=IF([Aerodynamic_Coefficients.C192]&lt;=$$RQDCMD;[Aerodynamic_Coefficients.C192]+[Aerodynamic_Coefficients.C165];&quot;&quot;)" table:style-name="ce1"/>
          <table:table-cell office:value-type="string" office:string-value="" table:formula="of:=IF([Aerodynamic_Coefficients.D192]&lt;=$$RQDCMD;[Aerodynamic_Coefficients.D192]+[Aerodynamic_Coefficients.D165];&quot;&quot;)" table:style-name="ce1"/>
          <table:table-cell office:value-type="string" office:string-value="" table:formula="of:=IF([Aerodynamic_Coefficients.E192]&lt;=$$RQDCMD;[Aerodynamic_Coefficients.E192]+[Aerodynamic_Coefficients.E165];&quot;&quot;)" table:style-name="ce1"/>
          <table:table-cell office:value-type="string" office:string-value="" table:formula="of:=IF([Aerodynamic_Coefficients.F192]&lt;=$$RQDCMD;[Aerodynamic_Coefficients.F192]+[Aerodynamic_Coefficients.F165];&quot;&quot;)" table:style-name="ce1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ymbol</text:p>
          </table:table-cell>
          <table:table-cell office:value-type="string" table:style-name="ce3">
            <text:p>Description</text:p>
          </table:table-cell>
          <table:table-cell table:style-name="ce3"/>
          <table:table-cell office:value-type="string" table:style-name="ce3">
            <text:p>Value</text:p>
          </table:table-cell>
          <table:table-cell office:value-type="string" table:style-name="ce3">
            <text:p>Uni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Aspect ratio</text:p>
          </table:table-cell>
          <table:table-cell table:style-name="ce1"/>
          <table:table-cell office:value-type="float" office:value="2.454684344722081" table:formula="of:=COM.MICROSOFT.SINGLE($$WING_SPAN)^2/COM.MICROSOFT.SINGLE($$WING_AREA)" table:style-name="ce1">
            <text:p>2.4546843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ambda</text:p>
          </table:table-cell>
          <table:table-cell office:value-type="string" table:style-name="ce1">
            <text:p>Taper ratio</text:p>
          </table:table-cell>
          <table:table-cell table:style-name="ce1"/>
          <table:table-cell office:value-type="float" office:value="0.51707317073170733" table:formula="of:=COM.MICROSOFT.SINGLE($$CHORD_TIP)/COM.MICROSOFT.SINGLE($$CHORD_ROOT)" table:style-name="ce1">
            <text:p>0.517073171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Body diameter to wing span ratio</text:p>
          </table:table-cell>
          <table:table-cell table:style-name="ce1"/>
          <table:table-cell office:value-type="float" office:value="0.27347310847766637" table:formula="of:=COM.MICROSOFT.SINGLE($$BODY_DIAMETER)/COM.MICROSOFT.SINGLE($$WING_SPAN)" table:style-name="ce1">
            <text:p>0.273473108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¼ chord sweep angle</text:p>
          </table:table-cell>
          <table:table-cell table:style-name="ce1"/>
          <table:table-cell office:value-type="float" office:value="15" table:formula="of:=COM.MICROSOFT.SINGLE($$SWEEP_ANGLE_QUARTER_CHORD)" table:style-name="ce1">
            <text:p>15</text:p>
          </table:table-cell>
          <table:table-cell office:value-type="string" table:style-name="ce1">
            <text:p>degrees</text:p>
          </table:table-cell>
          <table:table-cell office:value-type="string" table:style-name="ce1">
            <text:p>Carried forward from Reference Data for convenience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Leading edge radius</text:p>
          </table:table-cell>
          <table:table-cell table:style-name="ce1"/>
          <table:table-cell office:value-type="float" office:value="1.2440010239999999E-3" table:formula="of:=1.1019*((COM.MICROSOFT.SINGLE($$WING_THICKNESS_RATIO)/100)^2)" table:style-name="ce1">
            <text:p>0.001244001</text:p>
          </table:table-cell>
          <table:table-cell office:value-type="string" table:style-name="ce1">
            <text:p>ft.</text:p>
          </table:table-cell>
          <table:table-cell office:value-type="string" table:style-name="ce1">
            <text:p>Doesn't quite match the .016 inch leading edge radius, but it's clo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C</text:p>
          </table:table-cell>
          <table:table-cell office:value-type="string" table:style-name="ce1">
            <text:p>Mean Aerodynamic Chord</text:p>
          </table:table-cell>
          <table:table-cell table:style-name="ce1"/>
          <table:table-cell office:value-type="float" office:value="8.0376205787781352" table:formula="of:=2/3*COM.MICROSOFT.SINGLE($$CHORD_ROOT)*((1+COM.MICROSOFT.SINGLE($$TAPER_RATIO)+(COM.MICROSOFT.SINGLE($$TAPER_RATIO)^2))/(1 +COM.MICROSOFT.SINGLE( $$TAPER_RATIO)))" table:style-name="ce1">
            <text:p>8.03762057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<text:span text:style-name="T4">m</text:span><text:span text:style-name="T4">α</text:span></text:p>
          </table:table-cell>
          <table:table-cell office:value-type="string" table:style-name="ce1">
            <text:p>Wing pitch coefficient</text:p>
          </table:table-cell>
          <table:table-cell table:style-name="ce1"/>
          <table:table-cell office:value-type="float" office:value="-1.2" table:formula="of:=[Aerodynamic_Coefficients.D152]" table:style-name="ce1">
            <text:p>-1.2</text:p>
          </table:table-cell>
          <table:table-cell table:style-name="ce1"/>
          <table:table-cell office:value-type="string" table:style-name="ce1">
            <text:p>Select a Mach and altitude from Pitch Effectiveness and enter values from aerodynamics coefficients her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4">m</text:span><text:span text:style-name="T4">δ</text:span></text:p>
          </table:table-cell>
          <table:table-cell office:value-type="string" table:style-name="ce1">
            <text:p>Horizontal tail pitch coefficient</text:p>
          </table:table-cell>
          <table:table-cell table:style-name="ce1"/>
          <table:table-cell office:value-type="float" office:value="-1.8" table:formula="of:=[Aerodynamic_Coefficients.D179]" table:style-name="ce1">
            <text:p>-1.8</text:p>
          </table:table-cell>
          <table:table-cell table:style-name="ce1"/>
          <table:table-cell office:value-type="string" table:style-name="ce1">
            <text:p>Mach 0.9 @ 35,000 f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6">l</text:span><text:span text:style-name="T4">δ</text:span><text:span text:style-name="T4">a</text:span></text:p>
          </table:table-cell>
          <table:table-cell office:value-type="string" table:style-name="ce1">
            <text:p>Aileron control power coefficient</text:p>
          </table:table-cell>
          <table:table-cell table:style-name="ce1"/>
          <table:table-cell office:value-type="float" office:value="4.1000000000000002E-2" table:formula="of:=[Aerodynamic_Coefficients.C98]" table:style-name="ce1">
            <text:p>0.041</text:p>
          </table:table-cell>
          <table:table-cell table:style-name="ce1"/>
          <table:table-cell office:value-type="string" table:style-name="ce1">
            <text:p>Select a Mach and altitude that corresponds to the roll rate selection below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6">l</text:span><text:span text:style-name="T4">p</text:span></text:p>
          </table:table-cell>
          <table:table-cell office:value-type="string" table:style-name="ce1">
            <text:p>Aileron damping coefficient</text:p>
          </table:table-cell>
          <table:table-cell table:style-name="ce1"/>
          <table:table-cell office:value-type="float" office:value="-0.35" table:formula="of:=[Aerodynamic_Coefficients.C125]" table:style-name="ce1">
            <text:p>-0.35</text:p>
          </table:table-cell>
          <table:table-cell table:style-name="ce1"/>
          <table:table-cell office:value-type="string" table:style-name="ce1">
            <text:p>Select a Mach and altitude that corresponds to the roll rate selection below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C<text:span text:style-name="T4">n</text:span><text:span text:style-name="T3">β</text:span></text:p>
          </table:table-cell>
          <table:table-cell office:value-type="string" table:style-name="ce1">
            <text:p>Directional stability coefficient</text:p>
          </table:table-cell>
          <table:table-cell table:style-name="ce1"/>
          <table:table-cell office:value-type="float" office:value="0.34" table:formula="of:=[Aerodynamic_Coefficients.B206]" table:style-name="ce1">
            <text:p>0.34</text:p>
          </table:table-cell>
          <table:table-cell table:style-name="ce1"/>
          <table:table-cell office:value-type="string" table:style-name="ce1">
            <text:p>Must consolidate to a single value, preferably critical speed and altitude or combat speed and altitude.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eissinger Wing Planform Efficiency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This factor was looked up based on aspect ratio, taper ratio, and ¼ chord sweep ang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Typical values are between .9 and 1.0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ee Furlong, G. C. and McHugh, J. G., “A Summary and Analysis of Low Speed Longitudinal Character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of Swept Wings at High Reynolds Number,” NACA RM L52D16, August 195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e' =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ing efficiency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e =</text:p>
          </table:table-cell>
          <table:table-cell office:value-type="float" office:value="0.9252124589395625" table:formula="of:=COM.MICROSOFT.SINGLE($$WEISSINGER_WPE_FACTOR)*(1-(COM.MICROSOFT.SINGLE($$BODY_SPAN_RATIO)^2))" table:style-name="ce1">
            <text:p>0.92521245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duced drag factor (subsonic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' =</text:p>
          </table:table-cell>
          <table:table-cell office:value-type="float" office:value="0.1401564220350324" table:formula="of:=1 / ( PI() *COM.MICROSOFT.SINGLE( $$ASPECT_RATIO) *COM.MICROSOFT.SINGLE( $$WING_EFFICIENCY_FACTOR) )" table:style-name="ce1">
            <text:p>0.14015642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Viscous drag due to lift factor (subsonic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factor was looked up based on leading edge radius, chord, and taper ratio. <text:s/>Values range from ~ .02 to .16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ith thin leading edges having higher values and larger taper ratios (no taper) having smaller value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 Simon, W. E., Ely, W. L., Niedling, L. G., and Voda, J. J., “Prediction of Aircraft Drag Due to Lift,” AF Fligh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ynamics Lab, AFFDL-TR-71-84, Wright-Patterson AFB, Ohio, June 1971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''=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Drag due to lift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assumes a symmetrical airfoil. <text:s/>See the guide for discussion about non-symmetrical airfoils a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ubsonic vs. transonic vs. supersonic drag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3"/>
          <table:table-cell office:value-type="string" table:style-name="ce3">
            <text:p>Supersonic LE</text:p>
          </table:table-cell>
          <table:table-cell office:value-type="string" table:number-columns-spanned="3" table:number-rows-spanned="1" table:style-name="ce7">
            <text:p>Subsonic Leading Edge Suction Parameter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K</text:p>
          </table:table-cell>
          <table:table-cell office:value-type="string" table:style-name="ce3">
            <text:p>K'</text:p>
          </table:table-cell>
          <table:table-cell office:value-type="string" table:style-name="ce3">
            <text:p>K”</text:p>
          </table:table-cell>
          <table:table-cell office:value-type="string" table:style-name="ce3">
            <text:p>Beta*cot(<text:span text:style-name="T1">ΔLE)</text:span></text:p>
          </table:table-cell>
          <table:table-cell office:value-type="string" table:style-name="ce3">
            <text:p><text:span text:style-name="T1">Δ</text:span>N /<text:s/><text:span text:style-name="T1">Δ</text:span>N<text:span text:style-name="T4">Mach1.0</text:span></text:p>
          </table:table-cell>
          <table:table-cell office:value-type="string" table:style-name="ce3">
            <text:p><text:span text:style-name="T1">Δ</text:span>N<text:span text:style-name="T4">Mach1.0</text:span></text:p>
          </table:table-cell>
          <table:table-cell office:value-type="string" table:style-name="ce3">
            <text:p><text:span text:style-name="T1">Δ</text:span>N</text:p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1751564220350324" table:formula="of:=SUM([.C185:.D185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0.1751564220350324" table:formula="of:=SUM([.C186:.D186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1751564220350324" table:formula="of:=SUM([.C187:.D187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1751564220350324" table:formula="of:=SUM([.C188:.D188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1751564220350324" table:formula="of:=SUM([.C189:.D189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1751564220350324" table:formula="of:=SUM([.C190:.D190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1751564220350324" table:formula="of:=SUM([.C191:.D191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1751564220350324" table:formula="of:=SUM([.C192:.D192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1751564220350324" table:formula="of:=SUM([.C193:.D193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1751564220350324" table:formula="of:=SUM([.C194:.D194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1751564220350324" table:formula="of:=SUM([.C195:.D195])" table:style-name="ce1">
            <text:p>0.175156422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20387241255968602" table:formula="of:=IF([.E196]&lt;1;(1/[.D21])-[.H196];1/[.D21])" table:style-name="ce1">
            <text:p>0.203872413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98273652915917031" table:formula="of:=[Constants.B20]*COT(RADIANS($$SWEEP_ANGLE_LE))" table:style-name="ce1">
            <text:p>0.982736529</text:p>
          </table:table-cell>
          <table:table-cell office:value-type="float" office:value="0.01" table:style-name="ce1">
            <text:p>0.01</text:p>
          </table:table-cell>
          <table:table-cell office:value-type="float" office:value="2.0922009337516645E-2" table:formula="of:=IF([.E196]&lt;1;(1/[.$D$20])-([.C196]+[.D196]);&quot;&quot;)" table:style-name="ce1">
            <text:p>0.020922009</text:p>
          </table:table-cell>
          <table:table-cell office:value-type="float" office:value="2.0922009337516646E-4" table:formula="of:=IF([.E196]&lt;1;[.F196]*[.G196];&quot;&quot;)" table:style-name="ce1">
            <text:p>0.00020922</text:p>
          </table:table-cell>
          <table:table-cell table:number-columns-repeated="16376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21857923497267759" table:formula="of:=IF([.E197]&lt;1;(1/[.D22])-[.H197];1/[.D22])" table:style-name="ce1">
            <text:p>0.218579235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4225049631301436" table:formula="of:=[Constants.B21]*COT(RADIANS($$SWEEP_ANGLE_LE))" table:style-name="ce1">
            <text:p>1.422504963</text:p>
          </table:table-cell>
          <table:table-cell table:style-name="ce1"/>
          <table:table-cell office:value-type="string" office:string-value="" table:formula="of:=IF([.E197]&lt;1;(1/[.$D$20])-([.C197]+[.D197]);&quot;&quot;)" table:style-name="ce1"/>
          <table:table-cell office:value-type="string" office:string-value="" table:formula="of:=IF([.E197]&lt;1;[.F197]*[.G197];&quot;&quot;)" table:style-name="ce1"/>
          <table:table-cell table:number-columns-repeated="16376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23529411764705882" table:formula="of:=IF([.E198]&lt;1;(1/[.D23])-[.H198];1/[.D23])" table:style-name="ce1">
            <text:p>0.235294118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7813612360097657" table:formula="of:=[Constants.B22]*COT(RADIANS($$SWEEP_ANGLE_LE))" table:style-name="ce1">
            <text:p>1.781361236</text:p>
          </table:table-cell>
          <table:table-cell table:style-name="ce1"/>
          <table:table-cell office:value-type="string" office:string-value="" table:formula="of:=IF([.E198]&lt;1;(1/[.$D$20])-([.C198]+[.D198]);&quot;&quot;)" table:style-name="ce1"/>
          <table:table-cell office:value-type="string" office:string-value="" table:formula="of:=IF([.E198]&lt;1;[.F198]*[.G198];&quot;&quot;)" table:style-name="ce1"/>
          <table:table-cell table:number-columns-repeated="16376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25477707006369427" table:formula="of:=IF([.E199]&lt;1;(1/[.D24])-[.H199];1/[.D24])" table:style-name="ce1">
            <text:p>0.25477707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1011790820462815" table:formula="of:=[Constants.B23]*COT(RADIANS($$SWEEP_ANGLE_LE))" table:style-name="ce1">
            <text:p>2.101179082</text:p>
          </table:table-cell>
          <table:table-cell table:style-name="ce1"/>
          <table:table-cell office:value-type="string" office:string-value="" table:formula="of:=IF([.E199]&lt;1;(1/[.$D$20])-([.C199]+[.D199]);&quot;&quot;)" table:style-name="ce1"/>
          <table:table-cell office:value-type="string" office:string-value="" table:formula="of:=IF([.E199]&lt;1;[.F199]*[.G199];&quot;&quot;)" table:style-name="ce1"/>
          <table:table-cell table:number-columns-repeated="16376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27777777777777779" table:formula="of:=IF([.E200]&lt;1;(1/[.D25])-[.H200];1/[.D25])" table:style-name="ce1">
            <text:p>0.277777778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3976316262390558" table:formula="of:=[Constants.B24]*COT(RADIANS($$SWEEP_ANGLE_LE))" table:style-name="ce1">
            <text:p>2.397631626</text:p>
          </table:table-cell>
          <table:table-cell table:style-name="ce1"/>
          <table:table-cell office:value-type="string" office:string-value="" table:formula="of:=IF([.E200]&lt;1;(1/[.$D$20])-([.C200]+[.D200]);&quot;&quot;)" table:style-name="ce1"/>
          <table:table-cell office:value-type="string" office:string-value="" table:formula="of:=IF([.E200]&lt;1;[.F200]*[.G200];&quot;&quot;)" table:style-name="ce1"/>
          <table:table-cell table:number-columns-repeated="16376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30534351145038169" table:formula="of:=IF([.E201]&lt;1;(1/[.D26])-[.H201];1/[.D26])" table:style-name="ce1">
            <text:p>0.305343511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678488285226742" table:formula="of:=[Constants.B25]*COT(RADIANS($$SWEEP_ANGLE_LE))" table:style-name="ce1">
            <text:p>2.678488285</text:p>
          </table:table-cell>
          <table:table-cell table:style-name="ce1"/>
          <table:table-cell office:value-type="string" office:string-value="" table:formula="of:=IF([.E201]&lt;1;(1/[.$D$20])-([.C201]+[.D201]);&quot;&quot;)" table:style-name="ce1"/>
          <table:table-cell office:value-type="string" office:string-value="" table:formula="of:=IF([.E201]&lt;1;[.F201]*[.G201];&quot;&quot;)" table:style-name="ce1"/>
          <table:table-cell table:number-columns-repeated="16376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33898305084745772" table:formula="of:=IF([.E202]&lt;1;(1/[.D27])-[.H202];1/[.D27])" table:style-name="ce1">
            <text:p>0.338983051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9482095874775092" table:formula="of:=[Constants.B26]*COT(RADIANS($$SWEEP_ANGLE_LE))" table:style-name="ce1">
            <text:p>2.948209587</text:p>
          </table:table-cell>
          <table:table-cell table:style-name="ce1"/>
          <table:table-cell office:value-type="string" office:string-value="" table:formula="of:=IF([.E202]&lt;1;(1/[.$D$20])-([.C202]+[.D202]);&quot;&quot;)" table:style-name="ce1"/>
          <table:table-cell office:value-type="string" office:string-value="" table:formula="of:=IF([.E202]&lt;1;[.F202]*[.G202];&quot;&quot;)" table:style-name="ce1"/>
          <table:table-cell table:number-columns-repeated="16376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0.3809523809523811" table:formula="of:=IF([.E203]&lt;1;(1/[.D28])-[.H203];1/[.D28])" table:style-name="ce1">
            <text:p>0.380952381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3.2096040640449712" table:formula="of:=[Constants.B27]*COT(RADIANS($$SWEEP_ANGLE_LE))" table:style-name="ce1">
            <text:p>3.209604064</text:p>
          </table:table-cell>
          <table:table-cell table:style-name="ce1"/>
          <table:table-cell office:value-type="string" office:string-value="" table:formula="of:=IF([.E203]&lt;1;(1/[.$D$20])-([.C203]+[.D203]);&quot;&quot;)" table:style-name="ce1"/>
          <table:table-cell office:value-type="string" office:string-value="" table:formula="of:=IF([.E203]&lt;1;[.F203]*[.G203];&quot;&quot;)" table:style-name="ce1"/>
          <table:table-cell table:number-columns-repeated="16376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43478260869565222" table:formula="of:=IF([.E204]&lt;1;(1/[.D29])-[.H204];1/[.D29])" table:style-name="ce1">
            <text:p>0.434782609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3.4645569590953396" table:formula="of:=[Constants.B28]*COT(RADIANS($$SWEEP_ANGLE_LE))" table:style-name="ce1">
            <text:p>3.464556959</text:p>
          </table:table-cell>
          <table:table-cell table:style-name="ce1"/>
          <table:table-cell office:value-type="string" office:string-value="" table:formula="of:=IF([.E204]&lt;1;(1/[.$D$20])-([.C204]+[.D204]);&quot;&quot;)" table:style-name="ce1"/>
          <table:table-cell office:value-type="string" office:string-value="" table:formula="of:=IF([.E204]&lt;1;[.F204]*[.G204];&quot;&quot;)" table:style-name="ce1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50632911392405056" table:formula="of:=IF([.E205]&lt;1;(1/[.D30])-[.H205];1/[.D30])" table:style-name="ce1">
            <text:p>0.506329114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3.7143949435056269" table:formula="of:=[Constants.B29]*COT(RADIANS($$SWEEP_ANGLE_LE))" table:style-name="ce1">
            <text:p>3.714394944</text:p>
          </table:table-cell>
          <table:table-cell table:style-name="ce1"/>
          <table:table-cell office:value-type="string" office:string-value="" table:formula="of:=IF([.E205]&lt;1;(1/[.$D$20])-([.C205]+[.D205]);&quot;&quot;)" table:style-name="ce1"/>
          <table:table-cell office:value-type="string" office:string-value="" table:formula="of:=IF([.E205]&lt;1;[.F205]*[.G205];&quot;&quot;)" table:style-name="ce1"/>
          <table:table-cell table:number-columns-repeated="16376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60606060606060574" table:formula="of:=IF([.E206]&lt;1;(1/[.D31])-[.H206];1/[.D31])" table:style-name="ce1">
            <text:p>0.606060606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3.9600862198324243" table:formula="of:=[Constants.B30]*COT(RADIANS($$SWEEP_ANGLE_LE))" table:style-name="ce1">
            <text:p>3.96008622</text:p>
          </table:table-cell>
          <table:table-cell table:style-name="ce1"/>
          <table:table-cell office:value-type="string" office:string-value="" table:formula="of:=IF([.E206]&lt;1;(1/[.$D$20])-([.C206]+[.D206]);&quot;&quot;)" table:style-name="ce1"/>
          <table:table-cell office:value-type="string" office:string-value="" table:formula="of:=IF([.E206]&lt;1;[.F206]*[.G206];&quot;&quot;)" table:style-name="ce1"/>
          <table:table-cell table:number-columns-repeated="16376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0.75471698113207508" table:formula="of:=IF([.E207]&lt;1;(1/[.D32])-[.H207];1/[.D32])" table:style-name="ce1">
            <text:p>0.754716981</text:p>
          </table:table-cell>
          <table:table-cell office:value-type="float" office:value="0.1401564220350324" table:formula="of:=COM.MICROSOFT.SINGLE($$INDUCED_DRAG_FACTOR)" table:style-name="ce1">
            <text:p>0.140156422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4.2023581640925638" table:formula="of:=[Constants.B31]*COT(RADIANS($$SWEEP_ANGLE_LE))" table:style-name="ce1">
            <text:p>4.202358164</text:p>
          </table:table-cell>
          <table:table-cell table:style-name="ce1"/>
          <table:table-cell office:value-type="string" office:string-value="" table:formula="of:=IF([.E207]&lt;1;(1/[.$D$20])-([.C207]+[.D207]);&quot;&quot;)" table:style-name="ce1"/>
          <table:table-cell office:value-type="string" office:string-value="" table:formula="of:=IF([.E207]&lt;1;[.F207]*[.G207];&quot;&quot;)" table:style-name="ce1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Roll rate (degr/sec)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3">
            <text:p>degrees aileron deflec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Min roll rate</text:p>
          </table:table-cell>
          <table:table-cell office:value-type="string" table:style-name="ce3">
            <text:p>Max roll rate</text:p>
          </table:table-cell>
          <table:table-cell office:value-type="string" table:style-name="ce3">
            <text:p>Avg roll rate</text:p>
          </table:table-cell>
          <table:table-cell office:value-type="string" table:style-name="ce3">
            <text:p>15K consolidation</text:p>
          </table:table-cell>
          <table:table-cell table:style-name="ce3"/>
          <table:table-cell table:style-name="ce1">
            <draw:frame draw:z-index="2" draw:id="id15" draw:style-name="a15" draw:name="图表 6" svg:x="0.0622in" svg:y="0.0264in" svg:width="6.2949in" svg:height="3.551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formula="of:=DEGREES(-((2*[Constants.B36])/$$WING_SPAN)*[Aerodynamic_Coefficients.B89]/[Aerodynamic_Coefficients.B116]*RADIANS($$AILERON_ANGLE))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19.58333227798956" table:formula="of:=DEGREES(-((2*[Constants.B37])/$$WING_SPAN)*[Aerodynamic_Coefficients.B90]/[Aerodynamic_Coefficients.B117]*RADIANS($$AILERON_ANGLE))" table:style-name="ce1">
            <text:p>119.5833323</text:p>
          </table:table-cell>
          <table:table-cell table:number-columns-repeated="7" table:style-name="ce1"/>
          <table:table-cell office:value-type="float" office:value="119.58333227798956" table:formula="of:=[.B213]" table:style-name="ce1">
            <text:p>119.5833323</text:p>
          </table:table-cell>
          <table:table-cell table:number-columns-repeated="16374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83.19148774500522" table:formula="of:=DEGREES(-((2*[Constants.B38])/$$WING_SPAN)*[Aerodynamic_Coefficients.B91]/[Aerodynamic_Coefficients.B118]*RADIANS($$AILERON_ANGLE))" table:style-name="ce1">
            <text:p>183.1914877</text:p>
          </table:table-cell>
          <table:table-cell table:number-columns-repeated="4" table:style-name="ce1"/>
          <table:table-cell office:value-type="float" office:value="183.19148774500522" table:formula="of:=MIN([.B214:.F214])" table:style-name="ce1">
            <text:p>183.1914877</text:p>
          </table:table-cell>
          <table:table-cell office:value-type="float" office:value="183.19148774500522" table:formula="of:=MAX([.B214:.F214])" table:style-name="ce1">
            <text:p>183.1914877</text:p>
          </table:table-cell>
          <table:table-cell office:value-type="float" office:value="183.19148774500522" table:formula="of:=AVERAGE([.B214:.F214])" table:style-name="ce1">
            <text:p>183.1914877</text:p>
          </table:table-cell>
          <table:table-cell office:value-type="float" office:value="183.19148774500522" table:formula="of:=[.B214]" table:style-name="ce1">
            <text:p>183.1914877</text:p>
          </table:table-cell>
          <table:table-cell table:number-columns-repeated="16374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218.81205478881799" table:formula="of:=DEGREES(-((2*[Constants.B39])/$$WING_SPAN)*[Aerodynamic_Coefficients.B92]/[Aerodynamic_Coefficients.B119]*RADIANS($$AILERON_ANGLE))" table:style-name="ce1">
            <text:p>218.8120548</text:p>
          </table:table-cell>
          <table:table-cell table:number-columns-repeated="4" table:style-name="ce1"/>
          <table:table-cell office:value-type="float" office:value="218.81205478881799" table:formula="of:=MIN([.B215:.F215])" table:style-name="ce1">
            <text:p>218.8120548</text:p>
          </table:table-cell>
          <table:table-cell office:value-type="float" office:value="218.81205478881799" table:formula="of:=MAX([.B215:.F215])" table:style-name="ce1">
            <text:p>218.8120548</text:p>
          </table:table-cell>
          <table:table-cell office:value-type="float" office:value="218.81205478881799" table:formula="of:=AVERAGE([.B215:.F215])" table:style-name="ce1">
            <text:p>218.8120548</text:p>
          </table:table-cell>
          <table:table-cell office:value-type="float" office:value="218.81205478881799" table:formula="of:=[.B215]" table:style-name="ce1">
            <text:p>218.8120548</text:p>
          </table:table-cell>
          <table:table-cell table:number-columns-repeated="16374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06.86170118391067" table:formula="of:=DEGREES(-((2*[Constants.B40])/$$WING_SPAN)*[Aerodynamic_Coefficients.B93]/[Aerodynamic_Coefficients.B120]*RADIANS($$AILERON_ANGLE))" table:style-name="ce1">
            <text:p>106.8617012</text:p>
          </table:table-cell>
          <table:table-cell office:value-type="float" office:value="172.71449604170968" table:formula="of:=DEGREES(-((2*[Constants.C40])/$$WING_SPAN)*[Aerodynamic_Coefficients.C93]/[Aerodynamic_Coefficients.C120]*RADIANS($$AILERON_ANGLE))" table:style-name="ce1">
            <text:p>172.714496</text:p>
          </table:table-cell>
          <table:table-cell table:number-columns-repeated="3" table:style-name="ce1"/>
          <table:table-cell office:value-type="float" office:value="106.86170118391067" table:formula="of:=MIN([.B216:.F216])" table:style-name="ce1">
            <text:p>106.8617012</text:p>
          </table:table-cell>
          <table:table-cell office:value-type="float" office:value="172.71449604170968" table:formula="of:=MAX([.B216:.F216])" table:style-name="ce1">
            <text:p>172.714496</text:p>
          </table:table-cell>
          <table:table-cell office:value-type="float" office:value="139.78809861281019" table:formula="of:=AVERAGE([.B216:.F216])" table:style-name="ce1">
            <text:p>139.7880986</text:p>
          </table:table-cell>
          <table:table-cell office:value-type="float" office:value="172.71449604170968" table:formula="of:=[.C216]" table:style-name="ce1">
            <text:p>172.714496</text:p>
          </table:table-cell>
          <table:table-cell table:number-columns-repeated="16374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24.22298595340234" table:formula="of:=DEGREES(-((2*[Constants.B41])/$$WING_SPAN)*[Aerodynamic_Coefficients.B94]/[Aerodynamic_Coefficients.B121]*RADIANS($$AILERON_ANGLE))" table:style-name="ce1">
            <text:p>124.222986</text:p>
          </table:table-cell>
          <table:table-cell office:value-type="float" office:value="110.84274251945536" table:formula="of:=DEGREES(-((2*[Constants.C41])/$$WING_SPAN)*[Aerodynamic_Coefficients.C94]/[Aerodynamic_Coefficients.C121]*RADIANS($$AILERON_ANGLE))" table:style-name="ce1">
            <text:p>110.8427425</text:p>
          </table:table-cell>
          <table:table-cell table:number-columns-repeated="3" table:style-name="ce1"/>
          <table:table-cell office:value-type="float" office:value="110.84274251945536" table:formula="of:=MIN([.B217:.F217])" table:style-name="ce1">
            <text:p>110.8427425</text:p>
          </table:table-cell>
          <table:table-cell office:value-type="float" office:value="124.22298595340234" table:formula="of:=MAX([.B217:.F217])" table:style-name="ce1">
            <text:p>124.222986</text:p>
          </table:table-cell>
          <table:table-cell office:value-type="float" office:value="117.53286423642885" table:formula="of:=AVERAGE([.B217:.F217])" table:style-name="ce1">
            <text:p>117.5328642</text:p>
          </table:table-cell>
          <table:table-cell office:value-type="float" office:value="110.84274251945536" table:formula="of:=[.C217]" table:style-name="ce1">
            <text:p>110.8427425</text:p>
          </table:table-cell>
          <table:table-cell table:number-columns-repeated="16374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51.73436358677182" table:formula="of:=DEGREES(-((2*[Constants.B42])/$$WING_SPAN)*[Aerodynamic_Coefficients.B95]/[Aerodynamic_Coefficients.B122]*RADIANS($$AILERON_ANGLE))" table:style-name="ce1">
            <text:p>151.7343636</text:p>
          </table:table-cell>
          <table:table-cell office:value-type="float" office:value="109.4670924254425" table:formula="of:=DEGREES(-((2*[Constants.C42])/$$WING_SPAN)*[Aerodynamic_Coefficients.C95]/[Aerodynamic_Coefficients.C122]*RADIANS($$AILERON_ANGLE))" table:style-name="ce1">
            <text:p>109.4670924</text:p>
          </table:table-cell>
          <table:table-cell office:value-type="float" office:value="251.11519016571148" table:formula="of:=DEGREES(-((2*[Constants.D42])/$$WING_SPAN)*[Aerodynamic_Coefficients.D95]/[Aerodynamic_Coefficients.D122]*RADIANS($$AILERON_ANGLE))" table:style-name="ce1">
            <text:p>251.1151902</text:p>
          </table:table-cell>
          <table:table-cell office:value-type="float" office:value="198.33739510169431" table:formula="of:=DEGREES(-((2*[Constants.E42])/$$WING_SPAN)*[Aerodynamic_Coefficients.E95]/[Aerodynamic_Coefficients.E122]*RADIANS($$AILERON_ANGLE))" table:style-name="ce1">
            <text:p>198.3373951</text:p>
          </table:table-cell>
          <table:table-cell office:value-type="float" office:value="156.38442045309651" table:formula="of:=DEGREES(-((2*[Constants.F42])/$$WING_SPAN)*[Aerodynamic_Coefficients.F95]/[Aerodynamic_Coefficients.F122]*RADIANS($$AILERON_ANGLE))" table:style-name="ce1">
            <text:p>156.3844205</text:p>
          </table:table-cell>
          <table:table-cell office:value-type="float" office:value="109.4670924254425" table:formula="of:=MIN([.B218:.F218])" table:style-name="ce1">
            <text:p>109.4670924</text:p>
          </table:table-cell>
          <table:table-cell office:value-type="float" office:value="251.11519016571148" table:formula="of:=MAX([.B218:.F218])" table:style-name="ce1">
            <text:p>251.1151902</text:p>
          </table:table-cell>
          <table:table-cell office:value-type="float" office:value="173.40769234654331" table:formula="of:=AVERAGE([.B218:.F218])" table:style-name="ce1">
            <text:p>173.4076923</text:p>
          </table:table-cell>
          <table:table-cell office:value-type="float" office:value="109.4670924254425" table:formula="of:=[.C218]" table:style-name="ce1">
            <text:p>109.4670924</text:p>
          </table:table-cell>
          <table:table-cell table:number-columns-repeated="16374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88.44429026099084" table:formula="of:=DEGREES(-((2*[Constants.B43])/$$WING_SPAN)*[Aerodynamic_Coefficients.B96]/[Aerodynamic_Coefficients.B123]*RADIANS($$AILERON_ANGLE))" table:style-name="ce1">
            <text:p>188.4442903</text:p>
          </table:table-cell>
          <table:table-cell office:value-type="float" office:value="128.48887986160474" table:formula="of:=DEGREES(-((2*[Constants.C43])/$$WING_SPAN)*[Aerodynamic_Coefficients.C96]/[Aerodynamic_Coefficients.C123]*RADIANS($$AILERON_ANGLE))" table:style-name="ce1">
            <text:p>128.4888799</text:p>
          </table:table-cell>
          <table:table-cell office:value-type="float" office:value="123.47829848959638" table:formula="of:=DEGREES(-((2*[Constants.D43])/$$WING_SPAN)*[Aerodynamic_Coefficients.D96]/[Aerodynamic_Coefficients.D123]*RADIANS($$AILERON_ANGLE))" table:style-name="ce1">
            <text:p>123.4782985</text:p>
          </table:table-cell>
          <table:table-cell office:value-type="float" office:value="97.685036527437177" table:formula="of:=DEGREES(-((2*[Constants.E43])/$$WING_SPAN)*[Aerodynamic_Coefficients.E96]/[Aerodynamic_Coefficients.E123]*RADIANS($$AILERON_ANGLE))" table:style-name="ce1">
            <text:p>97.68503653</text:p>
          </table:table-cell>
          <table:table-cell office:value-type="float" office:value="77.102704806748847" table:formula="of:=DEGREES(-((2*[Constants.F43])/$$WING_SPAN)*[Aerodynamic_Coefficients.F96]/[Aerodynamic_Coefficients.F123]*RADIANS($$AILERON_ANGLE))" table:style-name="ce1">
            <text:p>77.10270481</text:p>
          </table:table-cell>
          <table:table-cell office:value-type="float" office:value="77.102704806748847" table:formula="of:=MIN([.B219:.F219])" table:style-name="ce1">
            <text:p>77.10270481</text:p>
          </table:table-cell>
          <table:table-cell office:value-type="float" office:value="188.44429026099084" table:formula="of:=MAX([.B219:.F219])" table:style-name="ce1">
            <text:p>188.4442903</text:p>
          </table:table-cell>
          <table:table-cell office:value-type="float" office:value="123.0398419892756" table:formula="of:=AVERAGE([.B219:.F219])" table:style-name="ce1">
            <text:p>123.039842</text:p>
          </table:table-cell>
          <table:table-cell office:value-type="float" office:value="128.48887986160474" table:formula="of:=[.C219]" table:style-name="ce1">
            <text:p>128.4888799</text:p>
          </table:table-cell>
          <table:table-cell table:number-columns-repeated="16374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215.36490315541815" table:formula="of:=DEGREES(-((2*[Constants.B44])/$$WING_SPAN)*[Aerodynamic_Coefficients.B97]/[Aerodynamic_Coefficients.B124]*RADIANS($$AILERON_ANGLE))" table:style-name="ce1">
            <text:p>215.3649032</text:p>
          </table:table-cell>
          <table:table-cell office:value-type="float" office:value="147.82464129447044" table:formula="of:=DEGREES(-((2*[Constants.C44])/$$WING_SPAN)*[Aerodynamic_Coefficients.C97]/[Aerodynamic_Coefficients.C124]*RADIANS($$AILERON_ANGLE))" table:style-name="ce1">
            <text:p>147.8246413</text:p>
          </table:table-cell>
          <table:table-cell office:value-type="float" office:value="95.297653995597145" table:formula="of:=DEGREES(-((2*[Constants.D44])/$$WING_SPAN)*[Aerodynamic_Coefficients.D97]/[Aerodynamic_Coefficients.D124]*RADIANS($$AILERON_ANGLE))" table:style-name="ce1">
            <text:p>95.297654</text:p>
          </table:table-cell>
          <table:table-cell office:value-type="float" office:value="75.536729010550118" table:formula="of:=DEGREES(-((2*[Constants.E44])/$$WING_SPAN)*[Aerodynamic_Coefficients.E97]/[Aerodynamic_Coefficients.E124]*RADIANS($$AILERON_ANGLE))" table:style-name="ce1">
            <text:p>75.53672901</text:p>
          </table:table-cell>
          <table:table-cell office:value-type="float" office:value="59.69588174310595" table:formula="of:=DEGREES(-((2*[Constants.F44])/$$WING_SPAN)*[Aerodynamic_Coefficients.F97]/[Aerodynamic_Coefficients.F124]*RADIANS($$AILERON_ANGLE))" table:style-name="ce1">
            <text:p>59.69588174</text:p>
          </table:table-cell>
          <table:table-cell office:value-type="float" office:value="59.69588174310595" table:formula="of:=MIN([.B220:.F220])" table:style-name="ce1">
            <text:p>59.69588174</text:p>
          </table:table-cell>
          <table:table-cell office:value-type="float" office:value="215.36490315541815" table:formula="of:=MAX([.B220:.F220])" table:style-name="ce1">
            <text:p>215.3649032</text:p>
          </table:table-cell>
          <table:table-cell office:value-type="float" office:value="118.74396183982836" table:formula="of:=AVERAGE([.B220:.F220])" table:style-name="ce1">
            <text:p>118.7439618</text:p>
          </table:table-cell>
          <table:table-cell office:value-type="float" office:value="147.82464129447044" table:formula="of:=[.C220]" table:style-name="ce1">
            <text:p>147.8246413</text:p>
          </table:table-cell>
          <table:table-cell table:number-columns-repeated="16374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27.60154538015715" table:formula="of:=DEGREES(-((2*[Constants.B45])/$$WING_SPAN)*[Aerodynamic_Coefficients.B98]/[Aerodynamic_Coefficients.B125]*RADIANS($$AILERON_ANGLE))" table:style-name="ce1">
            <text:p>227.6015454</text:p>
          </table:table-cell>
          <table:table-cell office:value-type="float" office:value="167.48990832753074" table:formula="of:=DEGREES(-((2*[Constants.C45])/$$WING_SPAN)*[Aerodynamic_Coefficients.C98]/[Aerodynamic_Coefficients.C125]*RADIANS($$AILERON_ANGLE))" table:style-name="ce1">
            <text:p>167.4899083</text:p>
          </table:table-cell>
          <table:table-cell office:value-type="float" office:value="97.861162866222571" table:formula="of:=DEGREES(-((2*[Constants.D45])/$$WING_SPAN)*[Aerodynamic_Coefficients.D98]/[Aerodynamic_Coefficients.D125]*RADIANS($$AILERON_ANGLE))" table:style-name="ce1">
            <text:p>97.86116287</text:p>
          </table:table-cell>
          <table:table-cell office:value-type="float" office:value="77.743750391228275" table:formula="of:=DEGREES(-((2*[Constants.E45])/$$WING_SPAN)*[Aerodynamic_Coefficients.E98]/[Aerodynamic_Coefficients.E125]*RADIANS($$AILERON_ANGLE))" table:style-name="ce1">
            <text:p>77.74375039</text:p>
          </table:table-cell>
          <table:table-cell office:value-type="float" office:value="61.531432344321637" table:formula="of:=DEGREES(-((2*[Constants.F45])/$$WING_SPAN)*[Aerodynamic_Coefficients.F98]/[Aerodynamic_Coefficients.F125]*RADIANS($$AILERON_ANGLE))" table:style-name="ce1">
            <text:p>61.53143234</text:p>
          </table:table-cell>
          <table:table-cell office:value-type="float" office:value="61.531432344321637" table:formula="of:=MIN([.B221:.F221])" table:style-name="ce1">
            <text:p>61.53143234</text:p>
          </table:table-cell>
          <table:table-cell office:value-type="float" office:value="227.60154538015715" table:formula="of:=MAX([.B221:.F221])" table:style-name="ce1">
            <text:p>227.6015454</text:p>
          </table:table-cell>
          <table:table-cell office:value-type="float" office:value="126.44555986189206" table:formula="of:=AVERAGE([.B221:.F221])" table:style-name="ce1">
            <text:p>126.4455599</text:p>
          </table:table-cell>
          <table:table-cell office:value-type="float" office:value="167.48990832753074" table:formula="of:=[.C221]" table:style-name="ce1">
            <text:p>167.4899083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30.32847874372004" table:formula="of:=DEGREES(-((2*[Constants.B46])/$$WING_SPAN)*[Aerodynamic_Coefficients.B99]/[Aerodynamic_Coefficients.B126]*RADIANS($$AILERON_ANGLE))" table:style-name="ce1">
            <text:p>230.3284787</text:p>
          </table:table-cell>
          <table:table-cell office:value-type="float" office:value="181.11297689490215" table:formula="of:=DEGREES(-((2*[Constants.C46])/$$WING_SPAN)*[Aerodynamic_Coefficients.C99]/[Aerodynamic_Coefficients.C126]*RADIANS($$AILERON_ANGLE))" table:style-name="ce1">
            <text:p>181.1129769</text:p>
          </table:table-cell>
          <table:table-cell office:value-type="float" office:value="110.27187891550328" table:formula="of:=DEGREES(-((2*[Constants.D46])/$$WING_SPAN)*[Aerodynamic_Coefficients.D99]/[Aerodynamic_Coefficients.D126]*RADIANS($$AILERON_ANGLE))" table:style-name="ce1">
            <text:p>110.2718789</text:p>
          </table:table-cell>
          <table:table-cell office:value-type="float" office:value="87.83075489255603" table:formula="of:=DEGREES(-((2*[Constants.E46])/$$WING_SPAN)*[Aerodynamic_Coefficients.E99]/[Aerodynamic_Coefficients.E126]*RADIANS($$AILERON_ANGLE))" table:style-name="ce1">
            <text:p>87.83075489</text:p>
          </table:table-cell>
          <table:table-cell office:value-type="float" office:value="69.63593810593629" table:formula="of:=DEGREES(-((2*[Constants.F46])/$$WING_SPAN)*[Aerodynamic_Coefficients.F99]/[Aerodynamic_Coefficients.F126]*RADIANS($$AILERON_ANGLE))" table:style-name="ce1">
            <text:p>69.63593811</text:p>
          </table:table-cell>
          <table:table-cell office:value-type="float" office:value="69.63593810593629" table:formula="of:=MIN([.B222:.F222])" table:style-name="ce1">
            <text:p>69.63593811</text:p>
          </table:table-cell>
          <table:table-cell office:value-type="float" office:value="230.32847874372004" table:formula="of:=MAX([.B222:.F222])" table:style-name="ce1">
            <text:p>230.3284787</text:p>
          </table:table-cell>
          <table:table-cell office:value-type="float" office:value="135.83600551052353" table:formula="of:=AVERAGE([.B222:.F222])" table:style-name="ce1">
            <text:p>135.8360055</text:p>
          </table:table-cell>
          <table:table-cell office:value-type="float" office:value="181.11297689490215" table:formula="of:=[.C222]" table:style-name="ce1">
            <text:p>181.1129769</text:p>
          </table:table-cell>
          <table:table-cell table:number-columns-repeated="16374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18.00858336905492" table:formula="of:=DEGREES(-((2*[Constants.B47])/$$WING_SPAN)*[Aerodynamic_Coefficients.B100]/[Aerodynamic_Coefficients.B127]*RADIANS($$AILERON_ANGLE))" table:style-name="ce1">
            <text:p>218.0085834</text:p>
          </table:table-cell>
          <table:table-cell office:value-type="float" office:value="168.31408768171724" table:formula="of:=DEGREES(-((2*[Constants.C47])/$$WING_SPAN)*[Aerodynamic_Coefficients.C100]/[Aerodynamic_Coefficients.C127]*RADIANS($$AILERON_ANGLE))" table:style-name="ce1">
            <text:p>168.3140877</text:p>
          </table:table-cell>
          <table:table-cell office:value-type="float" office:value="114.22621919379515" table:formula="of:=DEGREES(-((2*[Constants.D47])/$$WING_SPAN)*[Aerodynamic_Coefficients.D100]/[Aerodynamic_Coefficients.D127]*RADIANS($$AILERON_ANGLE))" table:style-name="ce1">
            <text:p>114.2262192</text:p>
          </table:table-cell>
          <table:table-cell office:value-type="float" office:value="91.248831984084404" table:formula="of:=DEGREES(-((2*[Constants.E47])/$$WING_SPAN)*[Aerodynamic_Coefficients.E100]/[Aerodynamic_Coefficients.E127]*RADIANS($$AILERON_ANGLE))" table:style-name="ce1">
            <text:p>91.24883198</text:p>
          </table:table-cell>
          <table:table-cell office:value-type="float" office:value="72.491749283099637" table:formula="of:=DEGREES(-((2*[Constants.F47])/$$WING_SPAN)*[Aerodynamic_Coefficients.F100]/[Aerodynamic_Coefficients.F127]*RADIANS($$AILERON_ANGLE))" table:style-name="ce1">
            <text:p>72.49174928</text:p>
          </table:table-cell>
          <table:table-cell office:value-type="float" office:value="72.491749283099637" table:formula="of:=MIN([.B223:.F223])" table:style-name="ce1">
            <text:p>72.49174928</text:p>
          </table:table-cell>
          <table:table-cell office:value-type="float" office:value="218.00858336905492" table:formula="of:=MAX([.B223:.F223])" table:style-name="ce1">
            <text:p>218.0085834</text:p>
          </table:table-cell>
          <table:table-cell office:value-type="float" office:value="132.85789430235027" table:formula="of:=AVERAGE([.B223:.F223])" table:style-name="ce1">
            <text:p>132.8578943</text:p>
          </table:table-cell>
          <table:table-cell office:value-type="float" office:value="168.31408768171724" table:formula="of:=[.C223]" table:style-name="ce1">
            <text:p>168.3140877</text:p>
          </table:table-cell>
          <table:table-cell table:number-columns-repeated="16374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83.90133352287003" table:formula="of:=DEGREES(-((2*[Constants.C48])/$$WING_SPAN)*[Aerodynamic_Coefficients.C101]/[Aerodynamic_Coefficients.C128]*RADIANS($$AILERON_ANGLE))" table:style-name="ce1">
            <text:p>183.9013335</text:p>
          </table:table-cell>
          <table:table-cell office:value-type="float" office:value="115.99594118799054" table:formula="of:=DEGREES(-((2*[Constants.D48])/$$WING_SPAN)*[Aerodynamic_Coefficients.D101]/[Aerodynamic_Coefficients.D128]*RADIANS($$AILERON_ANGLE))" table:style-name="ce1">
            <text:p>115.9959412</text:p>
          </table:table-cell>
          <table:table-cell office:value-type="float" office:value="92.969362913548096" table:formula="of:=DEGREES(-((2*[Constants.E48])/$$WING_SPAN)*[Aerodynamic_Coefficients.E101]/[Aerodynamic_Coefficients.E128]*RADIANS($$AILERON_ANGLE))" table:style-name="ce1">
            <text:p>92.96936291</text:p>
          </table:table-cell>
          <table:table-cell office:value-type="float" office:value="74.029266800057101" table:formula="of:=DEGREES(-((2*[Constants.F48])/$$WING_SPAN)*[Aerodynamic_Coefficients.F101]/[Aerodynamic_Coefficients.F128]*RADIANS($$AILERON_ANGLE))" table:style-name="ce1">
            <text:p>74.0292668</text:p>
          </table:table-cell>
          <table:table-cell office:value-type="float" office:value="74.029266800057101" table:formula="of:=MIN([.B224:.F224])" table:style-name="ce1">
            <text:p>74.0292668</text:p>
          </table:table-cell>
          <table:table-cell office:value-type="float" office:value="183.90133352287003" table:formula="of:=MAX([.B224:.F224])" table:style-name="ce1">
            <text:p>183.9013335</text:p>
          </table:table-cell>
          <table:table-cell office:value-type="float" office:value="116.72397610611644" table:formula="of:=AVERAGE([.B224:.F224])" table:style-name="ce1">
            <text:p>116.7239761</text:p>
          </table:table-cell>
          <table:table-cell office:value-type="float" office:value="183.90133352287003" table:formula="of:=[.C224]" table:style-name="ce1">
            <text:p>183.9013335</text:p>
          </table:table-cell>
          <table:table-cell table:number-columns-repeated="16374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117.78184504443843" table:formula="of:=DEGREES(-((2*[Constants.D49])/$$WING_SPAN)*[Aerodynamic_Coefficients.D102]/[Aerodynamic_Coefficients.D129]*RADIANS($$AILERON_ANGLE))" table:style-name="ce1">
            <text:p>117.781845</text:p>
          </table:table-cell>
          <table:table-cell office:value-type="float" office:value="94.747235405079451" table:formula="of:=DEGREES(-((2*[Constants.E49])/$$WING_SPAN)*[Aerodynamic_Coefficients.E102]/[Aerodynamic_Coefficients.E129]*RADIANS($$AILERON_ANGLE))" table:style-name="ce1">
            <text:p>94.74723541</text:p>
          </table:table-cell>
          <table:table-cell office:value-type="float" office:value="75.642847429003453" table:formula="of:=DEGREES(-((2*[Constants.F49])/$$WING_SPAN)*[Aerodynamic_Coefficients.F102]/[Aerodynamic_Coefficients.F129]*RADIANS($$AILERON_ANGLE))" table:style-name="ce1">
            <text:p>75.64284743</text:p>
          </table:table-cell>
          <table:table-cell office:value-type="float" office:value="75.642847429003453" table:formula="of:=MIN([.B225:.F225])" table:style-name="ce1">
            <text:p>75.64284743</text:p>
          </table:table-cell>
          <table:table-cell office:value-type="float" office:value="117.78184504443843" table:formula="of:=MAX([.B225:.F225])" table:style-name="ce1">
            <text:p>117.781845</text:p>
          </table:table-cell>
          <table:table-cell office:value-type="float" office:value="96.057309292840444" table:formula="of:=AVERAGE([.B225:.F225])" table:style-name="ce1">
            <text:p>96.05730929</text:p>
          </table:table-cell>
          <table:table-cell office:value-type="float" office:value="117.78184504443843" table:formula="of:=[.D225]" table:style-name="ce1">
            <text:p>117.781845</text:p>
          </table:table-cell>
          <table:table-cell table:number-columns-repeated="16374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126.06929433957129" table:formula="of:=DEGREES(-((2*[Constants.D50])/$$WING_SPAN)*[Aerodynamic_Coefficients.D103]/[Aerodynamic_Coefficients.D130]*RADIANS($$AILERON_ANGLE))" table:style-name="ce1">
            <text:p>126.0692943</text:p>
          </table:table-cell>
          <table:table-cell office:value-type="float" office:value="101.8216256034399" table:formula="of:=DEGREES(-((2*[Constants.E50])/$$WING_SPAN)*[Aerodynamic_Coefficients.E103]/[Aerodynamic_Coefficients.E130]*RADIANS($$AILERON_ANGLE))" table:style-name="ce1">
            <text:p>101.8216256</text:p>
          </table:table-cell>
          <table:table-cell office:value-type="float" office:value="81.530499405093025" table:formula="of:=DEGREES(-((2*[Constants.F50])/$$WING_SPAN)*[Aerodynamic_Coefficients.F103]/[Aerodynamic_Coefficients.F130]*RADIANS($$AILERON_ANGLE))" table:style-name="ce1">
            <text:p>81.53049941</text:p>
          </table:table-cell>
          <table:table-cell office:value-type="float" office:value="81.530499405093025" table:formula="of:=MIN([.B226:.F226])" table:style-name="ce1">
            <text:p>81.53049941</text:p>
          </table:table-cell>
          <table:table-cell office:value-type="float" office:value="126.06929433957129" table:formula="of:=MAX([.B226:.F226])" table:style-name="ce1">
            <text:p>126.0692943</text:p>
          </table:table-cell>
          <table:table-cell office:value-type="float" office:value="103.14047311603474" table:formula="of:=AVERAGE([.B226:.F226])" table:style-name="ce1">
            <text:p>103.1404731</text:p>
          </table:table-cell>
          <table:table-cell office:value-type="float" office:value="126.06929433957129" table:formula="of:=[.D226]" table:style-name="ce1">
            <text:p>126.0692943</text:p>
          </table:table-cell>
          <table:table-cell table:number-columns-repeated="16374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124.89309308596582" table:formula="of:=DEGREES(-((2*[Constants.D51])/$$WING_SPAN)*[Aerodynamic_Coefficients.D104]/[Aerodynamic_Coefficients.D131]*RADIANS($$AILERON_ANGLE))" table:style-name="ce1">
            <text:p>124.8930931</text:p>
          </table:table-cell>
          <table:table-cell office:value-type="float" office:value="101.31049940664506" table:formula="of:=DEGREES(-((2*[Constants.E51])/$$WING_SPAN)*[Aerodynamic_Coefficients.E104]/[Aerodynamic_Coefficients.E131]*RADIANS($$AILERON_ANGLE))" table:style-name="ce1">
            <text:p>101.3104994</text:p>
          </table:table-cell>
          <table:table-cell office:value-type="float" office:value="81.38742247235264" table:formula="of:=DEGREES(-((2*[Constants.F51])/$$WING_SPAN)*[Aerodynamic_Coefficients.F104]/[Aerodynamic_Coefficients.F131]*RADIANS($$AILERON_ANGLE))" table:style-name="ce1">
            <text:p>81.38742247</text:p>
          </table:table-cell>
          <table:table-cell office:value-type="float" office:value="81.38742247235264" table:formula="of:=MIN([.B227:.F227])" table:style-name="ce1">
            <text:p>81.38742247</text:p>
          </table:table-cell>
          <table:table-cell office:value-type="float" office:value="124.89309308596582" table:formula="of:=MAX([.B227:.F227])" table:style-name="ce1">
            <text:p>124.8930931</text:p>
          </table:table-cell>
          <table:table-cell office:value-type="float" office:value="102.5303383216545" table:formula="of:=AVERAGE([.B227:.F227])" table:style-name="ce1">
            <text:p>102.5303383</text:p>
          </table:table-cell>
          <table:table-cell office:value-type="float" office:value="124.89309308596582" table:formula="of:=[.D227]" table:style-name="ce1">
            <text:p>124.8930931</text:p>
          </table:table-cell>
          <table:table-cell table:number-columns-repeated="16374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127.37362041619444" table:formula="of:=DEGREES(-((2*[Constants.D52])/$$WING_SPAN)*[Aerodynamic_Coefficients.D105]/[Aerodynamic_Coefficients.D132]*RADIANS($$AILERON_ANGLE))" table:style-name="ce1">
            <text:p>127.3736204</text:p>
          </table:table-cell>
          <table:table-cell office:value-type="float" office:value="103.8031709060006" table:formula="of:=DEGREES(-((2*[Constants.E52])/$$WING_SPAN)*[Aerodynamic_Coefficients.E105]/[Aerodynamic_Coefficients.E132]*RADIANS($$AILERON_ANGLE))" table:style-name="ce1">
            <text:p>103.8031709</text:p>
          </table:table-cell>
          <table:table-cell office:value-type="float" office:value="83.691216711809531" table:formula="of:=DEGREES(-((2*[Constants.F52])/$$WING_SPAN)*[Aerodynamic_Coefficients.F105]/[Aerodynamic_Coefficients.F132]*RADIANS($$AILERON_ANGLE))" table:style-name="ce1">
            <text:p>83.69121671</text:p>
          </table:table-cell>
          <table:table-cell office:value-type="float" office:value="83.691216711809531" table:formula="of:=MIN([.B228:.F228])" table:style-name="ce1">
            <text:p>83.69121671</text:p>
          </table:table-cell>
          <table:table-cell office:value-type="float" office:value="127.37362041619444" table:formula="of:=MAX([.B228:.F228])" table:style-name="ce1">
            <text:p>127.3736204</text:p>
          </table:table-cell>
          <table:table-cell office:value-type="float" office:value="104.95600267800152" table:formula="of:=AVERAGE([.B228:.F228])" table:style-name="ce1">
            <text:p>104.9560027</text:p>
          </table:table-cell>
          <table:table-cell office:value-type="float" office:value="127.37362041619444" table:formula="of:=[.D228]" table:style-name="ce1">
            <text:p>127.3736204</text:p>
          </table:table-cell>
          <table:table-cell table:number-columns-repeated="16374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121.09124008954277" table:formula="of:=DEGREES(-((2*[Constants.D53])/$$WING_SPAN)*[Aerodynamic_Coefficients.D106]/[Aerodynamic_Coefficients.D133]*RADIANS($$AILERON_ANGLE))" table:style-name="ce1">
            <text:p>121.0912401</text:p>
          </table:table-cell>
          <table:table-cell office:value-type="float" office:value="99.16796095611916" table:formula="of:=DEGREES(-((2*[Constants.E53])/$$WING_SPAN)*[Aerodynamic_Coefficients.E106]/[Aerodynamic_Coefficients.E133]*RADIANS($$AILERON_ANGLE))" table:style-name="ce1">
            <text:p>99.16796096</text:p>
          </table:table-cell>
          <table:table-cell office:value-type="float" office:value="80.268750788659347" table:formula="of:=DEGREES(-((2*[Constants.F53])/$$WING_SPAN)*[Aerodynamic_Coefficients.F106]/[Aerodynamic_Coefficients.F133]*RADIANS($$AILERON_ANGLE))" table:style-name="ce1">
            <text:p>80.26875079</text:p>
          </table:table-cell>
          <table:table-cell office:value-type="float" office:value="80.268750788659347" table:formula="of:=MIN([.B229:.F229])" table:style-name="ce1">
            <text:p>80.26875079</text:p>
          </table:table-cell>
          <table:table-cell office:value-type="float" office:value="121.09124008954277" table:formula="of:=MAX([.B229:.F229])" table:style-name="ce1">
            <text:p>121.0912401</text:p>
          </table:table-cell>
          <table:table-cell office:value-type="float" office:value="100.17598394477376" table:formula="of:=AVERAGE([.B229:.F229])" table:style-name="ce1">
            <text:p>100.1759839</text:p>
          </table:table-cell>
          <table:table-cell office:value-type="float" office:value="121.09124008954277" table:formula="of:=[.D229]" table:style-name="ce1">
            <text:p>121.0912401</text:p>
          </table:table-cell>
          <table:table-cell table:number-columns-repeated="16374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127.12862648734882" table:formula="of:=DEGREES(-((2*[Constants.D54])/$$WING_SPAN)*[Aerodynamic_Coefficients.D107]/[Aerodynamic_Coefficients.D134]*RADIANS($$AILERON_ANGLE))" table:style-name="ce1">
            <text:p>127.1286265</text:p>
          </table:table-cell>
          <table:table-cell office:value-type="float" office:value="104.64560598031512" table:formula="of:=DEGREES(-((2*[Constants.E54])/$$WING_SPAN)*[Aerodynamic_Coefficients.E107]/[Aerodynamic_Coefficients.E134]*RADIANS($$AILERON_ANGLE))" table:style-name="ce1">
            <text:p>104.645606</text:p>
          </table:table-cell>
          <table:table-cell office:value-type="float" office:value="85.061491320968869" table:formula="of:=DEGREES(-((2*[Constants.F54])/$$WING_SPAN)*[Aerodynamic_Coefficients.F107]/[Aerodynamic_Coefficients.F134]*RADIANS($$AILERON_ANGLE))" table:style-name="ce1">
            <text:p>85.06149132</text:p>
          </table:table-cell>
          <table:table-cell office:value-type="float" office:value="85.061491320968869" table:formula="of:=MIN([.B230:.F230])" table:style-name="ce1">
            <text:p>85.06149132</text:p>
          </table:table-cell>
          <table:table-cell office:value-type="float" office:value="127.12862648734882" table:formula="of:=MAX([.B230:.F230])" table:style-name="ce1">
            <text:p>127.1286265</text:p>
          </table:table-cell>
          <table:table-cell office:value-type="float" office:value="105.61190792954427" table:formula="of:=AVERAGE([.B230:.F230])" table:style-name="ce1">
            <text:p>105.6119079</text:p>
          </table:table-cell>
          <table:table-cell office:value-type="float" office:value="127.12862648734882" table:formula="of:=[.D230]" table:style-name="ce1">
            <text:p>127.1286265</text:p>
          </table:table-cell>
          <table:table-cell table:number-columns-repeated="16374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132.63740713497413" table:formula="of:=DEGREES(-((2*[Constants.D55])/$$WING_SPAN)*[Aerodynamic_Coefficients.D108]/[Aerodynamic_Coefficients.D135]*RADIANS($$AILERON_ANGLE))" table:style-name="ce1">
            <text:p>132.6374071</text:p>
          </table:table-cell>
          <table:table-cell office:value-type="float" office:value="109.75654024756201" table:formula="of:=DEGREES(-((2*[Constants.E55])/$$WING_SPAN)*[Aerodynamic_Coefficients.E108]/[Aerodynamic_Coefficients.E135]*RADIANS($$AILERON_ANGLE))" table:style-name="ce1">
            <text:p>109.7565402</text:p>
          </table:table-cell>
          <table:table-cell office:value-type="float" office:value="89.61849813294144" table:formula="of:=DEGREES(-((2*[Constants.F55])/$$WING_SPAN)*[Aerodynamic_Coefficients.F108]/[Aerodynamic_Coefficients.F135]*RADIANS($$AILERON_ANGLE))" table:style-name="ce1">
            <text:p>89.61849813</text:p>
          </table:table-cell>
          <table:table-cell office:value-type="float" office:value="89.61849813294144" table:formula="of:=MIN([.B231:.F231])" table:style-name="ce1">
            <text:p>89.61849813</text:p>
          </table:table-cell>
          <table:table-cell office:value-type="float" office:value="132.63740713497413" table:formula="of:=MAX([.B231:.F231])" table:style-name="ce1">
            <text:p>132.6374071</text:p>
          </table:table-cell>
          <table:table-cell office:value-type="float" office:value="110.67081517182585" table:formula="of:=AVERAGE([.B231:.F231])" table:style-name="ce1">
            <text:p>110.6708152</text:p>
          </table:table-cell>
          <table:table-cell office:value-type="float" office:value="132.63740713497413" table:formula="of:=[.D231]" table:style-name="ce1">
            <text:p>132.6374071</text:p>
          </table:table-cell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37.49347561391974" table:formula="of:=DEGREES(-((2*[Constants.D56])/$$WING_SPAN)*[Aerodynamic_Coefficients.D109]/[Aerodynamic_Coefficients.D136]*RADIANS($$AILERON_ANGLE))" table:style-name="ce1">
            <text:p>137.4934756</text:p>
          </table:table-cell>
          <table:table-cell office:value-type="float" office:value="114.38675201453458" table:formula="of:=DEGREES(-((2*[Constants.E56])/$$WING_SPAN)*[Aerodynamic_Coefficients.E109]/[Aerodynamic_Coefficients.E136]*RADIANS($$AILERON_ANGLE))" table:style-name="ce1">
            <text:p>114.386752</text:p>
          </table:table-cell>
          <table:table-cell office:value-type="float" office:value="93.842614298926463" table:formula="of:=DEGREES(-((2*[Constants.F56])/$$WING_SPAN)*[Aerodynamic_Coefficients.F109]/[Aerodynamic_Coefficients.F136]*RADIANS($$AILERON_ANGLE))" table:style-name="ce1">
            <text:p>93.8426143</text:p>
          </table:table-cell>
          <table:table-cell office:value-type="float" office:value="93.842614298926463" table:formula="of:=MIN([.B232:.F232])" table:style-name="ce1">
            <text:p>93.8426143</text:p>
          </table:table-cell>
          <table:table-cell office:value-type="float" office:value="137.49347561391974" table:formula="of:=MAX([.B232:.F232])" table:style-name="ce1">
            <text:p>137.4934756</text:p>
          </table:table-cell>
          <table:table-cell office:value-type="float" office:value="115.24094730912692" table:formula="of:=AVERAGE([.B232:.F232])" table:style-name="ce1">
            <text:p>115.2409473</text:p>
          </table:table-cell>
          <table:table-cell office:value-type="float" office:value="137.49347561391974" table:formula="of:=[.D232]" table:style-name="ce1">
            <text:p>137.4934756</text:p>
          </table:table-cell>
          <table:table-cell table:number-columns-repeated="16374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141.55844464452247" table:formula="of:=DEGREES(-((2*[Constants.D57])/$$WING_SPAN)*[Aerodynamic_Coefficients.D110]/[Aerodynamic_Coefficients.D137]*RADIANS($$AILERON_ANGLE))" table:style-name="ce1">
            <text:p>141.5584446</text:p>
          </table:table-cell>
          <table:table-cell office:value-type="float" office:value="118.40652869876608" table:formula="of:=DEGREES(-((2*[Constants.E57])/$$WING_SPAN)*[Aerodynamic_Coefficients.E110]/[Aerodynamic_Coefficients.E137]*RADIANS($$AILERON_ANGLE))" table:style-name="ce1">
            <text:p>118.4065287</text:p>
          </table:table-cell>
          <table:table-cell office:value-type="float" office:value="97.620096596715015" table:formula="of:=DEGREES(-((2*[Constants.F57])/$$WING_SPAN)*[Aerodynamic_Coefficients.F110]/[Aerodynamic_Coefficients.F137]*RADIANS($$AILERON_ANGLE))" table:style-name="ce1">
            <text:p>97.6200966</text:p>
          </table:table-cell>
          <table:table-cell office:value-type="float" office:value="97.620096596715015" table:formula="of:=MIN([.B233:.F233])" table:style-name="ce1">
            <text:p>97.6200966</text:p>
          </table:table-cell>
          <table:table-cell office:value-type="float" office:value="141.55844464452247" table:formula="of:=MAX([.B233:.F233])" table:style-name="ce1">
            <text:p>141.5584446</text:p>
          </table:table-cell>
          <table:table-cell office:value-type="float" office:value="119.19502331333452" table:formula="of:=AVERAGE([.B233:.F233])" table:style-name="ce1">
            <text:p>119.1950233</text:p>
          </table:table-cell>
          <table:table-cell office:value-type="float" office:value="141.55844464452247" table:formula="of:=[.D233]" table:style-name="ce1">
            <text:p>141.5584446</text:p>
          </table:table-cell>
          <table:table-cell table:number-columns-repeated="16374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144.67768221316865" table:formula="of:=DEGREES(-((2*[Constants.D58])/$$WING_SPAN)*[Aerodynamic_Coefficients.D111]/[Aerodynamic_Coefficients.D138]*RADIANS($$AILERON_ANGLE))" table:style-name="ce1">
            <text:p>144.6776822</text:p>
          </table:table-cell>
          <table:table-cell office:value-type="float" office:value="121.66901885465631" table:formula="of:=DEGREES(-((2*[Constants.E58])/$$WING_SPAN)*[Aerodynamic_Coefficients.E111]/[Aerodynamic_Coefficients.E138]*RADIANS($$AILERON_ANGLE))" table:style-name="ce1">
            <text:p>121.6690189</text:p>
          </table:table-cell>
          <table:table-cell office:value-type="float" office:value="100.81910202269735" table:formula="of:=DEGREES(-((2*[Constants.F58])/$$WING_SPAN)*[Aerodynamic_Coefficients.F111]/[Aerodynamic_Coefficients.F138]*RADIANS($$AILERON_ANGLE))" table:style-name="ce1">
            <text:p>100.819102</text:p>
          </table:table-cell>
          <table:table-cell office:value-type="float" office:value="100.81910202269735" table:formula="of:=MIN([.B234:.F234])" table:style-name="ce1">
            <text:p>100.819102</text:p>
          </table:table-cell>
          <table:table-cell office:value-type="float" office:value="144.67768221316865" table:formula="of:=MAX([.B234:.F234])" table:style-name="ce1">
            <text:p>144.6776822</text:p>
          </table:table-cell>
          <table:table-cell office:value-type="float" office:value="122.38860103017409" table:formula="of:=AVERAGE([.B234:.F234])" table:style-name="ce1">
            <text:p>122.388601</text:p>
          </table:table-cell>
          <table:table-cell office:value-type="float" office:value="144.67768221316865" table:formula="of:=[.D234]" table:style-name="ce1">
            <text:p>144.6776822</text:p>
          </table:table-cell>
          <table:table-cell table:number-columns-repeated="16374" table:style-name="ce1"/>
        </table:table-row>
        <table:table-row table:style-name="ro2">
          <table:table-cell table:number-columns-repeated="10" table:style-name="ce1"/>
          <table:table-cell office:value-type="float" office:value="0" table:formula="of:=RADIANS([.J235])" table:style-name="ce1">
            <text:p>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engine dry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table:style-name="ce3"/>
          <table:table-cell table:style-name="ce1"/>
          <table:table-cell table:style-name="ce1">
            <draw:frame draw:z-index="5" draw:id="id18" draw:style-name="a18" draw:name="图表 7" svg:x="0.1181in" svg:y="0.0551in" svg:width="6.3098in" svg:height="2.9378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739" table:formula="of:=MIN([Engine_Simulation_Data.B35:.G35])" table:style-name="ce1">
            <text:p>2739</text:p>
          </table:table-cell>
          <table:table-cell office:value-type="float" office:value="10868" table:formula="of:=MAX([Engine_Simulation_Data.B35:.G35])" table:style-name="ce1">
            <text:p>10868</text:p>
          </table:table-cell>
          <table:table-cell office:value-type="float" office:value="6820" table:formula="of:=AVERAGE([Engine_Simulation_Data.B35:.G35])" table:style-name="ce1">
            <text:p>6820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567" table:formula="of:=MIN([Engine_Simulation_Data.B36:.G36])" table:style-name="ce1">
            <text:p>2567</text:p>
          </table:table-cell>
          <table:table-cell office:value-type="float" office:value="9884" table:formula="of:=MAX([Engine_Simulation_Data.B36:.G36])" table:style-name="ce1">
            <text:p>9884</text:p>
          </table:table-cell>
          <table:table-cell office:value-type="float" office:value="6295" table:formula="of:=AVERAGE([Engine_Simulation_Data.B36:.G36])" table:style-name="ce1">
            <text:p>629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461" table:formula="of:=MIN([Engine_Simulation_Data.B37:.G37])" table:style-name="ce1">
            <text:p>2461</text:p>
          </table:table-cell>
          <table:table-cell office:value-type="float" office:value="9233" table:formula="of:=MAX([Engine_Simulation_Data.B37:.G37])" table:style-name="ce1">
            <text:p>9233</text:p>
          </table:table-cell>
          <table:table-cell office:value-type="float" office:value="5955.833333333333" table:formula="of:=AVERAGE([Engine_Simulation_Data.B37:.G37])" table:style-name="ce1">
            <text:p>5955.833333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410" table:formula="of:=MIN([Engine_Simulation_Data.B38:.G38])" table:style-name="ce1">
            <text:p>2410</text:p>
          </table:table-cell>
          <table:table-cell office:value-type="float" office:value="8854" table:formula="of:=MAX([Engine_Simulation_Data.B38:.G38])" table:style-name="ce1">
            <text:p>8854</text:p>
          </table:table-cell>
          <table:table-cell office:value-type="float" office:value="5772.166666666667" table:formula="of:=AVERAGE([Engine_Simulation_Data.B38:.G38])" table:style-name="ce1">
            <text:p>5772.166667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2403" table:formula="of:=MIN([Engine_Simulation_Data.B39:.G39])" table:style-name="ce1">
            <text:p>2403</text:p>
          </table:table-cell>
          <table:table-cell office:value-type="float" office:value="8750" table:formula="of:=MAX([Engine_Simulation_Data.B39:.G39])" table:style-name="ce1">
            <text:p>8750</text:p>
          </table:table-cell>
          <table:table-cell office:value-type="float" office:value="5730.833333333333" table:formula="of:=AVERAGE([Engine_Simulation_Data.B39:.G39])" table:style-name="ce1">
            <text:p>5730.833333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2408" table:formula="of:=MIN([Engine_Simulation_Data.B40:.G40])" table:style-name="ce1">
            <text:p>2408</text:p>
          </table:table-cell>
          <table:table-cell office:value-type="float" office:value="8696" table:formula="of:=MAX([Engine_Simulation_Data.B40:.G40])" table:style-name="ce1">
            <text:p>8696</text:p>
          </table:table-cell>
          <table:table-cell office:value-type="float" office:value="5719.333333333333" table:formula="of:=AVERAGE([Engine_Simulation_Data.B40:.G40])" table:style-name="ce1">
            <text:p>5719.333333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424" table:formula="of:=MIN([Engine_Simulation_Data.B41:.G41])" table:style-name="ce1">
            <text:p>2424</text:p>
          </table:table-cell>
          <table:table-cell office:value-type="float" office:value="8686" table:formula="of:=MAX([Engine_Simulation_Data.B41:.G41])" table:style-name="ce1">
            <text:p>8686</text:p>
          </table:table-cell>
          <table:table-cell office:value-type="float" office:value="5735.833333333333" table:formula="of:=AVERAGE([Engine_Simulation_Data.B41:.G41])" table:style-name="ce1">
            <text:p>5735.833333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450" table:formula="of:=MIN([Engine_Simulation_Data.B42:.G42])" table:style-name="ce1">
            <text:p>2450</text:p>
          </table:table-cell>
          <table:table-cell office:value-type="float" office:value="8716" table:formula="of:=MAX([Engine_Simulation_Data.B42:.G42])" table:style-name="ce1">
            <text:p>8716</text:p>
          </table:table-cell>
          <table:table-cell office:value-type="float" office:value="5777.5" table:formula="of:=AVERAGE([Engine_Simulation_Data.B42:.G42])" table:style-name="ce1">
            <text:p>5777.5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474" table:formula="of:=MIN([Engine_Simulation_Data.B43:.G43])" table:style-name="ce1">
            <text:p>2474</text:p>
          </table:table-cell>
          <table:table-cell office:value-type="float" office:value="8729" table:formula="of:=MAX([Engine_Simulation_Data.B43:.G43])" table:style-name="ce1">
            <text:p>8729</text:p>
          </table:table-cell>
          <table:table-cell office:value-type="float" office:value="5812.166666666667" table:formula="of:=AVERAGE([Engine_Simulation_Data.B43:.G43])" table:style-name="ce1">
            <text:p>5812.166667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501" table:formula="of:=MIN([Engine_Simulation_Data.B44:.G44])" table:style-name="ce1">
            <text:p>2501</text:p>
          </table:table-cell>
          <table:table-cell office:value-type="float" office:value="8741" table:formula="of:=MAX([Engine_Simulation_Data.B44:.G44])" table:style-name="ce1">
            <text:p>8741</text:p>
          </table:table-cell>
          <table:table-cell office:value-type="float" office:value="5850.166666666667" table:formula="of:=AVERAGE([Engine_Simulation_Data.B44:.G44])" table:style-name="ce1">
            <text:p>5850.166667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32" table:formula="of:=MIN([Engine_Simulation_Data.B45:.G45])" table:style-name="ce1">
            <text:p>2532</text:p>
          </table:table-cell>
          <table:table-cell office:value-type="float" office:value="8755" table:formula="of:=MAX([Engine_Simulation_Data.B45:.G45])" table:style-name="ce1">
            <text:p>8755</text:p>
          </table:table-cell>
          <table:table-cell office:value-type="float" office:value="5893.833333333333" table:formula="of:=AVERAGE([Engine_Simulation_Data.B45:.G45])" table:style-name="ce1">
            <text:p>5893.833333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606" table:formula="of:=MIN([Engine_Simulation_Data.B46:.G46])" table:style-name="ce1">
            <text:p>2606</text:p>
          </table:table-cell>
          <table:table-cell office:value-type="float" office:value="8771" table:formula="of:=MAX([Engine_Simulation_Data.B46:.G46])" table:style-name="ce1">
            <text:p>8771</text:p>
          </table:table-cell>
          <table:table-cell office:value-type="float" office:value="5992.333333333333" table:formula="of:=AVERAGE([Engine_Simulation_Data.B46:.G46])" table:style-name="ce1">
            <text:p>5992.333333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732" table:formula="of:=MIN([Engine_Simulation_Data.B47:.G47])" table:style-name="ce1">
            <text:p>2732</text:p>
          </table:table-cell>
          <table:table-cell office:value-type="float" office:value="8626" table:formula="of:=MAX([Engine_Simulation_Data.B47:.G47])" table:style-name="ce1">
            <text:p>8626</text:p>
          </table:table-cell>
          <table:table-cell office:value-type="float" office:value="6108.333333333333" table:formula="of:=AVERAGE([Engine_Simulation_Data.B47:.G47])" table:style-name="ce1">
            <text:p>6108.333333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812" table:formula="of:=MIN([Engine_Simulation_Data.B48:.G48])" table:style-name="ce1">
            <text:p>2812</text:p>
          </table:table-cell>
          <table:table-cell office:value-type="float" office:value="8267" table:formula="of:=MAX([Engine_Simulation_Data.B48:.G48])" table:style-name="ce1">
            <text:p>8267</text:p>
          </table:table-cell>
          <table:table-cell office:value-type="float" office:value="6099.166666666667" table:formula="of:=AVERAGE([Engine_Simulation_Data.B48:.G48])" table:style-name="ce1">
            <text:p>6099.166667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" table:formula="of:=AVERAGE([Engine_Simulation_Data.B49:.F49])" table:style-name="ce1">
            <text:p>#DIV/0!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0" table:formula="of:=AVERAGE([Engine_Simulation_Data.B50:.F50])" table:style-name="ce1">
            <text:p>#DIV/0!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TSFC dry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table:style-name="ce3"/>
          <table:table-cell/>
          <table:table-cell table:style-name="ce1">
            <draw:frame draw:z-index="6" draw:id="id19" draw:style-name="a19" draw:name="图表 8" svg:x="0.0744in" svg:y="0.0724in" svg:width="6.3205in" svg:height="2.90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85699999999999998" table:formula="of:=MIN([Engine_Simulation_Data.B74:.F74])" table:style-name="ce1">
            <text:p>0.857</text:p>
          </table:table-cell>
          <table:table-cell office:value-type="float" office:value="0.85699999999999998" table:formula="of:=MAX([Engine_Simulation_Data.B74:.F74])" table:style-name="ce1">
            <text:p>0.857</text:p>
          </table:table-cell>
          <table:table-cell office:value-type="float" office:value="0.85699999999999998" table:formula="of:=AVERAGE([Engine_Simulation_Data.B74:.F74])" table:style-name="ce1">
            <text:p>0.857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3100000000000005" table:formula="of:=MIN([Engine_Simulation_Data.B75:.F75])" table:style-name="ce1">
            <text:p>0.931</text:p>
          </table:table-cell>
          <table:table-cell office:value-type="float" office:value="0.95" table:formula="of:=MAX([Engine_Simulation_Data.B75:.F75])" table:style-name="ce1">
            <text:p>0.95</text:p>
          </table:table-cell>
          <table:table-cell office:value-type="float" office:value="0.9405" table:formula="of:=AVERAGE([Engine_Simulation_Data.B75:.F75])" table:style-name="ce1">
            <text:p>0.940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96" table:formula="of:=MIN([Engine_Simulation_Data.B76:.F76])" table:style-name="ce1">
            <text:p>0.996</text:p>
          </table:table-cell>
          <table:table-cell office:value-type="float" office:value="1.0389999999999999" table:formula="of:=MAX([Engine_Simulation_Data.B76:.F76])" table:style-name="ce1">
            <text:p>1.039</text:p>
          </table:table-cell>
          <table:table-cell office:value-type="float" office:value="1.0175000000000001" table:formula="of:=AVERAGE([Engine_Simulation_Data.B76:.F76])" table:style-name="ce1">
            <text:p>1.017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05" table:formula="of:=MIN([Engine_Simulation_Data.B77:.F77])" table:style-name="ce1">
            <text:p>1.05</text:p>
          </table:table-cell>
          <table:table-cell office:value-type="float" office:value="1.131" table:formula="of:=MAX([Engine_Simulation_Data.B77:.F77])" table:style-name="ce1">
            <text:p>1.131</text:p>
          </table:table-cell>
          <table:table-cell office:value-type="float" office:value="1.0905" table:formula="of:=AVERAGE([Engine_Simulation_Data.B77:.F77])" table:style-name="ce1">
            <text:p>1.090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0589999999999999" table:formula="of:=MIN([Engine_Simulation_Data.B78:.F78])" table:style-name="ce1">
            <text:p>1.059</text:p>
          </table:table-cell>
          <table:table-cell office:value-type="float" office:value="1.1759999999999999" table:formula="of:=MAX([Engine_Simulation_Data.B78:.F78])" table:style-name="ce1">
            <text:p>1.176</text:p>
          </table:table-cell>
          <table:table-cell office:value-type="float" office:value="1.1174999999999999" table:formula="of:=AVERAGE([Engine_Simulation_Data.B78:.F78])" table:style-name="ce1">
            <text:p>1.117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649999999999999" table:formula="of:=MIN([Engine_Simulation_Data.B79:.F79])" table:style-name="ce1">
            <text:p>1.065</text:p>
          </table:table-cell>
          <table:table-cell office:value-type="float" office:value="1.151" table:formula="of:=MAX([Engine_Simulation_Data.B79:.F79])" table:style-name="ce1">
            <text:p>1.151</text:p>
          </table:table-cell>
          <table:table-cell office:value-type="float" office:value="1.1080000000000001" table:formula="of:=AVERAGE([Engine_Simulation_Data.B79:.F79])" table:style-name="ce1">
            <text:p>1.108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02" table:formula="of:=MIN([Engine_Simulation_Data.B80:.F80])" table:style-name="ce1">
            <text:p>1.02</text:p>
          </table:table-cell>
          <table:table-cell office:value-type="float" office:value="1.069" table:formula="of:=MAX([Engine_Simulation_Data.B80:.F80])" table:style-name="ce1">
            <text:p>1.069</text:p>
          </table:table-cell>
          <table:table-cell office:value-type="float" office:value="1.0445" table:formula="of:=AVERAGE([Engine_Simulation_Data.B80:.F80])" table:style-name="ce1">
            <text:p>1.044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69" table:formula="of:=MIN([Engine_Simulation_Data.B81:.F81])" table:style-name="ce1">
            <text:p>1.069</text:p>
          </table:table-cell>
          <table:table-cell office:value-type="float" office:value="1.069" table:formula="of:=MAX([Engine_Simulation_Data.B81:.F81])" table:style-name="ce1">
            <text:p>1.069</text:p>
          </table:table-cell>
          <table:table-cell office:value-type="float" office:value="1.069" table:formula="of:=AVERAGE([Engine_Simulation_Data.B81:.F81])" table:style-name="ce1">
            <text:p>1.069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73" table:formula="of:=MIN([Engine_Simulation_Data.B82:.F82])" table:style-name="ce1">
            <text:p>1.073</text:p>
          </table:table-cell>
          <table:table-cell office:value-type="float" office:value="1.073" table:formula="of:=MAX([Engine_Simulation_Data.B82:.F82])" table:style-name="ce1">
            <text:p>1.073</text:p>
          </table:table-cell>
          <table:table-cell office:value-type="float" office:value="1.073" table:formula="of:=AVERAGE([Engine_Simulation_Data.B82:.F82])" table:style-name="ce1">
            <text:p>1.073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101" table:formula="of:=MIN([Engine_Simulation_Data.B83:.F83])" table:style-name="ce1">
            <text:p>1.101</text:p>
          </table:table-cell>
          <table:table-cell office:value-type="float" office:value="1.101" table:formula="of:=MAX([Engine_Simulation_Data.B83:.F83])" table:style-name="ce1">
            <text:p>1.101</text:p>
          </table:table-cell>
          <table:table-cell office:value-type="float" office:value="1.101" table:formula="of:=AVERAGE([Engine_Simulation_Data.B83:.F83])" table:style-name="ce1">
            <text:p>1.101</text:p>
          </table:table-cell>
          <table:table-cell table:number-columns-repeated="16380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engine afterburner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Capped</text:p>
          </table:table-cell>
          <table:table-cell/>
          <table:table-cell table:style-name="ce1">
            <draw:frame draw:z-index="7" draw:id="id20" draw:style-name="a20" draw:name="图表 9" svg:x="0.0413in" svg:y="0.0429in" svg:width="6.3209in" svg:height="2.9567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5663" table:formula="of:=MIN([Engine_Simulation_Data.B121:.F121])" table:style-name="ce1">
            <text:p>15663</text:p>
          </table:table-cell>
          <table:table-cell office:value-type="float" office:value="15663" table:formula="of:=MAX([Engine_Simulation_Data.B121:.F121])" table:style-name="ce1">
            <text:p>15663</text:p>
          </table:table-cell>
          <table:table-cell office:value-type="float" office:value="15663" table:formula="of:=AVERAGE([Engine_Simulation_Data.B121:.F121])" table:style-name="ce1">
            <text:p>15663</text:p>
          </table:table-cell>
          <table:table-cell office:value-type="float" office:value="15663" table:formula="of:=[.C279]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4986" table:formula="of:=MIN([Engine_Simulation_Data.B122:.F122])" table:style-name="ce1">
            <text:p>14986</text:p>
          </table:table-cell>
          <table:table-cell office:value-type="float" office:value="14986" table:formula="of:=MAX([Engine_Simulation_Data.B122:.F122])" table:style-name="ce1">
            <text:p>14986</text:p>
          </table:table-cell>
          <table:table-cell office:value-type="float" office:value="14986" table:formula="of:=AVERAGE([Engine_Simulation_Data.B122:.F122])" table:style-name="ce1">
            <text:p>14986</text:p>
          </table:table-cell>
          <table:table-cell office:value-type="float" office:value="15663" table:formula="of:=IF([.C280]&gt;[.E279];[.C280];[.E279])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5134" table:formula="of:=MIN([Engine_Simulation_Data.B123:.F123])" table:style-name="ce1">
            <text:p>15134</text:p>
          </table:table-cell>
          <table:table-cell office:value-type="float" office:value="15134" table:formula="of:=MAX([Engine_Simulation_Data.B123:.F123])" table:style-name="ce1">
            <text:p>15134</text:p>
          </table:table-cell>
          <table:table-cell office:value-type="float" office:value="15134" table:formula="of:=AVERAGE([Engine_Simulation_Data.B123:.F123])" table:style-name="ce1">
            <text:p>15134</text:p>
          </table:table-cell>
          <table:table-cell office:value-type="float" office:value="15663" table:formula="of:=IF([.C281]&gt;[.E280];[.C281];[.E280])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6068" table:formula="of:=MIN([Engine_Simulation_Data.B124:.F124])" table:style-name="ce1">
            <text:p>16068</text:p>
          </table:table-cell>
          <table:table-cell office:value-type="float" office:value="16068" table:formula="of:=MAX([Engine_Simulation_Data.B124:.F124])" table:style-name="ce1">
            <text:p>16068</text:p>
          </table:table-cell>
          <table:table-cell office:value-type="float" office:value="16068" table:formula="of:=AVERAGE([Engine_Simulation_Data.B124:.F124])" table:style-name="ce1">
            <text:p>16068</text:p>
          </table:table-cell>
          <table:table-cell office:value-type="float" office:value="16068" table:formula="of:=IF([.C282]&gt;[.E281];[.C282];[.E281])" table:style-name="ce1">
            <text:p>16068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6836" table:formula="of:=MIN([Engine_Simulation_Data.B125:.F125])" table:style-name="ce1">
            <text:p>16836</text:p>
          </table:table-cell>
          <table:table-cell office:value-type="float" office:value="16836" table:formula="of:=MAX([Engine_Simulation_Data.B125:.F125])" table:style-name="ce1">
            <text:p>16836</text:p>
          </table:table-cell>
          <table:table-cell office:value-type="float" office:value="16836" table:formula="of:=AVERAGE([Engine_Simulation_Data.B125:.F125])" table:style-name="ce1">
            <text:p>16836</text:p>
          </table:table-cell>
          <table:table-cell office:value-type="float" office:value="16836" table:formula="of:=IF([.C283]&gt;[.E282];[.C283];[.E282])" table:style-name="ce1">
            <text:p>16836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7812" table:formula="of:=MIN([Engine_Simulation_Data.B126:.F126])" table:style-name="ce1">
            <text:p>17812</text:p>
          </table:table-cell>
          <table:table-cell office:value-type="float" office:value="17812" table:formula="of:=MAX([Engine_Simulation_Data.B126:.F126])" table:style-name="ce1">
            <text:p>17812</text:p>
          </table:table-cell>
          <table:table-cell office:value-type="float" office:value="17812" table:formula="of:=AVERAGE([Engine_Simulation_Data.B126:.F126])" table:style-name="ce1">
            <text:p>17812</text:p>
          </table:table-cell>
          <table:table-cell office:value-type="float" office:value="17812" table:formula="of:=IF([.C284]&gt;[.E283];[.C284];[.E283])" table:style-name="ce1">
            <text:p>17812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9008" table:formula="of:=MIN([Engine_Simulation_Data.B127:.F127])" table:style-name="ce1">
            <text:p>19008</text:p>
          </table:table-cell>
          <table:table-cell office:value-type="float" office:value="19008" table:formula="of:=MAX([Engine_Simulation_Data.B127:.F127])" table:style-name="ce1">
            <text:p>19008</text:p>
          </table:table-cell>
          <table:table-cell office:value-type="float" office:value="19008" table:formula="of:=AVERAGE([Engine_Simulation_Data.B127:.F127])" table:style-name="ce1">
            <text:p>19008</text:p>
          </table:table-cell>
          <table:table-cell office:value-type="float" office:value="19008" table:formula="of:=IF([.C285]&gt;[.E284];[.C285];[.E284])" table:style-name="ce1">
            <text:p>19008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434" table:formula="of:=MIN([Engine_Simulation_Data.B128:.F128])" table:style-name="ce1">
            <text:p>20434</text:p>
          </table:table-cell>
          <table:table-cell office:value-type="float" office:value="20434" table:formula="of:=MAX([Engine_Simulation_Data.B128:.F128])" table:style-name="ce1">
            <text:p>20434</text:p>
          </table:table-cell>
          <table:table-cell office:value-type="float" office:value="20434" table:formula="of:=AVERAGE([Engine_Simulation_Data.B128:.F128])" table:style-name="ce1">
            <text:p>20434</text:p>
          </table:table-cell>
          <table:table-cell office:value-type="float" office:value="20434" table:formula="of:=IF([.C286]&gt;[.E285];[.C286];[.E285])" table:style-name="ce1">
            <text:p>20434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2009" table:formula="of:=MIN([Engine_Simulation_Data.B129:.F129])" table:style-name="ce1">
            <text:p>22009</text:p>
          </table:table-cell>
          <table:table-cell office:value-type="float" office:value="22009" table:formula="of:=MAX([Engine_Simulation_Data.B129:.F129])" table:style-name="ce1">
            <text:p>22009</text:p>
          </table:table-cell>
          <table:table-cell office:value-type="float" office:value="22009" table:formula="of:=AVERAGE([Engine_Simulation_Data.B129:.F129])" table:style-name="ce1">
            <text:p>22009</text:p>
          </table:table-cell>
          <table:table-cell office:value-type="float" office:value="22009" table:formula="of:=IF([.C287]&gt;[.E286];[.C287];[.E286])" table:style-name="ce1">
            <text:p>22009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3768" table:formula="of:=MIN([Engine_Simulation_Data.B130:.F130])" table:style-name="ce1">
            <text:p>23768</text:p>
          </table:table-cell>
          <table:table-cell office:value-type="float" office:value="23768" table:formula="of:=MAX([Engine_Simulation_Data.B130:.F130])" table:style-name="ce1">
            <text:p>23768</text:p>
          </table:table-cell>
          <table:table-cell office:value-type="float" office:value="23768" table:formula="of:=AVERAGE([Engine_Simulation_Data.B130:.F130])" table:style-name="ce1">
            <text:p>23768</text:p>
          </table:table-cell>
          <table:table-cell office:value-type="float" office:value="23768" table:formula="of:=IF([.C288]&gt;[.E287];[.C288];[.E287])" table:style-name="ce1">
            <text:p>23768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732" table:formula="of:=MIN([Engine_Simulation_Data.B131:.F131])" table:style-name="ce1">
            <text:p>25732</text:p>
          </table:table-cell>
          <table:table-cell office:value-type="float" office:value="25732" table:formula="of:=MAX([Engine_Simulation_Data.B131:.F131])" table:style-name="ce1">
            <text:p>25732</text:p>
          </table:table-cell>
          <table:table-cell office:value-type="float" office:value="25732" table:formula="of:=AVERAGE([Engine_Simulation_Data.B131:.F131])" table:style-name="ce1">
            <text:p>25732</text:p>
          </table:table-cell>
          <table:table-cell office:value-type="float" office:value="25732" table:formula="of:=IF([.C289]&gt;[.E288];[.C289];[.E288])" table:style-name="ce1">
            <text:p>25732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0293" table:formula="of:=MIN([Engine_Simulation_Data.B132:.F132])" table:style-name="ce1">
            <text:p>30293</text:p>
          </table:table-cell>
          <table:table-cell office:value-type="float" office:value="30293" table:formula="of:=MAX([Engine_Simulation_Data.B132:.F132])" table:style-name="ce1">
            <text:p>30293</text:p>
          </table:table-cell>
          <table:table-cell office:value-type="float" office:value="30293" table:formula="of:=AVERAGE([Engine_Simulation_Data.B132:.F132])" table:style-name="ce1">
            <text:p>30293</text:p>
          </table:table-cell>
          <table:table-cell office:value-type="float" office:value="30293" table:formula="of:=IF([.C290]&gt;[.E289];[.C290];[.E289])" table:style-name="ce1">
            <text:p>30293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8578" table:formula="of:=MIN([Engine_Simulation_Data.B133:.F133])" table:style-name="ce1">
            <text:p>38578</text:p>
          </table:table-cell>
          <table:table-cell office:value-type="float" office:value="38578" table:formula="of:=MAX([Engine_Simulation_Data.B133:.F133])" table:style-name="ce1">
            <text:p>38578</text:p>
          </table:table-cell>
          <table:table-cell office:value-type="float" office:value="38578" table:formula="of:=AVERAGE([Engine_Simulation_Data.B133:.F133])" table:style-name="ce1">
            <text:p>38578</text:p>
          </table:table-cell>
          <table:table-cell office:value-type="float" office:value="38578" table:formula="of:=IF([.C291]&gt;[.E290];[.C291];[.E290])" table:style-name="ce1">
            <text:p>3857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4728" table:formula="of:=MIN([Engine_Simulation_Data.B134:.F134])" table:style-name="ce1">
            <text:p>44728</text:p>
          </table:table-cell>
          <table:table-cell office:value-type="float" office:value="44728" table:formula="of:=MAX([Engine_Simulation_Data.B134:.F134])" table:style-name="ce1">
            <text:p>44728</text:p>
          </table:table-cell>
          <table:table-cell office:value-type="float" office:value="44728" table:formula="of:=AVERAGE([Engine_Simulation_Data.B134:.F134])" table:style-name="ce1">
            <text:p>44728</text:p>
          </table:table-cell>
          <table:table-cell office:value-type="float" office:value="44728" table:formula="of:=IF([.C292]&gt;[.E291];[.C292];[.E291])" table:style-name="ce1">
            <text:p>44728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" table:formula="of:=AVERAGE([Engine_Simulation_Data.B135:.F135])" table:style-name="ce1">
            <text:p>#DIV/0!</text:p>
          </table:table-cell>
          <table:table-cell office:value-type="float" office:value="44728" table:formula="of:=IF([.C293]&gt;[.E292];[.C293];[.E292])" table:style-name="ce1">
            <text:p>44728</text:p>
          </table:table-cell>
          <table:table-cell table:number-columns-repeated="1637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0" table:formula="of:=AVERAGE([Engine_Simulation_Data.B136:.F136])" table:style-name="ce1">
            <text:p>#DIV/0!</text:p>
          </table:table-cell>
          <table:table-cell office:value-type="float" office:value="44728" table:formula="of:=IF([.C294]&gt;[.E293];[.C294];[.E293])" table:style-name="ce1">
            <text:p>44728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TSFC afterburner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Capped</text:p>
          </table:table-cell>
          <table:table-cell/>
          <table:table-cell table:style-name="ce1">
            <draw:frame draw:z-index="8" draw:id="id21" draw:style-name="a21" draw:name="图表 10" svg:x="0.0634in" svg:y="0.0374in" svg:width="6.3205in" svg:height="2.955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208" table:formula="of:=MIN([Engine_Simulation_Data.B142:.F142])" table:style-name="ce1">
            <text:p>1.208</text:p>
          </table:table-cell>
          <table:table-cell office:value-type="float" office:value="1.208" table:formula="of:=MAX([Engine_Simulation_Data.B142:.F142])" table:style-name="ce1">
            <text:p>1.208</text:p>
          </table:table-cell>
          <table:table-cell office:value-type="float" office:value="1.208" table:formula="of:=AVERAGE([Engine_Simulation_Data.B142:.F142])" table:style-name="ce1">
            <text:p>1.208</text:p>
          </table:table-cell>
          <table:table-cell office:value-type="float" office:value="1.208" table:formula="of:=[.C299]" table:style-name="ce1">
            <text:p>1.208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2909999999999999" table:formula="of:=MIN([Engine_Simulation_Data.B143:.F143])" table:style-name="ce1">
            <text:p>1.291</text:p>
          </table:table-cell>
          <table:table-cell office:value-type="float" office:value="1.2909999999999999" table:formula="of:=MAX([Engine_Simulation_Data.B143:.F143])" table:style-name="ce1">
            <text:p>1.291</text:p>
          </table:table-cell>
          <table:table-cell office:value-type="float" office:value="1.2909999999999999" table:formula="of:=AVERAGE([Engine_Simulation_Data.B143:.F143])" table:style-name="ce1">
            <text:p>1.291</text:p>
          </table:table-cell>
          <table:table-cell office:value-type="float" office:value="1.2909999999999999" table:formula="of:=IF([.C300]&gt;[.E299];[.C300];[.E299])" table:style-name="ce1">
            <text:p>1.291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63" table:formula="of:=MIN([Engine_Simulation_Data.B144:.F144])" table:style-name="ce1">
            <text:p>1.363</text:p>
          </table:table-cell>
          <table:table-cell office:value-type="float" office:value="1.363" table:formula="of:=MAX([Engine_Simulation_Data.B144:.F144])" table:style-name="ce1">
            <text:p>1.363</text:p>
          </table:table-cell>
          <table:table-cell office:value-type="float" office:value="1.363" table:formula="of:=AVERAGE([Engine_Simulation_Data.B144:.F144])" table:style-name="ce1">
            <text:p>1.363</text:p>
          </table:table-cell>
          <table:table-cell office:value-type="float" office:value="1.363" table:formula="of:=IF([.C301]&gt;[.E300];[.C301];[.E300])" table:style-name="ce1">
            <text:p>1.36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23" table:formula="of:=MIN([Engine_Simulation_Data.B145:.F145])" table:style-name="ce1">
            <text:p>1.423</text:p>
          </table:table-cell>
          <table:table-cell office:value-type="float" office:value="1.423" table:formula="of:=MAX([Engine_Simulation_Data.B145:.F145])" table:style-name="ce1">
            <text:p>1.423</text:p>
          </table:table-cell>
          <table:table-cell office:value-type="float" office:value="1.423" table:formula="of:=AVERAGE([Engine_Simulation_Data.B145:.F145])" table:style-name="ce1">
            <text:p>1.423</text:p>
          </table:table-cell>
          <table:table-cell office:value-type="float" office:value="1.423" table:formula="of:=IF([.C302]&gt;[.E301];[.C302];[.E301])" table:style-name="ce1">
            <text:p>1.423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490000000000001" table:formula="of:=MIN([Engine_Simulation_Data.B146:.F146])" table:style-name="ce1">
            <text:p>1.449</text:p>
          </table:table-cell>
          <table:table-cell office:value-type="float" office:value="1.4490000000000001" table:formula="of:=MAX([Engine_Simulation_Data.B146:.F146])" table:style-name="ce1">
            <text:p>1.449</text:p>
          </table:table-cell>
          <table:table-cell office:value-type="float" office:value="1.4490000000000001" table:formula="of:=AVERAGE([Engine_Simulation_Data.B146:.F146])" table:style-name="ce1">
            <text:p>1.449</text:p>
          </table:table-cell>
          <table:table-cell office:value-type="float" office:value="1.4490000000000001" table:formula="of:=IF([.C303]&gt;[.E302];[.C303];[.E302])" table:style-name="ce1">
            <text:p>1.449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72" table:formula="of:=MIN([Engine_Simulation_Data.B147:.F147])" table:style-name="ce1">
            <text:p>1.472</text:p>
          </table:table-cell>
          <table:table-cell office:value-type="float" office:value="1.472" table:formula="of:=MAX([Engine_Simulation_Data.B147:.F147])" table:style-name="ce1">
            <text:p>1.472</text:p>
          </table:table-cell>
          <table:table-cell office:value-type="float" office:value="1.472" table:formula="of:=AVERAGE([Engine_Simulation_Data.B147:.F147])" table:style-name="ce1">
            <text:p>1.472</text:p>
          </table:table-cell>
          <table:table-cell office:value-type="float" office:value="1.472" table:formula="of:=IF([.C304]&gt;[.E303];[.C304];[.E303])" table:style-name="ce1">
            <text:p>1.472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4930000000000001" table:formula="of:=MIN([Engine_Simulation_Data.B148:.F148])" table:style-name="ce1">
            <text:p>1.493</text:p>
          </table:table-cell>
          <table:table-cell office:value-type="float" office:value="1.4930000000000001" table:formula="of:=MAX([Engine_Simulation_Data.B148:.F148])" table:style-name="ce1">
            <text:p>1.493</text:p>
          </table:table-cell>
          <table:table-cell office:value-type="float" office:value="1.4930000000000001" table:formula="of:=AVERAGE([Engine_Simulation_Data.B148:.F148])" table:style-name="ce1">
            <text:p>1.493</text:p>
          </table:table-cell>
          <table:table-cell office:value-type="float" office:value="1.4930000000000001" table:formula="of:=IF([.C305]&gt;[.E304];[.C305];[.E304])" table:style-name="ce1">
            <text:p>1.493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5129999999999999" table:formula="of:=MIN([Engine_Simulation_Data.B149:.F149])" table:style-name="ce1">
            <text:p>1.513</text:p>
          </table:table-cell>
          <table:table-cell office:value-type="float" office:value="1.5129999999999999" table:formula="of:=MAX([Engine_Simulation_Data.B149:.F149])" table:style-name="ce1">
            <text:p>1.513</text:p>
          </table:table-cell>
          <table:table-cell office:value-type="float" office:value="1.5129999999999999" table:formula="of:=AVERAGE([Engine_Simulation_Data.B149:.F149])" table:style-name="ce1">
            <text:p>1.513</text:p>
          </table:table-cell>
          <table:table-cell office:value-type="float" office:value="1.5129999999999999" table:formula="of:=IF([.C306]&gt;[.E305];[.C306];[.E305])" table:style-name="ce1">
            <text:p>1.513</text:p>
          </table:table-cell>
          <table:table-cell table:number-columns-repeated="16379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532" table:formula="of:=MIN([Engine_Simulation_Data.B150:.F150])" table:style-name="ce1">
            <text:p>1.532</text:p>
          </table:table-cell>
          <table:table-cell office:value-type="float" office:value="1.532" table:formula="of:=MAX([Engine_Simulation_Data.B150:.F150])" table:style-name="ce1">
            <text:p>1.532</text:p>
          </table:table-cell>
          <table:table-cell office:value-type="float" office:value="1.532" table:formula="of:=AVERAGE([Engine_Simulation_Data.B150:.F150])" table:style-name="ce1">
            <text:p>1.532</text:p>
          </table:table-cell>
          <table:table-cell office:value-type="float" office:value="1.532" table:formula="of:=IF([.C307]&gt;[.E306];[.C307];[.E306])" table:style-name="ce1">
            <text:p>1.532</text:p>
          </table:table-cell>
          <table:table-cell table:number-columns-repeated="16379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552" table:formula="of:=MIN([Engine_Simulation_Data.B151:.F151])" table:style-name="ce1">
            <text:p>1.552</text:p>
          </table:table-cell>
          <table:table-cell office:value-type="float" office:value="1.552" table:formula="of:=MAX([Engine_Simulation_Data.B151:.F151])" table:style-name="ce1">
            <text:p>1.552</text:p>
          </table:table-cell>
          <table:table-cell office:value-type="float" office:value="1.552" table:formula="of:=AVERAGE([Engine_Simulation_Data.B151:.F151])" table:style-name="ce1">
            <text:p>1.552</text:p>
          </table:table-cell>
          <table:table-cell office:value-type="float" office:value="1.552" table:formula="of:=IF([.C308]&gt;[.E307];[.C308];[.E307])" table:style-name="ce1">
            <text:p>1.552</text:p>
          </table:table-cell>
          <table:table-cell table:number-columns-repeated="16379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.571" table:formula="of:=MIN([Engine_Simulation_Data.B152:.F152])" table:style-name="ce1">
            <text:p>1.571</text:p>
          </table:table-cell>
          <table:table-cell office:value-type="float" office:value="1.571" table:formula="of:=MAX([Engine_Simulation_Data.B152:.F152])" table:style-name="ce1">
            <text:p>1.571</text:p>
          </table:table-cell>
          <table:table-cell office:value-type="float" office:value="1.571" table:formula="of:=AVERAGE([Engine_Simulation_Data.B152:.F152])" table:style-name="ce1">
            <text:p>1.571</text:p>
          </table:table-cell>
          <table:table-cell office:value-type="float" office:value="1.571" table:formula="of:=IF([.C309]&gt;[.E308];[.C309];[.E308])" table:style-name="ce1">
            <text:p>1.571</text:p>
          </table:table-cell>
          <table:table-cell table:number-columns-repeated="16379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61" table:formula="of:=MIN([Engine_Simulation_Data.B153:.F153])" table:style-name="ce1">
            <text:p>1.61</text:p>
          </table:table-cell>
          <table:table-cell office:value-type="float" office:value="1.61" table:formula="of:=MAX([Engine_Simulation_Data.B153:.F153])" table:style-name="ce1">
            <text:p>1.61</text:p>
          </table:table-cell>
          <table:table-cell office:value-type="float" office:value="1.61" table:formula="of:=AVERAGE([Engine_Simulation_Data.B153:.F153])" table:style-name="ce1">
            <text:p>1.61</text:p>
          </table:table-cell>
          <table:table-cell office:value-type="float" office:value="1.61" table:formula="of:=IF([.C310]&gt;[.E309];[.C310];[.E309])" table:style-name="ce1">
            <text:p>1.61</text:p>
          </table:table-cell>
          <table:table-cell table:number-columns-repeated="16379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75" table:formula="of:=MIN([Engine_Simulation_Data.B154:.F154])" table:style-name="ce1">
            <text:p>1.675</text:p>
          </table:table-cell>
          <table:table-cell office:value-type="float" office:value="1.675" table:formula="of:=MAX([Engine_Simulation_Data.B154:.F154])" table:style-name="ce1">
            <text:p>1.675</text:p>
          </table:table-cell>
          <table:table-cell office:value-type="float" office:value="1.675" table:formula="of:=AVERAGE([Engine_Simulation_Data.B154:.F154])" table:style-name="ce1">
            <text:p>1.675</text:p>
          </table:table-cell>
          <table:table-cell office:value-type="float" office:value="1.675" table:formula="of:=IF([.C311]&gt;[.E310];[.C311];[.E310])" table:style-name="ce1">
            <text:p>1.675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270000000000001" table:formula="of:=MIN([Engine_Simulation_Data.B155:.F155])" table:style-name="ce1">
            <text:p>1.727</text:p>
          </table:table-cell>
          <table:table-cell office:value-type="float" office:value="1.7270000000000001" table:formula="of:=MAX([Engine_Simulation_Data.B155:.F155])" table:style-name="ce1">
            <text:p>1.727</text:p>
          </table:table-cell>
          <table:table-cell office:value-type="float" office:value="1.7270000000000001" table:formula="of:=AVERAGE([Engine_Simulation_Data.B155:.F155])" table:style-name="ce1">
            <text:p>1.727</text:p>
          </table:table-cell>
          <table:table-cell office:value-type="float" office:value="1.7270000000000001" table:formula="of:=IF([.C312]&gt;[.E311];[.C312];[.E311])" table:style-name="ce1">
            <text:p>1.727</text:p>
          </table:table-cell>
          <table:table-cell table:number-columns-repeated="16379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Lift and Drag Devic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NASA Power on approach speed:</text:p>
          </table:table-cell>
          <table:table-cell table:number-columns-repeated="2" table:style-name="ce1"/>
          <table:table-cell office:value-type="float" office:value="170" table:style-name="ce1">
            <text:p>170</text:p>
          </table:table-cell>
          <table:table-cell office:value-type="string" table:style-name="ce1">
            <text:p>kts = Mach</text:p>
          </table:table-cell>
          <table:table-cell office:value-type="float" office:value="0.25701155499820855" table:formula="of:=[.D318]*$$KNOTS_TO_FPS/[Constants.C68]" table:style-name="ce1">
            <text:p>0.25701155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SA Power on approach C<text:span text:style-name="T4">L</text:span><text:span text:style-name="T4">α</text:span>:</text:p>
          </table:table-cell>
          <table:table-cell table:number-columns-repeated="2" table:style-name="ce1"/>
          <table:table-cell office:value-type="float" office:value="3.44" table:style-name="ce1">
            <text:p>3.44</text:p>
          </table:table-cell>
          <table:table-cell office:value-type="string" table:style-name="ce1">
            <text:p>/ radian with full flaps. Interpolated C<text:span text:style-name="T4">L</text:span><text:span text:style-name="T4">α</text:span>:</text:p>
          </table:table-cell>
          <table:table-cell table:number-columns-repeated="2" table:style-name="ce1"/>
          <table:table-cell office:value-type="float" office:value="3.0701155499820856" table:formula="of:=([Aerodynamic_Coefficients.B10]+(([Aerodynamic_Coefficients.B11]-[Aerodynamic_Coefficients.B10])*(([.F318]-[Aerodynamic_Coefficients.A10])/([Aerodynamic_Coefficients.A11]-[Aerodynamic_Coefficients.A10]))))" table:style-name="ce1">
            <text:p>3.07011555</text:p>
          </table:table-cell>
          <table:table-cell office:value-type="string" table:style-name="ce1">
            <text:p>/ radian in normal flight. <text:s/>Adjust formula if Mach is not between 0.2 and 0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ASA Power on approach C<text:span text:style-name="T4">D</text:span><text:span text:style-name="T4">α</text:span>:</text:p>
          </table:table-cell>
          <table:table-cell table:number-columns-repeated="2" table:style-name="ce1"/>
          <table:table-cell office:value-type="float" office:value="0.45" table:style-name="ce1">
            <text:p>0.45</text:p>
          </table:table-cell>
          <table:table-cell office:value-type="string" table:style-name="ce1">
            <text:p>/ radian with full flaps. Interpolated C<text:span text:style-name="T4">D</text:span><text:span text:style-name="T4">α</text:span>:</text:p>
          </table:table-cell>
          <table:table-cell table:number-columns-repeated="2" table:style-name="ce1"/>
          <table:table-cell office:value-type="float" office:value="0.26625262450734494" table:formula="of:=([Aerodynamic_Coefficients.B64]+(([Aerodynamic_Coefficients.B65]-[Aerodynamic_Coefficients.B64])*(([.F318]-[Aerodynamic_Coefficients.A64])/([Aerodynamic_Coefficients.A65]-[Aerodynamic_Coefficients.A64]))))" table:style-name="ce1">
            <text:p>0.266252625</text:p>
          </table:table-cell>
          <table:table-cell office:value-type="string" table:style-name="ce1">
            <text:p>/ radian in normal flight. <text:s/>Adjust formula if Mach is not between 0.2 and 0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lta flap lift:</text:p>
          </table:table-cell>
          <table:table-cell table:style-name="ce1"/>
          <table:table-cell office:value-type="float" office:value="0.36988445001791437" table:formula="of:=[.D319]-[.H319]" table:style-name="ce1">
            <text:p>0.3698844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lta flap drag:</text:p>
          </table:table-cell>
          <table:table-cell table:style-name="ce1"/>
          <table:table-cell office:value-type="float" office:value="0.18374737549265507" table:formula="of:=[.D320]-[.H320]" table:style-name="ce1">
            <text:p>0.183747375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umber of main wheel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n wheel frontal area:</text:p>
          </table:table-cell>
          <table:table-cell table:style-name="ce1"/>
          <table:table-cell office:value-type="float" office:value="0.52493440000000002" table:formula="of:=[.E325]*COM.MICROSOFT.SINGLE($$METERS_TO_FEET)" table:style-name="ce1">
            <text:p>0.5249344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16" table:style-name="ce1">
            <text:p>0.16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nose wheels: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se wheel frontal area:</text:p>
          </table:table-cell>
          <table:table-cell table:style-name="ce1"/>
          <table:table-cell office:value-type="float" office:value="0.26246720000000001" table:formula="of:=[.E327]*COM.MICROSOFT.SINGLE($$METERS_TO_FEET)" table:style-name="ce1">
            <text:p>0.2624672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main strut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n struts frontal area:</text:p>
          </table:table-cell>
          <table:table-cell table:style-name="ce1"/>
          <table:table-cell office:value-type="float" office:value="0.39370079999999996" table:formula="of:=[.E329]*COM.MICROSOFT.SINGLE($$METERS_TO_FEET)" table:style-name="ce1">
            <text:p>0.3937008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nose wheel struts: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se wheel strut frontal area:</text:p>
          </table:table-cell>
          <table:table-cell table:style-name="ce1"/>
          <table:table-cell office:value-type="float" office:value="0.19685039999999998" table:formula="of:=[.E331]*COM.MICROSOFT.SINGLE($$METERS_TO_FEET)" table:style-name="ce1">
            <text:p>0.1968504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anding gear delta drag:</text:p>
          </table:table-cell>
          <table:table-cell table:style-name="ce1"/>
          <table:table-cell office:value-type="float" office:value="6.5248730239673624E-3" table:formula="of:=(([.C324]*(([.C325]/COM.MICROSOFT.SINGLE($$WING_AREA))*COM.MICROSOFT.SINGLE($$WHEEL_DRAG)))+([.C326]*(([.C327]/COM.MICROSOFT.SINGLE($$WING_AREA))*COM.MICROSOFT.SINGLE($$WHEEL_DRAG)))+([.C328]*(([.C329]/COM.MICROSOFT.SINGLE($$WING_AREA))*COM.MICROSOFT.SINGLE($$STRUT_DRAG)))+([.C330]*(([.C331]/COM.MICROSOFT.SINGLE($$WING_AREA))*COM.MICROSOFT.SINGLE($$STRUT_DRAG))))" table:style-name="ce1">
            <text:p>0.006524873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ber of air brake panel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ir brake panel frontal area:</text:p>
          </table:table-cell>
          <table:table-cell table:style-name="ce1"/>
          <table:table-cell office:value-type="float" office:value="1.2795276" table:formula="of:=[.E336]*COM.MICROSOFT.SINGLE($$METERS_TO_FEET)" table:style-name="ce1">
            <text:p>1.2795276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lta air brake drag:</text:p>
          </table:table-cell>
          <table:table-cell table:style-name="ce1"/>
          <table:table-cell office:value-type="float" office:value="1.3561693908536463E-2" table:formula="of:=[.C335]*(([.C336]/COM.MICROSOFT.SINGLE($$WING_AREA))*COM.MICROSOFT.SINGLE($$AIRBRAKE_DRAG))" table:style-name="ce1">
            <text:p>0.013561694</text:p>
          </table:table-cell>
          <table:table-cell table:number-columns-repeated="16381"/>
        </table:table-row>
        <table:table-row table:number-rows-repeated="1048239" table:style-name="ro2">
          <table:table-cell table:number-columns-repeated="16384"/>
        </table:table-row>
      </table:table>
      <table:table table:name="DCS_World_SFM" table:style-name="ta1">
        <table:table-column table:style-name="co1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CS World Simple Flight Model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provides a mapping of the aerodynamic coefficients into the DCS World Simple Flight Model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 number of compromises must be made in order to convert real world data into a model suitable for u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the SFM. <text:s/>Typically, this involves either choosing a particular altitude to model or averaging acro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altitudes.<text:s text:c="2"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Reference pa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ty Weight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1">
            <text:p>Kg</text:p>
          </table:table-cell>
          <table:table-cell office:value-type="float" office:value="13999.337" table:formula="of:=[.C9]*COM.MICROSOFT.SINGLE($$KG_TO_POUND)" table:style-name="ce1">
            <text:p>13999.337</text:p>
          </table:table-cell>
          <table:table-cell office:value-type="string" table:style-name="ce1">
            <text:p>Lb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x fuel</text:p>
          </table:table-cell>
          <table:table-cell table:style-name="ce1"/>
          <table:table-cell office:value-type="float" office:value="2641" table:style-name="ce1">
            <text:p>2641</text:p>
          </table:table-cell>
          <table:table-cell office:value-type="string" table:style-name="ce1">
            <text:p>Kg</text:p>
          </table:table-cell>
          <table:table-cell office:value-type="float" office:value="5822.4014199999992" table:formula="of:=[.C10]*COM.MICROSOFT.SINGLE($$KG_TO_POUND)" table:style-name="ce1">
            <text:p>5822.40142</text:p>
          </table:table-cell>
          <table:table-cell office:value-type="string" table:style-name="ce1">
            <text:p>Lb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Validation pa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ake off flap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0=none, .5=half flaps, 1=full flap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uever flap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0=no combat flaps, .5=half flap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imum landing fuel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string" table:style-name="ce1">
            <text:p>Lb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able lift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string" table:style-name="ce1">
            <text:p>MILSTD says only 80% of AOA induced lift will be used on T/O and LDG to provide safety margi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FM Data para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y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ways zero for symmetrical airfoil wing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zalfa</text:p>
          </table:table-cell>
          <table:table-cell office:value-type="float" office:value="1.8" table:formula="of:=-COM.MICROSOFT.SINGLE($$C_M_DELTA)" table:style-name="ce1">
            <text:p>1.8</text:p>
          </table:table-cell>
          <table:table-cell office:value-type="string" table:style-name="ce1">
            <text:p>Tail pitch coefficient. <text:s/>Note swap of alfa and delta terms and inversion of 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zalfadt</text:p>
          </table:table-cell>
          <table:table-cell office:value-type="float" office:value="1.2" table:formula="of:=-COM.MICROSOFT.SINGLE($$C_M_ALPHA)" table:style-name="ce1">
            <text:p>1.2</text:p>
          </table:table-cell>
          <table:table-cell office:value-type="string" table:style-name="ce1">
            <text:p>Wing pitch coefficient. <text:s/>Note swap of alfa and delta terms and inversion of 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jx</text:p>
          </table:table-cell>
          <table:table-cell office:value-type="float" office:value="2.1500222551400681" table:formula="of:=[.F40]/1.2" table:style-name="ce1">
            <text:p>2.150022255</text:p>
          </table:table-cell>
          <table:table-cell office:value-type="string" table:style-name="ce1">
            <text:p>Roll acceleration rate in rad/sec. <text:s/>DCSW expects a positive value.<text:s text:c="2"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jz</text:p>
          </table:table-cell>
          <table:table-cell office:value-type="float" office:value="1.25E-3" table:style-name="ce1">
            <text:p>0.00125</text:p>
          </table:table-cell>
          <table:table-cell office:value-type="string" table:style-name="ce1">
            <text:p>All planes use 0.001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zbe</text:p>
          </table:table-cell>
          <table:table-cell office:value-type="float" office:value="-0.34" table:formula="of:=-COM.MICROSOFT.SINGLE($$C_n_beta)" table:style-name="ce1">
            <text:p>-0.34</text:p>
          </table:table-cell>
          <table:table-cell office:value-type="string" table:style-name="ce1">
            <text:p>Directional stability coefficient. <text:s/>DCSW expects negative valu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x_gear</text:p>
          </table:table-cell>
          <table:table-cell office:value-type="float" office:value="6.5248730239673624E-3" table:formula="of:=[Computed_Data.C332]" table:style-name="ce1">
            <text:p>0.006524873</text:p>
          </table:table-cell>
          <table:table-cell office:value-type="string" table:style-name="ce1">
            <text:p>Coefficient of drag delta for landing ge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x_flap</text:p>
          </table:table-cell>
          <table:table-cell office:value-type="float" office:value="0.18374737549265507" table:formula="of:=[Computed_Data.C322]" table:style-name="ce1">
            <text:p>0.183747375</text:p>
          </table:table-cell>
          <table:table-cell office:value-type="string" table:style-name="ce1">
            <text:p>Coefficient of drag delta for full flaps</text:p>
          </table:table-cell>
          <table:table-cell table:number-columns-repeated="6" table:style-name="ce1"/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1">
            <text:p>cy_flap</text:p>
          </table:table-cell>
          <table:table-cell office:value-type="float" office:value="0.36988445001791437" table:formula="of:=[Computed_Data.C321]" table:style-name="ce1">
            <text:p>0.36988445</text:p>
          </table:table-cell>
          <table:table-cell office:value-type="string" table:style-name="ce1">
            <text:p>Coefficient of lift delta for full flaps</text:p>
          </table:table-cell>
          <table:table-cell table:number-columns-repeated="6" table:style-name="ce1"/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1">
            <text:p>cx_brk</text:p>
          </table:table-cell>
          <table:table-cell office:value-type="float" office:value="1.3561693908536463E-2" table:formula="of:=[Computed_Data.C337]" table:style-name="ce1">
            <text:p>0.013561694</text:p>
          </table:table-cell>
          <table:table-cell office:value-type="string" table:style-name="ce1">
            <text:p>Coefficient of drag delta for air brakes</text:p>
          </table:table-cell>
          <table:table-cell table:number-columns-repeated="16381" table:style-name="ce1"/>
        </table:table-row>
        <table:table-row table:style-name="ro3">
          <table:table-cell table:number-columns-repeated="10" table:style-name="ce1"/>
          <table:table-cell table:style-name="ce3"/>
          <table:table-cell office:value-type="string" table:style-name="ce3">
            <text:p>Maximum AOA</text:p>
          </table:table-cell>
          <table:table-cell table:number-columns-repeated="2" table:style-name="ce1"/>
          <table:table-cell table:number-columns-repeated="2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table_data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string" table:style-name="ce3">
            <text:p>Critical Speed Validation (Sea Level, standard atmosphere, no external stores)</text:p>
          </table:table-cell>
          <table:table-cell table:style-name="ce3"/>
          <table:table-cell table:number-columns-repeated="6" table:style-name="ce1"/>
          <table:table-cell office:value-type="string" table:style-name="ce3">
            <text:p>Lift to Drag Ratio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9">
            <text:p>M</text:p>
          </table:table-cell>
          <table:table-cell office:value-type="string" table:style-name="ce9">
            <text:p>Cx0</text:p>
          </table:table-cell>
          <table:table-cell office:value-type="string" table:style-name="ce9">
            <text:p>Cya (per degree)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4</text:p>
          </table:table-cell>
          <table:table-cell office:value-type="string" table:style-name="ce9">
            <text:p>Omxmax</text:p>
          </table:table-cell>
          <table:table-cell office:value-type="string" table:style-name="ce9">
            <text:p>Aldop</text:p>
          </table:table-cell>
          <table:table-cell office:value-type="string" table:style-name="ce9">
            <text:p>Cymax</text:p>
          </table:table-cell>
          <table:table-cell office:value-type="string" table:style-name="ce9">
            <text:p>Flap Corrected Cymax</text:p>
          </table:table-cell>
          <table:table-cell table:style-name="ce10"/>
          <table:table-cell office:value-type="string" table:style-name="ce9">
            <text:p>Stall alpha (degrees)</text:p>
          </table:table-cell>
          <table:table-cell office:value-type="string" table:style-name="ce9">
            <text:p>MILSTD limited Max alpha (degrees)</text:p>
          </table:table-cell>
          <table:table-cell office:value-type="string" table:style-name="ce9">
            <text:p>Flap Corrected Stall alpha (degrees)</text:p>
          </table:table-cell>
          <table:table-cell table:style-name="ce10"/>
          <table:table-cell office:value-type="string" table:style-name="ce9">
            <text:p>Mach</text:p>
          </table:table-cell>
          <table:table-cell office:value-type="string" table:style-name="ce9">
            <text:p>Interpolated Cymax</text:p>
          </table:table-cell>
          <table:table-cell office:value-type="string" table:style-name="ce9">
            <text:p>Kts</text:p>
          </table:table-cell>
          <table:table-cell office:value-type="string" table:style-name="ce9">
            <text:p>T/O Weight (lbs)</text:p>
          </table:table-cell>
          <table:table-cell office:value-type="string" table:style-name="ce9">
            <text:p>Take Off Lift</text:p>
          </table:table-cell>
          <table:table-cell office:value-type="string" table:style-name="ce9">
            <text:p>Ldg Weight</text:p>
          </table:table-cell>
          <table:table-cell office:value-type="string" table:style-name="ce9">
            <text:p>Landing Lift</text:p>
          </table:table-cell>
          <table:table-cell table:style-name="ce10"/>
          <table:table-cell office:value-type="string" table:style-name="ce9">
            <text:p>Mach</text:p>
          </table:table-cell>
          <table:table-cell office:value-type="string" table:style-name="ce9">
            <text:p>Lift</text:p>
          </table:table-cell>
          <table:table-cell office:value-type="string" table:style-name="ce9">
            <text:p>Drag</text:p>
          </table:table-cell>
          <table:table-cell office:value-type="string" table:style-name="ce9">
            <text:p>Lift / Drag</text:p>
          </table:table-cell>
          <table:table-cell table:style-name="ce10"/>
          <table:table-cell table:style-name="ce10">
            <draw:frame draw:z-index="2" draw:id="id25" draw:style-name="a25" draw:name="图表 1" svg:x="0.0291in" svg:y="0.0563in" svg:width="6.322in" svg:height="3.5185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56" table:style-name="ce10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4999999999999999E-2" table:formula="of:=[Computed_Data.B37]" table:style-name="ce1">
            <text:p>0.015</text:p>
          </table:table-cell>
          <table:table-cell office:value-type="float" office:value="8.7266462599716477E-3" table:formula="of:=[Computed_Data.D10]*RADIANS(1)" table:style-name="ce1">
            <text:p>0.008726646</text:p>
          </table:table-cell>
          <table:table-cell office:value-type="float" office:value="0.1751564220350324" table:formula="of:=[Computed_Data.B185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ADIANS([Computed_Data.J212])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5]" table:style-name="ce1">
            <text:p>0.8</text:p>
          </table:table-cell>
          <table:table-cell office:value-type="float" office:value="1.1698844500179144" table:formula="of:=[.H32]+COM.MICROSOFT.SINGLE($$FLAP_LIFT_COEFFICIENT)" table:style-name="ce1">
            <text:p>1.16988445</text:p>
          </table:table-cell>
          <table:table-cell table:style-name="ce1"/>
          <table:table-cell office:value-type="float" office:value="91.673247220931728" table:formula="of:=DEGREES([.H32]/([.C32]/RADIANS(1)))" table:style-name="ce1">
            <text:p>91.67324722</text:p>
          </table:table-cell>
          <table:table-cell office:value-type="float" office:value="73.338597776745388" table:formula="of:=DEGREES([.H32]/([.C32]/RADIANS(1))*COM.MICROSOFT.SINGLE($$USABLE_LIFT))" table:style-name="ce1">
            <text:p>73.33859778</text:p>
          </table:table-cell>
          <table:table-cell table:number-columns-repeated="2" table:style-name="ce1"/>
          <table:table-cell office:value-type="float" office:value="0.196529368684911" table:style-name="ce1">
            <text:p>0.196529369</text:p>
          </table:table-cell>
          <table:table-cell office:value-type="float" office:value="0.8" table:formula="of:=COM.MICROSOFT.SINGLE(INDEX($$DCS_CYMAX_RANGE;MATCH([.O32];$$DCS_MACH_RANGE;IF(ISNA(MATCH([.O32];$$DCS_MACH_RANGE;-1));1;-1))))+([.O32]-COM.MICROSOFT.SINGLE(INDEX($$DCS_MACH_RANGE;MATCH([.O32];$$DCS_MACH_RANGE;IF(ISNA(MATCH([.O32];$$DCS_MACH_RANGE;-1));1;-1))))) / (COM.MICROSOFT.SINGLE(INDEX($$DCS_MACH_RANGE;MATCH([.O32];$$DCS_MACH_RANGE;IF(ISNA(MATCH([.O32];$$DCS_MACH_RANGE;-1));1;-1))+1))-COM.MICROSOFT.SINGLE(INDEX($$DCS_MACH_RANGE;MATCH([.O32];$$DCS_MACH_RANGE;IF(ISNA(MATCH([.O32];$$DCS_MACH_RANGE;-1));1;-1)))))*(COM.MICROSOFT.SINGLE(INDEX($$DCS_CYMAX_RANGE;MATCH([.O32];$$DCS_MACH_RANGE;IF(ISNA(MATCH([.O32];$$DCS_MACH_RANGE;-1));1;-1))+1))-COM.MICROSOFT.SINGLE(INDEX($$DCS_CYMAX_RANGE;MATCH([.O32];$$DCS_MACH_RANGE;IF(ISNA(MATCH([.O32];$$DCS_MACH_RANGE;-1));1;-1)))))" table:style-name="ce1">
            <text:p>0.8</text:p>
          </table:table-cell>
          <table:table-cell office:value-type="float" office:value="130" table:style-name="ce1">
            <text:p>13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8840.8305758695315" table:formula="of:=0.5*COM.MICROSOFT.SINGLE($$SEA_LEVEL_DENSITY)*(([.Q32]*COM.MICROSOFT.SINGLE($$KNOTS_TO_FPS))^2)*COM.MICROSOFT.SINGLE($$WING_AREA)*COM.MICROSOFT.SINGLE($$USABLE_LIFT)*([.P32]+(COM.MICROSOFT.SINGLE($$FLAP_LIFT_COEFFICIENT)*COM.MICROSOFT.SINGLE($$FLAP_TAKEOFF_SETTING)))" table:style-name="ce1">
            <text:p>8840.830576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0500.869952913868" table:formula="of:=0.5*COM.MICROSOFT.SINGLE($$SEA_LEVEL_DENSITY)*(([.Q32]*COM.MICROSOFT.SINGLE($$KNOTS_TO_FPS))^2)*COM.MICROSOFT.SINGLE($$WING_AREA)*COM.MICROSOFT.SINGLE($$USABLE_LIFT)*([.P32]+(COM.MICROSOFT.SINGLE($$FLAP_LIFT_COEFFICIENT)))" table:style-name="ce1">
            <text:p>10500.86995</text:p>
          </table:table-cell>
          <table:table-cell table:style-name="ce1"/>
          <table:table-cell office:value-type="float" office:value="0" table:formula="of:=[.A32]" table:style-name="ce1">
            <text:p>0</text:p>
          </table:table-cell>
          <table:table-cell office:value-type="float" office:value="0.5" table:formula="of:=[.C32]/RADIANS(1)" table:style-name="ce1">
            <text:p>0.5</text:p>
          </table:table-cell>
          <table:table-cell office:value-type="float" office:value="1.5013338924334846E-2" table:formula="of:=[.B32]+([.D32]*([.C32]^2))+([.E32]*([.C32]^4))" table:style-name="ce1">
            <text:p>0.015013339</text:p>
          </table:table-cell>
          <table:table-cell office:value-type="float" office:value="33.303717615377295" table:formula="of:=[.X32]/[.Y32]" table:style-name="ce1">
            <text:p>33.30371762</text:p>
          </table:table-cell>
          <table:table-cell table:number-columns-repeated="1635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4999999999999999E-2" table:formula="of:=[Computed_Data.B38]" table:style-name="ce1">
            <text:p>0.015</text:p>
          </table:table-cell>
          <table:table-cell office:value-type="float" office:value="2.6179938779914945E-2" table:formula="of:=[Computed_Data.D11]*RADIANS(1)" table:style-name="ce1">
            <text:p>0.026179939</text:p>
          </table:table-cell>
          <table:table-cell office:value-type="float" office:value="0.1751564220350324" table:formula="of:=[Computed_Data.B186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2.0871228787573286" table:formula="of:=RADIANS([Computed_Data.J213])" table:style-name="ce1">
            <text:p>2.087122879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6]" table:style-name="ce1">
            <text:p>0.8</text:p>
          </table:table-cell>
          <table:table-cell office:value-type="float" office:value="1.1698844500179144" table:formula="of:=[.H33]+COM.MICROSOFT.SINGLE($$FLAP_LIFT_COEFFICIENT)" table:style-name="ce1">
            <text:p>1.16988445</text:p>
          </table:table-cell>
          <table:table-cell table:style-name="ce1"/>
          <table:table-cell office:value-type="float" office:value="30.557749073643905" table:formula="of:=DEGREES([.H33]/([.C33]/RADIANS(1)))" table:style-name="ce1">
            <text:p>30.55774907</text:p>
          </table:table-cell>
          <table:table-cell office:value-type="float" office:value="24.446199258915126" table:formula="of:=DEGREES([.H33]/([.C33]/RADIANS(1))*COM.MICROSOFT.SINGLE($$USABLE_LIFT))" table:style-name="ce1">
            <text:p>24.44619926</text:p>
          </table:table-cell>
          <table:table-cell table:number-columns-repeated="2" table:style-name="ce1"/>
          <table:table-cell office:value-type="float" office:value="0.211647012429904" table:style-name="ce1">
            <text:p>0.211647012</text:p>
          </table:table-cell>
          <table:table-cell office:value-type="float" office:value="0.79767059751401925" table:formula="of:=COM.MICROSOFT.SINGLE(INDEX($$DCS_CYMAX_RANGE;MATCH([.O33];$$DCS_MACH_RANGE;IF(ISNA(MATCH([.O33];$$DCS_MACH_RANGE;-1));1;-1))))+([.O33]-COM.MICROSOFT.SINGLE(INDEX($$DCS_MACH_RANGE;MATCH([.O33];$$DCS_MACH_RANGE;IF(ISNA(MATCH([.O33];$$DCS_MACH_RANGE;-1));1;-1))))) / (COM.MICROSOFT.SINGLE(INDEX($$DCS_MACH_RANGE;MATCH([.O33];$$DCS_MACH_RANGE;IF(ISNA(MATCH([.O33];$$DCS_MACH_RANGE;-1));1;-1))+1))-COM.MICROSOFT.SINGLE(INDEX($$DCS_MACH_RANGE;MATCH([.O33];$$DCS_MACH_RANGE;IF(ISNA(MATCH([.O33];$$DCS_MACH_RANGE;-1));1;-1)))))*(COM.MICROSOFT.SINGLE(INDEX($$DCS_CYMAX_RANGE;MATCH([.O33];$$DCS_MACH_RANGE;IF(ISNA(MATCH([.O33];$$DCS_MACH_RANGE;-1));1;-1))+1))-COM.MICROSOFT.SINGLE(INDEX($$DCS_CYMAX_RANGE;MATCH([.O33];$$DCS_MACH_RANGE;IF(ISNA(MATCH([.O33];$$DCS_MACH_RANGE;-1));1;-1)))))" table:style-name="ce1">
            <text:p>0.797670598</text:p>
          </table:table-cell>
          <table:table-cell office:value-type="float" office:value="140" table:style-name="ce1">
            <text:p>14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0229.021830871681" table:formula="of:=0.5*COM.MICROSOFT.SINGLE($$SEA_LEVEL_DENSITY)*(([.Q33]*COM.MICROSOFT.SINGLE($$KNOTS_TO_FPS))^2)*COM.MICROSOFT.SINGLE($$WING_AREA)*COM.MICROSOFT.SINGLE($$USABLE_LIFT)*([.P33]+(COM.MICROSOFT.SINGLE($$FLAP_LIFT_COEFFICIENT)*COM.MICROSOFT.SINGLE($$FLAP_TAKEOFF_SETTING)))" table:style-name="ce1">
            <text:p>10229.0218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2154.274599514816" table:formula="of:=0.5*COM.MICROSOFT.SINGLE($$SEA_LEVEL_DENSITY)*(([.Q33]*COM.MICROSOFT.SINGLE($$KNOTS_TO_FPS))^2)*COM.MICROSOFT.SINGLE($$WING_AREA)*COM.MICROSOFT.SINGLE($$USABLE_LIFT)*([.P33]+(COM.MICROSOFT.SINGLE($$FLAP_LIFT_COEFFICIENT)))" table:style-name="ce1">
            <text:p>12154.2746</text:p>
          </table:table-cell>
          <table:table-cell table:style-name="ce1"/>
          <table:table-cell office:value-type="float" office:value="0.1" table:formula="of:=[.A33]" table:style-name="ce1">
            <text:p>0.1</text:p>
          </table:table-cell>
          <table:table-cell office:value-type="float" office:value="1.5" table:formula="of:=[.C33]/RADIANS(1)" table:style-name="ce1">
            <text:p>1.5</text:p>
          </table:table-cell>
          <table:table-cell office:value-type="float" office:value="1.5120050319013612E-2" table:formula="of:=[.B33]+([.D33]*([.C33]^2))+([.E33]*([.C33]^4))" table:style-name="ce1">
            <text:p>0.01512005</text:p>
          </table:table-cell>
          <table:table-cell office:value-type="float" office:value="99.206019050990548" table:formula="of:=[.X33]/[.Y33]" table:style-name="ce1">
            <text:p>99.20601905</text:p>
          </table:table-cell>
          <table:table-cell table:number-columns-repeated="1635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4999999999999999E-2" table:formula="of:=[Computed_Data.B39]" table:style-name="ce1">
            <text:p>0.015</text:p>
          </table:table-cell>
          <table:table-cell office:value-type="float" office:value="4.3633231299858237E-2" table:formula="of:=[Computed_Data.D12]*RADIANS(1)" table:style-name="ce1">
            <text:p>0.043633231</text:p>
          </table:table-cell>
          <table:table-cell office:value-type="float" office:value="0.1751564220350324" table:formula="of:=[Computed_Data.B187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3.1972946227771835" table:formula="of:=RADIANS([Computed_Data.J214])" table:style-name="ce1">
            <text:p>3.197294623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7]" table:style-name="ce1">
            <text:p>0.8</text:p>
          </table:table-cell>
          <table:table-cell office:value-type="float" office:value="1.1698844500179144" table:formula="of:=[.H34]+COM.MICROSOFT.SINGLE($$FLAP_LIFT_COEFFICIENT)" table:style-name="ce1">
            <text:p>1.16988445</text:p>
          </table:table-cell>
          <table:table-cell table:style-name="ce1"/>
          <table:table-cell office:value-type="float" office:value="18.334649444186343" table:formula="of:=DEGREES([.H34]/([.C34]/RADIANS(1)))" table:style-name="ce1">
            <text:p>18.33464944</text:p>
          </table:table-cell>
          <table:table-cell office:value-type="float" office:value="14.667719555349075" table:formula="of:=DEGREES([.H34]/([.C34]/RADIANS(1))*COM.MICROSOFT.SINGLE($$USABLE_LIFT))" table:style-name="ce1">
            <text:p>14.66771956</text:p>
          </table:table-cell>
          <table:table-cell table:number-columns-repeated="2" table:style-name="ce1"/>
          <table:table-cell office:value-type="float" office:value="0.226764656174895" table:style-name="ce1">
            <text:p>0.226764656</text:p>
          </table:table-cell>
          <table:table-cell office:value-type="float" office:value="0.794647068765021" table:formula="of:=COM.MICROSOFT.SINGLE(INDEX($$DCS_CYMAX_RANGE;MATCH([.O34];$$DCS_MACH_RANGE;IF(ISNA(MATCH([.O34];$$DCS_MACH_RANGE;-1));1;-1))))+([.O34]-COM.MICROSOFT.SINGLE(INDEX($$DCS_MACH_RANGE;MATCH([.O34];$$DCS_MACH_RANGE;IF(ISNA(MATCH([.O34];$$DCS_MACH_RANGE;-1));1;-1))))) / (COM.MICROSOFT.SINGLE(INDEX($$DCS_MACH_RANGE;MATCH([.O34];$$DCS_MACH_RANGE;IF(ISNA(MATCH([.O34];$$DCS_MACH_RANGE;-1));1;-1))+1))-COM.MICROSOFT.SINGLE(INDEX($$DCS_MACH_RANGE;MATCH([.O34];$$DCS_MACH_RANGE;IF(ISNA(MATCH([.O34];$$DCS_MACH_RANGE;-1));1;-1)))))*(COM.MICROSOFT.SINGLE(INDEX($$DCS_CYMAX_RANGE;MATCH([.O34];$$DCS_MACH_RANGE;IF(ISNA(MATCH([.O34];$$DCS_MACH_RANGE;-1));1;-1))+1))-COM.MICROSOFT.SINGLE(INDEX($$DCS_CYMAX_RANGE;MATCH([.O34];$$DCS_MACH_RANGE;IF(ISNA(MATCH([.O34];$$DCS_MACH_RANGE;-1));1;-1)))))" table:style-name="ce1">
            <text:p>0.794647069</text:p>
          </table:table-cell>
          <table:table-cell office:value-type="float" office:value="150" table:style-name="ce1">
            <text:p>15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1706.367531945296" table:formula="of:=0.5*COM.MICROSOFT.SINGLE($$SEA_LEVEL_DENSITY)*(([.Q34]*COM.MICROSOFT.SINGLE($$KNOTS_TO_FPS))^2)*COM.MICROSOFT.SINGLE($$WING_AREA)*COM.MICROSOFT.SINGLE($$USABLE_LIFT)*([.P34]+(COM.MICROSOFT.SINGLE($$FLAP_LIFT_COEFFICIENT)*COM.MICROSOFT.SINGLE($$FLAP_TAKEOFF_SETTING)))" table:style-name="ce1">
            <text:p>11706.3675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3916.479128601957" table:formula="of:=0.5*COM.MICROSOFT.SINGLE($$SEA_LEVEL_DENSITY)*(([.Q34]*COM.MICROSOFT.SINGLE($$KNOTS_TO_FPS))^2)*COM.MICROSOFT.SINGLE($$WING_AREA)*COM.MICROSOFT.SINGLE($$USABLE_LIFT)*([.P34]+(COM.MICROSOFT.SINGLE($$FLAP_LIFT_COEFFICIENT)))" table:style-name="ce1">
            <text:p>13916.47913</text:p>
          </table:table-cell>
          <table:table-cell table:style-name="ce1"/>
          <table:table-cell office:value-type="float" office:value="0.2" table:formula="of:=[.A34]" table:style-name="ce1">
            <text:p>0.2</text:p>
          </table:table-cell>
          <table:table-cell office:value-type="float" office:value="2.5" table:formula="of:=[.C34]/RADIANS(1)" table:style-name="ce1">
            <text:p>2.5</text:p>
          </table:table-cell>
          <table:table-cell office:value-type="float" office:value="1.5333473108371146E-2" table:formula="of:=[.B34]+([.D34]*([.C34]^2))+([.E34]*([.C34]^4))" table:style-name="ce1">
            <text:p>0.015333473</text:p>
          </table:table-cell>
          <table:table-cell office:value-type="float" office:value="163.04199200865665" table:formula="of:=[.X34]/[.Y34]" table:style-name="ce1">
            <text:p>163.041992</text:p>
          </table:table-cell>
          <table:table-cell table:number-columns-repeated="1635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.4999999999999999E-2" table:formula="of:=[Computed_Data.B40]" table:style-name="ce1">
            <text:p>0.015</text:p>
          </table:table-cell>
          <table:table-cell office:value-type="float" office:value="6.1086523819801536E-2" table:formula="of:=[Computed_Data.D13]*RADIANS(1)" table:style-name="ce1">
            <text:p>0.061086524</text:p>
          </table:table-cell>
          <table:table-cell office:value-type="float" office:value="0.1751564220350324" table:formula="of:=[Computed_Data.B188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3.8189907991190997" table:formula="of:=RADIANS([Computed_Data.J215])" table:style-name="ce1">
            <text:p>3.818990799</text:p>
          </table:table-cell>
          <table:table-cell office:value-type="float" office:value="15" table:style-name="ce1">
            <text:p>15</text:p>
          </table:table-cell>
          <table:table-cell office:value-type="float" office:value="0.78" table:formula="of:=[Aerodynamic_Coefficients.G38]" table:style-name="ce1">
            <text:p>0.78</text:p>
          </table:table-cell>
          <table:table-cell office:value-type="float" office:value="1.1498844500179144" table:formula="of:=[.H35]+COM.MICROSOFT.SINGLE($$FLAP_LIFT_COEFFICIENT)" table:style-name="ce1">
            <text:p>1.14988445</text:p>
          </table:table-cell>
          <table:table-cell table:style-name="ce1"/>
          <table:table-cell office:value-type="float" office:value="12.768773720058347" table:formula="of:=DEGREES([.H35]/([.C35]/RADIANS(1)))" table:style-name="ce1">
            <text:p>12.76877372</text:p>
          </table:table-cell>
          <table:table-cell office:value-type="float" office:value="10.215018976046677" table:formula="of:=DEGREES([.H35]/([.C35]/RADIANS(1))*COM.MICROSOFT.SINGLE($$USABLE_LIFT))" table:style-name="ce1">
            <text:p>10.21501898</text:p>
          </table:table-cell>
          <table:table-cell table:number-columns-repeated="2" table:style-name="ce1"/>
          <table:table-cell office:value-type="float" office:value="0.24188229991988999" table:style-name="ce1">
            <text:p>0.2418823</text:p>
          </table:table-cell>
          <table:table-cell office:value-type="float" office:value="0.79162354001602209" table:formula="of:=COM.MICROSOFT.SINGLE(INDEX($$DCS_CYMAX_RANGE;MATCH([.O35];$$DCS_MACH_RANGE;IF(ISNA(MATCH([.O35];$$DCS_MACH_RANGE;-1));1;-1))))+([.O35]-COM.MICROSOFT.SINGLE(INDEX($$DCS_MACH_RANGE;MATCH([.O35];$$DCS_MACH_RANGE;IF(ISNA(MATCH([.O35];$$DCS_MACH_RANGE;-1));1;-1))))) / (COM.MICROSOFT.SINGLE(INDEX($$DCS_MACH_RANGE;MATCH([.O35];$$DCS_MACH_RANGE;IF(ISNA(MATCH([.O35];$$DCS_MACH_RANGE;-1));1;-1))+1))-COM.MICROSOFT.SINGLE(INDEX($$DCS_MACH_RANGE;MATCH([.O35];$$DCS_MACH_RANGE;IF(ISNA(MATCH([.O35];$$DCS_MACH_RANGE;-1));1;-1)))))*(COM.MICROSOFT.SINGLE(INDEX($$DCS_CYMAX_RANGE;MATCH([.O35];$$DCS_MACH_RANGE;IF(ISNA(MATCH([.O35];$$DCS_MACH_RANGE;-1));1;-1))+1))-COM.MICROSOFT.SINGLE(INDEX($$DCS_CYMAX_RANGE;MATCH([.O35];$$DCS_MACH_RANGE;IF(ISNA(MATCH([.O35];$$DCS_MACH_RANGE;-1));1;-1)))))" table:style-name="ce1">
            <text:p>0.79162354</text:p>
          </table:table-cell>
          <table:table-cell office:value-type="float" office:value="160" table:style-name="ce1">
            <text:p>16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3278.134628289452" table:formula="of:=0.5*COM.MICROSOFT.SINGLE($$SEA_LEVEL_DENSITY)*(([.Q35]*COM.MICROSOFT.SINGLE($$KNOTS_TO_FPS))^2)*COM.MICROSOFT.SINGLE($$WING_AREA)*COM.MICROSOFT.SINGLE($$USABLE_LIFT)*([.P35]+(COM.MICROSOFT.SINGLE($$FLAP_LIFT_COEFFICIENT)*COM.MICROSOFT.SINGLE($$FLAP_TAKEOFF_SETTING)))" table:style-name="ce1">
            <text:p>13278.1346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5792.750489374363" table:formula="of:=0.5*COM.MICROSOFT.SINGLE($$SEA_LEVEL_DENSITY)*(([.Q35]*COM.MICROSOFT.SINGLE($$KNOTS_TO_FPS))^2)*COM.MICROSOFT.SINGLE($$WING_AREA)*COM.MICROSOFT.SINGLE($$USABLE_LIFT)*([.P35]+(COM.MICROSOFT.SINGLE($$FLAP_LIFT_COEFFICIENT)))" table:style-name="ce1">
            <text:p>15792.75049</text:p>
          </table:table-cell>
          <table:table-cell table:style-name="ce1"/>
          <table:table-cell office:value-type="float" office:value="0.3" table:formula="of:=[.A35]" table:style-name="ce1">
            <text:p>0.3</text:p>
          </table:table-cell>
          <table:table-cell office:value-type="float" office:value="3.5" table:formula="of:=[.C35]/RADIANS(1)" table:style-name="ce1">
            <text:p>3.5</text:p>
          </table:table-cell>
          <table:table-cell office:value-type="float" office:value="1.5653607292407445E-2" table:formula="of:=[.B35]+([.D35]*([.C35]^2))+([.E35]*([.C35]^4))" table:style-name="ce1">
            <text:p>0.015653607</text:p>
          </table:table-cell>
          <table:table-cell office:value-type="float" office:value="223.59063534816184" table:formula="of:=[.X35]/[.Y35]" table:style-name="ce1">
            <text:p>223.5906353</text:p>
          </table:table-cell>
          <table:table-cell table:number-columns-repeated="1635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999999999999999E-2" table:formula="of:=[Computed_Data.B41]" table:style-name="ce1">
            <text:p>0.015</text:p>
          </table:table-cell>
          <table:table-cell office:value-type="float" office:value="6.3704517697793034E-2" table:formula="of:=[Computed_Data.D14]*RADIANS(1)" table:style-name="ce1">
            <text:p>0.063704518</text:p>
          </table:table-cell>
          <table:table-cell office:value-type="float" office:value="0.1751564220350324" table:formula="of:=[Computed_Data.B189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3.0144366218505474" table:formula="of:=RADIANS([Computed_Data.J216])" table:style-name="ce1">
            <text:p>3.014436622</text:p>
          </table:table-cell>
          <table:table-cell office:value-type="float" office:value="15" table:style-name="ce1">
            <text:p>15</text:p>
          </table:table-cell>
          <table:table-cell office:value-type="float" office:value="0.75" table:formula="of:=[Aerodynamic_Coefficients.G39]" table:style-name="ce1">
            <text:p>0.75</text:p>
          </table:table-cell>
          <table:table-cell office:value-type="float" office:value="0.93494222500895718" table:formula="of:=[.H36]+(COM.MICROSOFT.SINGLE($$FLAP_LIFT_COEFFICIENT)*COM.MICROSOFT.SINGLE($$FLAP_COMBAT_SETTING))" table:style-name="ce1">
            <text:p>0.934942225</text:p>
          </table:table-cell>
          <table:table-cell table:style-name="ce1"/>
          <table:table-cell office:value-type="float" office:value="11.773105379400477" table:formula="of:=DEGREES([.H36]/([.C36]/RADIANS(1)))" table:style-name="ce1">
            <text:p>11.77310538</text:p>
          </table:table-cell>
          <table:table-cell table:style-name="ce1"/>
          <table:table-cell office:value-type="float" office:value="14.676231118242141" table:formula="of:=DEGREES([.I36]/([.C36]/RADIANS(1)))" table:style-name="ce1">
            <text:p>14.67623112</text:p>
          </table:table-cell>
          <table:table-cell table:style-name="ce1"/>
          <table:table-cell office:value-type="float" office:value="0.25699994366488299" table:style-name="ce1">
            <text:p>0.256999944</text:p>
          </table:table-cell>
          <table:table-cell office:value-type="float" office:value="0.78860001126702339" table:formula="of:=COM.MICROSOFT.SINGLE(INDEX($$DCS_CYMAX_RANGE;MATCH([.O36];$$DCS_MACH_RANGE;IF(ISNA(MATCH([.O36];$$DCS_MACH_RANGE;-1));1;-1))))+([.O36]-COM.MICROSOFT.SINGLE(INDEX($$DCS_MACH_RANGE;MATCH([.O36];$$DCS_MACH_RANGE;IF(ISNA(MATCH([.O36];$$DCS_MACH_RANGE;-1));1;-1))))) / (COM.MICROSOFT.SINGLE(INDEX($$DCS_MACH_RANGE;MATCH([.O36];$$DCS_MACH_RANGE;IF(ISNA(MATCH([.O36];$$DCS_MACH_RANGE;-1));1;-1))+1))-COM.MICROSOFT.SINGLE(INDEX($$DCS_MACH_RANGE;MATCH([.O36];$$DCS_MACH_RANGE;IF(ISNA(MATCH([.O36];$$DCS_MACH_RANGE;-1));1;-1)))))*(COM.MICROSOFT.SINGLE(INDEX($$DCS_CYMAX_RANGE;MATCH([.O36];$$DCS_MACH_RANGE;IF(ISNA(MATCH([.O36];$$DCS_MACH_RANGE;-1));1;-1))+1))-COM.MICROSOFT.SINGLE(INDEX($$DCS_CYMAX_RANGE;MATCH([.O36];$$DCS_MACH_RANGE;IF(ISNA(MATCH([.O36];$$DCS_MACH_RANGE;-1));1;-1)))))" table:style-name="ce1">
            <text:p>0.788600011</text:p>
          </table:table-cell>
          <table:table-cell office:value-type="float" office:value="170" table:style-name="ce1">
            <text:p>17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4943.359599402824" table:formula="of:=0.5*COM.MICROSOFT.SINGLE($$SEA_LEVEL_DENSITY)*(([.Q36]*COM.MICROSOFT.SINGLE($$KNOTS_TO_FPS))^2)*COM.MICROSOFT.SINGLE($$WING_AREA)*COM.MICROSOFT.SINGLE($$USABLE_LIFT)*([.P36]+(COM.MICROSOFT.SINGLE($$FLAP_LIFT_COEFFICIENT)*COM.MICROSOFT.SINGLE($$FLAP_TAKEOFF_SETTING)))" table:style-name="ce1">
            <text:p>14943.3596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7782.125161330714" table:formula="of:=0.5*COM.MICROSOFT.SINGLE($$SEA_LEVEL_DENSITY)*(([.Q36]*COM.MICROSOFT.SINGLE($$KNOTS_TO_FPS))^2)*COM.MICROSOFT.SINGLE($$WING_AREA)*COM.MICROSOFT.SINGLE($$USABLE_LIFT)*([.P36]+(COM.MICROSOFT.SINGLE($$FLAP_LIFT_COEFFICIENT)))" table:style-name="ce1">
            <text:p>17782.12516</text:p>
          </table:table-cell>
          <table:table-cell table:style-name="ce1"/>
          <table:table-cell office:value-type="float" office:value="0.4" table:formula="of:=[.A36]" table:style-name="ce1">
            <text:p>0.4</text:p>
          </table:table-cell>
          <table:table-cell office:value-type="float" office:value="3.6500000000000004" table:formula="of:=[.C36]/RADIANS(1)" table:style-name="ce1">
            <text:p>3.65</text:p>
          </table:table-cell>
          <table:table-cell office:value-type="float" office:value="1.5710831277803934E-2" table:formula="of:=[.B36]+([.D36]*([.C36]^2))+([.E36]*([.C36]^4))" table:style-name="ce1">
            <text:p>0.015710831</text:p>
          </table:table-cell>
          <table:table-cell office:value-type="float" office:value="232.32379849668902" table:formula="of:=[.X36]/[.Y36]" table:style-name="ce1">
            <text:p>232.3237985</text:p>
          </table:table-cell>
          <table:table-cell table:number-columns-repeated="1635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4999999999999999E-2" table:formula="of:=[Computed_Data.B42]" table:style-name="ce1">
            <text:p>0.015</text:p>
          </table:table-cell>
          <table:table-cell office:value-type="float" office:value="6.806784082777885E-2" table:formula="of:=[Computed_Data.D15]*RADIANS(1)" table:style-name="ce1">
            <text:p>0.068067841</text:p>
          </table:table-cell>
          <table:table-cell office:value-type="float" office:value="0.1751564220350324" table:formula="of:=[Computed_Data.B190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1.9345708089048108" table:formula="of:=RADIANS([Computed_Data.J217])" table:style-name="ce1">
            <text:p>1.934570809</text:p>
          </table:table-cell>
          <table:table-cell office:value-type="float" office:value="15" table:style-name="ce1">
            <text:p>15</text:p>
          </table:table-cell>
          <table:table-cell office:value-type="float" office:value="0.72" table:formula="of:=[Aerodynamic_Coefficients.G40]" table:style-name="ce1">
            <text:p>0.72</text:p>
          </table:table-cell>
          <table:table-cell office:value-type="float" office:value="0.90494222500895716" table:formula="of:=[.H37]+(COM.MICROSOFT.SINGLE($$FLAP_LIFT_COEFFICIENT)*COM.MICROSOFT.SINGLE($$FLAP_COMBAT_SETTING))" table:style-name="ce1">
            <text:p>0.904942225</text:p>
          </table:table-cell>
          <table:table-cell table:style-name="ce1"/>
          <table:table-cell office:value-type="float" office:value="10.577682371645968" table:formula="of:=DEGREES([.H37]/([.C37]/RADIANS(1)))" table:style-name="ce1">
            <text:p>10.57768237</text:p>
          </table:table-cell>
          <table:table-cell table:style-name="ce1"/>
          <table:table-cell office:value-type="float" office:value="13.294710306715729" table:formula="of:=DEGREES([.I37]/([.C37]/RADIANS(1)))" table:style-name="ce1">
            <text:p>13.29471031</text:p>
          </table:table-cell>
          <table:table-cell table:style-name="ce1"/>
          <table:table-cell office:value-type="float" office:value="0.27211758740987602" table:style-name="ce1">
            <text:p>0.272117587</text:p>
          </table:table-cell>
          <table:table-cell office:value-type="float" office:value="0.78557648251802481" table:formula="of:=COM.MICROSOFT.SINGLE(INDEX($$DCS_CYMAX_RANGE;MATCH([.O37];$$DCS_MACH_RANGE;IF(ISNA(MATCH([.O37];$$DCS_MACH_RANGE;-1));1;-1))))+([.O37]-COM.MICROSOFT.SINGLE(INDEX($$DCS_MACH_RANGE;MATCH([.O37];$$DCS_MACH_RANGE;IF(ISNA(MATCH([.O37];$$DCS_MACH_RANGE;-1));1;-1))))) / (COM.MICROSOFT.SINGLE(INDEX($$DCS_MACH_RANGE;MATCH([.O37];$$DCS_MACH_RANGE;IF(ISNA(MATCH([.O37];$$DCS_MACH_RANGE;-1));1;-1))+1))-COM.MICROSOFT.SINGLE(INDEX($$DCS_MACH_RANGE;MATCH([.O37];$$DCS_MACH_RANGE;IF(ISNA(MATCH([.O37];$$DCS_MACH_RANGE;-1));1;-1)))))*(COM.MICROSOFT.SINGLE(INDEX($$DCS_CYMAX_RANGE;MATCH([.O37];$$DCS_MACH_RANGE;IF(ISNA(MATCH([.O37];$$DCS_MACH_RANGE;-1));1;-1))+1))-COM.MICROSOFT.SINGLE(INDEX($$DCS_CYMAX_RANGE;MATCH([.O37];$$DCS_MACH_RANGE;IF(ISNA(MATCH([.O37];$$DCS_MACH_RANGE;-1));1;-1)))))" table:style-name="ce1">
            <text:p>0.785576483</text:p>
          </table:table-cell>
          <table:table-cell office:value-type="float" office:value="180" table:style-name="ce1">
            <text:p>18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6701.078924784073" table:formula="of:=0.5*COM.MICROSOFT.SINGLE($$SEA_LEVEL_DENSITY)*(([.Q37]*COM.MICROSOFT.SINGLE($$KNOTS_TO_FPS))^2)*COM.MICROSOFT.SINGLE($$WING_AREA)*COM.MICROSOFT.SINGLE($$USABLE_LIFT)*([.P37]+(COM.MICROSOFT.SINGLE($$FLAP_LIFT_COEFFICIENT)*COM.MICROSOFT.SINGLE($$FLAP_TAKEOFF_SETTING)))" table:style-name="ce1">
            <text:p>16701.07892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9883.639623969666" table:formula="of:=0.5*COM.MICROSOFT.SINGLE($$SEA_LEVEL_DENSITY)*(([.Q37]*COM.MICROSOFT.SINGLE($$KNOTS_TO_FPS))^2)*COM.MICROSOFT.SINGLE($$WING_AREA)*COM.MICROSOFT.SINGLE($$USABLE_LIFT)*([.P37]+(COM.MICROSOFT.SINGLE($$FLAP_LIFT_COEFFICIENT)))" table:style-name="ce1">
            <text:p>19883.63962</text:p>
          </table:table-cell>
          <table:table-cell table:style-name="ce1"/>
          <table:table-cell office:value-type="float" office:value="0.5" table:formula="of:=[.A37]" table:style-name="ce1">
            <text:p>0.5</text:p>
          </table:table-cell>
          <table:table-cell office:value-type="float" office:value="3.9" table:formula="of:=[.C37]/RADIANS(1)" table:style-name="ce1">
            <text:p>3.9</text:p>
          </table:table-cell>
          <table:table-cell office:value-type="float" office:value="1.5811540156532019E-2" table:formula="of:=[.B37]+([.D37]*([.C37]^2))+([.E37]*([.C37]^4))" table:style-name="ce1">
            <text:p>0.01581154</text:p>
          </table:table-cell>
          <table:table-cell office:value-type="float" office:value="246.6552885671193" table:formula="of:=[.X37]/[.Y37]" table:style-name="ce1">
            <text:p>246.6552886</text:p>
          </table:table-cell>
          <table:table-cell table:number-columns-repeated="1635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999999999999999E-2" table:formula="of:=[Computed_Data.B43]" table:style-name="ce1">
            <text:p>0.015</text:p>
          </table:table-cell>
          <table:table-cell office:value-type="float" office:value="6.5158958741121625E-2" table:formula="of:=[Computed_Data.D16]*RADIANS(1)" table:style-name="ce1">
            <text:p>0.065158959</text:p>
          </table:table-cell>
          <table:table-cell office:value-type="float" office:value="0.1751564220350324" table:formula="of:=[Computed_Data.B191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1.9105611854089171" table:formula="of:=RADIANS([Computed_Data.J218])" table:style-name="ce1">
            <text:p>1.910561185</text:p>
          </table:table-cell>
          <table:table-cell office:value-type="float" office:value="15" table:style-name="ce1">
            <text:p>15</text:p>
          </table:table-cell>
          <table:table-cell office:value-type="float" office:value="0.69" table:formula="of:=[Aerodynamic_Coefficients.G41]" table:style-name="ce1">
            <text:p>0.69</text:p>
          </table:table-cell>
          <table:table-cell office:value-type="float" office:value="0.87494222500895713" table:formula="of:=[.H38]+(COM.MICROSOFT.SINGLE($$FLAP_LIFT_COEFFICIENT)*COM.MICROSOFT.SINGLE($$FLAP_COMBAT_SETTING))" table:style-name="ce1">
            <text:p>0.874942225</text:p>
          </table:table-cell>
          <table:table-cell table:style-name="ce1"/>
          <table:table-cell office:value-type="float" office:value="10.589487820721468" table:formula="of:=DEGREES([.H38]/([.C38]/RADIANS(1)))" table:style-name="ce1">
            <text:p>10.58948782</text:p>
          </table:table-cell>
          <table:table-cell table:style-name="ce1"/>
          <table:table-cell office:value-type="float" office:value="13.427811645749699" table:formula="of:=DEGREES([.I38]/([.C38]/RADIANS(1)))" table:style-name="ce1">
            <text:p>13.42781165</text:p>
          </table:table-cell>
          <table:table-cell table:style-name="ce1"/>
          <table:table-cell office:value-type="float" office:value="0.28723523115486899" table:style-name="ce1">
            <text:p>0.287235231</text:p>
          </table:table-cell>
          <table:table-cell office:value-type="float" office:value="0.78255295376902623" table:formula="of:=COM.MICROSOFT.SINGLE(INDEX($$DCS_CYMAX_RANGE;MATCH([.O38];$$DCS_MACH_RANGE;IF(ISNA(MATCH([.O38];$$DCS_MACH_RANGE;-1));1;-1))))+([.O38]-COM.MICROSOFT.SINGLE(INDEX($$DCS_MACH_RANGE;MATCH([.O38];$$DCS_MACH_RANGE;IF(ISNA(MATCH([.O38];$$DCS_MACH_RANGE;-1));1;-1))))) / (COM.MICROSOFT.SINGLE(INDEX($$DCS_MACH_RANGE;MATCH([.O38];$$DCS_MACH_RANGE;IF(ISNA(MATCH([.O38];$$DCS_MACH_RANGE;-1));1;-1))+1))-COM.MICROSOFT.SINGLE(INDEX($$DCS_MACH_RANGE;MATCH([.O38];$$DCS_MACH_RANGE;IF(ISNA(MATCH([.O38];$$DCS_MACH_RANGE;-1));1;-1)))))*(COM.MICROSOFT.SINGLE(INDEX($$DCS_CYMAX_RANGE;MATCH([.O38];$$DCS_MACH_RANGE;IF(ISNA(MATCH([.O38];$$DCS_MACH_RANGE;-1));1;-1))+1))-COM.MICROSOFT.SINGLE(INDEX($$DCS_CYMAX_RANGE;MATCH([.O38];$$DCS_MACH_RANGE;IF(ISNA(MATCH([.O38];$$DCS_MACH_RANGE;-1));1;-1)))))" table:style-name="ce1">
            <text:p>0.782552954</text:p>
          </table:table-cell>
          <table:table-cell office:value-type="float" office:value="190" table:style-name="ce1">
            <text:p>19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8550.329083931847" table:formula="of:=0.5*COM.MICROSOFT.SINGLE($$SEA_LEVEL_DENSITY)*(([.Q38]*COM.MICROSOFT.SINGLE($$KNOTS_TO_FPS))^2)*COM.MICROSOFT.SINGLE($$WING_AREA)*COM.MICROSOFT.SINGLE($$USABLE_LIFT)*([.P38]+(COM.MICROSOFT.SINGLE($$FLAP_LIFT_COEFFICIENT)*COM.MICROSOFT.SINGLE($$FLAP_TAKEOFF_SETTING)))" table:style-name="ce1">
            <text:p>18550.32908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22096.330356789866" table:formula="of:=0.5*COM.MICROSOFT.SINGLE($$SEA_LEVEL_DENSITY)*(([.Q38]*COM.MICROSOFT.SINGLE($$KNOTS_TO_FPS))^2)*COM.MICROSOFT.SINGLE($$WING_AREA)*COM.MICROSOFT.SINGLE($$USABLE_LIFT)*([.P38]+(COM.MICROSOFT.SINGLE($$FLAP_LIFT_COEFFICIENT)))" table:style-name="ce1">
            <text:p>22096.33036</text:p>
          </table:table-cell>
          <table:table-cell table:style-name="ce1"/>
          <table:table-cell office:value-type="float" office:value="0.6" table:formula="of:=[.A38]" table:style-name="ce1">
            <text:p>0.6</text:p>
          </table:table-cell>
          <table:table-cell office:value-type="float" office:value="3.7333333333333325" table:formula="of:=[.C38]/RADIANS(1)" table:style-name="ce1">
            <text:p>3.733333333</text:p>
          </table:table-cell>
          <table:table-cell office:value-type="float" office:value="1.5743659852694693E-2" table:formula="of:=[.B38]+([.D38]*([.C38]^2))+([.E38]*([.C38]^4))" table:style-name="ce1">
            <text:p>0.01574366</text:p>
          </table:table-cell>
          <table:table-cell office:value-type="float" office:value="237.13249449392373" table:formula="of:=[.X38]/[.Y38]" table:style-name="ce1">
            <text:p>237.1324945</text:p>
          </table:table-cell>
          <table:table-cell table:number-columns-repeated="1635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999999999999999E-2" table:formula="of:=[Computed_Data.B44]" table:style-name="ce1">
            <text:p>0.015</text:p>
          </table:table-cell>
          <table:table-cell office:value-type="float" office:value="7.0976722914436061E-2" table:formula="of:=[Computed_Data.D17]*RADIANS(1)" table:style-name="ce1">
            <text:p>0.070976723</text:p>
          </table:table-cell>
          <table:table-cell office:value-type="float" office:value="0.1751564220350324" table:formula="of:=[Computed_Data.B192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2.2425540057844389" table:formula="of:=RADIANS([Computed_Data.J219])" table:style-name="ce1">
            <text:p>2.242554006</text:p>
          </table:table-cell>
          <table:table-cell office:value-type="float" office:value="15" table:style-name="ce1">
            <text:p>15</text:p>
          </table:table-cell>
          <table:table-cell office:value-type="float" office:value="0.66" table:formula="of:=[Aerodynamic_Coefficients.G42]" table:style-name="ce1">
            <text:p>0.66</text:p>
          </table:table-cell>
          <table:table-cell office:value-type="float" office:value="0.84494222500895722" table:formula="of:=[.H39]+(COM.MICROSOFT.SINGLE($$FLAP_LIFT_COEFFICIENT)*COM.MICROSOFT.SINGLE($$FLAP_COMBAT_SETTING))" table:style-name="ce1">
            <text:p>0.844942225</text:p>
          </table:table-cell>
          <table:table-cell table:style-name="ce1"/>
          <table:table-cell office:value-type="float" office:value="9.2988232324510651" table:formula="of:=DEGREES([.H39]/([.C39]/RADIANS(1)))" table:style-name="ce1">
            <text:p>9.298823232</text:p>
          </table:table-cell>
          <table:table-cell table:style-name="ce1"/>
          <table:table-cell office:value-type="float" office:value="11.904497563624526" table:formula="of:=DEGREES([.I39]/([.C39]/RADIANS(1)))" table:style-name="ce1">
            <text:p>11.90449756</text:p>
          </table:table-cell>
          <table:table-cell table:style-name="ce1"/>
          <table:table-cell office:value-type="float" office:value="0.30235287489986201" table:style-name="ce1">
            <text:p>0.302352875</text:p>
          </table:table-cell>
          <table:table-cell office:value-type="float" office:value="0.7792941375300414" table:formula="of:=COM.MICROSOFT.SINGLE(INDEX($$DCS_CYMAX_RANGE;MATCH([.O39];$$DCS_MACH_RANGE;IF(ISNA(MATCH([.O39];$$DCS_MACH_RANGE;-1));1;-1))))+([.O39]-COM.MICROSOFT.SINGLE(INDEX($$DCS_MACH_RANGE;MATCH([.O39];$$DCS_MACH_RANGE;IF(ISNA(MATCH([.O39];$$DCS_MACH_RANGE;-1));1;-1))))) / (COM.MICROSOFT.SINGLE(INDEX($$DCS_MACH_RANGE;MATCH([.O39];$$DCS_MACH_RANGE;IF(ISNA(MATCH([.O39];$$DCS_MACH_RANGE;-1));1;-1))+1))-COM.MICROSOFT.SINGLE(INDEX($$DCS_MACH_RANGE;MATCH([.O39];$$DCS_MACH_RANGE;IF(ISNA(MATCH([.O39];$$DCS_MACH_RANGE;-1));1;-1)))))*(COM.MICROSOFT.SINGLE(INDEX($$DCS_CYMAX_RANGE;MATCH([.O39];$$DCS_MACH_RANGE;IF(ISNA(MATCH([.O39];$$DCS_MACH_RANGE;-1));1;-1))+1))-COM.MICROSOFT.SINGLE(INDEX($$DCS_CYMAX_RANGE;MATCH([.O39];$$DCS_MACH_RANGE;IF(ISNA(MATCH([.O39];$$DCS_MACH_RANGE;-1));1;-1)))))" table:style-name="ce1">
            <text:p>0.779294138</text:p>
          </table:table-cell>
          <table:table-cell office:value-type="float" office:value="200" table:style-name="ce1">
            <text:p>20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20485.147886707877" table:formula="of:=0.5*COM.MICROSOFT.SINGLE($$SEA_LEVEL_DENSITY)*(([.Q39]*COM.MICROSOFT.SINGLE($$KNOTS_TO_FPS))^2)*COM.MICROSOFT.SINGLE($$WING_AREA)*COM.MICROSOFT.SINGLE($$USABLE_LIFT)*([.P39]+(COM.MICROSOFT.SINGLE($$FLAP_LIFT_COEFFICIENT)*COM.MICROSOFT.SINGLE($$FLAP_TAKEOFF_SETTING)))" table:style-name="ce1">
            <text:p>20485.14789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24414.23516965305" table:formula="of:=0.5*COM.MICROSOFT.SINGLE($$SEA_LEVEL_DENSITY)*(([.Q39]*COM.MICROSOFT.SINGLE($$KNOTS_TO_FPS))^2)*COM.MICROSOFT.SINGLE($$WING_AREA)*COM.MICROSOFT.SINGLE($$USABLE_LIFT)*([.P39]+(COM.MICROSOFT.SINGLE($$FLAP_LIFT_COEFFICIENT)))" table:style-name="ce1">
            <text:p>24414.23517</text:p>
          </table:table-cell>
          <table:table-cell table:style-name="ce1"/>
          <table:table-cell office:value-type="float" office:value="0.7" table:formula="of:=[.A39]" table:style-name="ce1">
            <text:p>0.7</text:p>
          </table:table-cell>
          <table:table-cell office:value-type="float" office:value="4.0666666666666664" table:formula="of:=[.C39]/RADIANS(1)" table:style-name="ce1">
            <text:p>4.066666667</text:p>
          </table:table-cell>
          <table:table-cell office:value-type="float" office:value="1.5882384665777089E-2" table:formula="of:=[.B39]+([.D39]*([.C39]^2))+([.E39]*([.C39]^4))" table:style-name="ce1">
            <text:p>0.015882385</text:p>
          </table:table-cell>
          <table:table-cell office:value-type="float" office:value="256.04887126486767" table:formula="of:=[.X39]/[.Y39]" table:style-name="ce1">
            <text:p>256.0488713</text:p>
          </table:table-cell>
          <table:table-cell table:number-columns-repeated="1635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formula="of:=[Computed_Data.B45]" table:style-name="ce1">
            <text:p>0.015</text:p>
          </table:table-cell>
          <table:table-cell office:value-type="float" office:value="7.2140275749098967E-2" table:formula="of:=[Computed_Data.D18]*RADIANS(1)" table:style-name="ce1">
            <text:p>0.072140276</text:p>
          </table:table-cell>
          <table:table-cell office:value-type="float" office:value="0.1751564220350324" table:formula="of:=[Computed_Data.B193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2.5800267061680815" table:formula="of:=RADIANS([Computed_Data.J220])" table:style-name="ce1">
            <text:p>2.580026706</text:p>
          </table:table-cell>
          <table:table-cell office:value-type="float" office:value="15" table:style-name="ce1">
            <text:p>15</text:p>
          </table:table-cell>
          <table:table-cell office:value-type="float" office:value="0.68" table:formula="of:=[Aerodynamic_Coefficients.G43]" table:style-name="ce1">
            <text:p>0.68</text:p>
          </table:table-cell>
          <table:table-cell office:value-type="float" office:value="0.86494222500895723" table:formula="of:=[.H40]+(COM.MICROSOFT.SINGLE($$FLAP_LIFT_COEFFICIENT)*COM.MICROSOFT.SINGLE($$FLAP_COMBAT_SETTING))" table:style-name="ce1">
            <text:p>0.864942225</text:p>
          </table:table-cell>
          <table:table-cell table:style-name="ce1"/>
          <table:table-cell office:value-type="float" office:value="9.4260798553780596" table:formula="of:=DEGREES([.H40]/([.C40]/RADIANS(1)))" table:style-name="ce1">
            <text:p>9.426079855</text:p>
          </table:table-cell>
          <table:table-cell table:style-name="ce1"/>
          <table:table-cell office:value-type="float" office:value="11.989727181210013" table:formula="of:=DEGREES([.I40]/([.C40]/RADIANS(1)))" table:style-name="ce1">
            <text:p>11.98972718</text:p>
          </table:table-cell>
          <table:table-cell table:style-name="ce1"/>
          <table:table-cell office:value-type="float" office:value="0.31747051864485398" table:style-name="ce1">
            <text:p>0.317470519</text:p>
          </table:table-cell>
          <table:table-cell office:value-type="float" office:value="0.77475884440654386" table:formula="of:=COM.MICROSOFT.SINGLE(INDEX($$DCS_CYMAX_RANGE;MATCH([.O40];$$DCS_MACH_RANGE;IF(ISNA(MATCH([.O40];$$DCS_MACH_RANGE;-1));1;-1))))+([.O40]-COM.MICROSOFT.SINGLE(INDEX($$DCS_MACH_RANGE;MATCH([.O40];$$DCS_MACH_RANGE;IF(ISNA(MATCH([.O40];$$DCS_MACH_RANGE;-1));1;-1))))) / (COM.MICROSOFT.SINGLE(INDEX($$DCS_MACH_RANGE;MATCH([.O40];$$DCS_MACH_RANGE;IF(ISNA(MATCH([.O40];$$DCS_MACH_RANGE;-1));1;-1))+1))-COM.MICROSOFT.SINGLE(INDEX($$DCS_MACH_RANGE;MATCH([.O40];$$DCS_MACH_RANGE;IF(ISNA(MATCH([.O40];$$DCS_MACH_RANGE;-1));1;-1)))))*(COM.MICROSOFT.SINGLE(INDEX($$DCS_CYMAX_RANGE;MATCH([.O40];$$DCS_MACH_RANGE;IF(ISNA(MATCH([.O40];$$DCS_MACH_RANGE;-1));1;-1))+1))-COM.MICROSOFT.SINGLE(INDEX($$DCS_CYMAX_RANGE;MATCH([.O40];$$DCS_MACH_RANGE;IF(ISNA(MATCH([.O40];$$DCS_MACH_RANGE;-1));1;-1)))))" table:style-name="ce1">
            <text:p>0.774758844</text:p>
          </table:table-cell>
          <table:table-cell office:value-type="float" office:value="210" table:style-name="ce1">
            <text:p>21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22478.647409822661" table:formula="of:=0.5*COM.MICROSOFT.SINGLE($$SEA_LEVEL_DENSITY)*(([.Q40]*COM.MICROSOFT.SINGLE($$KNOTS_TO_FPS))^2)*COM.MICROSOFT.SINGLE($$WING_AREA)*COM.MICROSOFT.SINGLE($$USABLE_LIFT)*([.P40]+(COM.MICROSOFT.SINGLE($$FLAP_LIFT_COEFFICIENT)*COM.MICROSOFT.SINGLE($$FLAP_TAKEOFF_SETTING)))" table:style-name="ce1">
            <text:p>22478.64741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26810.466139269716" table:formula="of:=0.5*COM.MICROSOFT.SINGLE($$SEA_LEVEL_DENSITY)*(([.Q40]*COM.MICROSOFT.SINGLE($$KNOTS_TO_FPS))^2)*COM.MICROSOFT.SINGLE($$WING_AREA)*COM.MICROSOFT.SINGLE($$USABLE_LIFT)*([.P40]+(COM.MICROSOFT.SINGLE($$FLAP_LIFT_COEFFICIENT)))" table:style-name="ce1">
            <text:p>26810.46614</text:p>
          </table:table-cell>
          <table:table-cell table:style-name="ce1"/>
          <table:table-cell office:value-type="float" office:value="0.8" table:formula="of:=[.A40]" table:style-name="ce1">
            <text:p>0.8</text:p>
          </table:table-cell>
          <table:table-cell office:value-type="float" office:value="4.1333333333333337" table:formula="of:=[.C40]/RADIANS(1)" table:style-name="ce1">
            <text:p>4.133333333</text:p>
          </table:table-cell>
          <table:table-cell office:value-type="float" office:value="1.5911552446989288E-2" table:formula="of:=[.B40]+([.D40]*([.C40]^2))+([.E40]*([.C40]^4))" table:style-name="ce1">
            <text:p>0.015911552</text:p>
          </table:table-cell>
          <table:table-cell office:value-type="float" office:value="259.76933093762477" table:formula="of:=[.X40]/[.Y40]" table:style-name="ce1">
            <text:p>259.7693309</text:p>
          </table:table-cell>
          <table:table-cell table:number-columns-repeated="1635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formula="of:=[Computed_Data.B46]" table:style-name="ce1">
            <text:p>0.018</text:p>
          </table:table-cell>
          <table:table-cell office:value-type="float" office:value="7.7958039922413389E-2" table:formula="of:=[Computed_Data.D19]*RADIANS(1)" table:style-name="ce1">
            <text:p>0.07795804</text:p>
          </table:table-cell>
          <table:table-cell office:value-type="float" office:value="0.1751564220350324" table:formula="of:=[Computed_Data.B194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2.9232503641788807" table:formula="of:=RADIANS([Computed_Data.J221])" table:style-name="ce1">
            <text:p>2.923250364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44]" table:style-name="ce1">
            <text:p>0.8</text:p>
          </table:table-cell>
          <table:table-cell office:value-type="float" office:value="0.98494222500895723" table:formula="of:=[.H41]+(COM.MICROSOFT.SINGLE($$FLAP_LIFT_COEFFICIENT)*COM.MICROSOFT.SINGLE($$FLAP_COMBAT_SETTING))" table:style-name="ce1">
            <text:p>0.984942225</text:p>
          </table:table-cell>
          <table:table-cell table:style-name="ce1"/>
          <table:table-cell office:value-type="float" office:value="10.261930659059521" table:formula="of:=DEGREES([.H41]/([.C41]/RADIANS(1)))" table:style-name="ce1">
            <text:p>10.26193066</text:p>
          </table:table-cell>
          <table:table-cell table:style-name="ce1"/>
          <table:table-cell office:value-type="float" office:value="12.634261020277147" table:formula="of:=DEGREES([.I41]/([.C41]/RADIANS(1)))" table:style-name="ce1">
            <text:p>12.63426102</text:p>
          </table:table-cell>
          <table:table-cell table:style-name="ce1"/>
          <table:table-cell office:value-type="float" office:value="0.33258816238984801" table:style-name="ce1">
            <text:p>0.332588162</text:p>
          </table:table-cell>
          <table:table-cell office:value-type="float" office:value="0.77022355128304565" table:formula="of:=COM.MICROSOFT.SINGLE(INDEX($$DCS_CYMAX_RANGE;MATCH([.O41];$$DCS_MACH_RANGE;IF(ISNA(MATCH([.O41];$$DCS_MACH_RANGE;-1));1;-1))))+([.O41]-COM.MICROSOFT.SINGLE(INDEX($$DCS_MACH_RANGE;MATCH([.O41];$$DCS_MACH_RANGE;IF(ISNA(MATCH([.O41];$$DCS_MACH_RANGE;-1));1;-1))))) / (COM.MICROSOFT.SINGLE(INDEX($$DCS_MACH_RANGE;MATCH([.O41];$$DCS_MACH_RANGE;IF(ISNA(MATCH([.O41];$$DCS_MACH_RANGE;-1));1;-1))+1))-COM.MICROSOFT.SINGLE(INDEX($$DCS_MACH_RANGE;MATCH([.O41];$$DCS_MACH_RANGE;IF(ISNA(MATCH([.O41];$$DCS_MACH_RANGE;-1));1;-1)))))*(COM.MICROSOFT.SINGLE(INDEX($$DCS_CYMAX_RANGE;MATCH([.O41];$$DCS_MACH_RANGE;IF(ISNA(MATCH([.O41];$$DCS_MACH_RANGE;-1));1;-1))+1))-COM.MICROSOFT.SINGLE(INDEX($$DCS_CYMAX_RANGE;MATCH([.O41];$$DCS_MACH_RANGE;IF(ISNA(MATCH([.O41];$$DCS_MACH_RANGE;-1));1;-1)))))" table:style-name="ce1">
            <text:p>0.770223551</text:p>
          </table:table-cell>
          <table:table-cell office:value-type="float" office:value="220" table:style-name="ce1">
            <text:p>22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24553.856981592147" table:formula="of:=0.5*COM.MICROSOFT.SINGLE($$SEA_LEVEL_DENSITY)*(([.Q41]*COM.MICROSOFT.SINGLE($$KNOTS_TO_FPS))^2)*COM.MICROSOFT.SINGLE($$WING_AREA)*COM.MICROSOFT.SINGLE($$USABLE_LIFT)*([.P41]+(COM.MICROSOFT.SINGLE($$FLAP_LIFT_COEFFICIENT)*COM.MICROSOFT.SINGLE($$FLAP_TAKEOFF_SETTING)))" table:style-name="ce1">
            <text:p>24553.85698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29308.052593955803" table:formula="of:=0.5*COM.MICROSOFT.SINGLE($$SEA_LEVEL_DENSITY)*(([.Q41]*COM.MICROSOFT.SINGLE($$KNOTS_TO_FPS))^2)*COM.MICROSOFT.SINGLE($$WING_AREA)*COM.MICROSOFT.SINGLE($$USABLE_LIFT)*([.P41]+(COM.MICROSOFT.SINGLE($$FLAP_LIFT_COEFFICIENT)))" table:style-name="ce1">
            <text:p>29308.05259</text:p>
          </table:table-cell>
          <table:table-cell table:style-name="ce1"/>
          <table:table-cell office:value-type="float" office:value="0.9" table:formula="of:=[.A41]" table:style-name="ce1">
            <text:p>0.9</text:p>
          </table:table-cell>
          <table:table-cell office:value-type="float" office:value="4.4666666666666668" table:formula="of:=[.C41]/RADIANS(1)" table:style-name="ce1">
            <text:p>4.466666667</text:p>
          </table:table-cell>
          <table:table-cell office:value-type="float" office:value="1.9064505446028852E-2" table:formula="of:=[.B41]+([.D41]*([.C41]^2))+([.E41]*([.C41]^4))" table:style-name="ce1">
            <text:p>0.019064505</text:p>
          </table:table-cell>
          <table:table-cell office:value-type="float" office:value="234.29229146865052" table:formula="of:=[.X41]/[.Y41]" table:style-name="ce1">
            <text:p>234.2922915</text:p>
          </table:table-cell>
          <table:table-cell table:number-columns-repeated="1635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formula="of:=[Computed_Data.B47]" table:style-name="ce1">
            <text:p>0.045</text:p>
          </table:table-cell>
          <table:table-cell office:value-type="float" office:value="8.9011791851710806E-2" table:formula="of:=[Computed_Data.D20]*RADIANS(1)" table:style-name="ce1">
            <text:p>0.089011792</text:p>
          </table:table-cell>
          <table:table-cell office:value-type="float" office:value="0.1751564220350324" table:formula="of:=[Computed_Data.B195]" table:style-name="ce1">
            <text:p>0.175156422</text:p>
          </table:table-cell>
          <table:table-cell office:value-type="float" office:value="0" table:style-name="ce1">
            <text:p>0</text:p>
          </table:table-cell>
          <table:table-cell office:value-type="float" office:value="3.1610177649044586" table:formula="of:=RADIANS([Computed_Data.J222])" table:style-name="ce1">
            <text:p>3.161017765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5]" table:style-name="ce1">
            <text:p>1</text:p>
          </table:table-cell>
          <table:table-cell office:value-type="float" office:value="1.1849422250089572" table:formula="of:=[.H42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234466571192614" table:formula="of:=DEGREES([.H42]/([.C42]/RADIANS(1)))" table:style-name="ce1">
            <text:p>11.23446657</text:p>
          </table:table-cell>
          <table:table-cell table:style-name="ce1"/>
          <table:table-cell office:value-type="float" office:value="13.312193815657725" table:formula="of:=DEGREES([.I42]/([.C42]/RADIANS(1)))" table:style-name="ce1">
            <text:p>13.31219382</text:p>
          </table:table-cell>
          <table:table-cell table:number-columns-repeated="2" table:style-name="ce1"/>
          <table:table-cell office:value-type="float" office:value="0.8" table:formula="of:=COM.MICROSOFT.SINGLE(INDEX($$DCS_CYMAX_RANGE;MATCH([.O42];$$DCS_MACH_RANGE;IF(ISNA(MATCH([.O42];$$DCS_MACH_RANGE;-1));1;-1))))+([.O42]-COM.MICROSOFT.SINGLE(INDEX($$DCS_MACH_RANGE;MATCH([.O42];$$DCS_MACH_RANGE;IF(ISNA(MATCH([.O42];$$DCS_MACH_RANGE;-1));1;-1))))) / (COM.MICROSOFT.SINGLE(INDEX($$DCS_MACH_RANGE;MATCH([.O42];$$DCS_MACH_RANGE;IF(ISNA(MATCH([.O42];$$DCS_MACH_RANGE;-1));1;-1))+1))-COM.MICROSOFT.SINGLE(INDEX($$DCS_MACH_RANGE;MATCH([.O42];$$DCS_MACH_RANGE;IF(ISNA(MATCH([.O42];$$DCS_MACH_RANGE;-1));1;-1)))))*(COM.MICROSOFT.SINGLE(INDEX($$DCS_CYMAX_RANGE;MATCH([.O42];$$DCS_MACH_RANGE;IF(ISNA(MATCH([.O42];$$DCS_MACH_RANGE;-1));1;-1))+1))-COM.MICROSOFT.SINGLE(INDEX($$DCS_CYMAX_RANGE;MATCH([.O42];$$DCS_MACH_RANGE;IF(ISNA(MATCH([.O42];$$DCS_MACH_RANGE;-1));1;-1)))))" table:style-name="ce1">
            <text:p>0.8</text:p>
          </table:table-cell>
          <table:table-cell office:value-type="float" office:value="230" table:style-name="ce1">
            <text:p>23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27673.369080680364" table:formula="of:=0.5*COM.MICROSOFT.SINGLE($$SEA_LEVEL_DENSITY)*(([.Q42]*COM.MICROSOFT.SINGLE($$KNOTS_TO_FPS))^2)*COM.MICROSOFT.SINGLE($$WING_AREA)*COM.MICROSOFT.SINGLE($$USABLE_LIFT)*([.P42]+(COM.MICROSOFT.SINGLE($$FLAP_LIFT_COEFFICIENT)*COM.MICROSOFT.SINGLE($$FLAP_TAKEOFF_SETTING)))" table:style-name="ce1">
            <text:p>27673.36908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32869.587012375356" table:formula="of:=0.5*COM.MICROSOFT.SINGLE($$SEA_LEVEL_DENSITY)*(([.Q42]*COM.MICROSOFT.SINGLE($$KNOTS_TO_FPS))^2)*COM.MICROSOFT.SINGLE($$WING_AREA)*COM.MICROSOFT.SINGLE($$USABLE_LIFT)*([.P42]+(COM.MICROSOFT.SINGLE($$FLAP_LIFT_COEFFICIENT)))" table:style-name="ce1">
            <text:p>32869.58701</text:p>
          </table:table-cell>
          <table:table-cell table:style-name="ce1"/>
          <table:table-cell office:value-type="float" office:value="1" table:formula="of:=[.A42]" table:style-name="ce1">
            <text:p>1</text:p>
          </table:table-cell>
          <table:table-cell office:value-type="float" office:value="5.0999999999999996" table:formula="of:=[.C42]/RADIANS(1)" table:style-name="ce1">
            <text:p>5.1</text:p>
          </table:table-cell>
          <table:table-cell office:value-type="float" office:value="4.6387781687797357E-2" table:formula="of:=[.B42]+([.D42]*([.C42]^2))+([.E42]*([.C42]^4))" table:style-name="ce1">
            <text:p>0.046387782</text:p>
          </table:table-cell>
          <table:table-cell office:value-type="float" office:value="109.94274385277603" table:formula="of:=[.X42]/[.Y42]" table:style-name="ce1">
            <text:p>109.9427439</text:p>
          </table:table-cell>
          <table:table-cell table:number-columns-repeated="16358"/>
        </table:table-row>
        <table:table-row table:style-name="ro2">
          <table:table-cell office:value-type="float" office:value="1.05" table:style-name="ce1">
            <text:p>1.05</text:p>
          </table:table-cell>
          <table:table-cell office:value-type="float" office:value="4.65E-2" table:formula="of:=([.B42]+[.B44])/2" table:style-name="ce1">
            <text:p>0.0465</text:p>
          </table:table-cell>
          <table:table-cell office:value-type="float" office:value="8.7266462599716488E-2" table:formula="of:=[.C42]+(([.C44]-[.C42])/2)" table:style-name="ce1">
            <text:p>0.087266463</text:p>
          </table:table-cell>
          <table:table-cell office:value-type="float" office:value="0.18951441729735921" table:formula="of:=[.D42]+(([.D44]-[.D42])/2)" table:style-name="ce1">
            <text:p>0.189514417</text:p>
          </table:table-cell>
          <table:table-cell office:value-type="float" office:value="0" table:formula="of:=[.E42]+(([.E44]-[.E42])/2)" table:style-name="ce1">
            <text:p>0</text:p>
          </table:table-cell>
          <table:table-cell office:value-type="float" office:value="3.049326386220427" table:formula="of:=[.F42]+(([.F44]-[.F42])/2)" table:style-name="ce1">
            <text:p>3.049326386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.H42]+(([.H44]-[.H42])/2)" table:style-name="ce1">
            <text:p>1</text:p>
          </table:table-cell>
          <table:table-cell office:value-type="float" office:value="1.1849422250089572" table:formula="of:=[.H43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459155902616462" table:formula="of:=DEGREES([.H43]/([.C43]/RADIANS(1)))" table:style-name="ce1">
            <text:p>11.4591559</text:p>
          </table:table-cell>
          <table:table-cell table:style-name="ce1"/>
          <table:table-cell office:value-type="float" office:value="13.578437691970876" table:formula="of:=DEGREES([.I43]/([.C43]/RADIANS(1)))" table:style-name="ce1">
            <text:p>13.57843769</text:p>
          </table:table-cell>
          <table:table-cell table:number-columns-repeated="2" table:style-name="ce1"/>
          <table:table-cell office:value-type="float" office:value="0.8" table:formula="of:=COM.MICROSOFT.SINGLE(INDEX($$DCS_CYMAX_RANGE;MATCH([.O43];$$DCS_MACH_RANGE;IF(ISNA(MATCH([.O43];$$DCS_MACH_RANGE;-1));1;-1))))+([.O43]-COM.MICROSOFT.SINGLE(INDEX($$DCS_MACH_RANGE;MATCH([.O43];$$DCS_MACH_RANGE;IF(ISNA(MATCH([.O43];$$DCS_MACH_RANGE;-1));1;-1))))) / (COM.MICROSOFT.SINGLE(INDEX($$DCS_MACH_RANGE;MATCH([.O43];$$DCS_MACH_RANGE;IF(ISNA(MATCH([.O43];$$DCS_MACH_RANGE;-1));1;-1))+1))-COM.MICROSOFT.SINGLE(INDEX($$DCS_MACH_RANGE;MATCH([.O43];$$DCS_MACH_RANGE;IF(ISNA(MATCH([.O43];$$DCS_MACH_RANGE;-1));1;-1)))))*(COM.MICROSOFT.SINGLE(INDEX($$DCS_CYMAX_RANGE;MATCH([.O43];$$DCS_MACH_RANGE;IF(ISNA(MATCH([.O43];$$DCS_MACH_RANGE;-1));1;-1))+1))-COM.MICROSOFT.SINGLE(INDEX($$DCS_CYMAX_RANGE;MATCH([.O43];$$DCS_MACH_RANGE;IF(ISNA(MATCH([.O43];$$DCS_MACH_RANGE;-1));1;-1)))))" table:style-name="ce1">
            <text:p>0.8</text:p>
          </table:table-cell>
          <table:table-cell office:value-type="float" office:value="240" table:style-name="ce1">
            <text:p>24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30132.061607697346" table:formula="of:=0.5*COM.MICROSOFT.SINGLE($$SEA_LEVEL_DENSITY)*(([.Q43]*COM.MICROSOFT.SINGLE($$KNOTS_TO_FPS))^2)*COM.MICROSOFT.SINGLE($$WING_AREA)*COM.MICROSOFT.SINGLE($$USABLE_LIFT)*([.P43]+(COM.MICROSOFT.SINGLE($$FLAP_LIFT_COEFFICIENT)*COM.MICROSOFT.SINGLE($$FLAP_TAKEOFF_SETTING)))" table:style-name="ce1">
            <text:p>30132.06161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35789.947295138401" table:formula="of:=0.5*COM.MICROSOFT.SINGLE($$SEA_LEVEL_DENSITY)*(([.Q43]*COM.MICROSOFT.SINGLE($$KNOTS_TO_FPS))^2)*COM.MICROSOFT.SINGLE($$WING_AREA)*COM.MICROSOFT.SINGLE($$USABLE_LIFT)*([.P43]+(COM.MICROSOFT.SINGLE($$FLAP_LIFT_COEFFICIENT)))" table:style-name="ce1">
            <text:p>35789.9473</text:p>
          </table:table-cell>
          <table:table-cell table:style-name="ce1"/>
          <table:table-cell office:value-type="float" office:value="1.05" table:formula="of:=[.A43]" table:style-name="ce1">
            <text:p>1.05</text:p>
          </table:table-cell>
          <table:table-cell office:value-type="float" office:value="5.0000000000000009" table:formula="of:=[.C43]/RADIANS(1)" table:style-name="ce1">
            <text:p>5</text:p>
          </table:table-cell>
          <table:table-cell office:value-type="float" office:value="4.794323482023758E-2" table:formula="of:=[.B43]+([.D43]*([.C43]^2))+([.E43]*([.C43]^4))" table:style-name="ce1">
            <text:p>0.047943235</text:p>
          </table:table-cell>
          <table:table-cell office:value-type="float" office:value="104.29000084678107" table:formula="of:=[.X43]/[.Y43]" table:style-name="ce1">
            <text:p>104.2900008</text:p>
          </table:table-cell>
          <table:table-cell table:number-columns-repeated="1635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8000000000000001E-2" table:formula="of:=[Computed_Data.B48]" table:style-name="ce1">
            <text:p>0.048</text:p>
          </table:table-cell>
          <table:table-cell office:value-type="float" office:value="8.5521133347722156E-2" table:formula="of:=[Computed_Data.D21]*RADIANS(1)" table:style-name="ce1">
            <text:p>0.085521133</text:p>
          </table:table-cell>
          <table:table-cell office:value-type="float" office:value="0.20387241255968602" table:formula="of:=[Computed_Data.B196]" table:style-name="ce1">
            <text:p>0.203872413</text:p>
          </table:table-cell>
          <table:table-cell office:value-type="float" office:value="0" table:style-name="ce1">
            <text:p>0</text:p>
          </table:table-cell>
          <table:table-cell office:value-type="float" office:value="2.9376350075363953" table:formula="of:=RADIANS([Computed_Data.J223])" table:style-name="ce1">
            <text:p>2.937635008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6]" table:style-name="ce1">
            <text:p>1</text:p>
          </table:table-cell>
          <table:table-cell office:value-type="float" office:value="1.1849422250089572" table:formula="of:=[.H44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693016227159656" table:formula="of:=DEGREES([.H44]/([.C44]/RADIANS(1)))" table:style-name="ce1">
            <text:p>11.69301623</text:p>
          </table:table-cell>
          <table:table-cell table:style-name="ce1"/>
          <table:table-cell office:value-type="float" office:value="13.855548665276405" table:formula="of:=DEGREES([.I44]/([.C44]/RADIANS(1)))" table:style-name="ce1">
            <text:p>13.85554867</text:p>
          </table:table-cell>
          <table:table-cell table:number-columns-repeated="2" table:style-name="ce1"/>
          <table:table-cell office:value-type="float" office:value="0.8" table:formula="of:=COM.MICROSOFT.SINGLE(INDEX($$DCS_CYMAX_RANGE;MATCH([.O44];$$DCS_MACH_RANGE;IF(ISNA(MATCH([.O44];$$DCS_MACH_RANGE;-1));1;-1))))+([.O44]-COM.MICROSOFT.SINGLE(INDEX($$DCS_MACH_RANGE;MATCH([.O44];$$DCS_MACH_RANGE;IF(ISNA(MATCH([.O44];$$DCS_MACH_RANGE;-1));1;-1))))) / (COM.MICROSOFT.SINGLE(INDEX($$DCS_MACH_RANGE;MATCH([.O44];$$DCS_MACH_RANGE;IF(ISNA(MATCH([.O44];$$DCS_MACH_RANGE;-1));1;-1))+1))-COM.MICROSOFT.SINGLE(INDEX($$DCS_MACH_RANGE;MATCH([.O44];$$DCS_MACH_RANGE;IF(ISNA(MATCH([.O44];$$DCS_MACH_RANGE;-1));1;-1)))))*(COM.MICROSOFT.SINGLE(INDEX($$DCS_CYMAX_RANGE;MATCH([.O44];$$DCS_MACH_RANGE;IF(ISNA(MATCH([.O44];$$DCS_MACH_RANGE;-1));1;-1))+1))-COM.MICROSOFT.SINGLE(INDEX($$DCS_CYMAX_RANGE;MATCH([.O44];$$DCS_MACH_RANGE;IF(ISNA(MATCH([.O44];$$DCS_MACH_RANGE;-1));1;-1)))))" table:style-name="ce1">
            <text:p>0.8</text:p>
          </table:table-cell>
          <table:table-cell office:value-type="float" office:value="250" table:style-name="ce1">
            <text:p>25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32695.379348629922" table:formula="of:=0.5*COM.MICROSOFT.SINGLE($$SEA_LEVEL_DENSITY)*(([.Q44]*COM.MICROSOFT.SINGLE($$KNOTS_TO_FPS))^2)*COM.MICROSOFT.SINGLE($$WING_AREA)*COM.MICROSOFT.SINGLE($$USABLE_LIFT)*([.P44]+(COM.MICROSOFT.SINGLE($$FLAP_LIFT_COEFFICIENT)*COM.MICROSOFT.SINGLE($$FLAP_TAKEOFF_SETTING)))" table:style-name="ce1">
            <text:p>32695.37935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38834.578228231752" table:formula="of:=0.5*COM.MICROSOFT.SINGLE($$SEA_LEVEL_DENSITY)*(([.Q44]*COM.MICROSOFT.SINGLE($$KNOTS_TO_FPS))^2)*COM.MICROSOFT.SINGLE($$WING_AREA)*COM.MICROSOFT.SINGLE($$USABLE_LIFT)*([.P44]+(COM.MICROSOFT.SINGLE($$FLAP_LIFT_COEFFICIENT)))" table:style-name="ce1">
            <text:p>38834.57823</text:p>
          </table:table-cell>
          <table:table-cell table:style-name="ce1"/>
          <table:table-cell office:value-type="float" office:value="1.1000000000000001" table:formula="of:=[.A44]" table:style-name="ce1">
            <text:p>1.1</text:p>
          </table:table-cell>
          <table:table-cell office:value-type="float" office:value="4.9000000000000004" table:formula="of:=[.C44]/RADIANS(1)" table:style-name="ce1">
            <text:p>4.9</text:p>
          </table:table-cell>
          <table:table-cell office:value-type="float" office:value="4.9491095149593746E-2" table:formula="of:=[.B44]+([.D44]*([.C44]^2))+([.E44]*([.C44]^4))" table:style-name="ce1">
            <text:p>0.049491095</text:p>
          </table:table-cell>
          <table:table-cell office:value-type="float" office:value="99.007710077723402" table:formula="of:=[.X44]/[.Y44]" table:style-name="ce1">
            <text:p>99.00771008</text:p>
          </table:table-cell>
          <table:table-cell table:number-columns-repeated="1635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9000000000000002E-2" table:formula="of:=[Computed_Data.B49]" table:style-name="ce1">
            <text:p>0.049</text:p>
          </table:table-cell>
          <table:table-cell office:value-type="float" office:value="7.9848813278740577E-2" table:formula="of:=[Computed_Data.D22]*RADIANS(1)" table:style-name="ce1">
            <text:p>0.079848813</text:p>
          </table:table-cell>
          <table:table-cell office:value-type="float" office:value="0.21857923497267759" table:formula="of:=[Computed_Data.B197]" table:style-name="ce1">
            <text:p>0.218579235</text:p>
          </table:table-cell>
          <table:table-cell office:value-type="float" office:value="0" table:style-name="ce1">
            <text:p>0</text:p>
          </table:table-cell>
          <table:table-cell office:value-type="float" office:value="3.2096837687823045" table:formula="of:=RADIANS([Computed_Data.J224])" table:style-name="ce1">
            <text:p>3.209683769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7]" table:style-name="ce1">
            <text:p>1</text:p>
          </table:table-cell>
          <table:table-cell office:value-type="float" office:value="1" table:formula="of:=[.H45]" table:style-name="ce1">
            <text:p>1</text:p>
          </table:table-cell>
          <table:table-cell table:style-name="ce1"/>
          <table:table-cell office:value-type="float" office:value="12.523667653132748" table:formula="of:=DEGREES([.H45]/([.C45]/RADIANS(1)))" table:style-name="ce1">
            <text:p>12.52366765</text:p>
          </table:table-cell>
          <table:table-cell table:style-name="ce1"/>
          <table:table-cell office:value-type="float" office:value="12.523667653132748" table:formula="of:=DEGREES([.I45]/([.C45]/RADIANS(1)))" table:style-name="ce1">
            <text:p>12.52366765</text:p>
          </table:table-cell>
          <table:table-cell table:number-columns-repeated="9" table:style-name="ce1"/>
          <table:table-cell office:value-type="float" office:value="1.2" table:formula="of:=[.A45]" table:style-name="ce1">
            <text:p>1.2</text:p>
          </table:table-cell>
          <table:table-cell office:value-type="float" office:value="4.5750000000000002" table:formula="of:=[.C45]/RADIANS(1)" table:style-name="ce1">
            <text:p>4.575</text:p>
          </table:table-cell>
          <table:table-cell office:value-type="float" office:value="5.0393624695524192E-2" table:formula="of:=[.B45]+([.D45]*([.C45]^2))+([.E45]*([.C45]^4))" table:style-name="ce1">
            <text:p>0.050393625</text:p>
          </table:table-cell>
          <table:table-cell office:value-type="float" office:value="90.78529333108952" table:formula="of:=[.X45]/[.Y45]" table:style-name="ce1">
            <text:p>90.78529333</text:p>
          </table:table-cell>
          <table:table-cell table:number-columns-repeated="1635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5.0999999999999997E-2" table:formula="of:=[Computed_Data.B50]" table:style-name="ce1">
            <text:p>0.051</text:p>
          </table:table-cell>
          <table:table-cell office:value-type="float" office:value="7.4176493209759012E-2" table:formula="of:=[Computed_Data.D23]*RADIANS(1)" table:style-name="ce1">
            <text:p>0.074176493</text:p>
          </table:table-cell>
          <table:table-cell office:value-type="float" office:value="0.23529411764705882" table:formula="of:=[Computed_Data.B198]" table:style-name="ce1">
            <text:p>0.235294118</text:p>
          </table:table-cell>
          <table:table-cell office:value-type="float" office:value="0" table:style-name="ce1">
            <text:p>0</text:p>
          </table:table-cell>
          <table:table-cell office:value-type="float" office:value="2.0556809950992174" table:formula="of:=RADIANS([Computed_Data.J225])" table:style-name="ce1">
            <text:p>2.055680995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8]" table:style-name="ce1">
            <text:p>1</text:p>
          </table:table-cell>
          <table:table-cell office:value-type="float" office:value="1" table:formula="of:=[.H46]" table:style-name="ce1">
            <text:p>1</text:p>
          </table:table-cell>
          <table:table-cell table:style-name="ce1"/>
          <table:table-cell office:value-type="float" office:value="13.481359885431134" table:formula="of:=DEGREES([.H46]/([.C46]/RADIANS(1)))" table:style-name="ce1">
            <text:p>13.48135989</text:p>
          </table:table-cell>
          <table:table-cell table:style-name="ce1"/>
          <table:table-cell office:value-type="float" office:value="13.481359885431134" table:formula="of:=DEGREES([.I46]/([.C46]/RADIANS(1)))" table:style-name="ce1">
            <text:p>13.48135989</text:p>
          </table:table-cell>
          <table:table-cell table:style-name="ce1">
            <draw:frame draw:z-index="1" draw:id="id24" draw:style-name="a24" draw:name="图表 2" svg:x="0.772in" svg:y="0.0803in" svg:width="6.3209in" svg:height="3.6898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.3" table:formula="of:=[.A46]" table:style-name="ce1">
            <text:p>1.3</text:p>
          </table:table-cell>
          <table:table-cell office:value-type="float" office:value="4.25" table:formula="of:=[.C46]/RADIANS(1)" table:style-name="ce1">
            <text:p>4.25</text:p>
          </table:table-cell>
          <table:table-cell office:value-type="float" office:value="5.2294624034093511E-2" table:formula="of:=[.B46]+([.D46]*([.C46]^2))+([.E46]*([.C46]^4))" table:style-name="ce1">
            <text:p>0.052294624</text:p>
          </table:table-cell>
          <table:table-cell office:value-type="float" office:value="81.27030413736621" table:formula="of:=[.X46]/[.Y46]" table:style-name="ce1">
            <text:p>81.27030414</text:p>
          </table:table-cell>
          <table:table-cell table:number-columns-repeated="1635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5.2999999999999999E-2" table:formula="of:=[Computed_Data.B51]" table:style-name="ce1">
            <text:p>0.053</text:p>
          </table:table-cell>
          <table:table-cell office:value-type="float" office:value="6.8504173140777433E-2" table:formula="of:=[Computed_Data.D24]*RADIANS(1)" table:style-name="ce1">
            <text:p>0.068504173</text:p>
          </table:table-cell>
          <table:table-cell office:value-type="float" office:value="0.25477707006369427" table:formula="of:=[Computed_Data.B199]" table:style-name="ce1">
            <text:p>0.25477707</text:p>
          </table:table-cell>
          <table:table-cell office:value-type="float" office:value="0" table:style-name="ce1">
            <text:p>0</text:p>
          </table:table-cell>
          <table:table-cell office:value-type="float" office:value="2.2003242718913691" table:formula="of:=RADIANS([Computed_Data.J226])" table:style-name="ce1">
            <text:p>2.200324272</text:p>
          </table:table-cell>
          <table:table-cell office:value-type="float" office:value="14.5" table:style-name="ce1">
            <text:p>14.5</text:p>
          </table:table-cell>
          <table:table-cell office:value-type="float" office:value="1" table:formula="of:=[Aerodynamic_Coefficients.G49]" table:style-name="ce1">
            <text:p>1</text:p>
          </table:table-cell>
          <table:table-cell office:value-type="float" office:value="1" table:formula="of:=[.H47]" table:style-name="ce1">
            <text:p>1</text:p>
          </table:table-cell>
          <table:table-cell table:style-name="ce1"/>
          <table:table-cell office:value-type="float" office:value="14.597650831358553" table:formula="of:=DEGREES([.H47]/([.C47]/RADIANS(1)))" table:style-name="ce1">
            <text:p>14.59765083</text:p>
          </table:table-cell>
          <table:table-cell table:style-name="ce1"/>
          <table:table-cell office:value-type="float" office:value="14.597650831358553" table:formula="of:=DEGREES([.I47]/([.C47]/RADIANS(1)))" table:style-name="ce1">
            <text:p>14.59765083</text:p>
          </table:table-cell>
          <table:table-cell table:number-columns-repeated="9" table:style-name="ce1"/>
          <table:table-cell office:value-type="float" office:value="1.4" table:formula="of:=[.A47]" table:style-name="ce1">
            <text:p>1.4</text:p>
          </table:table-cell>
          <table:table-cell office:value-type="float" office:value="3.9249999999999998" table:formula="of:=[.C47]/RADIANS(1)" table:style-name="ce1">
            <text:p>3.925</text:p>
          </table:table-cell>
          <table:table-cell office:value-type="float" office:value="5.4195623372662829E-2" table:formula="of:=[.B47]+([.D47]*([.C47]^2))+([.E47]*([.C47]^4))" table:style-name="ce1">
            <text:p>0.054195623</text:p>
          </table:table-cell>
          <table:table-cell office:value-type="float" office:value="72.422822282358595" table:formula="of:=[.X47]/[.Y47]" table:style-name="ce1">
            <text:p>72.42282228</text:p>
          </table:table-cell>
          <table:table-cell table:number-columns-repeated="1635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05" table:formula="of:=[Computed_Data.B52]" table:style-name="ce1">
            <text:p>0.05</text:p>
          </table:table-cell>
          <table:table-cell office:value-type="float" office:value="6.2831853071795868E-2" table:formula="of:=[Computed_Data.D25]*RADIANS(1)" table:style-name="ce1">
            <text:p>0.062831853</text:p>
          </table:table-cell>
          <table:table-cell office:value-type="float" office:value="0.27777777777777779" table:formula="of:=[Computed_Data.B200]" table:style-name="ce1">
            <text:p>0.277777778</text:p>
          </table:table-cell>
          <table:table-cell office:value-type="float" office:value="0" table:style-name="ce1">
            <text:p>0</text:p>
          </table:table-cell>
          <table:table-cell office:value-type="float" office:value="2.1797956873498689" table:formula="of:=RADIANS([Computed_Data.J227])" table:style-name="ce1">
            <text:p>2.179795687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[Aerodynamic_Coefficients.G50]" table:style-name="ce1">
            <text:p>1</text:p>
          </table:table-cell>
          <table:table-cell office:value-type="float" office:value="1" table:formula="of:=[.H48]" table:style-name="ce1">
            <text:p>1</text:p>
          </table:table-cell>
          <table:table-cell table:style-name="ce1"/>
          <table:table-cell office:value-type="float" office:value="15.915494309189535" table:formula="of:=DEGREES([.H48]/([.C48]/RADIANS(1)))" table:style-name="ce1">
            <text:p>15.91549431</text:p>
          </table:table-cell>
          <table:table-cell table:style-name="ce1"/>
          <table:table-cell office:value-type="float" office:value="15.915494309189535" table:formula="of:=DEGREES([.I48]/([.C48]/RADIANS(1)))" table:style-name="ce1">
            <text:p>15.91549431</text:p>
          </table:table-cell>
          <table:table-cell table:number-columns-repeated="9" table:style-name="ce1"/>
          <table:table-cell office:value-type="float" office:value="1.5" table:formula="of:=[.A48]" table:style-name="ce1">
            <text:p>1.5</text:p>
          </table:table-cell>
          <table:table-cell office:value-type="float" office:value="3.6" table:formula="of:=[.C48]/RADIANS(1)" table:style-name="ce1">
            <text:p>3.6</text:p>
          </table:table-cell>
          <table:table-cell office:value-type="float" office:value="5.1096622711232151E-2" table:formula="of:=[.B48]+([.D48]*([.C48]^2))+([.E48]*([.C48]^4))" table:style-name="ce1">
            <text:p>0.051096623</text:p>
          </table:table-cell>
          <table:table-cell office:value-type="float" office:value="70.454754325840042" table:formula="of:=[.X48]/[.Y48]" table:style-name="ce1">
            <text:p>70.45475433</text:p>
          </table:table-cell>
          <table:table-cell table:number-columns-repeated="1635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4.4999999999999998E-2" table:formula="of:=[Computed_Data.B53]" table:style-name="ce1">
            <text:p>0.045</text:p>
          </table:table-cell>
          <table:table-cell office:value-type="float" office:value="5.7159533002814289E-2" table:formula="of:=[Computed_Data.D26]*RADIANS(1)" table:style-name="ce1">
            <text:p>0.057159533</text:p>
          </table:table-cell>
          <table:table-cell office:value-type="float" office:value="0.30534351145038169" table:formula="of:=[Computed_Data.B201]" table:style-name="ce1">
            <text:p>0.305343511</text:p>
          </table:table-cell>
          <table:table-cell office:value-type="float" office:value="0" table:style-name="ce1">
            <text:p>0</text:p>
          </table:table-cell>
          <table:table-cell office:value-type="float" office:value="2.223089056448063" table:formula="of:=RADIANS([Computed_Data.J228])" table:style-name="ce1">
            <text:p>2.223089056</text:p>
          </table:table-cell>
          <table:table-cell office:value-type="float" office:value="12.5" table:style-name="ce1">
            <text:p>12.5</text:p>
          </table:table-cell>
          <table:table-cell office:value-type="float" office:value="1" table:formula="of:=[Aerodynamic_Coefficients.G51]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17.494894507811395" table:formula="of:=DEGREES([.H49]/([.C49]/RADIANS(1)))" table:style-name="ce1">
            <text:p>17.49489451</text:p>
          </table:table-cell>
          <table:table-cell table:style-name="ce1"/>
          <table:table-cell office:value-type="float" office:value="15.745405057030258" table:formula="of:=DEGREES([.I49]/([.C49]/RADIANS(1)))" table:style-name="ce1">
            <text:p>15.74540506</text:p>
          </table:table-cell>
          <table:table-cell table:number-columns-repeated="9" table:style-name="ce1"/>
          <table:table-cell office:value-type="float" office:value="1.6" table:formula="of:=[.A49]" table:style-name="ce1">
            <text:p>1.6</text:p>
          </table:table-cell>
          <table:table-cell office:value-type="float" office:value="3.2749999999999999" table:formula="of:=[.C49]/RADIANS(1)" table:style-name="ce1">
            <text:p>3.275</text:p>
          </table:table-cell>
          <table:table-cell office:value-type="float" office:value="4.599762204980147E-2" table:formula="of:=[.B49]+([.D49]*([.C49]^2))+([.E49]*([.C49]^4))" table:style-name="ce1">
            <text:p>0.045997622</text:p>
          </table:table-cell>
          <table:table-cell office:value-type="float" office:value="71.199332792772822" table:formula="of:=[.X49]/[.Y49]" table:style-name="ce1">
            <text:p>71.19933279</text:p>
          </table:table-cell>
          <table:table-cell table:number-columns-repeated="1635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04" table:formula="of:=[Computed_Data.B54]" table:style-name="ce1">
            <text:p>0.04</text:p>
          </table:table-cell>
          <table:table-cell office:value-type="float" office:value="5.148721293383271E-2" table:formula="of:=[Computed_Data.D27]*RADIANS(1)" table:style-name="ce1">
            <text:p>0.051487213</text:p>
          </table:table-cell>
          <table:table-cell office:value-type="float" office:value="0.33898305084745772" table:formula="of:=[Computed_Data.B202]" table:style-name="ce1">
            <text:p>0.338983051</text:p>
          </table:table-cell>
          <table:table-cell office:value-type="float" office:value="0" table:style-name="ce1">
            <text:p>0</text:p>
          </table:table-cell>
          <table:table-cell office:value-type="float" office:value="2.1134408348854743" table:formula="of:=RADIANS([Computed_Data.J229])" table:style-name="ce1">
            <text:p>2.113440835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Aerodynamic_Coefficients.G52]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9.422298140027912" table:formula="of:=DEGREES([.H50]/([.C50]/RADIANS(1)))" table:style-name="ce1">
            <text:p>19.42229814</text:p>
          </table:table-cell>
          <table:table-cell table:style-name="ce1"/>
          <table:table-cell office:value-type="float" office:value="15.537838512022327" table:formula="of:=DEGREES([.I50]/([.C50]/RADIANS(1)))" table:style-name="ce1">
            <text:p>15.53783851</text:p>
          </table:table-cell>
          <table:table-cell table:number-columns-repeated="9" table:style-name="ce1"/>
          <table:table-cell office:value-type="float" office:value="1.7" table:formula="of:=[.A50]" table:style-name="ce1">
            <text:p>1.7</text:p>
          </table:table-cell>
          <table:table-cell office:value-type="float" office:value="2.9499999999999993" table:formula="of:=[.C50]/RADIANS(1)" table:style-name="ce1">
            <text:p>2.95</text:p>
          </table:table-cell>
          <table:table-cell office:value-type="float" office:value="4.089862138837079E-2" table:formula="of:=[.B50]+([.D50]*([.C50]^2))+([.E50]*([.C50]^4))" table:style-name="ce1">
            <text:p>0.040898621</text:p>
          </table:table-cell>
          <table:table-cell office:value-type="float" office:value="72.129570627503085" table:formula="of:=[.X50]/[.Y50]" table:style-name="ce1">
            <text:p>72.12957063</text:p>
          </table:table-cell>
          <table:table-cell table:number-columns-repeated="1635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.5000000000000003E-2" table:formula="of:=[Computed_Data.B55]" table:style-name="ce1">
            <text:p>0.035</text:p>
          </table:table-cell>
          <table:table-cell office:value-type="float" office:value="4.5814892864851138E-2" table:formula="of:=[Computed_Data.D28]*RADIANS(1)" table:style-name="ce1">
            <text:p>0.045814893</text:p>
          </table:table-cell>
          <table:table-cell office:value-type="float" office:value="0.3809523809523811" table:formula="of:=[Computed_Data.B203]" table:style-name="ce1">
            <text:p>0.380952381</text:p>
          </table:table-cell>
          <table:table-cell office:value-type="float" office:value="0" table:style-name="ce1">
            <text:p>0</text:p>
          </table:table-cell>
          <table:table-cell office:value-type="float" office:value="2.2188131057423104" table:formula="of:=RADIANS([Computed_Data.J230])" table:style-name="ce1">
            <text:p>2.218813106</text:p>
          </table:table-cell>
          <table:table-cell office:value-type="float" office:value="11.4" table:style-name="ce1">
            <text:p>11.4</text:p>
          </table:table-cell>
          <table:table-cell office:value-type="float" office:value="1" table:formula="of:=[Aerodynamic_Coefficients.G53]" table:style-name="ce1">
            <text:p>1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21.826963624031368" table:formula="of:=DEGREES([.H51]/([.C51]/RADIANS(1)))" table:style-name="ce1">
            <text:p>21.82696362</text:p>
          </table:table-cell>
          <table:table-cell table:style-name="ce1"/>
          <table:table-cell office:value-type="float" office:value="15.278874536821956" table:formula="of:=DEGREES([.I51]/([.C51]/RADIANS(1)))" table:style-name="ce1">
            <text:p>15.27887454</text:p>
          </table:table-cell>
          <table:table-cell table:number-columns-repeated="9" table:style-name="ce1"/>
          <table:table-cell office:value-type="float" office:value="1.8" table:formula="of:=[.A51]" table:style-name="ce1">
            <text:p>1.8</text:p>
          </table:table-cell>
          <table:table-cell office:value-type="float" office:value="2.6249999999999991" table:formula="of:=[.C51]/RADIANS(1)" table:style-name="ce1">
            <text:p>2.625</text:p>
          </table:table-cell>
          <table:table-cell office:value-type="float" office:value="3.5799620726940116E-2" table:formula="of:=[.B51]+([.D51]*([.C51]^2))+([.E51]*([.C51]^4))" table:style-name="ce1">
            <text:p>0.035799621</text:p>
          </table:table-cell>
          <table:table-cell office:value-type="float" office:value="73.324799165389493" table:formula="of:=[.X51]/[.Y51]" table:style-name="ce1">
            <text:p>73.32479917</text:p>
          </table:table-cell>
          <table:table-cell table:number-columns-repeated="1635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03" table:formula="of:=[Computed_Data.B56]" table:style-name="ce1">
            <text:p>0.03</text:p>
          </table:table-cell>
          <table:table-cell office:value-type="float" office:value="4.014257279586958E-2" table:formula="of:=[Computed_Data.D29]*RADIANS(1)" table:style-name="ce1">
            <text:p>0.040142573</text:p>
          </table:table-cell>
          <table:table-cell office:value-type="float" office:value="0.43478260869565222" table:formula="of:=[Computed_Data.B204]" table:style-name="ce1">
            <text:p>0.434782609</text:p>
          </table:table-cell>
          <table:table-cell office:value-type="float" office:value="0" table:style-name="ce1">
            <text:p>0</text:p>
          </table:table-cell>
          <table:table-cell office:value-type="float" office:value="2.3149594658135175" table:formula="of:=RADIANS([Computed_Data.J231])" table:style-name="ce1">
            <text:p>2.314959466</text:p>
          </table:table-cell>
          <table:table-cell office:value-type="float" office:value="10.8" table:style-name="ce1">
            <text:p>10.8</text:p>
          </table:table-cell>
          <table:table-cell office:value-type="float" office:value="1" table:formula="of:=[Aerodynamic_Coefficients.G54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4.911208483948837" table:formula="of:=DEGREES([.H52]/([.C52]/RADIANS(1)))" table:style-name="ce1">
            <text:p>24.91120848</text:p>
          </table:table-cell>
          <table:table-cell table:style-name="ce1"/>
          <table:table-cell office:value-type="float" office:value="14.946725090369302" table:formula="of:=DEGREES([.I52]/([.C52]/RADIANS(1)))" table:style-name="ce1">
            <text:p>14.94672509</text:p>
          </table:table-cell>
          <table:table-cell table:number-columns-repeated="9" table:style-name="ce1"/>
          <table:table-cell office:value-type="float" office:value="1.9" table:formula="of:=[.A52]" table:style-name="ce1">
            <text:p>1.9</text:p>
          </table:table-cell>
          <table:table-cell office:value-type="float" office:value="2.2999999999999998" table:formula="of:=[.C52]/RADIANS(1)" table:style-name="ce1">
            <text:p>2.3</text:p>
          </table:table-cell>
          <table:table-cell office:value-type="float" office:value="3.0700620065509429E-2" table:formula="of:=[.B52]+([.D52]*([.C52]^2))+([.E52]*([.C52]^4))" table:style-name="ce1">
            <text:p>0.03070062</text:p>
          </table:table-cell>
          <table:table-cell office:value-type="float" office:value="74.917053632539876" table:formula="of:=[.X52]/[.Y52]" table:style-name="ce1">
            <text:p>74.91705363</text:p>
          </table:table-cell>
          <table:table-cell table:number-columns-repeated="1635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5000000000000001E-2" table:formula="of:=[Computed_Data.B57]" table:style-name="ce1">
            <text:p>0.025</text:p>
          </table:table-cell>
          <table:table-cell office:value-type="float" office:value="3.4470252726888015E-2" table:formula="of:=[Computed_Data.D30]*RADIANS(1)" table:style-name="ce1">
            <text:p>0.034470253</text:p>
          </table:table-cell>
          <table:table-cell office:value-type="float" office:value="0.50632911392405056" table:formula="of:=[Computed_Data.B205]" table:style-name="ce1">
            <text:p>0.506329114</text:p>
          </table:table-cell>
          <table:table-cell office:value-type="float" office:value="0" table:style-name="ce1">
            <text:p>0</text:p>
          </table:table-cell>
          <table:table-cell office:value-type="float" office:value="2.3997138494734314" table:formula="of:=RADIANS([Computed_Data.J232])" table:style-name="ce1">
            <text:p>2.399713849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" table:formula="of:=[Aerodynamic_Coefficients.G55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9.010521272446741" table:formula="of:=DEGREES([.H53]/([.C53]/RADIANS(1)))" table:style-name="ce1">
            <text:p>29.01052127</text:p>
          </table:table-cell>
          <table:table-cell table:style-name="ce1"/>
          <table:table-cell office:value-type="float" office:value="17.406312763468044" table:formula="of:=DEGREES([.I53]/([.C53]/RADIANS(1)))" table:style-name="ce1">
            <text:p>17.40631276</text:p>
          </table:table-cell>
          <table:table-cell table:number-columns-repeated="9" table:style-name="ce1"/>
          <table:table-cell office:value-type="float" office:value="2" table:formula="of:=[.A53]" table:style-name="ce1">
            <text:p>2</text:p>
          </table:table-cell>
          <table:table-cell office:value-type="float" office:value="1.9750000000000003" table:formula="of:=[.C53]/RADIANS(1)" table:style-name="ce1">
            <text:p>1.975</text:p>
          </table:table-cell>
          <table:table-cell office:value-type="float" office:value="2.5601619404078752E-2" table:formula="of:=[.B53]+([.D53]*([.C53]^2))+([.E53]*([.C53]^4))" table:style-name="ce1">
            <text:p>0.025601619</text:p>
          </table:table-cell>
          <table:table-cell office:value-type="float" office:value="77.143557555009622" table:formula="of:=[.X53]/[.Y53]" table:style-name="ce1">
            <text:p>77.14355756</text:p>
          </table:table-cell>
          <table:table-cell table:number-columns-repeated="1635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02" table:formula="of:=[Computed_Data.B58]" table:style-name="ce1">
            <text:p>0.02</text:p>
          </table:table-cell>
          <table:table-cell office:value-type="float" office:value="2.879793265790645E-2" table:formula="of:=[Computed_Data.D31]*RADIANS(1)" table:style-name="ce1">
            <text:p>0.028797933</text:p>
          </table:table-cell>
          <table:table-cell office:value-type="float" office:value="0.60606060606060574" table:formula="of:=[Computed_Data.B206]" table:style-name="ce1">
            <text:p>0.606060606</text:p>
          </table:table-cell>
          <table:table-cell office:value-type="float" office:value="0" table:style-name="ce1">
            <text:p>0</text:p>
          </table:table-cell>
          <table:table-cell office:value-type="float" office:value="2.4706609430490509" table:formula="of:=RADIANS([Computed_Data.J233])" table:style-name="ce1">
            <text:p>2.470660943</text:p>
          </table:table-cell>
          <table:table-cell office:value-type="float" office:value="9.6" table:style-name="ce1">
            <text:p>9.6</text:p>
          </table:table-cell>
          <table:table-cell office:value-type="float" office:value="1" table:formula="of:=[Aerodynamic_Coefficients.G56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34.724714856413513" table:formula="of:=DEGREES([.H54]/([.C54]/RADIANS(1)))" table:style-name="ce1">
            <text:p>34.72471486</text:p>
          </table:table-cell>
          <table:table-cell table:style-name="ce1"/>
          <table:table-cell office:value-type="float" office:value="20.834828913848106" table:formula="of:=DEGREES([.I54]/([.C54]/RADIANS(1)))" table:style-name="ce1">
            <text:p>20.83482891</text:p>
          </table:table-cell>
          <table:table-cell table:number-columns-repeated="10" table:style-name="ce1"/>
          <table:table-cell office:value-type="float" office:value="1.6500000000000008" table:formula="of:=[.C54]/RADIANS(1)" table:style-name="ce1">
            <text:p>1.65</text:p>
          </table:table-cell>
          <table:table-cell office:value-type="float" office:value="2.0502618742648068E-2" table:formula="of:=[.B54]+([.D54]*([.C54]^2))+([.E54]*([.C54]^4))" table:style-name="ce1">
            <text:p>0.020502619</text:p>
          </table:table-cell>
          <table:table-cell office:value-type="float" office:value="80.47752439388583" table:formula="of:=[.X54]/[.Y54]" table:style-name="ce1">
            <text:p>80.47752439</text:p>
          </table:table-cell>
          <table:table-cell table:number-columns-repeated="1635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4999999999999999E-2" table:formula="of:=[Computed_Data.B59]" table:style-name="ce1">
            <text:p>0.015</text:p>
          </table:table-cell>
          <table:table-cell office:value-type="float" office:value="2.3125612588924878E-2" table:formula="of:=[Computed_Data.D32]*RADIANS(1)" table:style-name="ce1">
            <text:p>0.023125613</text:p>
          </table:table-cell>
          <table:table-cell office:value-type="float" office:value="0.75471698113207508" table:formula="of:=[Computed_Data.B207]" table:style-name="ce1">
            <text:p>0.754716981</text:p>
          </table:table-cell>
          <table:table-cell office:value-type="float" office:value="0" table:style-name="ce1">
            <text:p>0</text:p>
          </table:table-cell>
          <table:table-cell office:value-type="float" office:value="2.5251019087738298" table:formula="of:=RADIANS([Computed_Data.J234])" table:style-name="ce1">
            <text:p>2.525101909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[Aerodynamic_Coefficients.G57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43.242097745722482" table:formula="of:=DEGREES([.H55]/([.C55]/RADIANS(1)))" table:style-name="ce1">
            <text:p>43.24209775</text:p>
          </table:table-cell>
          <table:table-cell table:style-name="ce1"/>
          <table:table-cell office:value-type="float" office:value="25.945258647433494" table:formula="of:=DEGREES([.I55]/([.C55]/RADIANS(1)))" table:style-name="ce1">
            <text:p>25.94525865</text:p>
          </table:table-cell>
          <table:table-cell table:number-columns-repeated="10" table:style-name="ce1"/>
          <table:table-cell office:value-type="float" office:value="1.3250000000000006" table:formula="of:=[.C55]/RADIANS(1)" table:style-name="ce1">
            <text:p>1.325</text:p>
          </table:table-cell>
          <table:table-cell office:value-type="float" office:value="1.5403618081217388E-2" table:formula="of:=[.B55]+([.D55]*([.C55]^2))+([.E55]*([.C55]^4))" table:style-name="ce1">
            <text:p>0.015403618</text:p>
          </table:table-cell>
          <table:table-cell office:value-type="float" office:value="86.018751764279159" table:formula="of:=[.X55]/[.Y55]" table:style-name="ce1">
            <text:p>86.01875176</text:p>
          </table:table-cell>
          <table:table-cell table:number-columns-repeated="1635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Engi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mg</text:p>
          </table:table-cell>
          <table:table-cell office:value-type="float" office:value="67.5" table:style-name="ce1">
            <text:p>67.5</text:p>
          </table:table-cell>
          <table:table-cell office:value-type="string" table:style-name="ce1">
            <text:p>Idle thrust RP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nRU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ways zero for current mode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xRU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ways one for current mode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ksRUD</text:p>
          </table:table-cell>
          <table:table-cell office:value-type="float" office:value="0.85" table:style-name="ce1">
            <text:p>0.85</text:p>
          </table:table-cell>
          <table:table-cell office:value-type="string" table:style-name="ce1">
            <text:p>MIL power setting or 1 for non-afterbur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sRUD</text:p>
          </table:table-cell>
          <table:table-cell office:value-type="float" office:value="0.91" table:style-name="ce1">
            <text:p>0.91</text:p>
          </table:table-cell>
          <table:table-cell office:value-type="string" table:style-name="ce1">
            <text:p>Fraction of throttle position for AB start, 1 if non-afterbur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cx_eng</text:p>
          </table:table-cell>
          <table:table-cell office:value-type="float" office:value="8.5000000000000006E-3" table:style-name="ce1">
            <text:p>0.0085</text:p>
          </table:table-cell>
          <table:table-cell office:value-type="string" table:style-name="ce1">
            <text:p>Engine drag coefficient, but the current models use either 0.0085 or 0.0144. <text:s/>Take your pick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MaxE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max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f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pdh_m</text:p>
          </table:table-cell>
          <table:table-cell table:style-name="ce1"/>
          <table:table-cell office:value-type="string" table:style-name="ce1">
            <text:p>Start with 2000 – 3000, but see guide for additional informatio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pdh_f</text:p>
          </table:table-cell>
          <table:table-cell table:style-name="ce1"/>
          <table:table-cell office:value-type="string" table:style-name="ce1">
            <text:p>Start with 2000 – 3000, but see guide for additional information.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able_data (k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</text:p>
          </table:table-cell>
          <table:table-cell office:value-type="string" table:style-name="ce3">
            <text:p>Pmax</text:p>
          </table:table-cell>
          <table:table-cell office:value-type="string" table:style-name="ce3">
            <text:p>Pfor</text:p>
          </table:table-cell>
          <table:table-cell office:value-type="string" table:style-name="ce3">
            <text:p>Tuned Dry</text:p>
          </table:table-cell>
          <table:table-cell office:value-type="string" table:style-name="ce3">
            <text:p>Tuned AB</text:p>
          </table:table-cell>
          <table:table-cell table:number-columns-repeated="16379"/>
        </table:table-row>
        <table:table-row table:style-name="ro2">
          <table:table-cell office:value-type="float" office:value="0" table:formula="of:=[Computed_Data.A299]" table:style-name="ce1">
            <text:p>0</text:p>
          </table:table-cell>
          <table:table-cell office:value-type="float" office:value="48444.850999999995" table:formula="of:=[Computed_Data.C239]*$$POUNDS_TO_KN" table:style-name="ce11">
            <text:p>48445</text:p>
          </table:table-cell>
          <table:table-cell office:value-type="float" office:value="69818.890431818174" table:formula="of:=[Computed_Data.C279]*$$POUNDS_TO_KN" table:style-name="ce1">
            <text:p>69818.89043</text:p>
          </table:table-cell>
          <table:table-cell office:value-type="float" office:value="48445" table:style-name="ce1">
            <text:p>48445</text:p>
          </table:table-cell>
          <table:table-cell office:value-type="float" office:value="68781" table:style-name="ce1">
            <text:p>68781</text:p>
          </table:table-cell>
          <table:table-cell table:number-columns-repeated="2"/>
          <table:table-cell table:style-name="ce1">
            <draw:frame draw:z-index="3" draw:id="id26" draw:style-name="a26" draw:name="图表 3" svg:x="0.0555in" svg:y="0.0665in" svg:width="6.422in" svg:height="3.3228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.2" table:formula="of:=[Computed_Data.A300]" table:style-name="ce1">
            <text:p>0.2</text:p>
          </table:table-cell>
          <table:table-cell office:value-type="float" office:value="44058.603909090903" table:formula="of:=[Computed_Data.C240]*$$POUNDS_TO_KN" table:style-name="ce11">
            <text:p>44059</text:p>
          </table:table-cell>
          <table:table-cell office:value-type="float" office:value="66801.11677272727" table:formula="of:=[Computed_Data.C280]*$$POUNDS_TO_KN" table:style-name="ce1">
            <text:p>66801.11677</text:p>
          </table:table-cell>
          <table:table-cell office:value-type="float" office:value="44059" table:style-name="ce1">
            <text:p>44059</text:p>
          </table:table-cell>
          <table:table-cell office:value-type="float" office:value="67776" table:style-name="ce1">
            <text:p>67776</text:p>
          </table:table-cell>
          <table:table-cell table:number-columns-repeated="16379"/>
        </table:table-row>
        <table:table-row table:style-name="ro2">
          <table:table-cell office:value-type="float" office:value="0.4" table:formula="of:=[Computed_Data.A301]" table:style-name="ce1">
            <text:p>0.4</text:p>
          </table:table-cell>
          <table:table-cell office:value-type="float" office:value="41156.727022727267" table:formula="of:=[Computed_Data.C241]*$$POUNDS_TO_KN" table:style-name="ce11">
            <text:p>41157</text:p>
          </table:table-cell>
          <table:table-cell office:value-type="float" office:value="67460.836863636359" table:formula="of:=[Computed_Data.C281]*$$POUNDS_TO_KN" table:style-name="ce1">
            <text:p>67460.83686</text:p>
          </table:table-cell>
          <table:table-cell office:value-type="float" office:value="41157" table:style-name="ce1">
            <text:p>41157</text:p>
          </table:table-cell>
          <table:table-cell office:value-type="float" office:value="69410" table:style-name="ce1">
            <text:p>69410</text:p>
          </table:table-cell>
          <table:table-cell table:number-columns-repeated="16379"/>
        </table:table-row>
        <table:table-row table:style-name="ro2">
          <table:table-cell office:value-type="float" office:value="0.6" table:formula="of:=[Computed_Data.A302]" table:style-name="ce1">
            <text:p>0.6</text:p>
          </table:table-cell>
          <table:table-cell office:value-type="float" office:value="39467.308681818176" table:formula="of:=[Computed_Data.C242]*$$POUNDS_TO_KN" table:style-name="ce11">
            <text:p>39467</text:p>
          </table:table-cell>
          <table:table-cell office:value-type="float" office:value="71624.205545454533" table:formula="of:=[Computed_Data.C282]*$$POUNDS_TO_KN" table:style-name="ce1">
            <text:p>71624.20555</text:p>
          </table:table-cell>
          <table:table-cell office:value-type="float" office:value="42467" table:style-name="ce1">
            <text:p>42467</text:p>
          </table:table-cell>
          <table:table-cell office:value-type="float" office:value="74549" table:style-name="ce1">
            <text:p>74549</text:p>
          </table:table-cell>
          <table:table-cell table:number-columns-repeated="16379"/>
        </table:table-row>
        <table:table-row table:style-name="ro2">
          <table:table-cell office:value-type="float" office:value="0.7" table:formula="of:=[Computed_Data.A303]" table:style-name="ce1">
            <text:p>0.7</text:p>
          </table:table-cell>
          <table:table-cell office:value-type="float" office:value="39003.721590909088" table:formula="of:=[Computed_Data.C243]*$$POUNDS_TO_KN" table:style-name="ce11">
            <text:p>39004</text:p>
          </table:table-cell>
          <table:table-cell office:value-type="float" office:value="75047.617909090899" table:formula="of:=[Computed_Data.C283]*$$POUNDS_TO_KN" table:style-name="ce1">
            <text:p>75047.61791</text:p>
          </table:table-cell>
          <table:table-cell office:value-type="float" office:value="41004" table:style-name="ce1">
            <text:p>41004</text:p>
          </table:table-cell>
          <table:table-cell office:value-type="float" office:value="78947" table:style-name="ce1">
            <text:p>78947</text:p>
          </table:table-cell>
          <table:table-cell table:number-columns-repeated="16379"/>
        </table:table-row>
        <table:table-row table:style-name="ro2">
          <table:table-cell office:value-type="float" office:value="0.8" table:formula="of:=[Computed_Data.A304]" table:style-name="ce1">
            <text:p>0.8</text:p>
          </table:table-cell>
          <table:table-cell office:value-type="float" office:value="38763.012909090903" table:formula="of:=[Computed_Data.C244]*$$POUNDS_TO_KN" table:style-name="ce11">
            <text:p>38763</text:p>
          </table:table-cell>
          <table:table-cell office:value-type="float" office:value="79398.204454545441" table:formula="of:=[Computed_Data.C284]*$$POUNDS_TO_KN" table:style-name="ce1">
            <text:p>79398.20445</text:p>
          </table:table-cell>
          <table:table-cell office:value-type="float" office:value="41763" table:style-name="ce1">
            <text:p>41763</text:p>
          </table:table-cell>
          <table:table-cell office:value-type="float" office:value="84276" table:style-name="ce1">
            <text:p>84276</text:p>
          </table:table-cell>
          <table:table-cell table:number-columns-repeated="16379"/>
        </table:table-row>
        <table:table-row table:style-name="ro2">
          <table:table-cell office:value-type="float" office:value="0.9" table:formula="of:=[Computed_Data.A305]" table:style-name="ce1">
            <text:p>0.9</text:p>
          </table:table-cell>
          <table:table-cell office:value-type="float" office:value="38718.43722727272" table:formula="of:=[Computed_Data.C245]*$$POUNDS_TO_KN" table:style-name="ce11">
            <text:p>38718</text:p>
          </table:table-cell>
          <table:table-cell office:value-type="float" office:value="84729.455999999991" table:formula="of:=[Computed_Data.C285]*$$POUNDS_TO_KN" table:style-name="ce1">
            <text:p>84729.456</text:p>
          </table:table-cell>
          <table:table-cell office:value-type="float" office:value="42718" table:style-name="ce1">
            <text:p>42718</text:p>
          </table:table-cell>
          <table:table-cell office:value-type="float" office:value="85153" table:style-name="ce1">
            <text:p>85153</text:p>
          </table:table-cell>
          <table:table-cell table:number-columns-repeated="16379"/>
        </table:table-row>
        <table:table-row table:style-name="ro2">
          <table:table-cell office:value-type="float" office:value="1" table:formula="of:=[Computed_Data.A306]" table:style-name="ce1">
            <text:p>1</text:p>
          </table:table-cell>
          <table:table-cell office:value-type="float" office:value="38852.16427272727" table:formula="of:=[Computed_Data.C246]*$$POUNDS_TO_KN" table:style-name="ce11">
            <text:p>38852</text:p>
          </table:table-cell>
          <table:table-cell office:value-type="float" office:value="91085.948227272718" table:formula="of:=[Computed_Data.C286]*$$POUNDS_TO_KN" table:style-name="ce1">
            <text:p>91085.94823</text:p>
          </table:table-cell>
          <table:table-cell office:value-type="float" office:value="41852" table:style-name="ce1">
            <text:p>41852</text:p>
          </table:table-cell>
          <table:table-cell office:value-type="float" office:value="87507" table:style-name="ce1">
            <text:p>87507</text:p>
          </table:table-cell>
          <table:table-cell table:number-columns-repeated="16379"/>
        </table:table-row>
        <table:table-row table:style-name="ro2">
          <table:table-cell office:value-type="float" office:value="1.1000000000000001" table:formula="of:=[Computed_Data.A307]" table:style-name="ce1">
            <text:p>1.1</text:p>
          </table:table-cell>
          <table:table-cell office:value-type="float" office:value="38910.112659090904" table:formula="of:=[Computed_Data.C247]*$$POUNDS_TO_KN" table:style-name="ce11">
            <text:p>38910</text:p>
          </table:table-cell>
          <table:table-cell office:value-type="float" office:value="98106.618113636345" table:formula="of:=[Computed_Data.C287]*$$POUNDS_TO_KN" table:style-name="ce1">
            <text:p>98106.61811</text:p>
          </table:table-cell>
          <table:table-cell office:value-type="float" office:value="38910" table:style-name="ce1">
            <text:p>38910</text:p>
          </table:table-cell>
          <table:table-cell office:value-type="float" office:value="87777" table:style-name="ce1">
            <text:p>87777</text:p>
          </table:table-cell>
          <table:table-cell table:number-columns-repeated="16379"/>
        </table:table-row>
        <table:table-row table:style-name="ro2">
          <table:table-cell office:value-type="float" office:value="1.2" table:formula="of:=[Computed_Data.A308]" table:style-name="ce1">
            <text:p>1.2</text:p>
          </table:table-cell>
          <table:table-cell office:value-type="float" office:value="38963.603477272722" table:formula="of:=[Computed_Data.C248]*$$POUNDS_TO_KN" table:style-name="ce11">
            <text:p>38964</text:p>
          </table:table-cell>
          <table:table-cell office:value-type="float" office:value="105947.48054545453" table:formula="of:=[Computed_Data.C288]*$$POUNDS_TO_KN" table:style-name="ce1">
            <text:p>105947.4805</text:p>
          </table:table-cell>
          <table:table-cell office:value-type="float" office:value="38964" table:style-name="ce1">
            <text:p>38964</text:p>
          </table:table-cell>
          <table:table-cell office:value-type="float" office:value="92411" table:style-name="ce1">
            <text:p>92411</text:p>
          </table:table-cell>
          <table:table-cell table:number-columns-repeated="16379"/>
        </table:table-row>
        <table:table-row table:style-name="ro2">
          <table:table-cell office:value-type="float" office:value="1.3" table:formula="of:=[Computed_Data.A309]" table:style-name="ce1">
            <text:p>1.3</text:p>
          </table:table-cell>
          <table:table-cell office:value-type="float" office:value="39026.009431818173" table:formula="of:=[Computed_Data.C249]*$$POUNDS_TO_KN" table:style-name="ce11">
            <text:p>39026</text:p>
          </table:table-cell>
          <table:table-cell office:value-type="float" office:value="114702.14445454544" table:formula="of:=[Computed_Data.C289]*$$POUNDS_TO_KN" table:style-name="ce1">
            <text:p>114702.1445</text:p>
          </table:table-cell>
          <table:table-cell office:value-type="float" office:value="39026" table:style-name="ce1">
            <text:p>39026</text:p>
          </table:table-cell>
          <table:table-cell office:value-type="float" office:value="97503" table:style-name="ce1">
            <text:p>97503</text:p>
          </table:table-cell>
          <table:table-cell table:number-columns-repeated="16379"/>
        </table:table-row>
        <table:table-row table:style-name="ro2">
          <table:table-cell office:value-type="float" office:value="1.5" table:formula="of:=[Computed_Data.A310]" table:style-name="ce1">
            <text:p>1.5</text:p>
          </table:table-cell>
          <table:table-cell office:value-type="float" office:value="39097.330522727265" table:formula="of:=[Computed_Data.C250]*$$POUNDS_TO_KN" table:style-name="ce11">
            <text:p>39097</text:p>
          </table:table-cell>
          <table:table-cell office:value-type="float" office:value="135033.11293181815" table:formula="of:=[Computed_Data.C290]*$$POUNDS_TO_KN" table:style-name="ce1">
            <text:p>135033.1129</text:p>
          </table:table-cell>
          <table:table-cell office:value-type="float" office:value="39097" table:style-name="ce1">
            <text:p>39097</text:p>
          </table:table-cell>
          <table:table-cell office:value-type="float" office:value="109155" table:style-name="ce1">
            <text:p>109155</text:p>
          </table:table-cell>
          <table:table-cell table:number-columns-repeated="16379"/>
        </table:table-row>
        <table:table-row table:style-name="ro2">
          <table:table-cell office:value-type="float" office:value="1.8" table:formula="of:=[Computed_Data.A311]" table:style-name="ce1">
            <text:p>1.8</text:p>
          </table:table-cell>
          <table:table-cell office:value-type="float" office:value="38450.983136363633" table:formula="of:=[Computed_Data.C251]*$$POUNDS_TO_KN" table:style-name="ce11">
            <text:p>38451</text:p>
          </table:table-cell>
          <table:table-cell office:value-type="float" office:value="171964.06531818179" table:formula="of:=[Computed_Data.C291]*$$POUNDS_TO_KN" table:style-name="ce1">
            <text:p>171964.0653</text:p>
          </table:table-cell>
          <table:table-cell office:value-type="float" office:value="38451" table:style-name="ce1">
            <text:p>38451</text:p>
          </table:table-cell>
          <table:table-cell office:value-type="float" office:value="109458" table:style-name="ce1">
            <text:p>109458</text:p>
          </table:table-cell>
          <table:table-cell table:number-columns-repeated="16379"/>
        </table:table-row>
        <table:table-row table:style-name="ro2">
          <table:table-cell office:value-type="float" office:value="2" table:formula="of:=[Computed_Data.A312]" table:style-name="ce1">
            <text:p>2</text:p>
          </table:table-cell>
          <table:table-cell office:value-type="float" office:value="36850.716159090902" table:formula="of:=[Computed_Data.C252]*$$POUNDS_TO_KN" table:style-name="ce11">
            <text:p>36851</text:p>
          </table:table-cell>
          <table:table-cell office:value-type="float" office:value="199378.1096363636" table:formula="of:=[Computed_Data.C292]*$$POUNDS_TO_KN" table:style-name="ce1">
            <text:p>199378.1096</text:p>
          </table:table-cell>
          <table:table-cell office:value-type="float" office:value="36851" table:style-name="ce1">
            <text:p>36851</text:p>
          </table:table-cell>
          <table:table-cell office:value-type="float" office:value="105541" table:style-name="ce1">
            <text:p>105541</text:p>
          </table:table-cell>
          <table:table-cell table:number-columns-repeated="16379"/>
        </table:table-row>
        <table:table-row table:style-name="ro2">
          <table:table-cell office:value-type="float" office:value="2.1" table:formula="of:=[Computed_Data.A313]" table:style-name="ce1">
            <text:p>2.1</text:p>
          </table:table-cell>
          <table:table-cell office:value-type="float" office:value="0" table:formula="of:=[Computed_Data.D253]*$$POUNDS_TO_KN" table:style-name="ce11">
            <text:p>#DIV/0!</text:p>
          </table:table-cell>
          <table:table-cell office:value-type="float" office:value="0" table:formula="of:=[Computed_Data.C293]*$$POUNDS_TO_KN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.2000000000000002" table:formula="of:=[Computed_Data.A314]" table:style-name="ce1">
            <text:p>2.2</text:p>
          </table:table-cell>
          <table:table-cell office:value-type="float" office:value="0" table:formula="of:=[Computed_Data.D254]*$$POUNDS_TO_KN" table:style-name="ce11">
            <text:p>#DIV/0!</text:p>
          </table:table-cell>
          <table:table-cell office:value-type="float" office:value="0" table:formula="of:=[Computed_Data.C294]*$$POUNDS_TO_KN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Constants" table:style-name="ta1">
        <table:table-column table:style-name="co1" table:number-columns-repeated="13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2">
            <text:p>Constan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provides named constants and data.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Bet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QRT(1-M^2) for M &lt; 1 or SQRT(M^2-1) for M &gt; 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Beta</text:p>
          </table:table-cell>
          <table:table-cell table:number-columns-repeated="1638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formula="of:=SQRT(1-([.A9]^2))" table:style-name="ce1">
            <text:p>1</text:p>
          </table:table-cell>
          <table:table-cell table:number-columns-repeated="16382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0.99498743710661997" table:formula="of:=SQRT(1-([.A10]^2))" table:style-name="ce1">
            <text:p>0.994987437</text:p>
          </table:table-cell>
          <table:table-cell table:number-columns-repeated="16382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797958971132712" table:formula="of:=SQRT(1-([.A11]^2))" table:style-name="ce1">
            <text:p>0.979795897</text:p>
          </table:table-cell>
          <table:table-cell table:number-columns-repeated="16382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95393920141694566" table:formula="of:=SQRT(1-([.A12]^2))" table:style-name="ce1">
            <text:p>0.953939201</text:p>
          </table:table-cell>
          <table:table-cell table:number-columns-repeated="16382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1651513899116799" table:formula="of:=SQRT(1-([.A13]^2))" table:style-name="ce1">
            <text:p>0.916515139</text:p>
          </table:table-cell>
          <table:table-cell table:number-columns-repeated="16382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8660254037844386" table:formula="of:=SQRT(1-([.A14]^2))" table:style-name="ce1">
            <text:p>0.866025404</text:p>
          </table:table-cell>
          <table:table-cell table:number-columns-repeated="16382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8" table:formula="of:=SQRT(1-([.A15]^2))" table:style-name="ce1">
            <text:p>0.8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71414284285428498" table:formula="of:=SQRT(1-([.A16]^2))" table:style-name="ce1">
            <text:p>0.714142843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59999999999999987" table:formula="of:=SQRT(1-([.A17]^2))" table:style-name="ce1">
            <text:p>0.6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43588989435406728" table:formula="of:=SQRT(1-([.A18]^2))" table:style-name="ce1">
            <text:p>0.435889894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formula="of:=SQRT(1-([.A19]^2))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45825756949558422" table:formula="of:=SQRT(([.A20]^2)-1)" table:style-name="ce1">
            <text:p>0.458257569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66332495807107994" table:formula="of:=SQRT(([.A21]^2)-1)" table:style-name="ce1">
            <text:p>0.663324958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83066238629180755" table:formula="of:=SQRT(([.A22]^2)-1)" table:style-name="ce1">
            <text:p>0.830662386</text:p>
          </table:table-cell>
          <table:table-cell table:number-columns-repeated="16382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97979589711327109" table:formula="of:=SQRT(([.A23]^2)-1)" table:style-name="ce1">
            <text:p>0.979795897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1180339887498949" table:formula="of:=SQRT(([.A24]^2)-1)" table:style-name="ce1">
            <text:p>1.118033989</text:p>
          </table:table-cell>
          <table:table-cell table:number-columns-repeated="16382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.2489995996796799" table:formula="of:=SQRT(([.A25]^2)-1)" table:style-name="ce1">
            <text:p>1.2489996</text:p>
          </table:table-cell>
          <table:table-cell table:number-columns-repeated="16382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3747727084867518" table:formula="of:=SQRT(([.A26]^2)-1)" table:style-name="ce1">
            <text:p>1.374772708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4966629547095767" table:formula="of:=SQRT(([.A27]^2)-1)" table:style-name="ce1">
            <text:p>1.496662955</text:p>
          </table:table-cell>
          <table:table-cell table:number-columns-repeated="16382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6155494421403511" table:formula="of:=SQRT(([.A28]^2)-1)" table:style-name="ce1">
            <text:p>1.615549442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320508075688772" table:formula="of:=SQRT(([.A29]^2)-1)" table:style-name="ce1">
            <text:p>1.732050808</text:p>
          </table:table-cell>
          <table:table-cell table:number-columns-repeated="16382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8466185312619388" table:formula="of:=SQRT(([.A30]^2)-1)" table:style-name="ce1">
            <text:p>1.846618531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9595917942265426" table:formula="of:=SQRT(([.A31]^2)-1)" table:style-name="ce1">
            <text:p>1.959591794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Calibrated airspeed (fp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11.645034475706" table:style-name="ce1">
            <text:p>111.6450345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23.290068951412" table:style-name="ce1">
            <text:p>223.290069</text:p>
          </table:table-cell>
          <table:table-cell office:value-type="float" office:value="168.10469241356401" table:style-name="ce1">
            <text:p>168.1046924</text:p>
          </table:table-cell>
          <table:table-cell office:value-type="float" office:value="108.72755503679799" table:style-name="ce1">
            <text:p>108.727555</text:p>
          </table:table-cell>
          <table:table-cell office:value-type="float" office:value="85.551006168070401" table:style-name="ce1">
            <text:p>85.55100617</text:p>
          </table:table-cell>
          <table:table-cell table:number-columns-repeated="16379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34.9351034" table:style-name="ce1">
            <text:p>334.9351034</text:p>
          </table:table-cell>
          <table:table-cell office:value-type="float" office:value="252.828606934921" table:style-name="ce1">
            <text:p>252.8286069</text:p>
          </table:table-cell>
          <table:table-cell office:value-type="float" office:value="163.86351662247" table:style-name="ce1">
            <text:p>163.8635166</text:p>
          </table:table-cell>
          <table:table-cell office:value-type="float" office:value="129.00779397496399" table:style-name="ce1">
            <text:p>129.007794</text:p>
          </table:table-cell>
          <table:table-cell table:number-columns-repeated="16379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46.58013790000001" table:style-name="ce1">
            <text:p>446.5801379</text:p>
          </table:table-cell>
          <table:table-cell office:value-type="float" office:value="338.335360995992" table:style-name="ce1">
            <text:p>338.335361</text:p>
          </table:table-cell>
          <table:table-cell office:value-type="float" office:value="219.918374537597" table:style-name="ce1">
            <text:p>219.9183745</text:p>
          </table:table-cell>
          <table:table-cell office:value-type="float" office:value="173.27998553657901" table:style-name="ce1">
            <text:p>173.2799855</text:p>
          </table:table-cell>
          <table:table-cell office:value-type="float" office:value="136.41956656978101" table:style-name="ce1">
            <text:p>136.4195666</text:p>
          </table:table-cell>
          <table:table-cell table:number-columns-repeated="1637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558.22517230000005" table:style-name="ce1">
            <text:p>558.2251723</text:p>
          </table:table-cell>
          <table:table-cell office:value-type="float" office:value="424.84821298450998" table:style-name="ce1">
            <text:p>424.848213</text:p>
          </table:table-cell>
          <table:table-cell office:value-type="float" office:value="277.18491288855398" table:style-name="ce1">
            <text:p>277.1849129</text:p>
          </table:table-cell>
          <table:table-cell office:value-type="float" office:value="218.635269204411" table:style-name="ce1">
            <text:p>218.6352692</text:p>
          </table:table-cell>
          <table:table-cell office:value-type="float" office:value="172.242506532421" table:style-name="ce1">
            <text:p>172.2425065</text:p>
          </table:table-cell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669.87020685423499" table:style-name="ce1">
            <text:p>669.8702069</text:p>
          </table:table-cell>
          <table:table-cell office:value-type="float" office:value="512.55963581400795" table:style-name="ce1">
            <text:p>512.5596358</text:p>
          </table:table-cell>
          <table:table-cell office:value-type="float" office:value="335.943126355836" table:style-name="ce1">
            <text:p>335.9431264</text:p>
          </table:table-cell>
          <table:table-cell office:value-type="float" office:value="265.33673466653499" table:style-name="ce1">
            <text:p>265.3367347</text:p>
          </table:table-cell>
          <table:table-cell office:value-type="float" office:value="209.21184053298401" table:style-name="ce1">
            <text:p>209.2118405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781.51524132994098" table:style-name="ce1">
            <text:p>781.5152413</text:p>
          </table:table-cell>
          <table:table-cell office:value-type="float" office:value="601.62567588857496" table:style-name="ce1">
            <text:p>601.6256759</text:p>
          </table:table-cell>
          <table:table-cell office:value-type="float" office:value="396.45568812610901" table:style-name="ce1">
            <text:p>396.4556881</text:p>
          </table:table-cell>
          <table:table-cell office:value-type="float" office:value="313.64044410906899" table:style-name="ce1">
            <text:p>313.6404441</text:p>
          </table:table-cell>
          <table:table-cell office:value-type="float" office:value="247.55609904293701" table:style-name="ce1">
            <text:p>247.556099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893.16027580564696" table:style-name="ce1">
            <text:p>893.1602758</text:p>
          </table:table-cell>
          <table:table-cell office:value-type="float" office:value="692.16184176843797" table:style-name="ce1">
            <text:p>692.1618418</text:p>
          </table:table-cell>
          <table:table-cell office:value-type="float" office:value="458.96279897489302" table:style-name="ce1">
            <text:p>458.962799</text:p>
          </table:table-cell>
          <table:table-cell office:value-type="float" office:value="363.79225635178602" table:style-name="ce1">
            <text:p>363.7922564</text:p>
          </table:table-cell>
          <table:table-cell office:value-type="float" office:value="287.50119046326103" table:style-name="ce1">
            <text:p>287.5011905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004.80531028135" table:style-name="ce1">
            <text:p>1004.80531</text:p>
          </table:table-cell>
          <table:table-cell office:value-type="float" office:value="784.24085734579796" table:style-name="ce1">
            <text:p>784.2408573</text:p>
          </table:table-cell>
          <table:table-cell office:value-type="float" office:value="523.67656421583501" table:style-name="ce1">
            <text:p>523.6765642</text:p>
          </table:table-cell>
          <table:table-cell office:value-type="float" office:value="416.02387404476798" table:style-name="ce1">
            <text:p>416.023874</text:p>
          </table:table-cell>
          <table:table-cell office:value-type="float" office:value="329.26820137424801" table:style-name="ce1">
            <text:p>329.2682014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16.4503447570601" table:style-name="ce1">
            <text:p>1116.450345</text:p>
          </table:table-cell>
          <table:table-cell office:value-type="float" office:value="877.89250637684802" table:style-name="ce1">
            <text:p>877.8925064</text:p>
          </table:table-cell>
          <table:table-cell office:value-type="float" office:value="590.77518013405802" table:style-name="ce1">
            <text:p>590.7751801</text:p>
          </table:table-cell>
          <table:table-cell office:value-type="float" office:value="470.54816289763102" table:style-name="ce1">
            <text:p>470.5481629</text:p>
          </table:table-cell>
          <table:table-cell office:value-type="float" office:value="373.07048980150103" table:style-name="ce1">
            <text:p>373.0704898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228.09537923276" table:style-name="ce1">
            <text:p>1228.095379</text:p>
          </table:table-cell>
          <table:table-cell office:value-type="float" office:value="973.10562341715001" table:style-name="ce1">
            <text:p>973.1056234</text:p>
          </table:table-cell>
          <table:table-cell office:value-type="float" office:value="660.39734267136998" table:style-name="ce1">
            <text:p>660.3973427</text:p>
          </table:table-cell>
          <table:table-cell office:value-type="float" office:value="527.55388902365996" table:style-name="ce1">
            <text:p>527.553889</text:p>
          </table:table-cell>
          <table:table-cell office:value-type="float" office:value="419.11006886200698" table:style-name="ce1">
            <text:p>419.110068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339.74041370847" table:style-name="ce1">
            <text:p>1339.740414</text:p>
          </table:table-cell>
          <table:table-cell office:value-type="float" office:value="1069.83207585009" table:style-name="ce1">
            <text:p>1069.832076</text:p>
          </table:table-cell>
          <table:table-cell office:value-type="float" office:value="732.63739460039005" table:style-name="ce1">
            <text:p>732.6373946</text:p>
          </table:table-cell>
          <table:table-cell office:value-type="float" office:value="587.20013066881302" table:style-name="ce1">
            <text:p>587.2001307</text:p>
          </table:table-cell>
          <table:table-cell office:value-type="float" office:value="467.57333573139101" table:style-name="ce1">
            <text:p>467.5733357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451.3854481841799" table:style-name="ce1">
            <text:p>1451.385448</text:p>
          </table:table-cell>
          <table:table-cell office:value-type="float" office:value="1167.99237316424" table:style-name="ce1">
            <text:p>1167.992373</text:p>
          </table:table-cell>
          <table:table-cell office:value-type="float" office:value="807.54177508593102" table:style-name="ce1">
            <text:p>807.5417751</text:p>
          </table:table-cell>
          <table:table-cell office:value-type="float" office:value="649.610732746076" table:style-name="ce1">
            <text:p>649.6107327</text:p>
          </table:table-cell>
          <table:table-cell office:value-type="float" office:value="518.62627268510505" table:style-name="ce1">
            <text:p>518.6262727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563.0304826598799" table:style-name="ce1">
            <text:p>1563.030483</text:p>
          </table:table-cell>
          <table:table-cell office:value-type="float" office:value="1267.4823768797201" table:style-name="ce1">
            <text:p>1267.482377</text:p>
          </table:table-cell>
          <table:table-cell office:value-type="float" office:value="885.10730169926205" table:style-name="ce1">
            <text:p>885.1073017</text:p>
          </table:table-cell>
          <table:table-cell office:value-type="float" office:value="714.86926903663095" table:style-name="ce1">
            <text:p>714.869269</text:p>
          </table:table-cell>
          <table:table-cell office:value-type="float" office:value="572.40933022327704" table:style-name="ce1">
            <text:p>572.4093302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674.6755171355901" table:style-name="ce1">
            <text:p>1674.675517</text:p>
          </table:table-cell>
          <table:table-cell office:value-type="float" office:value="1368.1805012877801" table:style-name="ce1">
            <text:p>1368.180501</text:p>
          </table:table-cell>
          <table:table-cell office:value-type="float" office:value="965.28168558510004" table:style-name="ce1">
            <text:p>965.2816856</text:p>
          </table:table-cell>
          <table:table-cell office:value-type="float" office:value="783.01503484585896" table:style-name="ce1">
            <text:p>783.0150348</text:p>
          </table:table-cell>
          <table:table-cell office:value-type="float" office:value="629.03229000393105" table:style-name="ce1">
            <text:p>629.03229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786.3205516112901" table:style-name="ce1">
            <text:p>1786.320552</text:p>
          </table:table-cell>
          <table:table-cell office:value-type="float" office:value="1469.9548046247301" table:style-name="ce1">
            <text:p>1469.954805</text:p>
          </table:table-cell>
          <table:table-cell office:value-type="float" office:value="1047.96646197424" table:style-name="ce1">
            <text:p>1047.966462</text:p>
          </table:table-cell>
          <table:table-cell office:value-type="float" office:value="854.04058862911995" table:style-name="ce1">
            <text:p>854.0405886</text:p>
          </table:table-cell>
          <table:table-cell office:value-type="float" office:value="688.56948549641299" table:style-name="ce1">
            <text:p>688.5694855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897.965586087" table:style-name="ce1">
            <text:p>1897.965586</text:p>
          </table:table-cell>
          <table:table-cell office:value-type="float" office:value="1572.6694623670501" table:style-name="ce1">
            <text:p>1572.669462</text:p>
          </table:table-cell>
          <table:table-cell office:value-type="float" office:value="1133.02224146136" table:style-name="ce1">
            <text:p>1133.022241</text:p>
          </table:table-cell>
          <table:table-cell office:value-type="float" office:value="927.891277028535" table:style-name="ce1">
            <text:p>927.891277</text:p>
          </table:table-cell>
          <table:table-cell office:value-type="float" office:value="751.05581436459397" table:style-name="ce1">
            <text:p>751.0558144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1676.19026116794" table:style-name="ce1">
            <text:p>1676.190261</text:p>
          </table:table-cell>
          <table:table-cell office:value-type="float" office:value="1220.2759034954399" table:style-name="ce1">
            <text:p>1220.275903</text:p>
          </table:table-cell>
          <table:table-cell office:value-type="float" office:value="1004.46701040355" table:style-name="ce1">
            <text:p>1004.46701</text:p>
          </table:table-cell>
          <table:table-cell office:value-type="float" office:value="816.48398981715002" table:style-name="ce1">
            <text:p>816.4839898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table:style-name="ce1"/>
          <table:table-cell office:value-type="float" office:value="1780.38891844007" table:style-name="ce1">
            <text:p>1780.388918</text:p>
          </table:table-cell>
          <table:table-cell office:value-type="float" office:value="1309.5291206436" table:style-name="ce1">
            <text:p>1309.529121</text:p>
          </table:table-cell>
          <table:table-cell office:value-type="float" office:value="1083.62632186418" table:style-name="ce1">
            <text:p>1083.626322</text:p>
          </table:table-cell>
          <table:table-cell office:value-type="float" office:value="884.80343206653095" table:style-name="ce1">
            <text:p>884.803432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85.14618698609" table:style-name="ce1">
            <text:p>1885.146187</text:p>
          </table:table-cell>
          <table:table-cell office:value-type="float" office:value="1400.5674683786499" table:style-name="ce1">
            <text:p>1400.567468</text:p>
          </table:table-cell>
          <table:table-cell office:value-type="float" office:value="1165.1924789137699" table:style-name="ce1">
            <text:p>1165.192479</text:p>
          </table:table-cell>
          <table:table-cell office:value-type="float" office:value="955.92108751213595" table:style-name="ce1">
            <text:p>955.9210875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1990.3538250394699" table:style-name="ce1">
            <text:p>1990.353825</text:p>
          </table:table-cell>
          <table:table-cell office:value-type="float" office:value="1493.1693632215499" table:style-name="ce1">
            <text:p>1493.169363</text:p>
          </table:table-cell>
          <table:table-cell office:value-type="float" office:value="1248.9611729091" table:style-name="ce1">
            <text:p>1248.961173</text:p>
          </table:table-cell>
          <table:table-cell office:value-type="float" office:value="1029.7042881403499" table:style-name="ce1">
            <text:p>1029.704288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2095.9155906964202" table:style-name="ce1">
            <text:p>2095.915591</text:p>
          </table:table-cell>
          <table:table-cell office:value-type="float" office:value="1587.11417387846" table:style-name="ce1">
            <text:p>1587.114174</text:p>
          </table:table-cell>
          <table:table-cell office:value-type="float" office:value="1334.70913683558" table:style-name="ce1">
            <text:p>1334.709137</text:p>
          </table:table-cell>
          <table:table-cell office:value-type="float" office:value="1105.98554918899" table:style-name="ce1">
            <text:p>1105.985549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Convers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nots to Ft / sec</text:p>
          </table:table-cell>
          <table:table-cell table:style-name="ce1"/>
          <table:table-cell office:value-type="float" office:value="1.68781" table:style-name="ce1">
            <text:p>1.68781</text:p>
          </table:table-cell>
          <table:table-cell table:style-name="ce1"/>
          <table:table-cell office:value-type="string" table:style-name="ce1">
            <text:p>Meters to feet</text:p>
          </table:table-cell>
          <table:table-cell office:value-type="float" office:value="3.28084" table:style-name="ce1">
            <text:p>3.2808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Kg to Pound</text:p>
          </table:table-cell>
          <table:table-cell table:style-name="ce1"/>
          <table:table-cell office:value-type="float" office:value="2.2046199999999998" table:style-name="ce1">
            <text:p>2.2046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unds to kN</text:p>
          </table:table-cell>
          <table:table-cell table:style-name="ce1"/>
          <table:table-cell office:value-type="float" office:value="4.4575681818181812" table:formula="of:=1/2.2*9.80665" table:style-name="ce1">
            <text:p>4.457568182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tandard Atmosphere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">
            <text:p>Altitude (ft)</text:p>
          </table:table-cell>
          <table:table-cell office:value-type="string" table:style-name="ce3">
            <text:p>Pressure (<text:span text:style-name="T1">ρ, sl/ft</text:span><text:span text:style-name="T7">3</text:span><text:span text:style-name="T1">)</text:span></text:p>
          </table:table-cell>
          <table:table-cell office:value-type="string" table:style-name="ce3">
            <text:p>Speed of Sound (fps)</text:p>
          </table:table-cell>
          <table:table-cell table:number-columns-repeated="16381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.3768999999999999E-3" table:style-name="ce1">
            <text:p>0.0023769</text:p>
          </table:table-cell>
          <table:table-cell office:value-type="float" office:value="1116.4000000000001" table:style-name="ce1">
            <text:p>1116.4</text:p>
          </table:table-cell>
          <table:table-cell table:number-columns-repeated="16381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2.3080000000000002E-3" table:style-name="ce1">
            <text:p>0.002308</text:p>
          </table:table-cell>
          <table:table-cell office:value-type="float" office:value="1112.5999999999999" table:style-name="ce1">
            <text:p>1112.6</text:p>
          </table:table-cell>
          <table:table-cell table:number-columns-repeated="16381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2.2409999999999999E-3" table:style-name="ce1">
            <text:p>0.002241</text:p>
          </table:table-cell>
          <table:table-cell office:value-type="float" office:value="1108.7" table:style-name="ce1">
            <text:p>1108.7</text:p>
          </table:table-cell>
          <table:table-cell table:number-columns-repeated="16381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2.1749999999999999E-3" table:style-name="ce1">
            <text:p>0.002175</text:p>
          </table:table-cell>
          <table:table-cell office:value-type="float" office:value="1104.9000000000001" table:style-name="ce1">
            <text:p>1104.9</text:p>
          </table:table-cell>
          <table:table-cell table:number-columns-repeated="16381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2.111E-3" table:style-name="ce1">
            <text:p>0.002111</text:p>
          </table:table-cell>
          <table:table-cell office:value-type="float" office:value="1101" table:style-name="ce1">
            <text:p>1101</text:p>
          </table:table-cell>
          <table:table-cell table:number-columns-repeated="6" table:style-name="ce1"/>
          <table:table-cell office:value-type="float" office:value="1.2669999999999999E-3" table:formula="of:=LOOKUP(20000;[.A68:.A88];[.B68:.B88])" table:style-name="ce1">
            <text:p>0.001267</text:p>
          </table:table-cell>
          <table:table-cell table:number-columns-repeated="16374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2.0430000000000001E-3" table:style-name="ce1">
            <text:p>0.002043</text:p>
          </table:table-cell>
          <table:table-cell office:value-type="float" office:value="1097.0999999999999" table:style-name="ce1">
            <text:p>1097.1</text:p>
          </table:table-cell>
          <table:table-cell table:number-columns-repeated="16381" table:style-name="ce1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.9870000000000001E-3" table:style-name="ce1">
            <text:p>0.001987</text:p>
          </table:table-cell>
          <table:table-cell office:value-type="float" office:value="1093.2" table:style-name="ce1">
            <text:p>1093.2</text:p>
          </table:table-cell>
          <table:table-cell table:number-columns-repeated="16381" table:style-name="ce1"/>
        </table:table-row>
        <table:table-row table:style-name="ro2">
          <table:table-cell office:value-type="float" office:value="7000" table:style-name="ce1">
            <text:p>7000</text:p>
          </table:table-cell>
          <table:table-cell office:value-type="float" office:value="1.9269999999999999E-3" table:style-name="ce1">
            <text:p>0.001927</text:p>
          </table:table-cell>
          <table:table-cell office:value-type="float" office:value="1089.3" table:style-name="ce1">
            <text:p>1089.3</text:p>
          </table:table-cell>
          <table:table-cell table:number-columns-repeated="16381" table:style-name="ce1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1.869E-3" table:style-name="ce1">
            <text:p>0.001869</text:p>
          </table:table-cell>
          <table:table-cell office:value-type="float" office:value="1085.3" table:style-name="ce1">
            <text:p>1085.3</text:p>
          </table:table-cell>
          <table:table-cell table:number-columns-repeated="16381" table:style-name="ce1"/>
        </table:table-row>
        <table:table-row table:style-name="ro2">
          <table:table-cell office:value-type="float" office:value="9000" table:style-name="ce1">
            <text:p>9000</text:p>
          </table:table-cell>
          <table:table-cell office:value-type="float" office:value="1.8109999999999999E-3" table:style-name="ce1">
            <text:p>0.001811</text:p>
          </table:table-cell>
          <table:table-cell office:value-type="float" office:value="1081.4000000000001" table:style-name="ce1">
            <text:p>1081.4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.756E-3" table:style-name="ce1">
            <text:p>0.001756</text:p>
          </table:table-cell>
          <table:table-cell office:value-type="float" office:value="1077.4000000000001" table:style-name="ce1">
            <text:p>1077.4</text:p>
          </table:table-cell>
          <table:table-cell table:number-columns-repeated="16381" table:style-name="ce1"/>
        </table:table-row>
        <table:table-row table:style-name="ro2">
          <table:table-cell office:value-type="float" office:value="11000" table:style-name="ce1">
            <text:p>11000</text:p>
          </table:table-cell>
          <table:table-cell office:value-type="float" office:value="1.701E-3" table:style-name="ce1">
            <text:p>0.001701</text:p>
          </table:table-cell>
          <table:table-cell office:value-type="float" office:value="1073.4000000000001" table:style-name="ce1">
            <text:p>1073.4</text:p>
          </table:table-cell>
          <table:table-cell table:number-columns-repeated="16381" table:style-name="ce1"/>
        </table:table-row>
        <table:table-row table:style-name="ro2">
          <table:table-cell office:value-type="float" office:value="12000" table:style-name="ce1">
            <text:p>12000</text:p>
          </table:table-cell>
          <table:table-cell office:value-type="float" office:value="1.6479999999999999E-3" table:style-name="ce1">
            <text:p>0.001648</text:p>
          </table:table-cell>
          <table:table-cell office:value-type="float" office:value="1069.4000000000001" table:style-name="ce1">
            <text:p>1069.4</text:p>
          </table:table-cell>
          <table:table-cell table:number-columns-repeated="16381" table:style-name="ce1"/>
        </table:table-row>
        <table:table-row table:style-name="ro2">
          <table:table-cell office:value-type="float" office:value="13000" table:style-name="ce1">
            <text:p>13000</text:p>
          </table:table-cell>
          <table:table-cell office:value-type="float" office:value="1.596E-3" table:style-name="ce1">
            <text:p>0.001596</text:p>
          </table:table-cell>
          <table:table-cell office:value-type="float" office:value="1065.4000000000001" table:style-name="ce1">
            <text:p>1065.4</text:p>
          </table:table-cell>
          <table:table-cell table:number-columns-repeated="16381" table:style-name="ce1"/>
        </table:table-row>
        <table:table-row table:style-name="ro2">
          <table:table-cell office:value-type="float" office:value="14000" table:style-name="ce1">
            <text:p>14000</text:p>
          </table:table-cell>
          <table:table-cell office:value-type="float" office:value="1.5460000000000001E-3" table:style-name="ce1">
            <text:p>0.001546</text:p>
          </table:table-cell>
          <table:table-cell office:value-type="float" office:value="1061.4000000000001" table:style-name="ce1">
            <text:p>1061.4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" table:style-name="ce1">
            <text:p>15000</text:p>
          </table:table-cell>
          <table:table-cell office:value-type="float" office:value="1.4959999999999999E-3" table:style-name="ce1">
            <text:p>0.001496</text:p>
          </table:table-cell>
          <table:table-cell office:value-type="float" office:value="1057.4000000000001" table:style-name="ce1">
            <text:p>1057.4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1.4480000000000001E-3" table:style-name="ce1">
            <text:p>0.001448</text:p>
          </table:table-cell>
          <table:table-cell office:value-type="float" office:value="1053.3" table:style-name="ce1">
            <text:p>1053.3</text:p>
          </table:table-cell>
          <table:table-cell table:number-columns-repeated="16381" table:style-name="ce1"/>
        </table:table-row>
        <table:table-row table:style-name="ro2">
          <table:table-cell office:value-type="float" office:value="17000" table:style-name="ce1">
            <text:p>17000</text:p>
          </table:table-cell>
          <table:table-cell office:value-type="float" office:value="1.4009999999999999E-3" table:style-name="ce1">
            <text:p>0.001401</text:p>
          </table:table-cell>
          <table:table-cell office:value-type="float" office:value="1049.2" table:style-name="ce1">
            <text:p>1049.2</text:p>
          </table:table-cell>
          <table:table-cell table:number-columns-repeated="16381" table:style-name="ce1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1.3550000000000001E-3" table:style-name="ce1">
            <text:p>0.001355</text:p>
          </table:table-cell>
          <table:table-cell office:value-type="float" office:value="1045.0999999999999" table:style-name="ce1">
            <text:p>1045.1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" table:style-name="ce1">
            <text:p>19000</text:p>
          </table:table-cell>
          <table:table-cell office:value-type="float" office:value="1.3110000000000001E-3" table:style-name="ce1">
            <text:p>0.001311</text:p>
          </table:table-cell>
          <table:table-cell office:value-type="float" office:value="1041" table:style-name="ce1">
            <text:p>1041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1.2669999999999999E-3" table:style-name="ce1">
            <text:p>0.001267</text:p>
          </table:table-cell>
          <table:table-cell office:value-type="float" office:value="1036.9000000000001" table:style-name="ce1">
            <text:p>1036.9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Dpdh_m variations by max speed and alt</text:p>
          </table:table-cell>
          <table:table-cell table:number-columns-repeated="11" table:style-name="ce1"/>
          <table:table-cell table:style-name="ce1">
            <draw:frame draw:z-index="1" draw:id="id27" draw:style-name="a27" draw:name="图表 1" svg:x="0in" svg:y="0.1787in" svg:width="6.5134in" svg:height="4.0366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">
            <text:p>Altitude</text:p>
          </table:table-cell>
          <table:table-cell office:value-type="string" table:style-name="ce1">
            <text:p>Dpdh_m 0</text:p>
          </table:table-cell>
          <table:table-cell office:value-type="string" table:style-name="ce1">
            <text:p>Dpdh_m 1000</text:p>
          </table:table-cell>
          <table:table-cell office:value-type="float" office:value="2000" table:style-name="ce1">
            <text:p>2000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7000" table:style-name="ce1">
            <text:p>7000</text:p>
          </table:table-cell>
          <table:table-cell office:value-type="float" office:value="8000" table:style-name="ce1">
            <text:p>8000</text:p>
          </table:table-cell>
          <table:table-cell office:value-type="float" office:value="9000" table:style-name="ce1">
            <text:p>9000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table:number-columns-repeated="16377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140" table:style-name="ce1">
            <text:p>114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20" table:style-name="ce1">
            <text:p>1120</text:p>
          </table:table-cell>
          <table:table-cell table:number-columns-repeated="16377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100" table:style-name="ce1">
            <text:p>1100</text:p>
          </table:table-cell>
          <table:table-cell office:value-type="float" office:value="1080" table:style-name="ce1">
            <text:p>1080</text:p>
          </table:table-cell>
          <table:table-cell office:value-type="float" office:value="1070" table:style-name="ce1">
            <text:p>1070</text:p>
          </table:table-cell>
          <table:table-cell office:value-type="float" office:value="1070" table:style-name="ce1">
            <text:p>1070</text:p>
          </table:table-cell>
          <table:table-cell office:value-type="float" office:value="1060" table:style-name="ce1">
            <text:p>1060</text:p>
          </table:table-cell>
          <table:table-cell office:value-type="float" office:value="1050" table:style-name="ce1">
            <text:p>1050</text:p>
          </table:table-cell>
          <table:table-cell table:number-columns-repeated="16377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1070" table:style-name="ce1">
            <text:p>1070</text:p>
          </table:table-cell>
          <table:table-cell office:value-type="float" office:value="1040" table:style-name="ce1">
            <text:p>1040</text:p>
          </table:table-cell>
          <table:table-cell office:value-type="float" office:value="1030" table:style-name="ce1">
            <text:p>1030</text:p>
          </table:table-cell>
          <table:table-cell office:value-type="float" office:value="1010" table:style-name="ce1">
            <text:p>1010</text:p>
          </table:table-cell>
          <table:table-cell office:value-type="float" office:value="1000" table:style-name="ce1">
            <text:p>1000</text:p>
          </table:table-cell>
          <table:table-cell office:value-type="float" office:value="990" table:style-name="ce1">
            <text:p>990</text:p>
          </table:table-cell>
          <table:table-cell table:number-columns-repeated="16377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1050" table:style-name="ce1">
            <text:p>1050</text:p>
          </table:table-cell>
          <table:table-cell office:value-type="float" office:value="1020" table:style-name="ce1">
            <text:p>102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940" table:style-name="ce1">
            <text:p>940</text:p>
          </table:table-cell>
          <table:table-cell office:value-type="float" office:value="920" table:style-name="ce1">
            <text:p>920</text:p>
          </table:table-cell>
          <table:table-cell table:number-columns-repeated="16377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1070" table:style-name="ce1">
            <text:p>107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900" table:style-name="ce1">
            <text:p>900</text:p>
          </table:table-cell>
          <table:table-cell office:value-type="float" office:value="870" table:style-name="ce1">
            <text:p>870</text:p>
          </table:table-cell>
          <table:table-cell office:value-type="float" office:value="850" table:style-name="ce1">
            <text:p>850</text:p>
          </table:table-cell>
          <table:table-cell table:number-columns-repeated="16377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030" table:style-name="ce1">
            <text:p>1030</text:p>
          </table:table-cell>
          <table:table-cell office:value-type="float" office:value="1000" table:style-name="ce1">
            <text:p>1000</text:p>
          </table:table-cell>
          <table:table-cell office:value-type="float" office:value="910" table:style-name="ce1">
            <text:p>910</text:p>
          </table:table-cell>
          <table:table-cell office:value-type="float" office:value="850" table:style-name="ce1">
            <text:p>850</text:p>
          </table:table-cell>
          <table:table-cell office:value-type="float" office:value="810" table:style-name="ce1">
            <text:p>810</text:p>
          </table:table-cell>
          <table:table-cell office:value-type="float" office:value="790" table:style-name="ce1">
            <text:p>790</text:p>
          </table:table-cell>
          <table:table-cell table:number-columns-repeated="16377"/>
        </table:table-row>
        <table:table-row table:style-name="ro2">
          <table:table-cell office:value-type="float" office:value="7000" table:style-name="ce1">
            <text:p>700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890" table:style-name="ce1">
            <text:p>890</text:p>
          </table:table-cell>
          <table:table-cell office:value-type="float" office:value="800" table:style-name="ce1">
            <text:p>800</text:p>
          </table:table-cell>
          <table:table-cell office:value-type="float" office:value="750" table:style-name="ce1">
            <text:p>750</text:p>
          </table:table-cell>
          <table:table-cell office:value-type="float" office:value="710" table:style-name="ce1">
            <text:p>710</text:p>
          </table:table-cell>
          <table:table-cell table:number-columns-repeated="16377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970" table:style-name="ce1">
            <text:p>970</text:p>
          </table:table-cell>
          <table:table-cell office:value-type="float" office:value="910" table:style-name="ce1">
            <text:p>910</text:p>
          </table:table-cell>
          <table:table-cell office:value-type="float" office:value="870" table:style-name="ce1">
            <text:p>870</text:p>
          </table:table-cell>
          <table:table-cell office:value-type="float" office:value="740" table:style-name="ce1">
            <text:p>740</text:p>
          </table:table-cell>
          <table:table-cell office:value-type="float" office:value="690" table:style-name="ce1">
            <text:p>690</text:p>
          </table:table-cell>
          <table:table-cell table:number-columns-repeated="16378" table:style-name="ce1"/>
        </table:table-row>
        <table:table-row table:style-name="ro2">
          <table:table-cell office:value-type="float" office:value="9000" table:style-name="ce1">
            <text:p>9000</text:p>
          </table:table-cell>
          <table:table-cell office:value-type="float" office:value="1000" table:style-name="ce1">
            <text:p>1000</text:p>
          </table:table-cell>
          <table:table-cell office:value-type="float" office:value="870" table:style-name="ce1">
            <text:p>870</text:p>
          </table:table-cell>
          <table:table-cell office:value-type="float" office:value="820" table:style-name="ce1">
            <text:p>820</text:p>
          </table:table-cell>
          <table:table-cell office:value-type="float" office:value="690" table:style-name="ce1">
            <text:p>690</text:p>
          </table:table-cell>
          <table:table-cell office:value-type="float" office:value="620" table:style-name="ce1">
            <text:p>620</text:p>
          </table:table-cell>
          <table:table-cell table:number-columns-repeated="16378" table:style-name="ce1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170" table:style-name="ce1">
            <text:p>1170</text:p>
          </table:table-cell>
          <table:table-cell office:value-type="float" office:value="870" table:style-name="ce1">
            <text:p>870</text:p>
          </table:table-cell>
          <table:table-cell office:value-type="float" office:value="770" table:style-name="ce1">
            <text:p>770</text:p>
          </table:table-cell>
          <table:table-cell office:value-type="float" office:value="620" table:style-name="ce1">
            <text:p>620</text:p>
          </table:table-cell>
          <table:table-cell table:number-columns-repeated="16379" table:style-name="ce1"/>
        </table:table-row>
        <table:table-row table:style-name="ro2">
          <table:table-cell office:value-type="float" office:value="11000" table:style-name="ce1">
            <text:p>11000</text:p>
          </table:table-cell>
          <table:table-cell office:value-type="float" office:value="1120" table:style-name="ce1">
            <text:p>1120</text:p>
          </table:table-cell>
          <table:table-cell office:value-type="float" office:value="1060" table:style-name="ce1">
            <text:p>1060</text:p>
          </table:table-cell>
          <table:table-cell office:value-type="float" office:value="720" table:style-name="ce1">
            <text:p>720</text:p>
          </table:table-cell>
          <table:table-cell office:value-type="float" office:value="570" table:style-name="ce1">
            <text:p>570</text:p>
          </table:table-cell>
          <table:table-cell table:number-columns-repeated="16379" table:style-name="ce1"/>
        </table:table-row>
        <table:table-row table:style-name="ro2">
          <table:table-cell office:value-type="float" office:value="12000" table:style-name="ce1">
            <text:p>12000</text:p>
          </table:table-cell>
          <table:table-cell office:value-type="float" office:value="1040" table:style-name="ce1">
            <text:p>1040</text:p>
          </table:table-cell>
          <table:table-cell office:value-type="float" office:value="980" table:style-name="ce1">
            <text:p>980</text:p>
          </table:table-cell>
          <table:table-cell office:value-type="float" office:value="660" table:style-name="ce1">
            <text:p>660</text:p>
          </table:table-cell>
          <table:table-cell office:value-type="float" office:value="510" table:style-name="ce1">
            <text:p>510</text:p>
          </table:table-cell>
          <table:table-cell table:number-columns-repeated="16379" table:style-name="ce1"/>
        </table:table-row>
        <table:table-row table:style-name="ro2">
          <table:table-cell office:value-type="float" office:value="13000" table:style-name="ce1">
            <text:p>13000</text:p>
          </table:table-cell>
          <table:table-cell office:value-type="float" office:value="950" table:style-name="ce1">
            <text:p>950</text:p>
          </table:table-cell>
          <table:table-cell office:value-type="float" office:value="900" table:style-name="ce1">
            <text:p>900</text:p>
          </table:table-cell>
          <table:table-cell office:value-type="float" office:value="600" table:style-name="ce1">
            <text:p>600</text:p>
          </table:table-cell>
          <table:table-cell office:value-type="float" office:value="450" table:style-name="ce1">
            <text:p>450</text:p>
          </table:table-cell>
          <table:table-cell table:number-columns-repeated="16379" table:style-name="ce1"/>
        </table:table-row>
        <table:table-row table:style-name="ro2">
          <table:table-cell office:value-type="float" office:value="14000" table:style-name="ce1">
            <text:p>14000</text:p>
          </table:table-cell>
          <table:table-cell office:value-type="float" office:value="880" table:style-name="ce1">
            <text:p>880</text:p>
          </table:table-cell>
          <table:table-cell office:value-type="float" office:value="830" table:style-name="ce1">
            <text:p>830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2">
          <table:table-cell office:value-type="float" office:value="15000" table:style-name="ce1">
            <text:p>15000</text:p>
          </table:table-cell>
          <table:table-cell office:value-type="float" office:value="810" table:style-name="ce1">
            <text:p>810</text:p>
          </table:table-cell>
          <table:table-cell office:value-type="float" office:value="760" table:style-name="ce1">
            <text:p>760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740" table:style-name="ce1">
            <text:p>740</text:p>
          </table:table-cell>
          <table:table-cell table:number-columns-repeated="16382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office:value-type="string" table:style-name="ce3">
            <text:p>kjz Pitch Rate Variations by Altitude and kjz Value at Mach 0.9</text:p>
          </table:table-cell>
          <table:table-cell table:number-columns-repeated="8" table:style-name="ce1"/>
          <table:table-cell table:style-name="ce1">
            <draw:frame draw:z-index="2" draw:id="id28" draw:style-name="a28" draw:name="图表 2" svg:x="0.0547in" svg:y="0.0638in" svg:width="6.313in" svg:height="3.5512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1">
            <text:p>Altitude</text:p>
          </table:table-cell>
          <table:table-cell office:value-type="float" office:value="1E-4" table:style-name="ce1">
            <text:p>0.0001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7" table:style-name="ce1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16377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4 sec</text:p>
          </table:table-cell>
          <table:table-cell table:number-columns-repeated="4" table:style-name="ce1"/>
          <table:table-cell office:value-type="string" table:style-name="ce1">
            <text:p>4 sec</text:p>
          </table:table-cell>
          <table:table-cell table:number-columns-repeated="16377" table:style-name="ce1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office:value-type="string" table:style-name="ce3">
            <text:p>kjz Pitch Rate Variations by Mach and kjz Value at 1,000 feet</text:p>
          </table:table-cell>
          <table:table-cell table:number-columns-repeated="5" table:style-name="ce1"/>
          <table:table-cell table:style-name="ce1">
            <draw:frame draw:z-index="3" draw:id="id29" draw:style-name="a29" draw:name="图表 3" svg:x="0.0803in" svg:y="0.0657in" svg:width="6.3209in" svg:height="3.5614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Mach</text:p>
          </table:table-cell>
          <table:table-cell office:value-type="float" office:value="1E-4" table:style-name="ce1">
            <text:p>0.000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17" table:style-name="ce1">
            <text:p>0.17</text:p>
          </table:table-cell>
          <table:table-cell office:value-type="float" office:value="0.17" table:style-name="ce1">
            <text:p>0.17</text:p>
          </table:table-cell>
          <table:table-cell table:number-columns-repeated="1638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4" table:style-name="ce1">
            <text:p>0.24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18" table:style-name="ce1">
            <text:p>0.18</text:p>
          </table:table-cell>
          <table:table-cell office:value-type="float" office:value="0.18" table:style-name="ce1">
            <text:p>0.18</text:p>
          </table:table-cell>
          <table:table-cell table:number-columns-repeated="1638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0.20 @ M1?</text:p>
          </table:table-cell>
          <table:table-cell table:number-columns-repeated="16382" table:style-name="ce1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office:value-type="string" table:style-name="ce3">
            <text:p>Drag constants (see http://faculty.dwc.edu/sadraey/Chapter%203.%20Drag%20Force%20and%20its%20Coefficient.pdf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el drag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If wheels are covered by a fairing, use 0.15, otherwise 0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rut drag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Value is 0.6 to 2.5 depending on rod sha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ir brake drag</text:p>
          </table:table-cell>
          <table:table-cell office:value-type="float" office:value="1.0392304845413263" table:formula="of:=(SIN(RADIANS(60))*1.2)" table:style-name="ce1">
            <text:p>1.039230485</text:p>
          </table:table-cell>
          <table:table-cell office:value-type="string" table:style-name="ce1">
            <text:p>Flat plate drag is roughly 1.1 – 1.3 when normal is to the flow. <text:s/>It will be smaller for angled plate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For rounded fuselage panels, use 1.2 for convex face normal to the flow and less for something angled to the flow</text:p>
          </table:table-cell>
          <table:table-cell table:number-columns-repeated="16381"/>
        </table:table-row>
        <table:table-row table:number-rows-repeated="1048408" table:style-name="ro2">
          <table:table-cell table:number-columns-repeated="16384"/>
        </table:table-row>
      </table:table>
      <table:table table:name="Flight_Test_Data" table:style-name="ta1">
        <table:table-column table:style-name="co1" table:number-columns-repeated="15" table:default-cell-style-name="ce1"/>
        <table:table-column table:style-name="co4" table:number-columns-repeated="16369" table:default-cell-style-name="ce1"/>
        <table:table-row table:style-name="ro2">
          <table:table-cell office:value-type="string" table:style-name="ce1">
            <text:p>Performance Envelope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0">
            <text:p>Mach</text:p>
          </table:table-cell>
          <table:table-cell office:value-type="string" table:style-name="ce10">
            <text:p>F-104 Actual MIL Power</text:p>
          </table:table-cell>
          <table:table-cell office:value-type="string" table:style-name="ce10">
            <text:p>F-104 Actual Afterburner</text:p>
          </table:table-cell>
          <table:table-cell office:value-type="string" table:style-name="ce10">
            <text:p>F-104T MIL Power dpdh_m 2000</text:p>
          </table:table-cell>
          <table:table-cell office:value-type="string" table:style-name="ce10">
            <text:p>F-104T Afterburner @ 3000</text:p>
          </table:table-cell>
          <table:table-cell office:value-type="string" table:style-name="ce10">
            <text:p>F-104T MIL dpdh_m 2250 +2 to 4 kN</text:p>
          </table:table-cell>
          <table:table-cell office:value-type="string" table:style-name="ce10">
            <text:p>F-104T MIL dpdh_m 1750</text:p>
          </table:table-cell>
          <table:table-cell office:value-type="string" table:style-name="ce10">
            <text:p>F-104T MIL dpdh_m 1750 +3 kN</text:p>
          </table:table-cell>
          <table:table-cell office:value-type="string" table:style-name="ce10">
            <text:p>F-104T Afterburner @3000 + tuning</text:p>
          </table:table-cell>
          <table:table-cell office:value-type="string" table:style-name="ce10">
            <text:p>F-104T Afterburner @5000 + tuning</text:p>
          </table:table-cell>
          <table:table-cell table:style-name="ce1">
            <draw:frame draw:z-index="1" draw:id="id30" draw:style-name="a30" draw:name="图表 1" svg:x="0.1571in" svg:y="0.1051in" svg:width="10.4843in" svg:height="5.8165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0000" table:style-name="ce1">
            <text:p>2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38000" table:style-name="ce1">
            <text:p>38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3" table:style-name="ce1">
            <text:p>0.63</text:p>
          </table:table-cell>
          <table:table-cell office:value-type="float" office:value="40000" table:style-name="ce1">
            <text:p>4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6" table:style-name="ce1">
            <text:p>0.66</text:p>
          </table:table-cell>
          <table:table-cell office:value-type="float" office:value="42000" table:style-name="ce1">
            <text:p>42000</text:p>
          </table:table-cell>
          <table:table-cell office:value-type="float" office:value="42000" table:style-name="ce1">
            <text:p>42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0000" table:style-name="ce1">
            <text:p>4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3000" table:style-name="ce1">
            <text:p>43000</text:p>
          </table:table-cell>
          <table:table-cell office:value-type="float" office:value="50000" table:style-name="ce1">
            <text:p>50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5000" table:style-name="ce1">
            <text:p>45000</text:p>
          </table:table-cell>
          <table:table-cell office:value-type="float" office:value="52000" table:style-name="ce1">
            <text:p>52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95" table:style-name="ce1">
            <text:p>0.95</text:p>
          </table:table-cell>
          <table:table-cell office:value-type="float" office:value="43000" table:style-name="ce1">
            <text:p>43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9" table:style-name="ce1">
            <text:p>0.99</text:p>
          </table:table-cell>
          <table:table-cell office:value-type="float" office:value="36000" table:style-name="ce1">
            <text:p>36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9" table:style-name="ce1">
            <text:p>0.99</text:p>
          </table:table-cell>
          <table:table-cell office:value-type="float" office:value="15000" table:style-name="ce1">
            <text:p>15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000" table:style-name="ce1">
            <text:p>51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52000" table:style-name="ce1">
            <text:p>52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54000" table:style-name="ce1">
            <text:p>54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style-name="ce1"/>
          <table:table-cell office:value-type="float" office:value="56000" table:style-name="ce1">
            <text:p>56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58000" table:style-name="ce1">
            <text:p>5800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000" table:style-name="ce1">
            <text:p>36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1299999999999999" table:style-name="ce1">
            <text:p>1.1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0.39" table:style-name="ce1">
            <text:p>0.39</text:p>
          </table:table-cell>
          <table:table-cell table:number-columns-repeated="2" table:style-name="ce1"/>
          <table:table-cell office:value-type="float" office:value="19685" table:style-name="ce1">
            <text:p>19685</text:p>
          </table:table-cell>
          <table:table-cell table:number-columns-repeated="16380"/>
        </table:table-row>
        <table:table-row table:style-name="ro2">
          <table:table-cell office:value-type="float" office:value="0.41" table:style-name="ce1">
            <text:p>0.41</text:p>
          </table:table-cell>
          <table:table-cell table:number-columns-repeated="2" table:style-name="ce1"/>
          <table:table-cell office:value-type="float" office:value="29528" table:style-name="ce1">
            <text:p>29528</text:p>
          </table:table-cell>
          <table:table-cell table:number-columns-repeated="16380"/>
        </table:table-row>
        <table:table-row table:style-name="ro2">
          <table:table-cell office:value-type="float" office:value="0.42" table:style-name="ce1">
            <text:p>0.42</text:p>
          </table:table-cell>
          <table:table-cell table:number-columns-repeated="2" table:style-name="ce1"/>
          <table:table-cell office:value-type="float" office:value="32841" table:style-name="ce1">
            <text:p>32841</text:p>
          </table:table-cell>
          <table:table-cell table:number-columns-repeated="16380"/>
        </table:table-row>
        <table:table-row table:style-name="ro2">
          <table:table-cell office:value-type="float" office:value="0.46" table:style-name="ce1">
            <text:p>0.46</text:p>
          </table:table-cell>
          <table:table-cell table:number-columns-repeated="2" table:style-name="ce1"/>
          <table:table-cell office:value-type="float" office:value="36089" table:style-name="ce1">
            <text:p>36089</text:p>
          </table:table-cell>
          <table:table-cell table:number-columns-repeated="16380"/>
        </table:table-row>
        <table:table-row table:style-name="ro2">
          <table:table-cell office:value-type="float" office:value="0.49" table:style-name="ce1">
            <text:p>0.49</text:p>
          </table:table-cell>
          <table:table-cell table:number-columns-repeated="2" table:style-name="ce1"/>
          <table:table-cell office:value-type="float" office:value="38024" table:style-name="ce1">
            <text:p>38024</text:p>
          </table:table-cell>
          <table:table-cell table:number-columns-repeated="16380"/>
        </table:table-row>
        <table:table-row table:style-name="ro2">
          <table:table-cell office:value-type="float" office:value="0.84" table:style-name="ce1">
            <text:p>0.84</text:p>
          </table:table-cell>
          <table:table-cell table:number-columns-repeated="2" table:style-name="ce1"/>
          <table:table-cell office:value-type="float" office:value="42979" table:style-name="ce1">
            <text:p>42979</text:p>
          </table:table-cell>
          <table:table-cell table:number-columns-repeated="16380"/>
        </table:table-row>
        <table:table-row table:style-name="ro2">
          <table:table-cell office:value-type="float" office:value="0.84" table:style-name="ce1">
            <text:p>0.84</text:p>
          </table:table-cell>
          <table:table-cell table:number-columns-repeated="2" table:style-name="ce1"/>
          <table:table-cell office:value-type="float" office:value="42651" table:style-name="ce1">
            <text:p>42651</text:p>
          </table:table-cell>
          <table:table-cell table:number-columns-repeated="16380"/>
        </table:table-row>
        <table:table-row table:style-name="ro2">
          <table:table-cell office:value-type="float" office:value="0.88" table:style-name="ce1">
            <text:p>0.88</text:p>
          </table:table-cell>
          <table:table-cell table:number-columns-repeated="2" table:style-name="ce1"/>
          <table:table-cell office:value-type="float" office:value="39370" table:style-name="ce1">
            <text:p>39370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36122" table:style-name="ce1">
            <text:p>36122</text:p>
          </table:table-cell>
          <table:table-cell table:number-columns-repeated="16380" table:style-name="ce1"/>
        </table:table-row>
        <table:table-row table:style-name="ro2"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32808" table:style-name="ce1">
            <text:p>32808</text:p>
          </table:table-cell>
          <table:table-cell table:number-columns-repeated="16380" table:style-name="ce1"/>
        </table:table-row>
        <table:table-row table:style-name="ro2"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29528" table:style-name="ce1">
            <text:p>29528</text:p>
          </table:table-cell>
          <table:table-cell table:number-columns-repeated="16380" table:style-name="ce1"/>
        </table:table-row>
        <table:table-row table:style-name="ro2"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26247" table:style-name="ce1">
            <text:p>26247</text:p>
          </table:table-cell>
          <table:table-cell table:number-columns-repeated="16380" table:style-name="ce1"/>
        </table:table-row>
        <table:table-row table:style-name="ro2"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22966" table:style-name="ce1">
            <text:p>22966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9685" table:style-name="ce1">
            <text:p>19685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6404" table:style-name="ce1">
            <text:p>16404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3123" table:style-name="ce1">
            <text:p>13123</text:p>
          </table:table-cell>
          <table:table-cell table:number-columns-repeated="16380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2" table:style-name="ce1"/>
          <table:table-cell office:value-type="float" office:value="9843" table:style-name="ce1">
            <text:p>9843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6562" table:style-name="ce1">
            <text:p>6562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3281" table:style-name="ce1">
            <text:p>3281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table:number-columns-repeated="4" table:style-name="ce1"/>
          <table:table-cell office:value-type="float" office:value="20584" table:style-name="ce1">
            <text:p>20584</text:p>
          </table:table-cell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4" table:style-name="ce1"/>
          <table:table-cell office:value-type="float" office:value="38147" table:style-name="ce1">
            <text:p>38147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4" table:style-name="ce1"/>
          <table:table-cell office:value-type="float" office:value="39668" table:style-name="ce1">
            <text:p>39668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4" table:style-name="ce1"/>
          <table:table-cell office:value-type="float" office:value="42453" table:style-name="ce1">
            <text:p>42453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4" table:style-name="ce1"/>
          <table:table-cell office:value-type="float" office:value="44545" table:style-name="ce1">
            <text:p>44545</text:p>
          </table:table-cell>
          <table:table-cell table:number-columns-repeated="16378" table:style-name="ce1"/>
        </table:table-row>
        <table:table-row table:style-name="ro2">
          <table:table-cell office:value-type="float" office:value="0.95" table:style-name="ce1">
            <text:p>0.95</text:p>
          </table:table-cell>
          <table:table-cell table:number-columns-repeated="4" table:style-name="ce1"/>
          <table:table-cell office:value-type="float" office:value="42672" table:style-name="ce1">
            <text:p>42672</text:p>
          </table:table-cell>
          <table:table-cell table:number-columns-repeated="16378" table:style-name="ce1"/>
        </table:table-row>
        <table:table-row table:style-name="ro2">
          <table:table-cell office:value-type="float" office:value="0.97799999999999998" table:style-name="ce1">
            <text:p>0.978</text:p>
          </table:table-cell>
          <table:table-cell table:number-columns-repeated="4" table:style-name="ce1"/>
          <table:table-cell office:value-type="float" office:value="39383" table:style-name="ce1">
            <text:p>39383</text:p>
          </table:table-cell>
          <table:table-cell table:number-columns-repeated="16378" table:style-name="ce1"/>
        </table:table-row>
        <table:table-row table:style-name="ro2">
          <table:table-cell office:value-type="float" office:value="0.997" table:style-name="ce1">
            <text:p>0.997</text:p>
          </table:table-cell>
          <table:table-cell table:number-columns-repeated="4" table:style-name="ce1"/>
          <table:table-cell office:value-type="float" office:value="36102" table:style-name="ce1">
            <text:p>36102</text:p>
          </table:table-cell>
          <table:table-cell table:number-columns-repeated="16378" table:style-name="ce1"/>
        </table:table-row>
        <table:table-row table:style-name="ro2">
          <table:table-cell office:value-type="float" office:value="1.0029999999999999" table:style-name="ce1">
            <text:p>1.003</text:p>
          </table:table-cell>
          <table:table-cell table:number-columns-repeated="4" table:style-name="ce1"/>
          <table:table-cell office:value-type="float" office:value="32825" table:style-name="ce1">
            <text:p>32825</text:p>
          </table:table-cell>
          <table:table-cell table:number-columns-repeated="16378" table:style-name="ce1"/>
        </table:table-row>
        <table:table-row table:style-name="ro2">
          <table:table-cell office:value-type="float" office:value="1.006" table:style-name="ce1">
            <text:p>1.006</text:p>
          </table:table-cell>
          <table:table-cell table:number-columns-repeated="4" table:style-name="ce1"/>
          <table:table-cell office:value-type="float" office:value="29549" table:style-name="ce1">
            <text:p>29549</text:p>
          </table:table-cell>
          <table:table-cell table:number-columns-repeated="16378" table:style-name="ce1"/>
        </table:table-row>
        <table:table-row table:style-name="ro2">
          <table:table-cell office:value-type="float" office:value="0.995" table:style-name="ce1">
            <text:p>0.995</text:p>
          </table:table-cell>
          <table:table-cell table:number-columns-repeated="4" table:style-name="ce1"/>
          <table:table-cell office:value-type="float" office:value="19694" table:style-name="ce1">
            <text:p>19694</text:p>
          </table:table-cell>
          <table:table-cell table:number-columns-repeated="16378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5" table:style-name="ce1"/>
          <table:table-cell office:value-type="float" office:value="39391" table:style-name="ce1">
            <text:p>39391</text:p>
          </table:table-cell>
          <table:table-cell table:number-columns-repeated="16377" table:style-name="ce1"/>
        </table:table-row>
        <table:table-row table:style-name="ro2">
          <table:table-cell office:value-type="float" office:value="0.86399999999999999" table:style-name="ce1">
            <text:p>0.864</text:p>
          </table:table-cell>
          <table:table-cell table:number-columns-repeated="5" table:style-name="ce1"/>
          <table:table-cell office:value-type="float" office:value="42676" table:style-name="ce1">
            <text:p>42676</text:p>
          </table:table-cell>
          <table:table-cell table:number-columns-repeated="16377" table:style-name="ce1"/>
        </table:table-row>
        <table:table-row table:style-name="ro2">
          <table:table-cell office:value-type="float" office:value="0.94099999999999995" table:style-name="ce1">
            <text:p>0.941</text:p>
          </table:table-cell>
          <table:table-cell table:number-columns-repeated="5" table:style-name="ce1"/>
          <table:table-cell office:value-type="float" office:value="36110" table:style-name="ce1">
            <text:p>36110</text:p>
          </table:table-cell>
          <table:table-cell table:number-columns-repeated="16377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5" table:style-name="ce1"/>
          <table:table-cell office:value-type="float" office:value="32818" table:style-name="ce1">
            <text:p>32818</text:p>
          </table:table-cell>
          <table:table-cell table:number-columns-repeated="16377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5" table:style-name="ce1"/>
          <table:table-cell office:value-type="float" office:value="29549" table:style-name="ce1">
            <text:p>29549</text:p>
          </table:table-cell>
          <table:table-cell table:number-columns-repeated="16377" table:style-name="ce1"/>
        </table:table-row>
        <table:table-row table:style-name="ro2">
          <table:table-cell office:value-type="float" office:value="0.93300000000000005" table:style-name="ce1">
            <text:p>0.933</text:p>
          </table:table-cell>
          <table:table-cell table:number-columns-repeated="5" table:style-name="ce1"/>
          <table:table-cell office:value-type="float" office:value="19718" table:style-name="ce1">
            <text:p>19718</text:p>
          </table:table-cell>
          <table:table-cell table:number-columns-repeated="16377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5" table:style-name="ce1"/>
          <table:table-cell office:value-type="float" office:value="9863" table:style-name="ce1">
            <text:p>9863</text:p>
          </table:table-cell>
          <table:table-cell table:number-columns-repeated="16377" table:style-name="ce1"/>
        </table:table-row>
        <table:table-row table:style-name="ro2">
          <table:table-cell office:value-type="float" office:value="0.94799999999999995" table:style-name="ce1">
            <text:p>0.948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16377" table:style-name="ce1"/>
        </table:table-row>
        <table:table-row table:style-name="ro2">
          <table:table-cell office:value-type="float" office:value="0.97799999999999998" table:style-name="ce1">
            <text:p>0.978</text:p>
          </table:table-cell>
          <table:table-cell table:number-columns-repeated="6" table:style-name="ce1"/>
          <table:table-cell office:value-type="float" office:value="47584" table:style-name="ce1">
            <text:p>47584</text:p>
          </table:table-cell>
          <table:table-cell table:number-columns-repeated="16376"/>
        </table:table-row>
        <table:table-row table:style-name="ro2">
          <table:table-cell office:value-type="float" office:value="1.018" table:style-name="ce1">
            <text:p>1.018</text:p>
          </table:table-cell>
          <table:table-cell table:number-columns-repeated="6" table:style-name="ce1"/>
          <table:table-cell office:value-type="float" office:value="44302" table:style-name="ce1">
            <text:p>44302</text:p>
          </table:table-cell>
          <table:table-cell table:number-columns-repeated="16376"/>
        </table:table-row>
        <table:table-row table:style-name="ro2">
          <table:table-cell office:value-type="float" office:value="1.032" table:style-name="ce1">
            <text:p>1.032</text:p>
          </table:table-cell>
          <table:table-cell table:number-columns-repeated="6" table:style-name="ce1"/>
          <table:table-cell office:value-type="float" office:value="42671" table:style-name="ce1">
            <text:p>42671</text:p>
          </table:table-cell>
          <table:table-cell table:number-columns-repeated="16376"/>
        </table:table-row>
        <table:table-row table:style-name="ro2">
          <table:table-cell office:value-type="float" office:value="1.056" table:style-name="ce1">
            <text:p>1.056</text:p>
          </table:table-cell>
          <table:table-cell table:number-columns-repeated="6" table:style-name="ce1"/>
          <table:table-cell office:value-type="float" office:value="39388" table:style-name="ce1">
            <text:p>39388</text:p>
          </table:table-cell>
          <table:table-cell table:number-columns-repeated="16376"/>
        </table:table-row>
        <table:table-row table:style-name="ro2">
          <table:table-cell office:value-type="float" office:value="1.0740000000000001" table:style-name="ce1">
            <text:p>1.074</text:p>
          </table:table-cell>
          <table:table-cell table:number-columns-repeated="6" table:style-name="ce1"/>
          <table:table-cell office:value-type="float" office:value="36106" table:style-name="ce1">
            <text:p>36106</text:p>
          </table:table-cell>
          <table:table-cell table:number-columns-repeated="16376"/>
        </table:table-row>
        <table:table-row table:style-name="ro2">
          <table:table-cell office:value-type="float" office:value="1.0669999999999999" table:style-name="ce1">
            <text:p>1.067</text:p>
          </table:table-cell>
          <table:table-cell table:number-columns-repeated="6" table:style-name="ce1"/>
          <table:table-cell office:value-type="float" office:value="32837" table:style-name="ce1">
            <text:p>32837</text:p>
          </table:table-cell>
          <table:table-cell table:number-columns-repeated="16376"/>
        </table:table-row>
        <table:table-row table:style-name="ro2">
          <table:table-cell office:value-type="float" office:value="1.0549999999999999" table:style-name="ce1">
            <text:p>1.055</text:p>
          </table:table-cell>
          <table:table-cell table:number-columns-repeated="6" table:style-name="ce1"/>
          <table:table-cell office:value-type="float" office:value="29555" table:style-name="ce1">
            <text:p>29555</text:p>
          </table:table-cell>
          <table:table-cell table:number-columns-repeated="16376"/>
        </table:table-row>
        <table:table-row table:style-name="ro2">
          <table:table-cell office:value-type="float" office:value="1.028" table:style-name="ce1">
            <text:p>1.028</text:p>
          </table:table-cell>
          <table:table-cell table:number-columns-repeated="6" table:style-name="ce1"/>
          <table:table-cell office:value-type="float" office:value="22986" table:style-name="ce1">
            <text:p>22986</text:p>
          </table:table-cell>
          <table:table-cell table:number-columns-repeated="16376"/>
        </table:table-row>
        <table:table-row table:style-name="ro2">
          <table:table-cell office:value-type="float" office:value="1.0129999999999999" table:style-name="ce1">
            <text:p>1.013</text:p>
          </table:table-cell>
          <table:table-cell table:number-columns-repeated="6" table:style-name="ce1"/>
          <table:table-cell office:value-type="float" office:value="19696" table:style-name="ce1">
            <text:p>19696</text:p>
          </table:table-cell>
          <table:table-cell table:number-columns-repeated="16376"/>
        </table:table-row>
        <table:table-row table:style-name="ro2">
          <table:table-cell office:value-type="float" office:value="0.98899999999999999" table:style-name="ce1">
            <text:p>0.989</text:p>
          </table:table-cell>
          <table:table-cell table:number-columns-repeated="6" table:style-name="ce1"/>
          <table:table-cell office:value-type="float" office:value="13143" table:style-name="ce1">
            <text:p>13143</text:p>
          </table:table-cell>
          <table:table-cell table:number-columns-repeated="16376"/>
        </table:table-row>
        <table:table-row table:style-name="ro2">
          <table:table-cell office:value-type="float" office:value="0.98299999999999998" table:style-name="ce1">
            <text:p>0.983</text:p>
          </table:table-cell>
          <table:table-cell table:number-columns-repeated="6" table:style-name="ce1"/>
          <table:table-cell office:value-type="float" office:value="9860" table:style-name="ce1">
            <text:p>9860</text:p>
          </table:table-cell>
          <table:table-cell table:number-columns-repeated="16376"/>
        </table:table-row>
        <table:table-row table:style-name="ro2">
          <table:table-cell office:value-type="float" office:value="0.96" table:style-name="ce1">
            <text:p>0.96</text:p>
          </table:table-cell>
          <table:table-cell table:number-columns-repeated="6" table:style-name="ce1"/>
          <table:table-cell office:value-type="float" office:value="135" table:style-name="ce1">
            <text:p>135</text:p>
          </table:table-cell>
          <table:table-cell table:number-columns-repeated="16376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table:number-columns-repeated="16383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table:number-columns-repeated="16383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float" office:value="53433" table:style-name="ce1">
            <text:p>53433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3" table:style-name="ce1"/>
          <table:table-cell office:value-type="float" office:value="57915" table:style-name="ce1">
            <text:p>57915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8380" table:style-name="ce1">
            <text:p>58380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3" table:style-name="ce1"/>
          <table:table-cell office:value-type="float" office:value="58116" table:style-name="ce1">
            <text:p>58116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3" table:style-name="ce1"/>
          <table:table-cell office:value-type="float" office:value="58180" table:style-name="ce1">
            <text:p>58180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3" table:style-name="ce1"/>
          <table:table-cell office:value-type="float" office:value="57623" table:style-name="ce1">
            <text:p>57623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float" office:value="59381" table:style-name="ce1">
            <text:p>59381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3" table:style-name="ce1"/>
          <table:table-cell office:value-type="float" office:value="59962" table:style-name="ce1">
            <text:p>59962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60786" table:style-name="ce1">
            <text:p>60786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6000" table:style-name="ce1">
            <text:p>36000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7" table:style-name="ce1"/>
          <table:table-cell office:value-type="float" office:value="50900" table:style-name="ce1">
            <text:p>50900</text:p>
          </table:table-cell>
          <table:table-cell table:number-columns-repeated="16375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7" table:style-name="ce1"/>
          <table:table-cell office:value-type="float" office:value="51969" table:style-name="ce1">
            <text:p>51969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float" office:value="52569" table:style-name="ce1">
            <text:p>52569</text:p>
          </table:table-cell>
          <table:table-cell table:number-columns-repeated="16375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7" table:style-name="ce1"/>
          <table:table-cell office:value-type="float" office:value="52246" table:style-name="ce1">
            <text:p>52246</text:p>
          </table:table-cell>
          <table:table-cell table:number-columns-repeated="16375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7" table:style-name="ce1"/>
          <table:table-cell office:value-type="float" office:value="54319" table:style-name="ce1">
            <text:p>54319</text:p>
          </table:table-cell>
          <table:table-cell table:number-columns-repeated="16375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7" table:style-name="ce1"/>
          <table:table-cell office:value-type="float" office:value="57738" table:style-name="ce1">
            <text:p>57738</text:p>
          </table:table-cell>
          <table:table-cell table:number-columns-repeated="2" table:style-name="ce1"/>
          <table:table-cell office:value-type="float" office:value="3738" table:formula="of:=[.I132]-[.C17]" table:style-name="ce1">
            <text:p>3738</text:p>
          </table:table-cell>
          <table:table-cell office:value-type="float" office:value="0.9307777777777777" table:formula="of:=(1-(([.I132]/[.C17])-1))" table:style-name="ce1">
            <text:p>0.930777778</text:p>
          </table:table-cell>
          <table:table-cell office:value-type="float" office:value="84042" table:style-name="ce1">
            <text:p>84042</text:p>
          </table:table-cell>
          <table:table-cell office:value-type="float" office:value="78224.425999999992" table:formula="of:=[.N132]*[.M132]" table:style-name="ce1">
            <text:p>78224.426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7" table:style-name="ce1"/>
          <table:table-cell office:value-type="float" office:value="57168" table:style-name="ce1">
            <text:p>57168</text:p>
          </table:table-cell>
          <table:table-cell table:number-columns-repeated="16375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7" table:style-name="ce1"/>
          <table:table-cell office:value-type="float" office:value="57825" table:style-name="ce1">
            <text:p>57825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61337" table:style-name="ce1">
            <text:p>61337</text:p>
          </table:table-cell>
          <table:table-cell table:number-columns-repeated="16375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7" table:style-name="ce1"/>
          <table:table-cell office:value-type="float" office:value="30000" table:style-name="ce1">
            <text:p>3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7" table:style-name="ce1"/>
          <table:table-cell office:value-type="float" office:value="20000" table:style-name="ce1">
            <text:p>2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248" table:style-name="ce1">
            <text:p>1.248</text:p>
          </table:table-cell>
          <table:table-cell table:number-columns-repeated="7" table:style-name="ce1"/>
          <table:table-cell office:value-type="float" office:value="10000" table:style-name="ce1">
            <text:p>1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1439999999999999" table:style-name="ce1">
            <text:p>1.144</text:p>
          </table:table-cell>
          <table:table-cell table:number-columns-repeated="7" table:style-name="ce1"/>
          <table:table-cell office:value-type="float" office:value="135" table:style-name="ce1">
            <text:p>135</text:p>
          </table:table-cell>
          <table:table-cell table:number-columns-repeated="16375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8" table:style-name="ce1"/>
          <table:table-cell office:value-type="float" office:value="49906" table:style-name="ce1">
            <text:p>49906</text:p>
          </table:table-cell>
          <table:table-cell office:value-type="float" office:value="-94" table:formula="of:=[.J140]-[.C8]" table:style-name="ce1">
            <text:p>-94</text:p>
          </table:table-cell>
          <table:table-cell office:value-type="float" office:value="-94" table:formula="of:=[.J140]-[.C8]" table:style-name="ce1">
            <text:p>-94</text:p>
          </table:table-cell>
          <table:table-cell office:value-type="float" office:value="1.0018799999999999" table:formula="of:=1-(([.J140]/[.C8])-1)" table:style-name="ce1">
            <text:p>1.00188</text:p>
          </table:table-cell>
          <table:table-cell office:value-type="float" office:value="84276" table:style-name="ce1">
            <text:p>84276</text:p>
          </table:table-cell>
          <table:table-cell office:value-type="float" office:value="84276" table:style-name="ce1">
            <text:p>84276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8" table:style-name="ce1"/>
          <table:table-cell office:value-type="float" office:value="51723" table:style-name="ce1">
            <text:p>51723</text:p>
          </table:table-cell>
          <table:table-cell office:value-type="float" office:value="-277" table:formula="of:=[.J141]-[.C9]" table:style-name="ce1">
            <text:p>-277</text:p>
          </table:table-cell>
          <table:table-cell office:value-type="float" office:value="-277" table:formula="of:=[.J141]-[.C9]" table:style-name="ce1">
            <text:p>-277</text:p>
          </table:table-cell>
          <table:table-cell office:value-type="float" office:value="1.0053269230769231" table:formula="of:=1-(([.J141]/[.C9])-1)" table:style-name="ce1">
            <text:p>1.005326923</text:p>
          </table:table-cell>
          <table:table-cell office:value-type="float" office:value="85153" table:style-name="ce1">
            <text:p>85153</text:p>
          </table:table-cell>
          <table:table-cell office:value-type="float" office:value="85606.603480769234" table:formula="of:=[.N141]*[.M141]" table:style-name="ce1">
            <text:p>85606.60348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51072" table:style-name="ce1">
            <text:p>51072</text:p>
          </table:table-cell>
          <table:table-cell office:value-type="float" office:value="72" table:formula="of:=[.J142]-[.C14]" table:style-name="ce1">
            <text:p>72</text:p>
          </table:table-cell>
          <table:table-cell office:value-type="float" office:value="72" table:formula="of:=[.J142]-[.C14]" table:style-name="ce1">
            <text:p>72</text:p>
          </table:table-cell>
          <table:table-cell office:value-type="float" office:value="0.99858823529411755" table:formula="of:=1-(([.J142]/[.C14])-1)" table:style-name="ce1">
            <text:p>0.998588235</text:p>
          </table:table-cell>
          <table:table-cell office:value-type="float" office:value="87507" table:style-name="ce1">
            <text:p>87507</text:p>
          </table:table-cell>
          <table:table-cell office:value-type="float" office:value="87383.460705882346" table:formula="of:=[.N142]*[.M142]" table:style-name="ce1">
            <text:p>87383.46071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8" table:style-name="ce1"/>
          <table:table-cell office:value-type="float" office:value="50166" table:style-name="ce1">
            <text:p>50166</text:p>
          </table:table-cell>
          <table:table-cell office:value-type="float" office:value="166" table:formula="of:=[.J143]-[.C15]" table:style-name="ce1">
            <text:p>166</text:p>
          </table:table-cell>
          <table:table-cell office:value-type="float" office:value="166" table:formula="of:=[.J143]-[.C15]" table:style-name="ce1">
            <text:p>166</text:p>
          </table:table-cell>
          <table:table-cell office:value-type="float" office:value="0.99668000000000001" table:formula="of:=1-(([.J143]/[.C15])-1)" table:style-name="ce1">
            <text:p>0.99668</text:p>
          </table:table-cell>
          <table:table-cell office:value-type="float" office:value="87777" table:style-name="ce1">
            <text:p>87777</text:p>
          </table:table-cell>
          <table:table-cell office:value-type="float" office:value="87485.580360000007" table:formula="of:=[.N143]*[.M143]" table:style-name="ce1">
            <text:p>87485.58036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8" table:style-name="ce1"/>
          <table:table-cell office:value-type="float" office:value="51802" table:style-name="ce1">
            <text:p>51802</text:p>
          </table:table-cell>
          <table:table-cell office:value-type="float" office:value="-198" table:formula="of:=[.J144]-[.C16]" table:style-name="ce1">
            <text:p>-198</text:p>
          </table:table-cell>
          <table:table-cell office:value-type="float" office:value="-198" table:formula="of:=[.J144]-[.C16]" table:style-name="ce1">
            <text:p>-198</text:p>
          </table:table-cell>
          <table:table-cell office:value-type="float" office:value="1.0038076923076922" table:formula="of:=1-(([.J144]/[.C16])-1)" table:style-name="ce1">
            <text:p>1.003807692</text:p>
          </table:table-cell>
          <table:table-cell office:value-type="float" office:value="92411" table:style-name="ce1">
            <text:p>92411</text:p>
          </table:table-cell>
          <table:table-cell office:value-type="float" office:value="92762.872653846149" table:formula="of:=[.N144]*[.M144]" table:style-name="ce1">
            <text:p>92762.87265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8" table:style-name="ce1"/>
          <table:table-cell office:value-type="float" office:value="54361" table:style-name="ce1">
            <text:p>54361</text:p>
          </table:table-cell>
          <table:table-cell office:value-type="float" office:value="361" table:formula="of:=[.J145]-[.C17]" table:style-name="ce1">
            <text:p>361</text:p>
          </table:table-cell>
          <table:table-cell office:value-type="float" office:value="361" table:formula="of:=[.J145]-[.C17]" table:style-name="ce1">
            <text:p>361</text:p>
          </table:table-cell>
          <table:table-cell office:value-type="float" office:value="0.99331481481481476" table:formula="of:=1-(([.J145]/[.C17])-1)" table:style-name="ce1">
            <text:p>0.993314815</text:p>
          </table:table-cell>
          <table:table-cell office:value-type="float" office:value="97503" table:style-name="ce1">
            <text:p>97503</text:p>
          </table:table-cell>
          <table:table-cell office:value-type="float" office:value="96851.174388888889" table:formula="of:=[.N145]*[.M145]" table:style-name="ce1">
            <text:p>96851.17439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8" table:style-name="ce1"/>
          <table:table-cell office:value-type="float" office:value="56793" table:style-name="ce1">
            <text:p>56793</text:p>
          </table:table-cell>
          <table:table-cell office:value-type="float" office:value="793" table:formula="of:=[.J146]-[.C18]" table:style-name="ce1">
            <text:p>793</text:p>
          </table:table-cell>
          <table:table-cell office:value-type="float" office:value="793" table:formula="of:=[.J146]-[.C18]" table:style-name="ce1">
            <text:p>793</text:p>
          </table:table-cell>
          <table:table-cell office:value-type="float" office:value="0.9858392857142857" table:formula="of:=1-(([.J146]/[.C18])-1)" table:style-name="ce1">
            <text:p>0.985839286</text:p>
          </table:table-cell>
          <table:table-cell office:value-type="float" office:value="109155" table:style-name="ce1">
            <text:p>109155</text:p>
          </table:table-cell>
          <table:table-cell office:value-type="float" office:value="107609.28723214286" table:formula="of:=[.N146]*[.M146]" table:style-name="ce1">
            <text:p>107609.2872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8" table:style-name="ce1"/>
          <table:table-cell office:value-type="float" office:value="57842" table:style-name="ce1">
            <text:p>57842</text:p>
          </table:table-cell>
          <table:table-cell office:value-type="float" office:value="-158" table:formula="of:=[.J147]-[.C19]" table:style-name="ce1">
            <text:p>-158</text:p>
          </table:table-cell>
          <table:table-cell office:value-type="float" office:value="-158" table:formula="of:=[.J147]-[.C19]" table:style-name="ce1">
            <text:p>-158</text:p>
          </table:table-cell>
          <table:table-cell office:value-type="float" office:value="1.0027241379310343" table:formula="of:=1-(([.J147]/[.C19])-1)" table:style-name="ce1">
            <text:p>1.002724138</text:p>
          </table:table-cell>
          <table:table-cell office:value-type="float" office:value="109458" table:style-name="ce1">
            <text:p>109458</text:p>
          </table:table-cell>
          <table:table-cell office:value-type="float" office:value="109756.17868965515" table:formula="of:=[.N147]*[.M147]" table:style-name="ce1">
            <text:p>109756.1787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float" office:value="59981" table:style-name="ce1">
            <text:p>59981</text:p>
          </table:table-cell>
          <table:table-cell office:value-type="float" office:value="-19" table:formula="of:=[.J148]-[.C20]" table:style-name="ce1">
            <text:p>-19</text:p>
          </table:table-cell>
          <table:table-cell office:value-type="float" office:value="-19" table:formula="of:=[.J148]-[.C20]" table:style-name="ce1">
            <text:p>-19</text:p>
          </table:table-cell>
          <table:table-cell office:value-type="float" office:value="1.0003166666666665" table:formula="of:=1-(([.J148]/[.C20])-1)" table:style-name="ce1">
            <text:p>1.000316667</text:p>
          </table:table-cell>
          <table:table-cell office:value-type="float" office:value="105541" table:style-name="ce1">
            <text:p>105541</text:p>
          </table:table-cell>
          <table:table-cell office:value-type="float" office:value="105574.42131666664" table:formula="of:=[.N148]*[.M148]" table:style-name="ce1">
            <text:p>105574.4213</text:p>
          </table:table-cell>
          <table:table-cell table:number-columns-repeated="16369"/>
        </table:table-row>
        <table:table-row table:style-name="ro2">
          <table:table-cell office:value-type="float" office:value="2.0099999999999998" table:style-name="ce1">
            <text:p>2.01</text:p>
          </table:table-cell>
          <table:table-cell table:number-columns-repeated="8" table:style-name="ce1"/>
          <table:table-cell office:value-type="float" office:value="36000" table:style-name="ce1">
            <text:p>36000</text:p>
          </table:table-cell>
          <table:table-cell table:number-columns-repeated="16374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8" table:style-name="ce1"/>
          <table:table-cell office:value-type="float" office:value="30000" table:style-name="ce1">
            <text:p>30000</text:p>
          </table:table-cell>
          <table:table-cell office:value-type="float" office:value="-6000" table:formula="of:=[.J150]-[.C21]" table:style-name="ce1">
            <text:p>-6000</text:p>
          </table:table-cell>
          <table:table-cell office:value-type="float" office:value="-6000" table:formula="of:=[.J150]-[.C21]" table:style-name="ce1">
            <text:p>-6000</text:p>
          </table:table-cell>
          <table:table-cell office:value-type="float" office:value="1.1666666666666665" table:formula="of:=1-(([.J150]/[.C21])-1)" table:style-name="ce1">
            <text:p>1.166666667</text:p>
          </table:table-cell>
          <table:table-cell office:value-type="float" office:value="100854" table:style-name="ce1">
            <text:p>100854</text:p>
          </table:table-cell>
          <table:table-cell office:value-type="float" office:value="117662.99999999999" table:formula="of:=[.N150]*[.M150]" table:style-name="ce1">
            <text:p>117663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8" table:style-name="ce1"/>
          <table:table-cell office:value-type="float" office:value="20000" table:style-name="ce1">
            <text:p>20000</text:p>
          </table:table-cell>
          <table:table-cell office:value-type="float" office:value="-5000" table:formula="of:=[.J151]-[.C22]" table:style-name="ce1">
            <text:p>-5000</text:p>
          </table:table-cell>
          <table:table-cell office:value-type="float" office:value="-5000" table:formula="of:=[.J151]-[.C22]" table:style-name="ce1">
            <text:p>-5000</text:p>
          </table:table-cell>
          <table:table-cell office:value-type="float" office:value="1.2" table:formula="of:=1-(([.J151]/[.C22])-1)" table:style-name="ce1">
            <text:p>1.2</text:p>
          </table:table-cell>
          <table:table-cell office:value-type="float" office:value="100855" table:style-name="ce1">
            <text:p>100855</text:p>
          </table:table-cell>
          <table:table-cell office:value-type="float" office:value="121026" table:formula="of:=[.N151]*[.M151]" table:style-name="ce1">
            <text:p>121026</text:p>
          </table:table-cell>
          <table:table-cell table:number-columns-repeated="16369"/>
        </table:table-row>
        <table:table-row table:style-name="ro2">
          <table:table-cell office:value-type="float" office:value="1.421" table:style-name="ce1">
            <text:p>1.421</text:p>
          </table:table-cell>
          <table:table-cell table:number-columns-repeated="8" table:style-name="ce1"/>
          <table:table-cell office:value-type="float" office:value="10000" table:style-name="ce1">
            <text:p>10000</text:p>
          </table:table-cell>
          <table:table-cell office:value-type="float" office:value="10000" table:formula="of:=[.J152]-[.C23]" table:style-name="ce1">
            <text:p>10000</text:p>
          </table:table-cell>
          <table:table-cell office:value-type="float" office:value="10000" table:formula="of:=[.J152]-[.C23]" table:style-name="ce1">
            <text:p>10000</text:p>
          </table:table-cell>
          <table:table-cell office:value-type="float" office:value="0" table:formula="of:=1-(([.J152]/[.C23])-1)" table:style-name="ce1">
            <text:p>#DIV/0!</text:p>
          </table:table-cell>
          <table:table-cell office:value-type="float" office:value="100856" table:style-name="ce1">
            <text:p>100856</text:p>
          </table:table-cell>
          <table:table-cell office:value-type="float" office:value="0" table:formula="of:=[.N152]*[.M152]" table:style-name="ce1">
            <text:p>#DIV/0!</text:p>
          </table:table-cell>
          <table:table-cell table:number-columns-repeated="16369"/>
        </table:table-row>
        <table:table-row table:style-name="ro2">
          <table:table-cell office:value-type="float" office:value="1.1439999999999999" table:style-name="ce1">
            <text:p>1.144</text:p>
          </table:table-cell>
          <table:table-cell table:number-columns-repeated="8" table:style-name="ce1"/>
          <table:table-cell office:value-type="float" office:value="150" table:style-name="ce1">
            <text:p>150</text:p>
          </table:table-cell>
          <table:table-cell office:value-type="float" office:value="150" table:formula="of:=[.J153]-[.I141]" table:style-name="ce1">
            <text:p>150</text:p>
          </table:table-cell>
          <table:table-cell table:number-columns-repeated="16373" table:style-name="ce1"/>
        </table:table-row>
        <table:table-row table:number-rows-repeated="1048423" table:style-name="ro2">
          <table:table-cell table:number-columns-repeated="16384"/>
        </table:table-row>
      </table:table>
      <table:table table:name="SFM_Data_Reference" table:style-name="ta1">
        <table:table-column table:style-name="co11" table:number-columns-repeated="4" table:default-cell-style-name="ce1"/>
        <table:table-column table:style-name="co4" table:number-columns-repeated="16380" table:default-cell-style-name="ce1"/>
        <table:table-row table:style-name="ro2">
          <table:table-cell office:value-type="string" table:style-name="ce1">
            <text:p>SFM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C ID</text:p>
          </table:table-cell>
          <table:table-cell office:value-type="string" table:style-name="ce1">
            <text:p>Aircraft</text:p>
          </table:table-cell>
          <table:table-cell office:value-type="string" table:style-name="ce1">
            <text:p>Mzalfa</text:p>
          </table:table-cell>
          <table:table-cell office:value-type="string" table:style-name="ce1">
            <text:p>Mzalfadt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ig-2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mig-29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su-27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u-3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f-1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f-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f-16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iG-25RBT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ig-3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tornado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mig-27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su-2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su-30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fa-18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f-11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su-25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a-10a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tu-16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b-1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u-3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tu-95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tu-142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b-52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MiG-25PD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tu-22m3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a-5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e-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il-78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kc-1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il-76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c-13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mig-29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s-3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mirage-200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tu-14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tu-14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f-117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su-39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an-26b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an-30m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e-2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s-3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av-8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ea-6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f-4e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f-5e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c-17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su-17m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mig-29g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mig-29c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su-24mr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f-16a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fa-18c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su-25t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rg-1a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tornado ids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yak-4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a-10c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f-15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kc-135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l-39za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p-51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p-51d</text:p>
          </table:table-cell>
          <table:table-cell table:number-columns-repeated="16382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C-1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F-86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Haw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MiG-15bis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MQ-9 Reape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Bf-109K-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FW-190D9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TF-51D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Haw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table:number-columns-repeated="16383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table:number-columns-repeated="16383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table:number-columns-repeated="16383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table:number-columns-repeated="16383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table:number-columns-repeated="16383"/>
        </table:table-row>
        <table:table-row table:style-name="ro2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2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1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1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2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2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style-name="ro2">
          <table:table-cell office:value-type="float" office:value="91" table:style-name="ce1">
            <text:p>91</text:p>
          </table:table-cell>
          <table:table-cell table:number-columns-repeated="16383"/>
        </table:table-row>
        <table:table-row table:style-name="ro2">
          <table:table-cell office:value-type="float" office:value="92" table:style-name="ce1">
            <text:p>92</text:p>
          </table:table-cell>
          <table:table-cell table:number-columns-repeated="16383"/>
        </table:table-row>
        <table:table-row table:style-name="ro2">
          <table:table-cell office:value-type="float" office:value="93" table:style-name="ce1">
            <text:p>93</text:p>
          </table:table-cell>
          <table:table-cell table:number-columns-repeated="16383"/>
        </table:table-row>
        <table:table-row table:style-name="ro2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2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2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2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2">
          <table:table-cell office:value-type="float" office:value="98" table:style-name="ce1">
            <text:p>98</text:p>
          </table:table-cell>
          <table:table-cell table:number-columns-repeated="16383"/>
        </table:table-row>
        <table:table-row table:style-name="ro2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2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2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2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2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2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2">
          <table:table-cell office:value-type="float" office:value="105" table:style-name="ce1">
            <text:p>105</text:p>
          </table:table-cell>
          <table:table-cell table:number-columns-repeated="16383"/>
        </table:table-row>
        <table:table-row table:style-name="ro2">
          <table:table-cell office:value-type="float" office:value="106" table:style-name="ce1">
            <text:p>106</text:p>
          </table:table-cell>
          <table:table-cell table:number-columns-repeated="16383"/>
        </table:table-row>
        <table:table-row table:style-name="ro2">
          <table:table-cell office:value-type="float" office:value="107" table:style-name="ce1">
            <text:p>107</text:p>
          </table:table-cell>
          <table:table-cell table:number-columns-repeated="16383"/>
        </table:table-row>
        <table:table-row table:style-name="ro2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2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2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2">
          <table:table-cell office:value-type="float" office:value="111" table:style-name="ce1">
            <text:p>111</text:p>
          </table:table-cell>
          <table:table-cell table:number-columns-repeated="16383"/>
        </table:table-row>
        <table:table-row table:style-name="ro2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2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2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2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number-rows-repeated="1048458" table:style-name="ro2">
          <table:table-cell table:number-columns-repeated="16384"/>
        </table:table-row>
      </table:table>
      <table:named-expressions>
        <table:named-range table:name="AILERON_ANGLE" table:cell-range-address="Computed_Data.$C$210" table:base-cell-address="Computed_Data.$A$1"/>
        <table:named-range table:name="AIRBRAKE_DRAG" table:cell-range-address="Constants.$B$167" table:base-cell-address="Constants.$A$1"/>
        <table:named-range table:name="AIRCRAFT_EMPTY_WEIGHT" table:cell-range-address="DCS_World_SFM.$E$9" table:base-cell-address="DCS_World_SFM.$A$1"/>
        <table:named-range table:name="ASPECT_RATIO" table:cell-range-address="Computed_Data.$D$147" table:base-cell-address="Computed_Data.$A$1"/>
        <table:named-expression table:name="ASPECTRATIO" table:expression="of:=&quot;$#REF!.$C$5&quot;" table:base-cell-address="Reference_Data.$A$1"/>
        <table:named-expression table:name="bdratio" table:expression="of:=&quot;$#REF!.$C$14&quot;" table:base-cell-address="Reference_Data.$A$1"/>
        <table:named-range table:name="BODY_DIAMETER" table:cell-range-address="Reference_Data.$C$13" table:base-cell-address="Reference_Data.$A$1"/>
        <table:named-range table:name="BODY_SPAN_RATIO" table:cell-range-address="Computed_Data.$D$149" table:base-cell-address="Computed_Data.$A$1"/>
        <table:named-range table:name="C_l_delta_a" table:cell-range-address="Computed_Data.$D$155" table:base-cell-address="Computed_Data.$A$1"/>
        <table:named-range table:name="C_l_p" table:cell-range-address="Computed_Data.$D$156" table:base-cell-address="Computed_Data.$A$1"/>
        <table:named-range table:name="C_M_ALPHA" table:cell-range-address="Computed_Data.$D$153" table:base-cell-address="Computed_Data.$A$1"/>
        <table:named-range table:name="C_M_DELTA" table:cell-range-address="Computed_Data.$D$154" table:base-cell-address="Computed_Data.$A$1"/>
        <table:named-range table:name="C_n_beta" table:cell-range-address="Computed_Data.$D$157" table:base-cell-address="Computed_Data.$A$1"/>
        <table:named-range table:name="CHORD_ROOT" table:cell-range-address="Reference_Data.$C$9" table:base-cell-address="Reference_Data.$A$1"/>
        <table:named-range table:name="CHORD_TIP" table:cell-range-address="Reference_Data.$C$10" table:base-cell-address="Reference_Data.$A$1"/>
        <table:named-range table:name="DCS_CYA_RANGE" table:cell-range-address="DCS_World_SFM.$C$32:DCS_World_SFM.$C$55" table:base-cell-address="DCS_World_SFM.$A$1"/>
        <table:named-range table:name="DCS_CYMAX_RANGE" table:cell-range-address="DCS_World_SFM.$H$32:DCS_World_SFM.$H$55" table:base-cell-address="DCS_World_SFM.$A$1"/>
        <table:named-range table:name="DCS_MACH_RANGE" table:cell-range-address="DCS_World_SFM.$A$32:DCS_World_SFM.$A$55" table:base-cell-address="DCS_World_SFM.$A$1"/>
        <table:named-expression table:name="deltaa" table:expression="of:=&quot;$#REF!.$B$199&quot;" table:base-cell-address="Reference_Data.$A$1"/>
        <table:named-expression table:name="e" table:expression="of:=&quot;$#REF!.$C$11&quot;" table:base-cell-address="Reference_Data.$A$1"/>
        <table:named-expression table:name="ef" table:expression="of:=&quot;$#REF!.$C$12&quot;" table:base-cell-address="Reference_Data.$A$1"/>
        <table:named-range table:name="FLAP_COMBAT_SETTING" table:cell-range-address="DCS_World_SFM.$C$14" table:base-cell-address="DCS_World_SFM.$A$1"/>
        <table:named-range table:name="FLAP_LIFT_COEFFICIENT" table:cell-range-address="DCS_World_SFM.$B$27" table:base-cell-address="DCS_World_SFM.$A$1"/>
        <table:named-range table:name="FLAP_TAKEOFF_SETTING" table:cell-range-address="DCS_World_SFM.$C$13" table:base-cell-address="DCS_World_SFM.$A$1"/>
        <table:named-range table:name="INDUCED_DRAG_FACTOR" table:cell-range-address="Computed_Data.$B$170" table:base-cell-address="Computed_Data.$A$1"/>
        <table:named-expression table:name="KDPRIMESUBSONIC" table:expression="of:=&quot;$#REF!.$C$10&quot;" table:base-cell-address="Reference_Data.$A$1"/>
        <table:named-range table:name="KG_TO_POUND" table:cell-range-address="Constants.$C$63" table:base-cell-address="Constants.$A$1"/>
        <table:named-range table:name="KNOTS_TO_FPS" table:cell-range-address="Constants.$C$62" table:base-cell-address="Constants.$A$1"/>
        <table:named-expression table:name="KPRIME" table:expression="of:=&quot;$#REF!.$C$9&quot;" table:base-cell-address="Reference_Data.$A$1"/>
        <table:named-expression table:name="KPRIMESUBSONIC" table:expression="of:=&quot;$#REF!.$C$9&quot;" table:base-cell-address="Reference_Data.$A$1"/>
        <table:named-expression table:name="lambda" table:expression="of:=&quot;$#REF!.$C$18&quot;" table:base-cell-address="Reference_Data.$A$1"/>
        <table:named-range table:name="MAC" table:cell-range-address="Reference_Data.$C$11" table:base-cell-address="Reference_Data.$A$1"/>
        <table:named-range table:name="MAX_FUEL" table:cell-range-address="DCS_World_SFM.$E$10" table:base-cell-address="DCS_World_SFM.$A$1"/>
        <table:named-range table:name="METERS_TO_FEET" table:cell-range-address="Constants.$F$62" table:base-cell-address="Constants.$A$1"/>
        <table:named-range table:name="MIN_LDG_FUEL" table:cell-range-address="DCS_World_SFM.$C$15" table:base-cell-address="DCS_World_SFM.$A$1"/>
        <table:named-range table:name="POUNDS_TO_KN" table:cell-range-address="Constants.$C$64" table:base-cell-address="Constants.$A$1"/>
        <table:named-range table:name="RQDCMD" table:cell-range-address="Computed_Data.$E$119" table:base-cell-address="Computed_Data.$A$1"/>
        <table:named-range table:name="SEA_LEVEL_DENSITY" table:cell-range-address="Constants.$B$68" table:base-cell-address="Constants.$A$1"/>
        <table:named-range table:name="STRUT_DRAG" table:cell-range-address="Constants.$B$166" table:base-cell-address="Constants.$A$1"/>
        <table:named-range table:name="SWEEP_ANGLE_LE" table:cell-range-address="Reference_Data.$C$14" table:base-cell-address="Reference_Data.$A$1"/>
        <table:named-range table:name="SWEEP_ANGLE_QUARTER_CHORD" table:cell-range-address="Reference_Data.$C$15" table:base-cell-address="Reference_Data.$A$1"/>
        <table:named-expression table:name="SWEEPLE" table:expression="of:=&quot;$#REF!.$C$8&quot;" table:base-cell-address="Reference_Data.$A$1"/>
        <table:named-expression table:name="SWEEPTC" table:expression="of:=&quot;$#REF!.$C$7&quot;" table:base-cell-address="Reference_Data.$A$1"/>
        <table:named-range table:name="TAPER_RATIO" table:cell-range-address="Computed_Data.$D$148" table:base-cell-address="Computed_Data.$A$1"/>
        <table:named-range table:name="USABLE_LIFT" table:cell-range-address="DCS_World_SFM.$C$16" table:base-cell-address="DCS_World_SFM.$A$1"/>
        <table:named-range table:name="VISCOUS_DRAG_FACTOR" table:cell-range-address="Computed_Data.$B$177" table:base-cell-address="Computed_Data.$A$1"/>
        <table:named-range table:name="WEISSINGER_WPE_FACTOR" table:cell-range-address="Computed_Data.$B$164" table:base-cell-address="Computed_Data.$A$1"/>
        <table:named-range table:name="WHEEL_DRAG" table:cell-range-address="Constants.$B$165" table:base-cell-address="Constants.$A$1"/>
        <table:named-range table:name="WING_AREA" table:cell-range-address="Reference_Data.$C$7" table:base-cell-address="Reference_Data.$A$1"/>
        <table:named-range table:name="WING_EFFICIENCY_FACTOR" table:cell-range-address="Computed_Data.$B$167" table:base-cell-address="Computed_Data.$A$1"/>
        <table:named-range table:name="WING_SPAN" table:cell-range-address="Reference_Data.$C$8" table:base-cell-address="Reference_Data.$A$1"/>
        <table:named-range table:name="WING_THICKNESS" table:cell-range-address="Reference_Data.$C$12" table:base-cell-address="Reference_Data.$A$1"/>
        <table:named-range table:name="WING_THICKNESS_RATIO" table:cell-range-address="Reference_Data.$C$12" table:base-cell-address="Reference_Data.$A$1"/>
        <table:named-expression table:name="WINGSPAN" table:expression="of:=&quot;$#REF!.$C$4&quot;" table:base-cell-address="Reference_Data.$A$1"/>
      </table:named-expressions>
      <table:database-ranges>
        <table:database-range table:target-range-address="SFM_Data_Reference.A3:SFM_Data_Reference.D75" table:name="__Anonymous_Sheet_DB__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宋体" svg:font-family="宋体"/>
    <style:font-face style:name="Script" svg:font-family="Script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di liu</dc:creator>
    <meta:creation-date>2013-08-20T09:08:53Z</meta:creation-date>
    <dc:date>2023-12-12T15:01:35Z</dc:date>
    <meta:editing-cycles>88</meta:editing-cycles>
    <meta:editing-duration>PT10125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0535433070866pt" svg:width="454.3343307086614pt" chart:style-name="Crt0">
        <chart:title chart:style-name="CT00">
          <text:p text:style-name="a0" text:class-names="" text:cond-style-name="">Coefficient of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7" chart:values-cell-range-address="Aerodynamic_Coefficients.$B$8:.$B$30" chart:class="chart:scatter" chart:attached-axis="primary-y" chart:style-name="G0S0">
            <chart:domain table:cell-range-address="Aerodynamic_Coefficients.$A$8:.$A$30"/>
            <chart:data-point chart:repeated="23"/>
          </chart:series>
          <chart:series chart:label-cell-address="Aerodynamic_Coefficients.$C$7" chart:values-cell-range-address="Aerodynamic_Coefficients.$C$8:.$C$30" chart:class="chart:scatter" chart:attached-axis="primary-y" chart:style-name="G0S1">
            <chart:domain table:cell-range-address="Aerodynamic_Coefficients.$A$8:.$A$30"/>
            <chart:data-point chart:repeated="23"/>
          </chart:series>
          <chart:series chart:label-cell-address="Aerodynamic_Coefficients.$D$7" chart:values-cell-range-address="Aerodynamic_Coefficients.$D$8:.$D$30" chart:class="chart:scatter" chart:attached-axis="primary-y" chart:style-name="G0S2">
            <chart:domain table:cell-range-address="Aerodynamic_Coefficients.$A$8:.$A$30"/>
            <chart:data-point chart:repeated="23"/>
          </chart:series>
          <chart:series chart:label-cell-address="Aerodynamic_Coefficients.$E$7" chart:values-cell-range-address="Aerodynamic_Coefficients.$E$8:.$E$30" chart:class="chart:scatter" chart:attached-axis="primary-y" chart:style-name="G0S3">
            <chart:domain table:cell-range-address="Aerodynamic_Coefficients.$A$8:.$A$30"/>
            <chart:data-point chart:repeated="23"/>
          </chart:series>
          <chart:series chart:label-cell-address="Aerodynamic_Coefficients.$F$7" chart:values-cell-range-address="Aerodynamic_Coefficients.$F$8:.$F$30" chart:class="chart:scatter" chart:attached-axis="primary-y" chart:style-name="G0S4">
            <chart:domain table:cell-range-address="Aerodynamic_Coefficients.$A$8:.$A$30"/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86377952756pt" svg:width="453.2615748031496pt" chart:style-name="Crt0">
        <chart:title chart:style-name="CT00">
          <text:p text:style-name="a0" text:class-names="" text:cond-style-name="">Thrust Specific Fuel Consump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b / (h-lb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72" chart:values-cell-range-address="Engine_Simulation_Data.$B$74:.$B$90" chart:class="chart:scatter" chart:attached-axis="primary-y" chart:style-name="G0S0">
            <chart:domain table:cell-range-address="Engine_Simulation_Data.$A$74:.$A$90"/>
            <chart:data-point chart:repeated="17"/>
          </chart:series>
          <chart:series chart:label-cell-address="Engine_Simulation_Data.$C$72" chart:values-cell-range-address="Engine_Simulation_Data.$C$74:.$C$90" chart:class="chart:scatter" chart:attached-axis="primary-y" chart:style-name="G0S1">
            <chart:domain table:cell-range-address="Engine_Simulation_Data.$A$74:.$A$90"/>
            <chart:data-point chart:repeated="17"/>
          </chart:series>
          <chart:series chart:label-cell-address="Engine_Simulation_Data.$D$72" chart:values-cell-range-address="Engine_Simulation_Data.$D$74:.$D$90" chart:class="chart:scatter" chart:attached-axis="primary-y" chart:style-name="G0S2">
            <chart:domain table:cell-range-address="Engine_Simulation_Data.$A$74:.$A$90"/>
            <chart:data-point chart:repeated="17"/>
          </chart:series>
          <chart:series chart:label-cell-address="Engine_Simulation_Data.$E$72" chart:values-cell-range-address="Engine_Simulation_Data.$E$74:.$E$90" chart:class="chart:scatter" chart:attached-axis="primary-y" chart:style-name="G0S3">
            <chart:domain table:cell-range-address="Engine_Simulation_Data.$A$74:.$A$90"/>
            <chart:data-point chart:repeated="17"/>
          </chart:series>
          <chart:series chart:label-cell-address="Engine_Simulation_Data.$F$72" chart:values-cell-range-address="Engine_Simulation_Data.$F$74:.$F$90" chart:class="chart:scatter" chart:attached-axis="primary-y" chart:style-name="G0S4">
            <chart:domain table:cell-range-address="Engine_Simulation_Data.$A$74:.$A$90"/>
            <chart:data-point chart:repeated="1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3191338582677pt" svg:width="453.2327559055118pt" chart:style-name="Crt0">
        <chart:title chart:style-name="CT00">
          <text:p text:style-name="a0" text:class-names="" text:cond-style-name="">Net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120" chart:values-cell-range-address="Engine_Simulation_Data.$B$121:.$B$137" chart:class="chart:scatter" chart:attached-axis="primary-y" chart:style-name="G0S0">
            <chart:domain table:cell-range-address="Engine_Simulation_Data.$A$121:.$A$137"/>
            <chart:data-point chart:repeated="17"/>
          </chart:series>
          <chart:series chart:label-cell-address="Engine_Simulation_Data.$C$120" chart:values-cell-range-address="Engine_Simulation_Data.$C$121:.$C$137" chart:class="chart:scatter" chart:attached-axis="primary-y" chart:style-name="G0S1">
            <chart:domain table:cell-range-address="Engine_Simulation_Data.$A$121:.$A$137"/>
            <chart:data-point chart:repeated="17"/>
          </chart:series>
          <chart:series chart:label-cell-address="Engine_Simulation_Data.$D$120" chart:values-cell-range-address="Engine_Simulation_Data.$D$121:.$D$137" chart:class="chart:scatter" chart:attached-axis="primary-y" chart:style-name="G0S2">
            <chart:domain table:cell-range-address="Engine_Simulation_Data.$A$121:.$A$137"/>
            <chart:data-point chart:repeated="17"/>
          </chart:series>
          <chart:series chart:label-cell-address="Engine_Simulation_Data.$E$120" chart:values-cell-range-address="Engine_Simulation_Data.$E$121:.$E$137" chart:class="chart:scatter" chart:attached-axis="primary-y" chart:style-name="G0S3">
            <chart:domain table:cell-range-address="Engine_Simulation_Data.$A$121:.$A$137"/>
            <chart:data-point chart:repeated="17"/>
          </chart:series>
          <chart:series chart:label-cell-address="Engine_Simulation_Data.$F$120" chart:values-cell-range-address="Engine_Simulation_Data.$F$121:.$F$137" chart:class="chart:scatter" chart:attached-axis="primary-y" chart:style-name="G0S4">
            <chart:domain table:cell-range-address="Engine_Simulation_Data.$A$121:.$A$137"/>
            <chart:data-point chart:repeated="17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03937007874pt" svg:width="453.2327559055118pt" chart:style-name="Crt0">
        <chart:title chart:style-name="CT00">
          <text:p text:style-name="a0" text:class-names="" text:cond-style-name="">Thrust Specific Fuel Consump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b / (h-lb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141" chart:values-cell-range-address="Engine_Simulation_Data.$B$142:.$B$158" chart:class="chart:scatter" chart:attached-axis="primary-y" chart:style-name="G0S0">
            <chart:domain table:cell-range-address="Engine_Simulation_Data.$A$142:.$A$158"/>
            <chart:data-point chart:repeated="17"/>
          </chart:series>
          <chart:series chart:label-cell-address="Engine_Simulation_Data.$C$141" chart:values-cell-range-address="Engine_Simulation_Data.$C$142:.$C$158" chart:class="chart:scatter" chart:attached-axis="primary-y" chart:style-name="G0S1">
            <chart:domain table:cell-range-address="Engine_Simulation_Data.$A$142:.$A$158"/>
            <chart:data-point chart:repeated="17"/>
          </chart:series>
          <chart:series chart:label-cell-address="Engine_Simulation_Data.$D$141" chart:values-cell-range-address="Engine_Simulation_Data.$D$142:.$D$158" chart:class="chart:scatter" chart:attached-axis="primary-y" chart:style-name="G0S2">
            <chart:domain table:cell-range-address="Engine_Simulation_Data.$A$142:.$A$158"/>
            <chart:data-point chart:repeated="17"/>
          </chart:series>
          <chart:series chart:label-cell-address="Engine_Simulation_Data.$E$141" chart:values-cell-range-address="Engine_Simulation_Data.$E$142:.$E$158" chart:class="chart:scatter" chart:attached-axis="primary-y" chart:style-name="G0S3">
            <chart:domain table:cell-range-address="Engine_Simulation_Data.$A$142:.$A$158"/>
            <chart:data-point chart:repeated="17"/>
          </chart:series>
          <chart:series chart:label-cell-address="Engine_Simulation_Data.$F$141" chart:values-cell-range-address="Engine_Simulation_Data.$F$142:.$F$158" chart:class="chart:scatter" chart:attached-axis="primary-y" chart:style-name="G0S4">
            <chart:domain table:cell-range-address="Engine_Simulation_Data.$A$142:.$A$158"/>
            <chart:data-point chart:repeated="1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1.9047244094488pt" svg:width="452.8079527559055pt" chart:style-name="Crt0">
        <chart:title chart:style-name="CT00">
          <text:p text:style-name="a0" text:class-names="" text:cond-style-name="">Net MIL Thrust Engine Simulation D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34" chart:values-cell-range-address="Engine_Simulation_Data.$B$35:.$B$48" chart:class="chart:scatter" chart:attached-axis="primary-y" chart:style-name="G0S0">
            <chart:domain table:cell-range-address="Engine_Simulation_Data.$A$35:.$A$48"/>
            <chart:data-point chart:repeated="14"/>
          </chart:series>
          <chart:series chart:label-cell-address="Engine_Simulation_Data.$C$34" chart:values-cell-range-address="Engine_Simulation_Data.$C$35:.$C$48" chart:class="chart:scatter" chart:attached-axis="primary-y" chart:style-name="G0S1">
            <chart:domain table:cell-range-address="Engine_Simulation_Data.$A$35:.$A$48"/>
            <chart:data-point chart:repeated="14"/>
          </chart:series>
          <chart:series chart:label-cell-address="Engine_Simulation_Data.$D$34" chart:values-cell-range-address="Engine_Simulation_Data.$D$35:.$D$48" chart:class="chart:scatter" chart:attached-axis="primary-y" chart:style-name="G0S2">
            <chart:domain table:cell-range-address="Engine_Simulation_Data.$A$35:.$A$48"/>
            <chart:data-point chart:repeated="14"/>
          </chart:series>
          <chart:series chart:label-cell-address="Engine_Simulation_Data.$E$34" chart:values-cell-range-address="Engine_Simulation_Data.$E$35:.$E$48" chart:class="chart:scatter" chart:attached-axis="primary-y" chart:style-name="G0S3">
            <chart:domain table:cell-range-address="Engine_Simulation_Data.$A$35:.$A$48"/>
            <chart:data-point chart:repeated="14"/>
          </chart:series>
          <chart:series chart:label-cell-address="Engine_Simulation_Data.$F$34" chart:values-cell-range-address="Engine_Simulation_Data.$F$35:.$F$48" chart:class="chart:scatter" chart:attached-axis="primary-y" chart:style-name="G0S4">
            <chart:domain table:cell-range-address="Engine_Simulation_Data.$A$35:.$A$48"/>
            <chart:data-point chart:repeated="14"/>
          </chart:series>
          <chart:series chart:label-cell-address="Engine_Simulation_Data.$G$34" chart:values-cell-range-address="Engine_Simulation_Data.$G$35:.$G$48" chart:class="chart:scatter" chart:attached-axis="primary-y" chart:style-name="G0S5">
            <chart:domain table:cell-range-address="Engine_Simulation_Data.$A$35:.$A$48"/>
            <chart:data-point chart:repeated="1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2.7791338582677pt" chart:style-name="Crt0">
        <chart:title chart:style-name="CT00">
          <text:p text:style-name="a0" text:class-names="" text:cond-style-name="">Gross MIL Thrust Engine Simulation D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ewt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52" chart:values-cell-range-address="Engine_Simulation_Data.$B$53:.$B$66" chart:class="chart:scatter" chart:attached-axis="primary-y" chart:style-name="G0S0">
            <chart:domain table:cell-range-address="Engine_Simulation_Data.$A$53:.$A$66"/>
            <chart:data-point chart:repeated="14"/>
          </chart:series>
          <chart:series chart:label-cell-address="Engine_Simulation_Data.$C$52" chart:values-cell-range-address="Engine_Simulation_Data.$C$53:.$C$66" chart:class="chart:scatter" chart:attached-axis="primary-y" chart:style-name="G0S1">
            <chart:domain table:cell-range-address="Engine_Simulation_Data.$A$53:.$A$66"/>
            <chart:data-point chart:repeated="14"/>
          </chart:series>
          <chart:series chart:label-cell-address="Engine_Simulation_Data.$D$52" chart:values-cell-range-address="Engine_Simulation_Data.$D$53:.$D$66" chart:class="chart:scatter" chart:attached-axis="primary-y" chart:style-name="G0S2">
            <chart:domain table:cell-range-address="Engine_Simulation_Data.$A$53:.$A$66"/>
            <chart:data-point chart:repeated="14"/>
          </chart:series>
          <chart:series chart:label-cell-address="Engine_Simulation_Data.$E$52" chart:values-cell-range-address="Engine_Simulation_Data.$E$53:.$E$66" chart:class="chart:scatter" chart:attached-axis="primary-y" chart:style-name="G0S3">
            <chart:domain table:cell-range-address="Engine_Simulation_Data.$A$53:.$A$66"/>
            <chart:data-point chart:repeated="14"/>
          </chart:series>
          <chart:series chart:label-cell-address="Engine_Simulation_Data.$F$52" chart:values-cell-range-address="Engine_Simulation_Data.$F$53:.$F$66" chart:class="chart:scatter" chart:attached-axis="primary-y" chart:style-name="G0S4">
            <chart:domain table:cell-range-address="Engine_Simulation_Data.$A$53:.$A$66"/>
            <chart:data-point chart:repeated="14"/>
          </chart:series>
          <chart:series chart:label-cell-address="Engine_Simulation_Data.$G$52" chart:values-cell-range-address="Engine_Simulation_Data.$G$53:.$G$66" chart:class="chart:scatter" chart:attached-axis="primary-y" chart:style-name="G0S5">
            <chart:domain table:cell-range-address="Engine_Simulation_Data.$A$53:.$A$66"/>
            <chart:data-point chart:repeated="1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4207874015748pt" svg:width="478.2023622047244pt" chart:style-name="Crt0">
        <chart:title chart:style-name="CT00">
          <text:p text:style-name="a0" text:class-names="" text:cond-style-name="">Coefficient of Lift Data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9" chart:values-cell-range-address="Computed_Data.$B$10:.$B$32" chart:class="chart:scatter" chart:attached-axis="primary-y" chart:style-name="G0S0">
            <chart:domain table:cell-range-address="Computed_Data.$A$10:.$A$32"/>
            <chart:data-point chart:repeated="23"/>
          </chart:series>
          <chart:series chart:label-cell-address="Computed_Data.$C$9" chart:values-cell-range-address="Computed_Data.$C$10:.$C$32" chart:class="chart:scatter" chart:attached-axis="primary-y" chart:style-name="G0S1">
            <chart:domain table:cell-range-address="Computed_Data.$A$10:.$A$32"/>
            <chart:data-point chart:repeated="23"/>
          </chart:series>
          <chart:series chart:label-cell-address="Computed_Data.$D$9" chart:values-cell-range-address="Computed_Data.$D$10:.$D$32" chart:class="chart:scatter" chart:attached-axis="primary-y" chart:style-name="G0S2">
            <chart:domain table:cell-range-address="Computed_Data.$A$10:.$A$32"/>
            <chart:data-point chart:repeated="2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151968503937pt" svg:width="453.2327559055118pt" chart:style-name="Crt0">
        <chart:title chart:style-name="CT00">
          <text:p text:style-name="a0" text:class-names="" text:cond-style-name="">Roll Rate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oll rate (degrees / second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G$209" chart:values-cell-range-address="Computed_Data.$G$210:.$G$232" chart:class="chart:scatter" chart:attached-axis="primary-y" chart:style-name="G0S0">
            <chart:domain table:cell-range-address="Computed_Data.$A$210:.$A$232"/>
            <chart:data-point chart:repeated="23"/>
          </chart:series>
          <chart:series chart:label-cell-address="Computed_Data.$H$209" chart:values-cell-range-address="Computed_Data.$H$210:.$H$232" chart:class="chart:scatter" chart:attached-axis="primary-y" chart:style-name="G0S1">
            <chart:domain table:cell-range-address="Computed_Data.$A$210:.$A$232"/>
            <chart:data-point chart:repeated="23"/>
          </chart:series>
          <chart:series chart:label-cell-address="Computed_Data.$I$209" chart:values-cell-range-address="Computed_Data.$I$210:.$I$232" chart:class="chart:scatter" chart:attached-axis="primary-y" chart:style-name="G0S2">
            <chart:domain table:cell-range-address="Computed_Data.$A$210:.$A$232"/>
            <chart:data-point chart:repeated="23"/>
          </chart:series>
          <chart:series chart:label-cell-address="Computed_Data.$J$209" chart:values-cell-range-address="Computed_Data.$J$210:.$J$232" chart:class="chart:scatter" chart:attached-axis="primary-y" chart:style-name="G0S3">
            <chart:domain table:cell-range-address="Computed_Data.$A$210:.$A$232"/>
            <chart:data-point chart:repeated="2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7.6823622047244pt" chart:style-name="Crt0">
        <chart:title chart:style-name="CT00">
          <text:p text:style-name="a0" text:class-names="" text:cond-style-name="">Roll damping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93" chart:values-cell-range-address="Computed_Data.$B$94:.$B$116" chart:class="chart:scatter" chart:attached-axis="primary-y" chart:style-name="G0S0">
            <chart:domain table:cell-range-address="Computed_Data.$A$94:.$A$116"/>
            <chart:data-point chart:repeated="23"/>
          </chart:series>
          <chart:series chart:label-cell-address="Computed_Data.$C$93" chart:values-cell-range-address="Computed_Data.$C$94:.$C$116" chart:class="chart:scatter" chart:attached-axis="primary-y" chart:style-name="G0S1">
            <chart:domain table:cell-range-address="Computed_Data.$A$94:.$A$116"/>
            <chart:data-point chart:repeated="23"/>
          </chart:series>
          <chart:series chart:label-cell-address="Computed_Data.$D$93" chart:values-cell-range-address="Computed_Data.$D$94:.$D$116" chart:class="chart:scatter" chart:attached-axis="primary-y" chart:style-name="G0S2">
            <chart:domain table:cell-range-address="Computed_Data.$A$94:.$A$116"/>
            <chart:data-point chart:repeated="2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807874015748pt" svg:width="457.3727559055118pt" chart:style-name="Crt0">
        <chart:title chart:style-name="CT00">
          <text:p text:style-name="a0" text:class-names="" text:cond-style-name="">Aileron control power coefficient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delta 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65" chart:values-cell-range-address="Computed_Data.$B$66:.$B$88" chart:class="chart:scatter" chart:attached-axis="primary-y" chart:style-name="G0S0">
            <chart:domain table:cell-range-address="Computed_Data.$A$66:.$A$88"/>
            <chart:data-point chart:repeated="23"/>
          </chart:series>
          <chart:series chart:label-cell-address="Computed_Data.$C$65" chart:values-cell-range-address="Computed_Data.$C$66:.$C$88" chart:class="chart:scatter" chart:attached-axis="primary-y" chart:style-name="G0S1">
            <chart:domain table:cell-range-address="Computed_Data.$A$66:.$A$88"/>
            <chart:data-point chart:repeated="23"/>
          </chart:series>
          <chart:series chart:label-cell-address="Computed_Data.$D$65" chart:values-cell-range-address="Computed_Data.$D$66:.$D$88" chart:class="chart:scatter" chart:attached-axis="primary-y" chart:style-name="G0S2">
            <chart:domain table:cell-range-address="Computed_Data.$A$66:.$A$88"/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1.5215748031496pt" svg:width="454.3055905511811pt" chart:style-name="Crt0">
        <chart:title chart:style-name="CT00">
          <text:p text:style-name="a0" text:class-names="" text:cond-style-name="">Consolidated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36" chart:values-cell-range-address="Computed_Data.$B$237:.$B$252" chart:class="chart:scatter" chart:attached-axis="primary-y" chart:style-name="G0S0">
            <chart:domain table:cell-range-address="Computed_Data.$A$237:.$A$252"/>
            <chart:data-point chart:repeated="16"/>
          </chart:series>
          <chart:series chart:label-cell-address="Computed_Data.$C$236" chart:values-cell-range-address="Computed_Data.$C$237:.$C$252" chart:class="chart:scatter" chart:attached-axis="primary-y" chart:style-name="G0S1">
            <chart:domain table:cell-range-address="Computed_Data.$A$237:.$A$252"/>
            <chart:data-point chart:repeated="16"/>
          </chart:series>
          <chart:series chart:label-cell-address="Computed_Data.$D$236" chart:values-cell-range-address="Computed_Data.$D$237:.$D$252" chart:class="chart:scatter" chart:attached-axis="primary-y" chart:style-name="G0S2">
            <chart:domain table:cell-range-address="Computed_Data.$A$237:.$A$252"/>
            <chart:data-point chart:repeated="1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4.3343307086614pt" chart:style-name="Crt0">
        <chart:title chart:style-name="CT00">
          <text:p text:style-name="a0" text:class-names="" text:cond-style-name="">Maximum Coefficient of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34" chart:values-cell-range-address="Aerodynamic_Coefficients.$B$35:.$B$57" chart:class="chart:scatter" chart:attached-axis="primary-y" chart:style-name="G0S0">
            <chart:domain table:cell-range-address="Aerodynamic_Coefficients.$A$35:.$A$57"/>
            <chart:data-point chart:repeated="23"/>
          </chart:series>
          <chart:series chart:label-cell-address="Aerodynamic_Coefficients.$C$34" chart:values-cell-range-address="Aerodynamic_Coefficients.$C$35:.$C$57" chart:class="chart:scatter" chart:attached-axis="primary-y" chart:style-name="G0S1">
            <chart:domain table:cell-range-address="Aerodynamic_Coefficients.$A$35:.$A$57"/>
            <chart:data-point chart:repeated="23"/>
          </chart:series>
          <chart:series chart:label-cell-address="Aerodynamic_Coefficients.$D$34" chart:values-cell-range-address="Aerodynamic_Coefficients.$D$35:.$D$57" chart:class="chart:scatter" chart:attached-axis="primary-y" chart:style-name="G0S2">
            <chart:domain table:cell-range-address="Aerodynamic_Coefficients.$A$35:.$A$57"/>
            <chart:data-point chart:repeated="23"/>
          </chart:series>
          <chart:series chart:label-cell-address="Aerodynamic_Coefficients.$E$34" chart:values-cell-range-address="Aerodynamic_Coefficients.$E$35:.$E$57" chart:class="chart:scatter" chart:attached-axis="primary-y" chart:style-name="G0S3">
            <chart:domain table:cell-range-address="Aerodynamic_Coefficients.$A$35:.$A$57"/>
            <chart:data-point chart:repeated="23"/>
          </chart:series>
          <chart:series chart:label-cell-address="Aerodynamic_Coefficients.$F$34" chart:values-cell-range-address="Aerodynamic_Coefficients.$F$35:.$F$57" chart:class="chart:scatter" chart:attached-axis="primary-y" chart:style-name="G0S4">
            <chart:domain table:cell-range-address="Aerodynamic_Coefficients.$A$35:.$A$57"/>
            <chart:data-point chart:repeated="23"/>
          </chart:series>
          <chart:series chart:label-cell-address="Aerodynamic_Coefficients.$G$34" chart:values-cell-range-address="Aerodynamic_Coefficients.$G$35:.$G$57" chart:class="chart:scatter" chart:attached-axis="primary-y" chart:style-name="G0S5">
            <chart:domain table:cell-range-address="Aerodynamic_Coefficients.$A$35:.$A$57"/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09.0231496062992pt" svg:width="455.0759842519685pt" chart:style-name="Crt0">
        <chart:title chart:style-name="CT00">
          <text:p text:style-name="a0" text:class-names="" text:cond-style-name="">Consolidated TSF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SF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56" chart:values-cell-range-address="Computed_Data.$B$257:.$B$272" chart:class="chart:scatter" chart:attached-axis="primary-y" chart:style-name="G0S0">
            <chart:domain table:cell-range-address="Computed_Data.$A$257:.$A$272"/>
            <chart:data-point chart:repeated="16"/>
          </chart:series>
          <chart:series chart:label-cell-address="Computed_Data.$C$256" chart:values-cell-range-address="Computed_Data.$C$257:.$C$272" chart:class="chart:scatter" chart:attached-axis="primary-y" chart:style-name="G0S1">
            <chart:domain table:cell-range-address="Computed_Data.$A$257:.$A$272"/>
            <chart:data-point chart:repeated="16"/>
          </chart:series>
          <chart:series chart:label-cell-address="Computed_Data.$D$256" chart:values-cell-range-address="Computed_Data.$D$257:.$D$272" chart:class="chart:scatter" chart:attached-axis="primary-y" chart:style-name="G0S2">
            <chart:domain table:cell-range-address="Computed_Data.$A$257:.$A$272"/>
            <chart:data-point chart:repeated="1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2.8823622047244pt" svg:width="455.1047244094488pt" chart:style-name="Crt0">
        <chart:title chart:style-name="CT00">
          <text:p text:style-name="a0" text:class-names="" text:cond-style-name="">Consolidated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 of Thrus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76" chart:values-cell-range-address="Computed_Data.$B$277:.$B$292" chart:class="chart:scatter" chart:attached-axis="primary-y" chart:style-name="G0S0">
            <chart:domain table:cell-range-address="Computed_Data.$A$277:.$A$292"/>
            <chart:data-point chart:repeated="16"/>
          </chart:series>
          <chart:series chart:label-cell-address="Computed_Data.$C$276" chart:values-cell-range-address="Computed_Data.$C$277:.$C$292" chart:class="chart:scatter" chart:attached-axis="primary-y" chart:style-name="G0S1">
            <chart:domain table:cell-range-address="Computed_Data.$A$277:.$A$292"/>
            <chart:data-point chart:repeated="16"/>
          </chart:series>
          <chart:series chart:label-cell-address="Computed_Data.$D$276" chart:values-cell-range-address="Computed_Data.$D$277:.$D$292" chart:class="chart:scatter" chart:attached-axis="primary-y" chart:style-name="G0S2">
            <chart:domain table:cell-range-address="Computed_Data.$A$277:.$A$292"/>
            <chart:data-point chart:repeated="16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2.7671653543307pt" svg:width="455.0759842519685pt" chart:style-name="Crt0">
        <chart:title chart:style-name="CT00">
          <text:p text:style-name="a0" text:class-names="" text:cond-style-name="">Consolidated TSF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SF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96" chart:values-cell-range-address="Computed_Data.$B$297:.$B$312" chart:class="chart:scatter" chart:attached-axis="primary-y" chart:style-name="G0S0">
            <chart:domain table:cell-range-address="Computed_Data.$A$297:.$A$312"/>
            <chart:data-point chart:repeated="16"/>
          </chart:series>
          <chart:series chart:label-cell-address="Computed_Data.$C$296" chart:values-cell-range-address="Computed_Data.$C$297:.$C$312" chart:class="chart:scatter" chart:attached-axis="primary-y" chart:style-name="G0S1">
            <chart:domain table:cell-range-address="Computed_Data.$A$297:.$A$312"/>
            <chart:data-point chart:repeated="16"/>
          </chart:series>
          <chart:series chart:label-cell-address="Computed_Data.$D$296" chart:values-cell-range-address="Computed_Data.$D$297:.$D$312" chart:class="chart:scatter" chart:attached-axis="primary-y" chart:style-name="G0S2">
            <chart:domain table:cell-range-address="Computed_Data.$A$297:.$A$312"/>
            <chart:data-point chart:repeated="1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5423622047244pt" svg:width="456.8903937007874pt" chart:style-name="Crt0">
        <chart:title chart:style-name="CT00">
          <text:p text:style-name="a0" text:class-names="" text:cond-style-name="">Minimum Drag Coefficient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Dmi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36" chart:values-cell-range-address="Computed_Data.$B$37:.$B$59" chart:class="chart:scatter" chart:attached-axis="primary-y" chart:style-name="G0S0">
            <chart:domain table:cell-range-address="Computed_Data.$A$37:.$A$59"/>
            <chart:data-point chart:repeated="2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4.7879527559055pt" chart:style-name="Crt0">
        <chart:title chart:style-name="CT00">
          <text:p text:style-name="a0" text:class-names="" text:cond-style-name="">Pitch Effectiveness (C_m_alpha + C_m_delta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ective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120" chart:values-cell-range-address="Computed_Data.$B$121:.$B$143" chart:class="chart:scatter" chart:attached-axis="primary-y" chart:style-name="G0S0">
            <chart:domain table:cell-range-address="Computed_Data.$A$121:.$A$143"/>
            <chart:data-point chart:repeated="23"/>
          </chart:series>
          <chart:series chart:label-cell-address="Computed_Data.$C$120" chart:values-cell-range-address="Computed_Data.$C$121:.$C$143" chart:class="chart:scatter" chart:attached-axis="primary-y" chart:style-name="G0S1">
            <chart:domain table:cell-range-address="Computed_Data.$A$121:.$A$143"/>
            <chart:data-point chart:repeated="23"/>
          </chart:series>
          <chart:series chart:label-cell-address="Computed_Data.$D$120" chart:values-cell-range-address="Computed_Data.$D$121:.$D$143" chart:class="chart:scatter" chart:attached-axis="primary-y" chart:style-name="G0S2">
            <chart:domain table:cell-range-address="Computed_Data.$A$121:.$A$143"/>
            <chart:data-point chart:repeated="23"/>
          </chart:series>
          <chart:series chart:label-cell-address="Computed_Data.$E$120" chart:values-cell-range-address="Computed_Data.$E$121:.$E$143" chart:class="chart:scatter" chart:attached-axis="primary-y" chart:style-name="G0S3">
            <chart:domain table:cell-range-address="Computed_Data.$A$121:.$A$143"/>
            <chart:data-point chart:repeated="23"/>
          </chart:series>
          <chart:series chart:label-cell-address="Computed_Data.$F$120" chart:values-cell-range-address="Computed_Data.$F$121:.$F$143" chart:class="chart:scatter" chart:attached-axis="primary-y" chart:style-name="G0S4">
            <chart:domain table:cell-range-address="Computed_Data.$A$121:.$A$143"/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65.6655905511811pt" svg:width="455.1047244094488pt" chart:style-name="Crt0">
        <chart:title chart:style-name="CT00">
          <text:p text:style-name="a0" text:class-names="" text:cond-style-name="">Speed vs.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nots</text:p>
            </chart:title>
          </chart:axis>
          <chart:series chart:label-cell-address="DCS_World_SFM.$R$31" chart:values-cell-range-address="DCS_World_SFM.$R$32:.$R$55" chart:class="chart:scatter" chart:attached-axis="primary-y" chart:style-name="G0S0">
            <chart:domain table:cell-range-address="DCS_World_SFM.$Q$32:.$Q$55"/>
            <chart:data-point chart:repeated="24"/>
          </chart:series>
          <chart:series chart:label-cell-address="DCS_World_SFM.$S$31" chart:values-cell-range-address="DCS_World_SFM.$S$32:.$S$55" chart:class="chart:scatter" chart:attached-axis="primary-y" chart:style-name="G0S1">
            <chart:domain table:cell-range-address="DCS_World_SFM.$Q$32:.$Q$55"/>
            <chart:data-point chart:repeated="24"/>
          </chart:series>
          <chart:series chart:label-cell-address="DCS_World_SFM.$T$31" chart:values-cell-range-address="DCS_World_SFM.$T$32:.$T$55" chart:class="chart:scatter" chart:attached-axis="primary-y" chart:style-name="G0S2">
            <chart:domain table:cell-range-address="DCS_World_SFM.$Q$32:.$Q$55"/>
            <chart:data-point chart:repeated="24"/>
          </chart:series>
          <chart:series chart:label-cell-address="DCS_World_SFM.$U$31" chart:values-cell-range-address="DCS_World_SFM.$U$32:.$U$55" chart:class="chart:scatter" chart:attached-axis="primary-y" chart:style-name="G0S3">
            <chart:domain table:cell-range-address="DCS_World_SFM.$Q$32:.$Q$55"/>
            <chart:data-point chart:repeated="2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3.331968503937pt" svg:width="455.183937007874pt" chart:style-name="Crt0">
        <chart:title chart:style-name="CT00">
          <text:p text:style-name="a0" text:class-names="" text:cond-style-name="">Lift to Drag Rat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rodynamic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DCS_World_SFM.$Z$31" chart:values-cell-range-address="DCS_World_SFM.$Z$32:.$Z$55" chart:class="chart:scatter" chart:attached-axis="primary-y" chart:style-name="G0S0">
            <chart:domain table:cell-range-address="DCS_World_SFM.$W$32:.$W$55"/>
            <chart:data-point chart:repeated="2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dash" draw:stroke-dash="a4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9.2415748031496pt" svg:width="462.383937007874pt" chart:style-name="Crt0">
        <chart:title chart:style-name="CT00">
          <text:p text:style-name="a0" text:class-names="" text:cond-style-name="">Engine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ewt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DCS_World_SFM.$B$72" chart:values-cell-range-address="DCS_World_SFM.$B$73:.$B$86" chart:class="chart:scatter" chart:attached-axis="primary-y" chart:style-name="G0S0">
            <chart:domain table:cell-range-address="DCS_World_SFM.$A$73:.$A$86"/>
            <chart:data-point chart:repeated="14"/>
          </chart:series>
          <chart:series chart:label-cell-address="DCS_World_SFM.$C$72" chart:values-cell-range-address="DCS_World_SFM.$C$73:.$C$86" chart:class="chart:scatter" chart:attached-axis="primary-y" chart:style-name="G0S1">
            <chart:domain table:cell-range-address="DCS_World_SFM.$A$73:.$A$86"/>
            <chart:data-point chart:repeated="14"/>
          </chart:series>
          <chart:series chart:label-cell-address="DCS_World_SFM.$D$72" chart:values-cell-range-address="DCS_World_SFM.$D$73:.$D$86" chart:class="chart:scatter" chart:attached-axis="primary-y" chart:style-name="G0S2">
            <chart:domain table:cell-range-address="DCS_World_SFM.$A$73:.$A$86"/>
            <chart:data-point chart:repeated="14"/>
          </chart:series>
          <chart:series chart:label-cell-address="DCS_World_SFM.$E$72" chart:values-cell-range-address="DCS_World_SFM.$E$73:.$E$86" chart:class="chart:scatter" chart:attached-axis="primary-y" chart:style-name="G0S3">
            <chart:domain table:cell-range-address="DCS_World_SFM.$A$73:.$A$86"/>
            <chart:data-point chart:repeated="1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/>
    <draw:stroke-dash draw:name="a4" draw:style="rect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90.6351968503937pt" svg:width="468.9647244094488pt" chart:style-name="Crt0">
        <chart:title chart:style-name="CT00">
          <text:p text:style-name="a0" text:class-names="" text:cond-style-name="">Dpdh_m variation of speed vs altitude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Airspeed (KPH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titude (m)</text:p>
            </chart:title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series chart:label-cell-address="local-table.$G$1" chart:values-cell-range-address="local-table.$G$2:.$G$18" chart:class="chart:scatter" chart:attached-axis="primary-y" chart:style-name="G0S2">
            <chart:domain table:cell-range-address="local-table.$F$2:.$F$18"/>
            <chart:data-point chart:repeated="17"/>
          </chart:series>
          <chart:series chart:label-cell-address="local-table.$I$1" chart:values-cell-range-address="local-table.$I$2:.$I$18" chart:class="chart:scatter" chart:attached-axis="primary-y" chart:style-name="G0S3">
            <chart:domain table:cell-range-address="local-table.$H$2:.$H$18"/>
            <chart:data-point chart:repeated="17"/>
          </chart:series>
          <chart:series chart:label-cell-address="local-table.$K$1" chart:values-cell-range-address="local-table.$K$2:.$K$18" chart:class="chart:scatter" chart:attached-axis="primary-y" chart:style-name="G0S4">
            <chart:domain table:cell-range-address="local-table.$J$2:.$J$18"/>
            <chart:data-point chart:repeated="17"/>
          </chart:series>
          <chart:series chart:label-cell-address="local-table.$M$1" chart:values-cell-range-address="local-table.$M$2:.$M$18" chart:class="chart:scatter" chart:attached-axis="primary-y" chart:style-name="G0S5">
            <chart:domain table:cell-range-address="local-table.$L$2:.$L$18"/>
            <chart:data-point chart:repeated="17"/>
          </chart:series>
          <chart:series chart:label-cell-address="local-table.$O$1" chart:values-cell-range-address="local-table.$O$2:.$O$18" chart:class="chart:scatter" chart:attached-axis="primary-y" chart:style-name="G0S6">
            <chart:domain table:cell-range-address="local-table.$N$2:.$N$18"/>
            <chart:data-point chart:repeated="17"/>
          </chart:series>
          <chart:series chart:label-cell-address="local-table.$Q$1" chart:values-cell-range-address="local-table.$Q$2:.$Q$18" chart:class="chart:scatter" chart:attached-axis="primary-y" chart:style-name="G0S7">
            <chart:domain table:cell-range-address="local-table.$P$2:.$P$18"/>
            <chart:data-point chart:repeated="17"/>
          </chart:series>
          <chart:series chart:label-cell-address="local-table.$S$1" chart:values-cell-range-address="local-table.$S$2:.$S$18" chart:class="chart:scatter" chart:attached-axis="primary-y" chart:style-name="G0S8">
            <chart:domain table:cell-range-address="local-table.$R$2:.$R$18"/>
            <chart:data-point chart:repeated="17"/>
          </chart:series>
          <chart:series chart:label-cell-address="local-table.$U$1" chart:values-cell-range-address="local-table.$U$2:.$U$18" chart:class="chart:scatter" chart:attached-axis="primary-y" chart:style-name="G0S9">
            <chart:domain table:cell-range-address="local-table.$T$2:.$T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/>
              <table:table-cell/>
              <table:table-cell/>
              <table:table-cell/>
              <table:table-cell office:value-type="string">
                <text:p>Dpdh_m 0</text:p>
              </table:table-cell>
              <table:table-cell/>
              <table:table-cell office:value-type="string">
                <text:p>Dpdh_m 1000</text:p>
              </table:table-cell>
              <table:table-cell/>
              <table:table-cell office:value-type="string">
                <text:p>2000</text:p>
              </table:table-cell>
              <table:table-cell/>
              <table:table-cell office:value-type="string">
                <text:p>3000</text:p>
              </table:table-cell>
              <table:table-cell/>
              <table:table-cell office:value-type="string">
                <text:p>4000</text:p>
              </table:table-cell>
              <table:table-cell/>
              <table:table-cell office:value-type="string">
                <text:p>5000</text:p>
              </table:table-cell>
              <table:table-cell/>
              <table:table-cell office:value-type="string">
                <text:p>6000</text:p>
              </table:table-cell>
              <table:table-cell/>
              <table:table-cell office:value-type="string">
                <text:p>7000</text:p>
              </table:table-cell>
              <table:table-cell/>
              <table:table-cell office:value-type="string">
                <text:p>8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000"/>
            <table:table-cell office:value-type="float" office:value="114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2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2000"/>
            <table:table-cell office:value-type="float" office:value="1100"/>
            <table:table-cell office:value-type="float" office:value="2000"/>
            <table:table-cell office:value-type="float" office:value="1080"/>
            <table:table-cell office:value-type="float" office:value="2000"/>
            <table:table-cell office:value-type="float" office:value="1070"/>
            <table:table-cell office:value-type="float" office:value="2000"/>
            <table:table-cell office:value-type="float" office:value="1070"/>
            <table:table-cell office:value-type="float" office:value="2000"/>
            <table:table-cell office:value-type="float" office:value="1060"/>
            <table:table-cell office:value-type="float" office:value="2000"/>
            <table:table-cell office:value-type="float" office:value="105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3000"/>
            <table:table-cell office:value-type="float" office:value="1070"/>
            <table:table-cell office:value-type="float" office:value="3000"/>
            <table:table-cell office:value-type="float" office:value="1040"/>
            <table:table-cell office:value-type="float" office:value="3000"/>
            <table:table-cell office:value-type="float" office:value="1030"/>
            <table:table-cell office:value-type="float" office:value="3000"/>
            <table:table-cell office:value-type="float" office:value="1010"/>
            <table:table-cell office:value-type="float" office:value="3000"/>
            <table:table-cell office:value-type="float" office:value="1000"/>
            <table:table-cell office:value-type="float" office:value="3000"/>
            <table:table-cell office:value-type="float" office:value="99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000"/>
            <table:table-cell office:value-type="float" office:value="1050"/>
            <table:table-cell office:value-type="float" office:value="4000"/>
            <table:table-cell office:value-type="float" office:value="1020"/>
            <table:table-cell office:value-type="float" office:value="4000"/>
            <table:table-cell office:value-type="float" office:value="990"/>
            <table:table-cell office:value-type="float" office:value="4000"/>
            <table:table-cell office:value-type="float" office:value="950"/>
            <table:table-cell office:value-type="float" office:value="4000"/>
            <table:table-cell office:value-type="float" office:value="940"/>
            <table:table-cell office:value-type="float" office:value="4000"/>
            <table:table-cell office:value-type="float" office:value="92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5000"/>
            <table:table-cell office:value-type="float" office:value="1070"/>
            <table:table-cell office:value-type="float" office:value="5000"/>
            <table:table-cell office:value-type="float" office:value="990"/>
            <table:table-cell office:value-type="float" office:value="5000"/>
            <table:table-cell office:value-type="float" office:value="950"/>
            <table:table-cell office:value-type="float" office:value="5000"/>
            <table:table-cell office:value-type="float" office:value="900"/>
            <table:table-cell office:value-type="float" office:value="5000"/>
            <table:table-cell office:value-type="float" office:value="870"/>
            <table:table-cell office:value-type="float" office:value="5000"/>
            <table:table-cell office:value-type="float" office:value="85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6000"/>
            <table:table-cell office:value-type="float" office:value="1030"/>
            <table:table-cell office:value-type="float" office:value="6000"/>
            <table:table-cell office:value-type="float" office:value="1000"/>
            <table:table-cell office:value-type="float" office:value="6000"/>
            <table:table-cell office:value-type="float" office:value="910"/>
            <table:table-cell office:value-type="float" office:value="6000"/>
            <table:table-cell office:value-type="float" office:value="850"/>
            <table:table-cell office:value-type="float" office:value="6000"/>
            <table:table-cell office:value-type="float" office:value="810"/>
            <table:table-cell office:value-type="float" office:value="6000"/>
            <table:table-cell office:value-type="float" office:value="79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7000"/>
            <table:table-cell office:value-type="float" office:value="990"/>
            <table:table-cell office:value-type="float" office:value="7000"/>
            <table:table-cell office:value-type="float" office:value="950"/>
            <table:table-cell office:value-type="float" office:value="7000"/>
            <table:table-cell office:value-type="float" office:value="890"/>
            <table:table-cell office:value-type="float" office:value="7000"/>
            <table:table-cell office:value-type="float" office:value="800"/>
            <table:table-cell office:value-type="float" office:value="7000"/>
            <table:table-cell office:value-type="float" office:value="750"/>
            <table:table-cell office:value-type="float" office:value="7000"/>
            <table:table-cell office:value-type="float" office:value="71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8000"/>
            <table:table-cell office:value-type="float" office:value="970"/>
            <table:table-cell office:value-type="float" office:value="8000"/>
            <table:table-cell office:value-type="float" office:value="910"/>
            <table:table-cell office:value-type="float" office:value="8000"/>
            <table:table-cell office:value-type="float" office:value="870"/>
            <table:table-cell office:value-type="float" office:value="8000"/>
            <table:table-cell office:value-type="float" office:value="740"/>
            <table:table-cell office:value-type="float" office:value="8000"/>
            <table:table-cell office:value-type="float" office:value="69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9000"/>
            <table:table-cell office:value-type="float" office:value="1000"/>
            <table:table-cell office:value-type="float" office:value="9000"/>
            <table:table-cell office:value-type="float" office:value="870"/>
            <table:table-cell office:value-type="float" office:value="9000"/>
            <table:table-cell office:value-type="float" office:value="820"/>
            <table:table-cell office:value-type="float" office:value="9000"/>
            <table:table-cell office:value-type="float" office:value="690"/>
            <table:table-cell office:value-type="float" office:value="9000"/>
            <table:table-cell office:value-type="float" office:value="62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0000"/>
            <table:table-cell office:value-type="float" office:value="1170"/>
            <table:table-cell office:value-type="float" office:value="10000"/>
            <table:table-cell office:value-type="float" office:value="870"/>
            <table:table-cell office:value-type="float" office:value="10000"/>
            <table:table-cell office:value-type="float" office:value="770"/>
            <table:table-cell office:value-type="float" office:value="10000"/>
            <table:table-cell office:value-type="float" office:value="62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1000"/>
            <table:table-cell office:value-type="float" office:value="1120"/>
            <table:table-cell office:value-type="float" office:value="11000"/>
            <table:table-cell office:value-type="float" office:value="1060"/>
            <table:table-cell office:value-type="float" office:value="11000"/>
            <table:table-cell office:value-type="float" office:value="720"/>
            <table:table-cell office:value-type="float" office:value="11000"/>
            <table:table-cell office:value-type="float" office:value="57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2000"/>
            <table:table-cell office:value-type="float" office:value="1040"/>
            <table:table-cell office:value-type="float" office:value="12000"/>
            <table:table-cell office:value-type="float" office:value="980"/>
            <table:table-cell office:value-type="float" office:value="12000"/>
            <table:table-cell office:value-type="float" office:value="660"/>
            <table:table-cell office:value-type="float" office:value="12000"/>
            <table:table-cell office:value-type="float" office:value="51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3000"/>
            <table:table-cell office:value-type="float" office:value="950"/>
            <table:table-cell office:value-type="float" office:value="13000"/>
            <table:table-cell office:value-type="float" office:value="900"/>
            <table:table-cell office:value-type="float" office:value="13000"/>
            <table:table-cell office:value-type="float" office:value="600"/>
            <table:table-cell office:value-type="float" office:value="13000"/>
            <table:table-cell office:value-type="float" office:value="45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14000"/>
            <table:table-cell office:value-type="float" office:value="880"/>
            <table:table-cell office:value-type="float" office:value="14000"/>
            <table:table-cell office:value-type="float" office:value="830"/>
            <table:table-cell office:value-type="float" office:value="14000"/>
            <table:table-cell office:value-type="float" office:value="55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15000"/>
            <table:table-cell office:value-type="float" office:value="810"/>
            <table:table-cell office:value-type="float" office:value="15000"/>
            <table:table-cell office:value-type="float" office:value="76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16000"/>
            <table:table-cell office:value-type="float" office:value="74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86377952756pt" svg:width="454.5359842519685pt" chart:style-name="Crt0">
        <chart:title chart:style-name="CT00">
          <text:p text:style-name="a0" text:class-names="" text:cond-style-name="">Pitch Rate Variations by Altitude and kjz Valu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ads/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titude (ft)</text:p>
            </chart:title>
          </chart:axis>
          <chart:series chart:label-cell-address="Constants.$B$117" chart:values-cell-range-address="Constants.$B$119:.$B$121" chart:class="chart:scatter" chart:attached-axis="primary-y" chart:style-name="G0S0">
            <chart:domain table:cell-range-address="Constants.$A$119:.$A$121"/>
            <chart:data-point chart:repeated="3"/>
          </chart:series>
          <chart:series chart:label-cell-address="Constants.$C$117" chart:values-cell-range-address="Constants.$C$119:.$C$121" chart:class="chart:scatter" chart:attached-axis="primary-y" chart:style-name="G0S1">
            <chart:domain table:cell-range-address="Constants.$A$119:.$A$121"/>
            <chart:data-point chart:repeated="3"/>
          </chart:series>
          <chart:series chart:label-cell-address="Constants.$D$117" chart:values-cell-range-address="Constants.$D$119:.$D$121" chart:class="chart:scatter" chart:attached-axis="primary-y" chart:style-name="G0S2">
            <chart:domain table:cell-range-address="Constants.$A$119:.$A$121"/>
            <chart:data-point chart:repeated="3"/>
          </chart:series>
          <chart:series chart:label-cell-address="Constants.$E$117" chart:values-cell-range-address="Constants.$E$119:.$E$121" chart:class="chart:scatter" chart:attached-axis="primary-y" chart:style-name="G0S3">
            <chart:domain table:cell-range-address="Constants.$A$119:.$A$121"/>
            <chart:data-point chart:repeated="3"/>
          </chart:series>
          <chart:series chart:label-cell-address="Constants.$F$117" chart:values-cell-range-address="Constants.$F$119:.$F$121" chart:class="chart:scatter" chart:attached-axis="primary-y" chart:style-name="G0S4">
            <chart:domain table:cell-range-address="Constants.$A$119:.$A$121"/>
            <chart:data-point chart:repeated="3"/>
          </chart:series>
          <chart:series chart:label-cell-address="Constants.$G$117" chart:values-cell-range-address="Constants.$G$119:.$G$121" chart:class="chart:scatter" chart:attached-axis="primary-y" chart:style-name="G0S5">
            <chart:domain table:cell-range-address="Constants.$A$119:.$A$121"/>
            <chart:data-point chart:repeated="3"/>
          </chart:series>
          <chart:series chart:label-cell-address="Constants.$H$117" chart:values-cell-range-address="Constants.$H$119:.$H$121" chart:class="chart:scatter" chart:attached-axis="primary-y" chart:style-name="G0S6">
            <chart:domain table:cell-range-address="Constants.$A$119:.$A$121"/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4.3343307086614pt" chart:style-name="Crt0">
        <chart:title chart:style-name="CT00">
          <text:p text:style-name="a0" text:class-names="" text:cond-style-name="">Minimum Coefficient of Dra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61" chart:values-cell-range-address="Aerodynamic_Coefficients.$B$62:.$B$84" chart:class="chart:scatter" chart:attached-axis="primary-y" chart:style-name="G0S0">
            <chart:domain table:cell-range-address="Aerodynamic_Coefficients.$A$62:.$A$84"/>
            <chart:data-point chart:repeated="23"/>
          </chart:series>
          <chart:series chart:label-cell-address="Aerodynamic_Coefficients.$C$61" chart:values-cell-range-address="Aerodynamic_Coefficients.$C$62:.$C$84" chart:class="chart:scatter" chart:attached-axis="primary-y" chart:style-name="G0S1">
            <chart:domain table:cell-range-address="Aerodynamic_Coefficients.$A$62:.$A$84"/>
            <chart:data-point chart:repeated="23"/>
          </chart:series>
          <chart:series chart:label-cell-address="Aerodynamic_Coefficients.$D$61" chart:values-cell-range-address="Aerodynamic_Coefficients.$D$62:.$D$84" chart:class="chart:scatter" chart:attached-axis="primary-y" chart:style-name="G0S2">
            <chart:domain table:cell-range-address="Aerodynamic_Coefficients.$A$62:.$A$84"/>
            <chart:data-point chart:repeated="23"/>
          </chart:series>
          <chart:series chart:label-cell-address="Aerodynamic_Coefficients.$E$61" chart:values-cell-range-address="Aerodynamic_Coefficients.$E$62:.$E$84" chart:class="chart:scatter" chart:attached-axis="primary-y" chart:style-name="G0S3">
            <chart:domain table:cell-range-address="Aerodynamic_Coefficients.$A$62:.$A$84"/>
            <chart:data-point chart:repeated="23"/>
          </chart:series>
          <chart:series chart:label-cell-address="Aerodynamic_Coefficients.$F$61" chart:values-cell-range-address="Aerodynamic_Coefficients.$F$62:.$F$84" chart:class="chart:scatter" chart:attached-axis="primary-y" chart:style-name="G0S4">
            <chart:domain table:cell-range-address="Aerodynamic_Coefficients.$A$62:.$A$84"/>
            <chart:data-point chart:repeated="23"/>
          </chart:series>
          <chart:series chart:label-cell-address="Aerodynamic_Coefficients.$G$61" chart:values-cell-range-address="Aerodynamic_Coefficients.$G$62:.$G$84" chart:class="chart:scatter" chart:attached-axis="primary-y" chart:style-name="G0S5">
            <chart:domain table:cell-range-address="Aerodynamic_Coefficients.$A$62:.$A$84"/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4207874015748pt" svg:width="455.1047244094488pt" chart:style-name="Crt0">
        <chart:title chart:style-name="CT00">
          <text:p text:style-name="a0" text:class-names="" text:cond-style-name="">Pitch Rate Variations by Mach and kjz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ads/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nstants.$B$141" chart:values-cell-range-address="Constants.$B$142:.$B$145" chart:class="chart:scatter" chart:attached-axis="primary-y" chart:style-name="G0S0">
            <chart:domain table:cell-range-address="Constants.$A$142:.$A$145"/>
            <chart:data-point chart:repeated="4"/>
          </chart:series>
          <chart:series chart:label-cell-address="Constants.$C$141" chart:values-cell-range-address="Constants.$C$142:.$C$145" chart:class="chart:scatter" chart:attached-axis="primary-y" chart:style-name="G0S1">
            <chart:domain table:cell-range-address="Constants.$A$142:.$A$145"/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dash" draw:stroke-dash="a4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00dcff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ffcc99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18.7879527559055pt" svg:width="754.8695275590551pt" chart:style-name="Crt0">
        <chart:title chart:style-name="CT00">
          <text:p text:style-name="a0" text:class-names="" text:cond-style-name="">F-104T Flight Envelop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ltitude (f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Flight_Test_Data.$B$2" chart:values-cell-range-address="Flight_Test_Data.$B$3:.$B$153" chart:class="chart:scatter" chart:attached-axis="primary-y" chart:style-name="G0S0">
            <chart:domain table:cell-range-address="Flight_Test_Data.$A$3:.$A$153"/>
            <chart:data-point chart:repeated="151"/>
          </chart:series>
          <chart:series chart:label-cell-address="Flight_Test_Data.$C$2" chart:values-cell-range-address="Flight_Test_Data.$C$3:.$C$153" chart:class="chart:scatter" chart:attached-axis="primary-y" chart:style-name="G0S1">
            <chart:domain table:cell-range-address="Flight_Test_Data.$A$3:.$A$153"/>
            <chart:data-point chart:repeated="151"/>
          </chart:series>
          <chart:series chart:label-cell-address="Flight_Test_Data.$F$2" chart:values-cell-range-address="Flight_Test_Data.$F$3:.$F$153" chart:class="chart:scatter" chart:attached-axis="primary-y" chart:style-name="G0S2">
            <chart:domain table:cell-range-address="Flight_Test_Data.$A$3:.$A$153"/>
            <chart:data-point chart:repeated="151"/>
          </chart:series>
          <chart:series chart:label-cell-address="Flight_Test_Data.$J$2" chart:values-cell-range-address="Flight_Test_Data.$J$3:.$J$153" chart:class="chart:scatter" chart:attached-axis="primary-y" chart:style-name="G0S3">
            <chart:domain table:cell-range-address="Flight_Test_Data.$A$3:.$A$153"/>
            <chart:data-point chart:repeated="151"/>
          </chart:series>
          <chart:series chart:label-cell-address="Flight_Test_Data.$G$2" chart:values-cell-range-address="Flight_Test_Data.$G$3:.$G$153" chart:class="chart:scatter" chart:attached-axis="primary-y" chart:style-name="G0S4">
            <chart:domain table:cell-range-address="Flight_Test_Data.$A$3:.$A$153"/>
            <chart:data-point chart:repeated="151"/>
          </chart:series>
          <chart:series chart:label-cell-address="Flight_Test_Data.$H$2" chart:values-cell-range-address="Flight_Test_Data.$H$3:.$H$153" chart:class="chart:scatter" chart:attached-axis="primary-y" chart:style-name="G0S5">
            <chart:domain table:cell-range-address="Flight_Test_Data.$A$3:.$A$153"/>
            <chart:data-point chart:repeated="151"/>
          </chart:series>
          <chart:series chart:label-cell-address="Flight_Test_Data.$E$2" chart:values-cell-range-address="Flight_Test_Data.$E$3:.$E$153" chart:class="chart:scatter" chart:attached-axis="primary-y" chart:style-name="G0S6">
            <chart:domain table:cell-range-address="Flight_Test_Data.$A$3:.$A$153"/>
            <chart:data-point chart:repeated="151"/>
          </chart:series>
          <chart:series chart:label-cell-address="Flight_Test_Data.$I$2" chart:values-cell-range-address="Flight_Test_Data.$I$3:.$I$153" chart:class="chart:scatter" chart:attached-axis="primary-y" chart:style-name="G0S7">
            <chart:domain table:cell-range-address="Flight_Test_Data.$A$3:.$A$153"/>
            <chart:data-point chart:repeated="15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 draw:dots1="1" draw:dots1-length="0.0315in" draw:distance="0.01575in"/>
    <draw:stroke-dash draw:name="a4" draw:style="rect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727559055118pt" svg:width="454.3343307086614pt" chart:style-name="Crt0">
        <chart:title chart:style-name="CT00">
          <text:p text:style-name="a0" text:class-names="" text:cond-style-name="">Aileron Control Power Coefficient (Cl delta a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delta 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88" chart:values-cell-range-address="Aerodynamic_Coefficients.$B$89:.$B$111" chart:class="chart:scatter" chart:attached-axis="primary-y" chart:style-name="G0S0">
            <chart:domain table:cell-range-address="Aerodynamic_Coefficients.$A$89:.$A$111"/>
            <chart:data-point chart:repeated="23"/>
          </chart:series>
          <chart:series chart:label-cell-address="Aerodynamic_Coefficients.$C$88" chart:values-cell-range-address="Aerodynamic_Coefficients.$C$89:.$C$111" chart:class="chart:scatter" chart:attached-axis="primary-y" chart:style-name="G0S1">
            <chart:domain table:cell-range-address="Aerodynamic_Coefficients.$A$89:.$A$111"/>
            <chart:data-point chart:repeated="23"/>
          </chart:series>
          <chart:series chart:label-cell-address="Aerodynamic_Coefficients.$D$88" chart:values-cell-range-address="Aerodynamic_Coefficients.$D$89:.$D$111" chart:class="chart:scatter" chart:attached-axis="primary-y" chart:style-name="G0S2">
            <chart:domain table:cell-range-address="Aerodynamic_Coefficients.$A$89:.$A$111"/>
            <chart:data-point chart:repeated="23"/>
          </chart:series>
          <chart:series chart:label-cell-address="Aerodynamic_Coefficients.$E$88" chart:values-cell-range-address="Aerodynamic_Coefficients.$E$89:.$E$111" chart:class="chart:scatter" chart:attached-axis="primary-y" chart:style-name="G0S3">
            <chart:domain table:cell-range-address="Aerodynamic_Coefficients.$A$89:.$A$111"/>
            <chart:data-point chart:repeated="23"/>
          </chart:series>
          <chart:series chart:label-cell-address="Aerodynamic_Coefficients.$F$88" chart:values-cell-range-address="Aerodynamic_Coefficients.$F$89:.$F$111" chart:class="chart:scatter" chart:attached-axis="primary-y" chart:style-name="G0S4">
            <chart:domain table:cell-range-address="Aerodynamic_Coefficients.$A$89:.$A$111"/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0247244094488pt" svg:width="454.3343307086614pt" chart:style-name="Crt0">
        <chart:title chart:style-name="CT00">
          <text:p text:style-name="a0" text:class-names="" text:cond-style-name="">Roll Damping Coefficient (Cl p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15" chart:values-cell-range-address="Aerodynamic_Coefficients.$B$116:.$B$138" chart:class="chart:scatter" chart:attached-axis="primary-y" chart:style-name="G0S0">
            <chart:domain table:cell-range-address="Aerodynamic_Coefficients.$A$116:.$A$138"/>
            <chart:data-point chart:repeated="23"/>
          </chart:series>
          <chart:series chart:label-cell-address="Aerodynamic_Coefficients.$C$115" chart:values-cell-range-address="Aerodynamic_Coefficients.$C$116:.$C$138" chart:class="chart:scatter" chart:attached-axis="primary-y" chart:style-name="G0S1">
            <chart:domain table:cell-range-address="Aerodynamic_Coefficients.$A$116:.$A$138"/>
            <chart:data-point chart:repeated="23"/>
          </chart:series>
          <chart:series chart:label-cell-address="Aerodynamic_Coefficients.$D$115" chart:values-cell-range-address="Aerodynamic_Coefficients.$D$116:.$D$138" chart:class="chart:scatter" chart:attached-axis="primary-y" chart:style-name="G0S2">
            <chart:domain table:cell-range-address="Aerodynamic_Coefficients.$A$116:.$A$138"/>
            <chart:data-point chart:repeated="23"/>
          </chart:series>
          <chart:series chart:label-cell-address="Aerodynamic_Coefficients.$E$115" chart:values-cell-range-address="Aerodynamic_Coefficients.$E$116:.$E$138" chart:class="chart:scatter" chart:attached-axis="primary-y" chart:style-name="G0S3">
            <chart:domain table:cell-range-address="Aerodynamic_Coefficients.$A$116:.$A$138"/>
            <chart:data-point chart:repeated="23"/>
          </chart:series>
          <chart:series chart:label-cell-address="Aerodynamic_Coefficients.$F$115" chart:values-cell-range-address="Aerodynamic_Coefficients.$F$116:.$F$138" chart:class="chart:scatter" chart:attached-axis="primary-y" chart:style-name="G0S4">
            <chart:domain table:cell-range-address="Aerodynamic_Coefficients.$A$116:.$A$138"/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5359842519685pt" svg:width="455.1047244094488pt" chart:style-name="Crt0">
        <chart:title chart:style-name="CT00">
          <text:p text:style-name="a0" text:class-names="" text:cond-style-name="">Lift to Drag Rat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rodynamic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S$61" chart:values-cell-range-address="Aerodynamic_Coefficients.$S$62:.$S$84" chart:class="chart:scatter" chart:attached-axis="primary-y" chart:style-name="G0S0">
            <chart:domain table:cell-range-address="Aerodynamic_Coefficients.$R$62:.$R$84"/>
            <chart:data-point chart:repeated="23"/>
          </chart:series>
          <chart:series chart:label-cell-address="Aerodynamic_Coefficients.$T$61" chart:values-cell-range-address="Aerodynamic_Coefficients.$T$62:.$T$84" chart:class="chart:scatter" chart:attached-axis="primary-y" chart:style-name="G0S1">
            <chart:domain table:cell-range-address="Aerodynamic_Coefficients.$R$62:.$R$84"/>
            <chart:data-point chart:repeated="23"/>
          </chart:series>
          <chart:series chart:label-cell-address="Aerodynamic_Coefficients.$U$61" chart:values-cell-range-address="Aerodynamic_Coefficients.$U$62:.$U$84" chart:class="chart:scatter" chart:attached-axis="primary-y" chart:style-name="G0S2">
            <chart:domain table:cell-range-address="Aerodynamic_Coefficients.$R$62:.$R$84"/>
            <chart:data-point chart:repeated="23"/>
          </chart:series>
          <chart:series chart:label-cell-address="Aerodynamic_Coefficients.$V$61" chart:values-cell-range-address="Aerodynamic_Coefficients.$V$62:.$V$84" chart:class="chart:scatter" chart:attached-axis="primary-y" chart:style-name="G0S3">
            <chart:domain table:cell-range-address="Aerodynamic_Coefficients.$R$62:.$R$84"/>
            <chart:data-point chart:repeated="23"/>
          </chart:series>
          <chart:series chart:label-cell-address="Aerodynamic_Coefficients.$W$61" chart:values-cell-range-address="Aerodynamic_Coefficients.$W$62:.$W$84" chart:class="chart:scatter" chart:attached-axis="primary-y" chart:style-name="G0S4">
            <chart:domain table:cell-range-address="Aerodynamic_Coefficients.$R$62:.$R$84"/>
            <chart:data-point chart:repeated="2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8.3879527559055pt" svg:width="588.5279527559055pt" chart:style-name="Crt0">
        <chart:title chart:style-name="CT00">
          <text:p text:style-name="a0" text:class-names="" text:cond-style-name="">Wing Pitch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m_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42" chart:values-cell-range-address="Aerodynamic_Coefficients.$B$143:.$B$165" chart:class="chart:scatter" chart:attached-axis="primary-y" chart:style-name="G0S0">
            <chart:domain table:cell-range-address="Aerodynamic_Coefficients.$A$143:.$A$165"/>
            <chart:data-point chart:repeated="23"/>
          </chart:series>
          <chart:series chart:label-cell-address="Aerodynamic_Coefficients.$C$142" chart:values-cell-range-address="Aerodynamic_Coefficients.$C$143:.$C$165" chart:class="chart:scatter" chart:attached-axis="primary-y" chart:style-name="G0S1">
            <chart:domain table:cell-range-address="Aerodynamic_Coefficients.$A$143:.$A$165"/>
            <chart:data-point chart:repeated="23"/>
          </chart:series>
          <chart:series chart:label-cell-address="Aerodynamic_Coefficients.$D$142" chart:values-cell-range-address="Aerodynamic_Coefficients.$D$143:.$D$165" chart:class="chart:scatter" chart:attached-axis="primary-y" chart:style-name="G0S2">
            <chart:domain table:cell-range-address="Aerodynamic_Coefficients.$A$143:.$A$165"/>
            <chart:data-point chart:repeated="23"/>
          </chart:series>
          <chart:series chart:label-cell-address="Aerodynamic_Coefficients.$E$142" chart:values-cell-range-address="Aerodynamic_Coefficients.$E$143:.$E$165" chart:class="chart:scatter" chart:attached-axis="primary-y" chart:style-name="G0S3">
            <chart:domain table:cell-range-address="Aerodynamic_Coefficients.$A$143:.$A$165"/>
            <chart:data-point chart:repeated="23"/>
          </chart:series>
          <chart:series chart:label-cell-address="Aerodynamic_Coefficients.$F$142" chart:values-cell-range-address="Aerodynamic_Coefficients.$F$143:.$F$165" chart:class="chart:scatter" chart:attached-axis="primary-y" chart:style-name="G0S4">
            <chart:domain table:cell-range-address="Aerodynamic_Coefficients.$A$143:.$A$165"/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938346456693pt" svg:width="454.4783464566929pt" chart:style-name="Crt0">
        <chart:title chart:style-name="CT00">
          <text:p text:style-name="a0" text:class-names="" text:cond-style-name="">Horizontal Tail Pitch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m_del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69" chart:values-cell-range-address="Aerodynamic_Coefficients.$B$170:.$B$192" chart:class="chart:scatter" chart:attached-axis="primary-y" chart:style-name="G0S0">
            <chart:domain table:cell-range-address="Aerodynamic_Coefficients.$A$170:.$A$192"/>
            <chart:data-point chart:repeated="23"/>
          </chart:series>
          <chart:series chart:label-cell-address="Aerodynamic_Coefficients.$C$169" chart:values-cell-range-address="Aerodynamic_Coefficients.$C$170:.$C$192" chart:class="chart:scatter" chart:attached-axis="primary-y" chart:style-name="G0S1">
            <chart:domain table:cell-range-address="Aerodynamic_Coefficients.$A$170:.$A$192"/>
            <chart:data-point chart:repeated="23"/>
          </chart:series>
          <chart:series chart:label-cell-address="Aerodynamic_Coefficients.$D$169" chart:values-cell-range-address="Aerodynamic_Coefficients.$D$170:.$D$192" chart:class="chart:scatter" chart:attached-axis="primary-y" chart:style-name="G0S2">
            <chart:domain table:cell-range-address="Aerodynamic_Coefficients.$A$170:.$A$192"/>
            <chart:data-point chart:repeated="23"/>
          </chart:series>
          <chart:series chart:label-cell-address="Aerodynamic_Coefficients.$E$169" chart:values-cell-range-address="Aerodynamic_Coefficients.$E$170:.$E$192" chart:class="chart:scatter" chart:attached-axis="primary-y" chart:style-name="G0S3">
            <chart:domain table:cell-range-address="Aerodynamic_Coefficients.$A$170:.$A$192"/>
            <chart:data-point chart:repeated="23"/>
          </chart:series>
          <chart:series chart:label-cell-address="Aerodynamic_Coefficients.$F$169" chart:values-cell-range-address="Aerodynamic_Coefficients.$F$170:.$F$192" chart:class="chart:scatter" chart:attached-axis="primary-y" chart:style-name="G0S4">
            <chart:domain table:cell-range-address="Aerodynamic_Coefficients.$A$170:.$A$192"/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5.0183464566929pt" chart:style-name="Crt0">
        <chart:title chart:style-name="CT00">
          <text:p text:style-name="a0" text:class-names="" text:cond-style-name="">Directional Stability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n_be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96" chart:values-cell-range-address="Aerodynamic_Coefficients.$B$197:.$B$219" chart:class="chart:scatter" chart:attached-axis="primary-y" chart:style-name="G0S0">
            <chart:domain table:cell-range-address="Aerodynamic_Coefficients.$A$197:.$A$219"/>
            <chart:data-point chart:repeated="23"/>
          </chart:series>
          <chart:series chart:label-cell-address="Aerodynamic_Coefficients.$C$196" chart:values-cell-range-address="Aerodynamic_Coefficients.$C$197:.$C$219" chart:class="chart:scatter" chart:attached-axis="primary-y" chart:style-name="G0S1">
            <chart:domain table:cell-range-address="Aerodynamic_Coefficients.$A$197:.$A$219"/>
            <chart:data-point chart:repeated="23"/>
          </chart:series>
          <chart:series chart:label-cell-address="Aerodynamic_Coefficients.$D$196" chart:values-cell-range-address="Aerodynamic_Coefficients.$D$197:.$D$219" chart:class="chart:scatter" chart:attached-axis="primary-y" chart:style-name="G0S2">
            <chart:domain table:cell-range-address="Aerodynamic_Coefficients.$A$197:.$A$219"/>
            <chart:data-point chart:repeated="23"/>
          </chart:series>
          <chart:series chart:label-cell-address="Aerodynamic_Coefficients.$E$196" chart:values-cell-range-address="Aerodynamic_Coefficients.$E$197:.$E$219" chart:class="chart:scatter" chart:attached-axis="primary-y" chart:style-name="G0S3">
            <chart:domain table:cell-range-address="Aerodynamic_Coefficients.$A$197:.$A$219"/>
            <chart:data-point chart:repeated="23"/>
          </chart:series>
          <chart:series chart:label-cell-address="Aerodynamic_Coefficients.$F$196" chart:values-cell-range-address="Aerodynamic_Coefficients.$F$197:.$F$219" chart:class="chart:scatter" chart:attached-axis="primary-y" chart:style-name="G0S4">
            <chart:domain table:cell-range-address="Aerodynamic_Coefficients.$A$197:.$A$219"/>
            <chart:data-point chart:repeated="2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